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9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2.402cm"/>
    </style:style>
    <style:style style:name="co7" style:family="table-column">
      <style:table-column-properties fo:break-before="auto" style:column-width="2.85cm"/>
    </style:style>
    <style:style style:name="co8" style:family="table-column">
      <style:table-column-properties fo:break-before="auto" style:column-width="2.274cm"/>
    </style:style>
    <style:style style:name="co9" style:family="table-column">
      <style:table-column-properties fo:break-before="auto" style:column-width="2.33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4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3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2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4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6" style:family="table-cell" style:parent-style-name="Pivot_20_Table_20_Value" style:data-style-name="N0"/>
    <style:style style:name="ce47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8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9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5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1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52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53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54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55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56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90" style:family="table-cell" style:parent-style-name="Default" style:data-style-name="N4"/>
    <style:style style:name="ce58" style:family="table-cell" style:parent-style-name="Pivot_20_Table_20_Value">
      <style:table-cell-properties fo:border-bottom="0.99pt solid #000000" fo:border-left="none" fo:border-right="none" fo:border-top="none"/>
    </style:style>
    <style:style style:name="ce59" style:family="table-cell" style:parent-style-name="Pivot_20_Table_20_Value">
      <style:table-cell-properties fo:border-bottom="2.01pt solid #000000" fo:border-left="none" fo:border-right="none" fo:border-top="none"/>
    </style:style>
    <style:style style:name="ce97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Default">
      <style:table-cell-properties fo:border-bottom="0.06pt solid #000000" fo:border-left="none" fo:border-right="none" fo:border-top="none"/>
    </style:style>
    <style:style style:name="ce100" style:family="table-cell" style:parent-style-name="Default">
      <style:text-properties style:font-name="Calibri" fo:font-size="11pt" style:font-size-asian="11pt" style:font-size-complex="11pt"/>
    </style:style>
    <style:style style:name="ce101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37" style:family="table-cell" style:parent-style-name="Default">
      <style:table-cell-properties fo:border-bottom="none" fo:background-color="#bbe33d" fo:border-left="0.06pt solid #000000" fo:border-right="none" fo:border-top="none"/>
    </style:style>
    <style:style style:name="ce138" style:family="table-cell" style:parent-style-name="Default">
      <style:table-cell-properties fo:border-bottom="0.06pt solid #000000" fo:border-left="0.06pt solid #000000" fo:border-right="none" fo:border-top="none"/>
    </style:style>
    <style:style style:name="ce13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40" style:family="table-cell" style:parent-style-name="Default">
      <style:table-cell-properties fo:border-bottom="none" fo:background-color="#ff6d6d" fo:border-left="0.06pt solid #000000" fo:border-right="none" fo:border-top="none"/>
    </style:style>
    <style:style style:name="ce141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42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ackground-color="#bbe33d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>
      <style:table-cell-properties fo:background-color="#ff6d6d"/>
    </style:style>
    <style:style style:name="ce146" style:family="table-cell" style:parent-style-name="Default">
      <style:table-cell-properties fo:border-bottom="0.06pt solid #000000" fo:background-color="#ff6d6d" fo:border-left="none" fo:border-right="none" fo:border-top="none"/>
    </style:style>
    <style:style style:name="ce14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8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Default">
      <style:table-cell-properties fo:border-bottom="none" fo:background-color="#bbe33d" fo:border-left="none" fo:border-right="0.06pt solid #000000" fo:border-top="none"/>
    </style:style>
    <style:style style:name="ce150" style:family="table-cell" style:parent-style-name="Default">
      <style:table-cell-properties fo:border-bottom="none" fo:border-left="none" fo:border-right="0.06pt solid #000000" fo:border-top="none"/>
    </style:style>
    <style:style style:name="ce151" style:family="table-cell" style:parent-style-name="Default">
      <style:table-cell-properties fo:border-bottom="0.06pt solid #000000" fo:background-color="#bbe33d" fo:border-left="none" fo:border-right="0.06pt solid #000000" fo:border-top="none"/>
    </style:style>
    <style:style style:name="ce15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3" style:family="table-cell" style:parent-style-name="Default">
      <style:table-cell-properties fo:border-bottom="none" fo:background-color="#ff6d6d" fo:border-left="none" fo:border-right="0.06pt solid #000000" fo:border-top="none"/>
    </style:style>
    <style:style style:name="ce154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5" style:family="table-cell" style:parent-style-name="Default">
      <style:table-cell-properties fo:border-bottom="0.06pt solid #000000" fo:background-color="#bbe33d" fo:border-left="0.06pt solid #000000" fo:border-right="none" fo:border-top="none"/>
    </style:style>
    <style:style style:name="ce156" style:family="table-cell" style:parent-style-name="Default">
      <style:table-cell-properties fo:border="none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fo:background-color="#ff6d6d" fo:border="none"/>
    </style:style>
    <style:style style:name="ce159" style:family="table-cell" style:parent-style-name="Default">
      <style:table-cell-properties fo:border-bottom="0.06pt solid #000000" fo:border-left="none" fo:border-right="0.06pt solid #000000" fo:border-top="none"/>
    </style:style>
    <style:style style:name="ce160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161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960.7" calcext:value-type="float">
            <text:p>1960,7</text:p>
          </table:table-cell>
          <table:table-cell office:value-type="float" office:value="1692.5" calcext:value-type="float">
            <text:p>1692,5</text:p>
          </table:table-cell>
          <table:table-cell office:value-type="float" office:value="1874" calcext:value-type="float">
            <text:p>1874</text:p>
          </table:table-cell>
          <table:table-cell office:value-type="float" office:value="1692.5" calcext:value-type="float">
            <text:p>1692,5</text:p>
          </table:table-cell>
          <table:table-cell office:value-type="float" office:value="1477.1" calcext:value-type="float">
            <text:p>1477,1</text:p>
          </table:table-cell>
          <table:table-cell office:value-type="float" office:value="1544.4" calcext:value-type="float">
            <text:p>1544,4</text:p>
          </table:table-cell>
          <table:table-cell office:value-type="float" office:value="1735.5" calcext:value-type="float">
            <text:p>1735,5</text:p>
          </table:table-cell>
          <table:table-cell office:value-type="float" office:value="1674.4" calcext:value-type="float">
            <text:p>1674,4</text:p>
          </table:table-cell>
          <table:table-cell office:value-type="float" office:value="1586.7" calcext:value-type="float">
            <text:p>1586,7</text:p>
          </table:table-cell>
          <table:table-cell office:value-type="float" office:value="1255.7" calcext:value-type="float">
            <text:p>1255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48.9" calcext:value-type="float">
            <text:p>2048,9</text:p>
          </table:table-cell>
          <table:table-cell office:value-type="float" office:value="2099.6" calcext:value-type="float">
            <text:p>2099,6</text:p>
          </table:table-cell>
          <table:table-cell office:value-type="float" office:value="1870.2" calcext:value-type="float">
            <text:p>1870,2</text:p>
          </table:table-cell>
          <table:table-cell office:value-type="float" office:value="1692.5" calcext:value-type="float">
            <text:p>1692,5</text:p>
          </table:table-cell>
          <table:table-cell office:value-type="float" office:value="1724" calcext:value-type="float">
            <text:p>1724</text:p>
          </table:table-cell>
          <table:table-cell office:value-type="float" office:value="1543" calcext:value-type="float">
            <text:p>1543</text:p>
          </table:table-cell>
          <table:table-cell office:value-type="float" office:value="1704" calcext:value-type="float">
            <text:p>1704</text:p>
          </table:table-cell>
          <table:table-cell office:value-type="float" office:value="1693.7" calcext:value-type="float">
            <text:p>1693,7</text:p>
          </table:table-cell>
          <table:table-cell office:value-type="float" office:value="1544.8" calcext:value-type="float">
            <text:p>1544,8</text:p>
          </table:table-cell>
          <table:table-cell office:value-type="float" office:value="1543.4" calcext:value-type="float">
            <text:p>1543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2000.3" calcext:value-type="float">
            <text:p>2000,3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1544.2" calcext:value-type="float">
            <text:p>1544,2</text:p>
          </table:table-cell>
          <table:table-cell office:value-type="float" office:value="1735" calcext:value-type="float">
            <text:p>1735</text:p>
          </table:table-cell>
          <table:table-cell office:value-type="float" office:value="1693" calcext:value-type="float">
            <text:p>1693</text:p>
          </table:table-cell>
          <table:table-cell table:number-columns-repeated="2" office:value-type="float" office:value="1543" calcext:value-type="float">
            <text:p>15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23.9" calcext:value-type="float">
            <text:p>2023,9</text:p>
          </table:table-cell>
          <table:table-cell office:value-type="float" office:value="2070.5" calcext:value-type="float">
            <text:p>2070,5</text:p>
          </table:table-cell>
          <table:table-cell office:value-type="float" office:value="1898.3" calcext:value-type="float">
            <text:p>1898,3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1543.5" calcext:value-type="float">
            <text:p>1543,5</text:p>
          </table:table-cell>
          <table:table-cell office:value-type="float" office:value="1725.1" calcext:value-type="float">
            <text:p>1725,1</text:p>
          </table:table-cell>
          <table:table-cell office:value-type="float" office:value="1693.2" calcext:value-type="float">
            <text:p>1693,2</text:p>
          </table:table-cell>
          <table:table-cell office:value-type="float" office:value="1544.4" calcext:value-type="float">
            <text:p>1544,4</text:p>
          </table:table-cell>
          <table:table-cell office:value-type="float" office:value="1542.7" calcext:value-type="float">
            <text:p>1542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13.4" calcext:value-type="float">
            <text:p>1813,4</text:p>
          </table:table-cell>
          <table:table-cell office:value-type="float" office:value="1692.5" calcext:value-type="float">
            <text:p>1692,5</text:p>
          </table:table-cell>
          <table:table-cell office:value-type="float" office:value="1954.2" calcext:value-type="float">
            <text:p>1954,2</text:p>
          </table:table-cell>
          <table:table-cell office:value-type="float" office:value="1795.6" calcext:value-type="float">
            <text:p>1795,6</text:p>
          </table:table-cell>
          <table:table-cell office:value-type="float" office:value="1917" calcext:value-type="float">
            <text:p>1917</text:p>
          </table:table-cell>
          <table:table-cell office:value-type="float" office:value="1544.5" calcext:value-type="float">
            <text:p>1544,5</text:p>
          </table:table-cell>
          <table:table-cell office:value-type="float" office:value="1733.6" calcext:value-type="float">
            <text:p>1733,6</text:p>
          </table:table-cell>
          <table:table-cell office:value-type="float" office:value="1724.9" calcext:value-type="float">
            <text:p>1724,9</text:p>
          </table:table-cell>
          <table:table-cell office:value-type="float" office:value="1544.6" calcext:value-type="float">
            <text:p>1544,6</text:p>
          </table:table-cell>
          <table:table-cell office:value-type="float" office:value="1544.3" calcext:value-type="float">
            <text:p>1544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871.2" calcext:value-type="float">
            <text:p>1871,2</text:p>
          </table:table-cell>
          <table:table-cell office:value-type="float" office:value="1811.9" calcext:value-type="float">
            <text:p>1811,9</text:p>
          </table:table-cell>
          <table:table-cell office:value-type="float" office:value="1692.5" calcext:value-type="float">
            <text:p>1692,5</text:p>
          </table:table-cell>
          <table:table-cell office:value-type="float" office:value="1795.6" calcext:value-type="float">
            <text:p>1795,6</text:p>
          </table:table-cell>
          <table:table-cell office:value-type="float" office:value="1775.2" calcext:value-type="float">
            <text:p>1775,2</text:p>
          </table:table-cell>
          <table:table-cell office:value-type="float" office:value="1543" calcext:value-type="float">
            <text:p>1543</text:p>
          </table:table-cell>
          <table:table-cell office:value-type="float" office:value="1253.8" calcext:value-type="float">
            <text:p>1253,8</text:p>
          </table:table-cell>
          <table:table-cell office:value-type="float" office:value="1720.2" calcext:value-type="float">
            <text:p>1720,2</text:p>
          </table:table-cell>
          <table:table-cell office:value-type="float" office:value="1586.7" calcext:value-type="float">
            <text:p>1586,7</text:p>
          </table:table-cell>
          <table:table-cell office:value-type="float" office:value="1255.7" calcext:value-type="float">
            <text:p>1255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69.4" calcext:value-type="float">
            <text:p>1669,4</text:p>
          </table:table-cell>
          <table:table-cell office:value-type="float" office:value="2080.3" calcext:value-type="float">
            <text:p>2080,3</text:p>
          </table:table-cell>
          <table:table-cell office:value-type="float" office:value="1813.8" calcext:value-type="float">
            <text:p>1813,8</text:p>
          </table:table-cell>
          <table:table-cell office:value-type="float" office:value="1837.6" calcext:value-type="float">
            <text:p>1837,6</text:p>
          </table:table-cell>
          <table:table-cell office:value-type="float" office:value="1692.5" calcext:value-type="float">
            <text:p>1692,5</text:p>
          </table:table-cell>
          <table:table-cell office:value-type="float" office:value="1543.7" calcext:value-type="float">
            <text:p>1543,7</text:p>
          </table:table-cell>
          <table:table-cell office:value-type="float" office:value="1754.1" calcext:value-type="float">
            <text:p>1754,1</text:p>
          </table:table-cell>
          <table:table-cell office:value-type="float" office:value="1735.4" calcext:value-type="float">
            <text:p>1735,4</text:p>
          </table:table-cell>
          <table:table-cell office:value-type="float" office:value="1544.8" calcext:value-type="float">
            <text:p>1544,8</text:p>
          </table:table-cell>
          <table:table-cell office:value-type="float" office:value="1543.4" calcext:value-type="float">
            <text:p>1543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92.5" calcext:value-type="float">
            <text:p>1692,5</text:p>
          </table:table-cell>
          <table:table-cell office:value-type="float" office:value="2078.1" calcext:value-type="float">
            <text:p>2078,1</text:p>
          </table:table-cell>
          <table:table-cell office:value-type="float" office:value="1907" calcext:value-type="float">
            <text:p>1907</text:p>
          </table:table-cell>
          <table:table-cell office:value-type="float" office:value="1837.6" calcext:value-type="float">
            <text:p>1837,6</text:p>
          </table:table-cell>
          <table:table-cell office:value-type="float" office:value="1796.9" calcext:value-type="float">
            <text:p>1796,9</text:p>
          </table:table-cell>
          <table:table-cell office:value-type="float" office:value="1544.6" calcext:value-type="float">
            <text:p>1544,6</text:p>
          </table:table-cell>
          <table:table-cell office:value-type="float" office:value="1694.3" calcext:value-type="float">
            <text:p>1694,3</text:p>
          </table:table-cell>
          <table:table-cell office:value-type="float" office:value="1693.6" calcext:value-type="float">
            <text:p>1693,6</text:p>
          </table:table-cell>
          <table:table-cell table:number-columns-repeated="2" office:value-type="float" office:value="1543" calcext:value-type="float">
            <text:p>154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65.5" calcext:value-type="float">
            <text:p>2065,5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1875.3" calcext:value-type="float">
            <text:p>1875,3</text:p>
          </table:table-cell>
          <table:table-cell office:value-type="float" office:value="1857.7" calcext:value-type="float">
            <text:p>1857,7</text:p>
          </table:table-cell>
          <table:table-cell office:value-type="float" office:value="1542.7" calcext:value-type="float">
            <text:p>1542,7</text:p>
          </table:table-cell>
          <table:table-cell office:value-type="float" office:value="1693" calcext:value-type="float">
            <text:p>1693</text:p>
          </table:table-cell>
          <table:table-cell office:value-type="float" office:value="1755.1" calcext:value-type="float">
            <text:p>1755,1</text:p>
          </table:table-cell>
          <table:table-cell office:value-type="float" office:value="1544.4" calcext:value-type="float">
            <text:p>1544,4</text:p>
          </table:table-cell>
          <table:table-cell office:value-type="float" office:value="1542.7" calcext:value-type="float">
            <text:p>1542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44.4" calcext:value-type="float">
            <text:p>2044,4</text:p>
          </table:table-cell>
          <table:table-cell table:number-columns-repeated="2" office:value-type="float" office:value="1692.5" calcext:value-type="float">
            <text:p>1692,5</text:p>
          </table:table-cell>
          <table:table-cell office:value-type="float" office:value="1875.3" calcext:value-type="float">
            <text:p>1875,3</text:p>
          </table:table-cell>
          <table:table-cell office:value-type="float" office:value="1744.9" calcext:value-type="float">
            <text:p>1744,9</text:p>
          </table:table-cell>
          <table:table-cell office:value-type="float" office:value="1543.8" calcext:value-type="float">
            <text:p>1543,8</text:p>
          </table:table-cell>
          <table:table-cell office:value-type="float" office:value="1724.9" calcext:value-type="float">
            <text:p>1724,9</text:p>
          </table:table-cell>
          <table:table-cell office:value-type="float" office:value="1693.4" calcext:value-type="float">
            <text:p>1693,4</text:p>
          </table:table-cell>
          <table:table-cell office:value-type="float" office:value="1544.6" calcext:value-type="float">
            <text:p>1544,6</text:p>
          </table:table-cell>
          <table:table-cell office:value-type="float" office:value="1544.3" calcext:value-type="float">
            <text:p>1544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77.8" calcext:value-type="float">
            <text:p>1177,8</text:p>
          </table:table-cell>
          <table:table-cell office:value-type="float" office:value="1278.1" calcext:value-type="float">
            <text:p>1278,1</text:p>
          </table:table-cell>
          <table:table-cell office:value-type="float" office:value="1120.1" calcext:value-type="float">
            <text:p>1120,1</text:p>
          </table:table-cell>
          <table:table-cell office:value-type="float" office:value="1281.1" calcext:value-type="float">
            <text:p>1281,1</text:p>
          </table:table-cell>
          <table:table-cell office:value-type="float" office:value="1597.2" calcext:value-type="float">
            <text:p>1597,2</text:p>
          </table:table-cell>
          <table:table-cell office:value-type="float" office:value="1199" calcext:value-type="float">
            <text:p>1199</text:p>
          </table:table-cell>
          <table:table-cell office:value-type="float" office:value="1461.2" calcext:value-type="float">
            <text:p>1461,2</text:p>
          </table:table-cell>
          <table:table-cell office:value-type="float" office:value="1311.7" calcext:value-type="float">
            <text:p>1311,7</text:p>
          </table:table-cell>
          <table:table-cell office:value-type="float" office:value="1463.3" calcext:value-type="float">
            <text:p>1463,3</text:p>
          </table:table-cell>
          <table:table-cell office:value-type="float" office:value="1464" calcext:value-type="float">
            <text:p>14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67.4" calcext:value-type="float">
            <text:p>1667,4</text:p>
          </table:table-cell>
          <table:table-cell office:value-type="float" office:value="1269.7" calcext:value-type="float">
            <text:p>1269,7</text:p>
          </table:table-cell>
          <table:table-cell office:value-type="float" office:value="1294.1" calcext:value-type="float">
            <text:p>1294,1</text:p>
          </table:table-cell>
          <table:table-cell office:value-type="float" office:value="1281.1" calcext:value-type="float">
            <text:p>1281,1</text:p>
          </table:table-cell>
          <table:table-cell office:value-type="float" office:value="1270.2" calcext:value-type="float">
            <text:p>1270,2</text:p>
          </table:table-cell>
          <table:table-cell office:value-type="float" office:value="1477.9" calcext:value-type="float">
            <text:p>1477,9</text:p>
          </table:table-cell>
          <table:table-cell office:value-type="float" office:value="1496" calcext:value-type="float">
            <text:p>1496</text:p>
          </table:table-cell>
          <table:table-cell office:value-type="float" office:value="1578.8" calcext:value-type="float">
            <text:p>1578,8</text:p>
          </table:table-cell>
          <table:table-cell office:value-type="float" office:value="1373.2" calcext:value-type="float">
            <text:p>1373,2</text:p>
          </table:table-cell>
          <table:table-cell office:value-type="float" office:value="1492.4" calcext:value-type="float">
            <text:p>1492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65" calcext:value-type="float">
            <text:p>1165</text:p>
          </table:table-cell>
          <table:table-cell office:value-type="float" office:value="1299.2" calcext:value-type="float">
            <text:p>1299,2</text:p>
          </table:table-cell>
          <table:table-cell office:value-type="float" office:value="1708.2" calcext:value-type="float">
            <text:p>1708,2</text:p>
          </table:table-cell>
          <table:table-cell office:value-type="float" office:value="1301.2" calcext:value-type="float">
            <text:p>1301,2</text:p>
          </table:table-cell>
          <table:table-cell office:value-type="float" office:value="1268.8" calcext:value-type="float">
            <text:p>1268,8</text:p>
          </table:table-cell>
          <table:table-cell office:value-type="float" office:value="1198.6" calcext:value-type="float">
            <text:p>1198,6</text:p>
          </table:table-cell>
          <table:table-cell office:value-type="float" office:value="1495.2" calcext:value-type="float">
            <text:p>1495,2</text:p>
          </table:table-cell>
          <table:table-cell office:value-type="float" office:value="1487.2" calcext:value-type="float">
            <text:p>1487,2</text:p>
          </table:table-cell>
          <table:table-cell office:value-type="float" office:value="1453.7" calcext:value-type="float">
            <text:p>1453,7</text:p>
          </table:table-cell>
          <table:table-cell office:value-type="float" office:value="1473.7" calcext:value-type="float">
            <text:p>1473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95.9" calcext:value-type="float">
            <text:p>1195,9</text:p>
          </table:table-cell>
          <table:table-cell office:value-type="float" office:value="1958" calcext:value-type="float">
            <text:p>1958</text:p>
          </table:table-cell>
          <table:table-cell office:value-type="float" office:value="1197" calcext:value-type="float">
            <text:p>1197</text:p>
          </table:table-cell>
          <table:table-cell office:value-type="float" office:value="1301.2" calcext:value-type="float">
            <text:p>1301,2</text:p>
          </table:table-cell>
          <table:table-cell office:value-type="float" office:value="1271.6" calcext:value-type="float">
            <text:p>1271,6</text:p>
          </table:table-cell>
          <table:table-cell office:value-type="float" office:value="1249.4" calcext:value-type="float">
            <text:p>1249,4</text:p>
          </table:table-cell>
          <table:table-cell office:value-type="float" office:value="1660.1" calcext:value-type="float">
            <text:p>1660,1</text:p>
          </table:table-cell>
          <table:table-cell office:value-type="float" office:value="1301.1" calcext:value-type="float">
            <text:p>1301,1</text:p>
          </table:table-cell>
          <table:table-cell office:value-type="float" office:value="1703.8" calcext:value-type="float">
            <text:p>1703,8</text:p>
          </table:table-cell>
          <table:table-cell office:value-type="float" office:value="1474.2" calcext:value-type="float">
            <text:p>147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76.1" calcext:value-type="float">
            <text:p>1176,1</text:p>
          </table:table-cell>
          <table:table-cell office:value-type="float" office:value="1083.4" calcext:value-type="float">
            <text:p>1083,4</text:p>
          </table:table-cell>
          <table:table-cell office:value-type="float" office:value="1331.9" calcext:value-type="float">
            <text:p>1331,9</text:p>
          </table:table-cell>
          <table:table-cell office:value-type="float" office:value="1360.9" calcext:value-type="float">
            <text:p>1360,9</text:p>
          </table:table-cell>
          <table:table-cell office:value-type="float" office:value="1322.4" calcext:value-type="float">
            <text:p>1322,4</text:p>
          </table:table-cell>
          <table:table-cell office:value-type="float" office:value="1229.5" calcext:value-type="float">
            <text:p>1229,5</text:p>
          </table:table-cell>
          <table:table-cell office:value-type="float" office:value="1463" calcext:value-type="float">
            <text:p>1463</text:p>
          </table:table-cell>
          <table:table-cell office:value-type="float" office:value="1522" calcext:value-type="float">
            <text:p>1522</text:p>
          </table:table-cell>
          <table:table-cell office:value-type="float" office:value="1433.9" calcext:value-type="float">
            <text:p>1433,9</text:p>
          </table:table-cell>
          <table:table-cell office:value-type="float" office:value="1784.9" calcext:value-type="float">
            <text:p>1784,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79.3" calcext:value-type="float">
            <text:p>1179,3</text:p>
          </table:table-cell>
          <table:table-cell office:value-type="float" office:value="1910.9" calcext:value-type="float">
            <text:p>1910,9</text:p>
          </table:table-cell>
          <table:table-cell office:value-type="float" office:value="1588.5" calcext:value-type="float">
            <text:p>1588,5</text:p>
          </table:table-cell>
          <table:table-cell office:value-type="float" office:value="1360.9" calcext:value-type="float">
            <text:p>1360,9</text:p>
          </table:table-cell>
          <table:table-cell office:value-type="float" office:value="1347.8" calcext:value-type="float">
            <text:p>1347,8</text:p>
          </table:table-cell>
          <table:table-cell office:value-type="float" office:value="1477.9" calcext:value-type="float">
            <text:p>1477,9</text:p>
          </table:table-cell>
          <table:table-cell office:value-type="float" office:value="1527" calcext:value-type="float">
            <text:p>1527</text:p>
          </table:table-cell>
          <table:table-cell office:value-type="float" office:value="1350" calcext:value-type="float">
            <text:p>1350</text:p>
          </table:table-cell>
          <table:table-cell office:value-type="float" office:value="1463.3" calcext:value-type="float">
            <text:p>1463,3</text:p>
          </table:table-cell>
          <table:table-cell office:value-type="float" office:value="1464" calcext:value-type="float">
            <text:p>146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55.5" calcext:value-type="float">
            <text:p>1155,5</text:p>
          </table:table-cell>
          <table:table-cell office:value-type="float" office:value="1292.7" calcext:value-type="float">
            <text:p>1292,7</text:p>
          </table:table-cell>
          <table:table-cell office:value-type="float" office:value="1679.7" calcext:value-type="float">
            <text:p>1679,7</text:p>
          </table:table-cell>
          <table:table-cell office:value-type="float" office:value="1528.5" calcext:value-type="float">
            <text:p>1528,5</text:p>
          </table:table-cell>
          <table:table-cell office:value-type="float" office:value="1321.7" calcext:value-type="float">
            <text:p>1321,7</text:p>
          </table:table-cell>
          <table:table-cell office:value-type="float" office:value="1477.9" calcext:value-type="float">
            <text:p>1477,9</text:p>
          </table:table-cell>
          <table:table-cell office:value-type="float" office:value="1361.9" calcext:value-type="float">
            <text:p>1361,9</text:p>
          </table:table-cell>
          <table:table-cell office:value-type="float" office:value="1585.2" calcext:value-type="float">
            <text:p>1585,2</text:p>
          </table:table-cell>
          <table:table-cell office:value-type="float" office:value="1373.2" calcext:value-type="float">
            <text:p>1373,2</text:p>
          </table:table-cell>
          <table:table-cell office:value-type="float" office:value="1492.4" calcext:value-type="float">
            <text:p>1492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66.1" calcext:value-type="float">
            <text:p>1166,1</text:p>
          </table:table-cell>
          <table:table-cell office:value-type="float" office:value="1296.8" calcext:value-type="float">
            <text:p>1296,8</text:p>
          </table:table-cell>
          <table:table-cell office:value-type="float" office:value="1195.9" calcext:value-type="float">
            <text:p>1195,9</text:p>
          </table:table-cell>
          <table:table-cell office:value-type="float" office:value="1528.5" calcext:value-type="float">
            <text:p>1528,5</text:p>
          </table:table-cell>
          <table:table-cell office:value-type="float" office:value="1259.1" calcext:value-type="float">
            <text:p>1259,1</text:p>
          </table:table-cell>
          <table:table-cell office:value-type="float" office:value="1249.3" calcext:value-type="float">
            <text:p>1249,3</text:p>
          </table:table-cell>
          <table:table-cell office:value-type="float" office:value="1486.3" calcext:value-type="float">
            <text:p>1486,3</text:p>
          </table:table-cell>
          <table:table-cell office:value-type="float" office:value="1534.6" calcext:value-type="float">
            <text:p>1534,6</text:p>
          </table:table-cell>
          <table:table-cell office:value-type="float" office:value="1453.7" calcext:value-type="float">
            <text:p>1453,7</text:p>
          </table:table-cell>
          <table:table-cell office:value-type="float" office:value="1473.7" calcext:value-type="float">
            <text:p>1473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80.7" calcext:value-type="float">
            <text:p>1580,7</text:p>
          </table:table-cell>
          <table:table-cell office:value-type="float" office:value="2335.4" calcext:value-type="float">
            <text:p>2335,4</text:p>
          </table:table-cell>
          <table:table-cell office:value-type="float" office:value="1150.6" calcext:value-type="float">
            <text:p>1150,6</text:p>
          </table:table-cell>
          <table:table-cell office:value-type="float" office:value="1743.2" calcext:value-type="float">
            <text:p>1743,2</text:p>
          </table:table-cell>
          <table:table-cell office:value-type="float" office:value="1356.5" calcext:value-type="float">
            <text:p>1356,5</text:p>
          </table:table-cell>
          <table:table-cell office:value-type="float" office:value="1478.1" calcext:value-type="float">
            <text:p>1478,1</text:p>
          </table:table-cell>
          <table:table-cell office:value-type="float" office:value="1494.9" calcext:value-type="float">
            <text:p>1494,9</text:p>
          </table:table-cell>
          <table:table-cell office:value-type="float" office:value="1635.1" calcext:value-type="float">
            <text:p>1635,1</text:p>
          </table:table-cell>
          <table:table-cell office:value-type="float" office:value="1703.8" calcext:value-type="float">
            <text:p>1703,8</text:p>
          </table:table-cell>
          <table:table-cell office:value-type="float" office:value="1474.2" calcext:value-type="float">
            <text:p>147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60.2" calcext:value-type="float">
            <text:p>1160,2</text:p>
          </table:table-cell>
          <table:table-cell table:number-columns-repeated="2" office:value-type="float" office:value="1033.1" calcext:value-type="float">
            <text:p>1033,1</text:p>
          </table:table-cell>
          <table:table-cell office:value-type="float" office:value="1743.2" calcext:value-type="float">
            <text:p>1743,2</text:p>
          </table:table-cell>
          <table:table-cell office:value-type="float" office:value="1021.8" calcext:value-type="float">
            <text:p>1021,8</text:p>
          </table:table-cell>
          <table:table-cell office:value-type="float" office:value="1209" calcext:value-type="float">
            <text:p>1209</text:p>
          </table:table-cell>
          <table:table-cell office:value-type="float" office:value="1419.3" calcext:value-type="float">
            <text:p>1419,3</text:p>
          </table:table-cell>
          <table:table-cell office:value-type="float" office:value="1392.5" calcext:value-type="float">
            <text:p>1392,5</text:p>
          </table:table-cell>
          <table:table-cell office:value-type="float" office:value="1433.9" calcext:value-type="float">
            <text:p>1433,9</text:p>
          </table:table-cell>
          <table:table-cell office:value-type="float" office:value="1784.9" calcext:value-type="float">
            <text:p>1784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710.8" calcext:value-type="float">
            <text:p>1710,8</text:p>
          </table:table-cell>
          <table:table-cell office:value-type="float" office:value="1334.3" calcext:value-type="float">
            <text:p>1334,3</text:p>
          </table:table-cell>
          <table:table-cell office:value-type="float" office:value="1191.5" calcext:value-type="float">
            <text:p>1191,5</text:p>
          </table:table-cell>
          <table:table-cell office:value-type="float" office:value="1155.5" calcext:value-type="float">
            <text:p>1155,5</text:p>
          </table:table-cell>
          <table:table-cell office:value-type="float" office:value="1328.2" calcext:value-type="float">
            <text:p>1328,2</text:p>
          </table:table-cell>
          <table:table-cell office:value-type="float" office:value="1198.7" calcext:value-type="float">
            <text:p>1198,7</text:p>
          </table:table-cell>
          <table:table-cell office:value-type="float" office:value="1087.6" calcext:value-type="float">
            <text:p>1087,6</text:p>
          </table:table-cell>
          <table:table-cell office:value-type="float" office:value="1095.9" calcext:value-type="float">
            <text:p>1095,9</text:p>
          </table:table-cell>
          <table:table-cell office:value-type="float" office:value="1290.6" calcext:value-type="float">
            <text:p>1290,6</text:p>
          </table:table-cell>
          <table:table-cell office:value-type="float" office:value="1295.6" calcext:value-type="float">
            <text:p>129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86.8" calcext:value-type="float">
            <text:p>1286,8</text:p>
          </table:table-cell>
          <table:table-cell office:value-type="float" office:value="1524.1" calcext:value-type="float">
            <text:p>1524,1</text:p>
          </table:table-cell>
          <table:table-cell office:value-type="float" office:value="1318.4" calcext:value-type="float">
            <text:p>1318,4</text:p>
          </table:table-cell>
          <table:table-cell office:value-type="float" office:value="1155.5" calcext:value-type="float">
            <text:p>1155,5</text:p>
          </table:table-cell>
          <table:table-cell office:value-type="float" office:value="1341.3" calcext:value-type="float">
            <text:p>1341,3</text:p>
          </table:table-cell>
          <table:table-cell office:value-type="float" office:value="1561.3" calcext:value-type="float">
            <text:p>1561,3</text:p>
          </table:table-cell>
          <table:table-cell office:value-type="float" office:value="1237.6" calcext:value-type="float">
            <text:p>1237,6</text:p>
          </table:table-cell>
          <table:table-cell office:value-type="float" office:value="1259.3" calcext:value-type="float">
            <text:p>1259,3</text:p>
          </table:table-cell>
          <table:table-cell office:value-type="float" office:value="1218.4" calcext:value-type="float">
            <text:p>1218,4</text:p>
          </table:table-cell>
          <table:table-cell office:value-type="float" office:value="1302.9" calcext:value-type="float">
            <text:p>1302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35" calcext:value-type="float">
            <text:p>1535</text:p>
          </table:table-cell>
          <table:table-cell office:value-type="float" office:value="1301.5" calcext:value-type="float">
            <text:p>1301,5</text:p>
          </table:table-cell>
          <table:table-cell office:value-type="float" office:value="1315.6" calcext:value-type="float">
            <text:p>1315,6</text:p>
          </table:table-cell>
          <table:table-cell office:value-type="float" office:value="1252.3" calcext:value-type="float">
            <text:p>1252,3</text:p>
          </table:table-cell>
          <table:table-cell office:value-type="float" office:value="1707.7" calcext:value-type="float">
            <text:p>1707,7</text:p>
          </table:table-cell>
          <table:table-cell office:value-type="float" office:value="1411.7" calcext:value-type="float">
            <text:p>1411,7</text:p>
          </table:table-cell>
          <table:table-cell office:value-type="float" office:value="1394.2" calcext:value-type="float">
            <text:p>1394,2</text:p>
          </table:table-cell>
          <table:table-cell office:value-type="float" office:value="1140.9" calcext:value-type="float">
            <text:p>1140,9</text:p>
          </table:table-cell>
          <table:table-cell office:value-type="float" office:value="1308.8" calcext:value-type="float">
            <text:p>1308,8</text:p>
          </table:table-cell>
          <table:table-cell office:value-type="float" office:value="1402.5" calcext:value-type="float">
            <text:p>1402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52.8" calcext:value-type="float">
            <text:p>1352,8</text:p>
          </table:table-cell>
          <table:table-cell office:value-type="float" office:value="1652.2" calcext:value-type="float">
            <text:p>1652,2</text:p>
          </table:table-cell>
          <table:table-cell office:value-type="float" office:value="1283.2" calcext:value-type="float">
            <text:p>1283,2</text:p>
          </table:table-cell>
          <table:table-cell office:value-type="float" office:value="1252.3" calcext:value-type="float">
            <text:p>1252,3</text:p>
          </table:table-cell>
          <table:table-cell office:value-type="float" office:value="1286.9" calcext:value-type="float">
            <text:p>1286,9</text:p>
          </table:table-cell>
          <table:table-cell office:value-type="float" office:value="1512.2" calcext:value-type="float">
            <text:p>1512,2</text:p>
          </table:table-cell>
          <table:table-cell office:value-type="float" office:value="1289.9" calcext:value-type="float">
            <text:p>1289,9</text:p>
          </table:table-cell>
          <table:table-cell office:value-type="float" office:value="1365" calcext:value-type="float">
            <text:p>1365</text:p>
          </table:table-cell>
          <table:table-cell office:value-type="float" office:value="1310" calcext:value-type="float">
            <text:p>1310</text:p>
          </table:table-cell>
          <table:table-cell office:value-type="float" office:value="1353" calcext:value-type="float">
            <text:p>135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02.6" calcext:value-type="float">
            <text:p>1602,6</text:p>
          </table:table-cell>
          <table:table-cell office:value-type="float" office:value="1104.5" calcext:value-type="float">
            <text:p>1104,5</text:p>
          </table:table-cell>
          <table:table-cell office:value-type="float" office:value="1281.3" calcext:value-type="float">
            <text:p>1281,3</text:p>
          </table:table-cell>
          <table:table-cell office:value-type="float" office:value="1287.2" calcext:value-type="float">
            <text:p>1287,2</text:p>
          </table:table-cell>
          <table:table-cell office:value-type="float" office:value="1252.4" calcext:value-type="float">
            <text:p>1252,4</text:p>
          </table:table-cell>
          <table:table-cell office:value-type="float" office:value="1460.9" calcext:value-type="float">
            <text:p>1460,9</text:p>
          </table:table-cell>
          <table:table-cell office:value-type="float" office:value="1287.9" calcext:value-type="float">
            <text:p>1287,9</text:p>
          </table:table-cell>
          <table:table-cell office:value-type="float" office:value="1070.5" calcext:value-type="float">
            <text:p>1070,5</text:p>
          </table:table-cell>
          <table:table-cell office:value-type="float" office:value="987.2" calcext:value-type="float">
            <text:p>987,2</text:p>
          </table:table-cell>
          <table:table-cell office:value-type="float" office:value="1313.7" calcext:value-type="float">
            <text:p>1313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80.8" calcext:value-type="float">
            <text:p>1480,8</text:p>
          </table:table-cell>
          <table:table-cell office:value-type="float" office:value="1652.2" calcext:value-type="float">
            <text:p>1652,2</text:p>
          </table:table-cell>
          <table:table-cell office:value-type="float" office:value="1164.3" calcext:value-type="float">
            <text:p>1164,3</text:p>
          </table:table-cell>
          <table:table-cell office:value-type="float" office:value="1287.2" calcext:value-type="float">
            <text:p>1287,2</text:p>
          </table:table-cell>
          <table:table-cell office:value-type="float" office:value="1474.3" calcext:value-type="float">
            <text:p>1474,3</text:p>
          </table:table-cell>
          <table:table-cell office:value-type="float" office:value="1551.4" calcext:value-type="float">
            <text:p>1551,4</text:p>
          </table:table-cell>
          <table:table-cell office:value-type="float" office:value="1521.3" calcext:value-type="float">
            <text:p>1521,3</text:p>
          </table:table-cell>
          <table:table-cell office:value-type="float" office:value="1365" calcext:value-type="float">
            <text:p>1365</text:p>
          </table:table-cell>
          <table:table-cell office:value-type="float" office:value="1290.6" calcext:value-type="float">
            <text:p>1290,6</text:p>
          </table:table-cell>
          <table:table-cell office:value-type="float" office:value="1295.6" calcext:value-type="float">
            <text:p>1295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83.6" calcext:value-type="float">
            <text:p>1283,6</text:p>
          </table:table-cell>
          <table:table-cell office:value-type="float" office:value="1126.6" calcext:value-type="float">
            <text:p>1126,6</text:p>
          </table:table-cell>
          <table:table-cell office:value-type="float" office:value="1586.8" calcext:value-type="float">
            <text:p>1586,8</text:p>
          </table:table-cell>
          <table:table-cell office:value-type="float" office:value="1426.7" calcext:value-type="float">
            <text:p>1426,7</text:p>
          </table:table-cell>
          <table:table-cell office:value-type="float" office:value="1604.6" calcext:value-type="float">
            <text:p>1604,6</text:p>
          </table:table-cell>
          <table:table-cell office:value-type="float" office:value="1441.1" calcext:value-type="float">
            <text:p>1441,1</text:p>
          </table:table-cell>
          <table:table-cell office:value-type="float" office:value="1491.3" calcext:value-type="float">
            <text:p>1491,3</text:p>
          </table:table-cell>
          <table:table-cell office:value-type="float" office:value="1082.2" calcext:value-type="float">
            <text:p>1082,2</text:p>
          </table:table-cell>
          <table:table-cell office:value-type="float" office:value="1218.4" calcext:value-type="float">
            <text:p>1218,4</text:p>
          </table:table-cell>
          <table:table-cell office:value-type="float" office:value="1302.9" calcext:value-type="float">
            <text:p>1302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35" calcext:value-type="float">
            <text:p>1535</text:p>
          </table:table-cell>
          <table:table-cell office:value-type="float" office:value="1284.9" calcext:value-type="float">
            <text:p>1284,9</text:p>
          </table:table-cell>
          <table:table-cell office:value-type="float" office:value="1344.7" calcext:value-type="float">
            <text:p>1344,7</text:p>
          </table:table-cell>
          <table:table-cell office:value-type="float" office:value="1426.7" calcext:value-type="float">
            <text:p>1426,7</text:p>
          </table:table-cell>
          <table:table-cell office:value-type="float" office:value="1328.6" calcext:value-type="float">
            <text:p>1328,6</text:p>
          </table:table-cell>
          <table:table-cell office:value-type="float" office:value="1381.4" calcext:value-type="float">
            <text:p>1381,4</text:p>
          </table:table-cell>
          <table:table-cell office:value-type="float" office:value="1506.9" calcext:value-type="float">
            <text:p>1506,9</text:p>
          </table:table-cell>
          <table:table-cell office:value-type="float" office:value="1367.7" calcext:value-type="float">
            <text:p>1367,7</text:p>
          </table:table-cell>
          <table:table-cell office:value-type="float" office:value="1308.8" calcext:value-type="float">
            <text:p>1308,8</text:p>
          </table:table-cell>
          <table:table-cell office:value-type="float" office:value="1402.5" calcext:value-type="float">
            <text:p>1402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52.8" calcext:value-type="float">
            <text:p>1352,8</text:p>
          </table:table-cell>
          <table:table-cell office:value-type="float" office:value="1343.9" calcext:value-type="float">
            <text:p>1343,9</text:p>
          </table:table-cell>
          <table:table-cell office:value-type="float" office:value="1332.8" calcext:value-type="float">
            <text:p>1332,8</text:p>
          </table:table-cell>
          <table:table-cell office:value-type="float" office:value="1534.4" calcext:value-type="float">
            <text:p>1534,4</text:p>
          </table:table-cell>
          <table:table-cell office:value-type="float" office:value="1354.1" calcext:value-type="float">
            <text:p>1354,1</text:p>
          </table:table-cell>
          <table:table-cell office:value-type="float" office:value="1562.7" calcext:value-type="float">
            <text:p>1562,7</text:p>
          </table:table-cell>
          <table:table-cell office:value-type="float" office:value="1409.9" calcext:value-type="float">
            <text:p>1409,9</text:p>
          </table:table-cell>
          <table:table-cell office:value-type="float" office:value="1324.2" calcext:value-type="float">
            <text:p>1324,2</text:p>
          </table:table-cell>
          <table:table-cell office:value-type="float" office:value="1310" calcext:value-type="float">
            <text:p>1310</text:p>
          </table:table-cell>
          <table:table-cell office:value-type="float" office:value="1353" calcext:value-type="float">
            <text:p>135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35" calcext:value-type="float">
            <text:p>1535</text:p>
          </table:table-cell>
          <table:table-cell office:value-type="float" office:value="1633.8" calcext:value-type="float">
            <text:p>1633,8</text:p>
          </table:table-cell>
          <table:table-cell office:value-type="float" office:value="1323.1" calcext:value-type="float">
            <text:p>1323,1</text:p>
          </table:table-cell>
          <table:table-cell office:value-type="float" office:value="1534.4" calcext:value-type="float">
            <text:p>1534,4</text:p>
          </table:table-cell>
          <table:table-cell office:value-type="float" office:value="1522.4" calcext:value-type="float">
            <text:p>1522,4</text:p>
          </table:table-cell>
          <table:table-cell office:value-type="float" office:value="1931.4" calcext:value-type="float">
            <text:p>1931,4</text:p>
          </table:table-cell>
          <table:table-cell office:value-type="float" office:value="1528.1" calcext:value-type="float">
            <text:p>1528,1</text:p>
          </table:table-cell>
          <table:table-cell office:value-type="float" office:value="1304.1" calcext:value-type="float">
            <text:p>1304,1</text:p>
          </table:table-cell>
          <table:table-cell office:value-type="float" office:value="987.2" calcext:value-type="float">
            <text:p>987,2</text:p>
          </table:table-cell>
          <table:table-cell office:value-type="float" office:value="1313.7" calcext:value-type="float">
            <text:p>1313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97.2" calcext:value-type="float">
            <text:p>1097,2</text:p>
          </table:table-cell>
          <table:table-cell office:value-type="float" office:value="1272.2" calcext:value-type="float">
            <text:p>1272,2</text:p>
          </table:table-cell>
          <table:table-cell office:value-type="float" office:value="1089.7" calcext:value-type="float">
            <text:p>1089,7</text:p>
          </table:table-cell>
          <table:table-cell office:value-type="float" office:value="1034.6" calcext:value-type="float">
            <text:p>1034,6</text:p>
          </table:table-cell>
          <table:table-cell office:value-type="float" office:value="1385.2" calcext:value-type="float">
            <text:p>1385,2</text:p>
          </table:table-cell>
          <table:table-cell office:value-type="float" office:value="1225.2" calcext:value-type="float">
            <text:p>1225,2</text:p>
          </table:table-cell>
          <table:table-cell office:value-type="float" office:value="1298.5" calcext:value-type="float">
            <text:p>1298,5</text:p>
          </table:table-cell>
          <table:table-cell office:value-type="float" office:value="1058.2" calcext:value-type="float">
            <text:p>1058,2</text:p>
          </table:table-cell>
          <table:table-cell office:value-type="float" office:value="1168.9" calcext:value-type="float">
            <text:p>1168,9</text:p>
          </table:table-cell>
          <table:table-cell office:value-type="float" office:value="1110.4" calcext:value-type="float">
            <text:p>1110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27.3" calcext:value-type="float">
            <text:p>1327,3</text:p>
          </table:table-cell>
          <table:table-cell office:value-type="float" office:value="1182.9" calcext:value-type="float">
            <text:p>1182,9</text:p>
          </table:table-cell>
          <table:table-cell office:value-type="float" office:value="1170.3" calcext:value-type="float">
            <text:p>1170,3</text:p>
          </table:table-cell>
          <table:table-cell office:value-type="float" office:value="1034.6" calcext:value-type="float">
            <text:p>1034,6</text:p>
          </table:table-cell>
          <table:table-cell office:value-type="float" office:value="1138.6" calcext:value-type="float">
            <text:p>1138,6</text:p>
          </table:table-cell>
          <table:table-cell office:value-type="float" office:value="1285.3" calcext:value-type="float">
            <text:p>1285,3</text:p>
          </table:table-cell>
          <table:table-cell office:value-type="float" office:value="1045.4" calcext:value-type="float">
            <text:p>1045,4</text:p>
          </table:table-cell>
          <table:table-cell office:value-type="float" office:value="1017.3" calcext:value-type="float">
            <text:p>1017,3</text:p>
          </table:table-cell>
          <table:table-cell office:value-type="float" office:value="1263.4" calcext:value-type="float">
            <text:p>1263,4</text:p>
          </table:table-cell>
          <table:table-cell office:value-type="float" office:value="1000.3" calcext:value-type="float">
            <text:p>1000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52.3" calcext:value-type="float">
            <text:p>1152,3</text:p>
          </table:table-cell>
          <table:table-cell office:value-type="float" office:value="962.6" calcext:value-type="float">
            <text:p>962,6</text:p>
          </table:table-cell>
          <table:table-cell office:value-type="float" office:value="1101.1" calcext:value-type="float">
            <text:p>1101,1</text:p>
          </table:table-cell>
          <table:table-cell office:value-type="float" office:value="1103.9" calcext:value-type="float">
            <text:p>1103,9</text:p>
          </table:table-cell>
          <table:table-cell office:value-type="float" office:value="1153.3" calcext:value-type="float">
            <text:p>1153,3</text:p>
          </table:table-cell>
          <table:table-cell office:value-type="float" office:value="963.9" calcext:value-type="float">
            <text:p>963,9</text:p>
          </table:table-cell>
          <table:table-cell office:value-type="float" office:value="1036.9" calcext:value-type="float">
            <text:p>1036,9</text:p>
          </table:table-cell>
          <table:table-cell office:value-type="float" office:value="1145.6" calcext:value-type="float">
            <text:p>1145,6</text:p>
          </table:table-cell>
          <table:table-cell office:value-type="float" office:value="1173.1" calcext:value-type="float">
            <text:p>1173,1</text:p>
          </table:table-cell>
          <table:table-cell office:value-type="float" office:value="1209.2" calcext:value-type="float">
            <text:p>1209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86.6" calcext:value-type="float">
            <text:p>1186,6</text:p>
          </table:table-cell>
          <table:table-cell office:value-type="float" office:value="1043" calcext:value-type="float">
            <text:p>1043</text:p>
          </table:table-cell>
          <table:table-cell office:value-type="float" office:value="1297.2" calcext:value-type="float">
            <text:p>1297,2</text:p>
          </table:table-cell>
          <table:table-cell office:value-type="float" office:value="1103.9" calcext:value-type="float">
            <text:p>1103,9</text:p>
          </table:table-cell>
          <table:table-cell office:value-type="float" office:value="1131.9" calcext:value-type="float">
            <text:p>1131,9</text:p>
          </table:table-cell>
          <table:table-cell office:value-type="float" office:value="1285.2" calcext:value-type="float">
            <text:p>1285,2</text:p>
          </table:table-cell>
          <table:table-cell office:value-type="float" office:value="1300.3" calcext:value-type="float">
            <text:p>1300,3</text:p>
          </table:table-cell>
          <table:table-cell office:value-type="float" office:value="1017.7" calcext:value-type="float">
            <text:p>1017,7</text:p>
          </table:table-cell>
          <table:table-cell office:value-type="float" office:value="1241.8" calcext:value-type="float">
            <text:p>1241,8</text:p>
          </table:table-cell>
          <table:table-cell office:value-type="float" office:value="1108.6" calcext:value-type="float">
            <text:p>1108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51.6" calcext:value-type="float">
            <text:p>1151,6</text:p>
          </table:table-cell>
          <table:table-cell office:value-type="float" office:value="1161.9" calcext:value-type="float">
            <text:p>1161,9</text:p>
          </table:table-cell>
          <table:table-cell office:value-type="float" office:value="1139.7" calcext:value-type="float">
            <text:p>1139,7</text:p>
          </table:table-cell>
          <table:table-cell office:value-type="float" office:value="1125.3" calcext:value-type="float">
            <text:p>1125,3</text:p>
          </table:table-cell>
          <table:table-cell office:value-type="float" office:value="1145.5" calcext:value-type="float">
            <text:p>1145,5</text:p>
          </table:table-cell>
          <table:table-cell office:value-type="float" office:value="1202.4" calcext:value-type="float">
            <text:p>1202,4</text:p>
          </table:table-cell>
          <table:table-cell office:value-type="float" office:value="1024.4" calcext:value-type="float">
            <text:p>1024,4</text:p>
          </table:table-cell>
          <table:table-cell office:value-type="float" office:value="1035.3" calcext:value-type="float">
            <text:p>1035,3</text:p>
          </table:table-cell>
          <table:table-cell office:value-type="float" office:value="1171.8" calcext:value-type="float">
            <text:p>1171,8</text:p>
          </table:table-cell>
          <table:table-cell office:value-type="float" office:value="1110.3" calcext:value-type="float">
            <text:p>1110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1.4" calcext:value-type="float">
            <text:p>1401,4</text:p>
          </table:table-cell>
          <table:table-cell office:value-type="float" office:value="1073.8" calcext:value-type="float">
            <text:p>1073,8</text:p>
          </table:table-cell>
          <table:table-cell office:value-type="float" office:value="1069.8" calcext:value-type="float">
            <text:p>1069,8</text:p>
          </table:table-cell>
          <table:table-cell office:value-type="float" office:value="1125.3" calcext:value-type="float">
            <text:p>1125,3</text:p>
          </table:table-cell>
          <table:table-cell office:value-type="float" office:value="1180.4" calcext:value-type="float">
            <text:p>1180,4</text:p>
          </table:table-cell>
          <table:table-cell office:value-type="float" office:value="1288.8" calcext:value-type="float">
            <text:p>1288,8</text:p>
          </table:table-cell>
          <table:table-cell office:value-type="float" office:value="1007.5" calcext:value-type="float">
            <text:p>1007,5</text:p>
          </table:table-cell>
          <table:table-cell office:value-type="float" office:value="1284.2" calcext:value-type="float">
            <text:p>1284,2</text:p>
          </table:table-cell>
          <table:table-cell office:value-type="float" office:value="1168.9" calcext:value-type="float">
            <text:p>1168,9</text:p>
          </table:table-cell>
          <table:table-cell office:value-type="float" office:value="1110.4" calcext:value-type="float">
            <text:p>1110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9.8" calcext:value-type="float">
            <text:p>1169,8</text:p>
          </table:table-cell>
          <table:table-cell office:value-type="float" office:value="1138.4" calcext:value-type="float">
            <text:p>1138,4</text:p>
          </table:table-cell>
          <table:table-cell office:value-type="float" office:value="1200.4" calcext:value-type="float">
            <text:p>1200,4</text:p>
          </table:table-cell>
          <table:table-cell office:value-type="float" office:value="1204" calcext:value-type="float">
            <text:p>1204</text:p>
          </table:table-cell>
          <table:table-cell office:value-type="float" office:value="1041.7" calcext:value-type="float">
            <text:p>1041,7</text:p>
          </table:table-cell>
          <table:table-cell office:value-type="float" office:value="1170.1" calcext:value-type="float">
            <text:p>1170,1</text:p>
          </table:table-cell>
          <table:table-cell office:value-type="float" office:value="992" calcext:value-type="float">
            <text:p>992</text:p>
          </table:table-cell>
          <table:table-cell office:value-type="float" office:value="1143.4" calcext:value-type="float">
            <text:p>1143,4</text:p>
          </table:table-cell>
          <table:table-cell office:value-type="float" office:value="1263.4" calcext:value-type="float">
            <text:p>1263,4</text:p>
          </table:table-cell>
          <table:table-cell office:value-type="float" office:value="1000.3" calcext:value-type="float">
            <text:p>1000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2.4" calcext:value-type="float">
            <text:p>1162,4</text:p>
          </table:table-cell>
          <table:table-cell office:value-type="float" office:value="1181" calcext:value-type="float">
            <text:p>1181</text:p>
          </table:table-cell>
          <table:table-cell office:value-type="float" office:value="1291.2" calcext:value-type="float">
            <text:p>1291,2</text:p>
          </table:table-cell>
          <table:table-cell office:value-type="float" office:value="1204" calcext:value-type="float">
            <text:p>1204</text:p>
          </table:table-cell>
          <table:table-cell office:value-type="float" office:value="1171.9" calcext:value-type="float">
            <text:p>1171,9</text:p>
          </table:table-cell>
          <table:table-cell office:value-type="float" office:value="1174.1" calcext:value-type="float">
            <text:p>1174,1</text:p>
          </table:table-cell>
          <table:table-cell office:value-type="float" office:value="1003.2" calcext:value-type="float">
            <text:p>1003,2</text:p>
          </table:table-cell>
          <table:table-cell office:value-type="float" office:value="1262" calcext:value-type="float">
            <text:p>1262</text:p>
          </table:table-cell>
          <table:table-cell office:value-type="float" office:value="1173.1" calcext:value-type="float">
            <text:p>1173,1</text:p>
          </table:table-cell>
          <table:table-cell office:value-type="float" office:value="1209.2" calcext:value-type="float">
            <text:p>1209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55.8" calcext:value-type="float">
            <text:p>1255,8</text:p>
          </table:table-cell>
          <table:table-cell office:value-type="float" office:value="1110.7" calcext:value-type="float">
            <text:p>1110,7</text:p>
          </table:table-cell>
          <table:table-cell office:value-type="float" office:value="1160.1" calcext:value-type="float">
            <text:p>1160,1</text:p>
          </table:table-cell>
          <table:table-cell office:value-type="float" office:value="1205.7" calcext:value-type="float">
            <text:p>1205,7</text:p>
          </table:table-cell>
          <table:table-cell office:value-type="float" office:value="1093" calcext:value-type="float">
            <text:p>1093</text:p>
          </table:table-cell>
          <table:table-cell office:value-type="float" office:value="963.7" calcext:value-type="float">
            <text:p>963,7</text:p>
          </table:table-cell>
          <table:table-cell office:value-type="float" office:value="980.6" calcext:value-type="float">
            <text:p>980,6</text:p>
          </table:table-cell>
          <table:table-cell office:value-type="float" office:value="1303.7" calcext:value-type="float">
            <text:p>1303,7</text:p>
          </table:table-cell>
          <table:table-cell office:value-type="float" office:value="1241.8" calcext:value-type="float">
            <text:p>1241,8</text:p>
          </table:table-cell>
          <table:table-cell office:value-type="float" office:value="1108.6" calcext:value-type="float">
            <text:p>1108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95.6" calcext:value-type="float">
            <text:p>1095,6</text:p>
          </table:table-cell>
          <table:table-cell office:value-type="float" office:value="1280.5" calcext:value-type="float">
            <text:p>1280,5</text:p>
          </table:table-cell>
          <table:table-cell office:value-type="float" office:value="1270.8" calcext:value-type="float">
            <text:p>1270,8</text:p>
          </table:table-cell>
          <table:table-cell office:value-type="float" office:value="1205.7" calcext:value-type="float">
            <text:p>1205,7</text:p>
          </table:table-cell>
          <table:table-cell office:value-type="float" office:value="1145" calcext:value-type="float">
            <text:p>1145</text:p>
          </table:table-cell>
          <table:table-cell office:value-type="float" office:value="924.2" calcext:value-type="float">
            <text:p>924,2</text:p>
          </table:table-cell>
          <table:table-cell office:value-type="float" office:value="995.3" calcext:value-type="float">
            <text:p>995,3</text:p>
          </table:table-cell>
          <table:table-cell office:value-type="float" office:value="1011.5" calcext:value-type="float">
            <text:p>1011,5</text:p>
          </table:table-cell>
          <table:table-cell office:value-type="float" office:value="1171.8" calcext:value-type="float">
            <text:p>1171,8</text:p>
          </table:table-cell>
          <table:table-cell office:value-type="float" office:value="1110.3" calcext:value-type="float">
            <text:p>1110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73" calcext:value-type="float">
            <text:p>1273</text:p>
          </table:table-cell>
          <table:table-cell office:value-type="float" office:value="1048.2" calcext:value-type="float">
            <text:p>1048,2</text:p>
          </table:table-cell>
          <table:table-cell office:value-type="float" office:value="1012.2" calcext:value-type="float">
            <text:p>1012,2</text:p>
          </table:table-cell>
          <table:table-cell office:value-type="float" office:value="1018" calcext:value-type="float">
            <text:p>1018</text:p>
          </table:table-cell>
          <table:table-cell office:value-type="float" office:value="1022.8" calcext:value-type="float">
            <text:p>1022,8</text:p>
          </table:table-cell>
          <table:table-cell office:value-type="float" office:value="1009.8" calcext:value-type="float">
            <text:p>1009,8</text:p>
          </table:table-cell>
          <table:table-cell office:value-type="float" office:value="1112.6" calcext:value-type="float">
            <text:p>1112,6</text:p>
          </table:table-cell>
          <table:table-cell office:value-type="float" office:value="1226" calcext:value-type="float">
            <text:p>1226</text:p>
          </table:table-cell>
          <table:table-cell office:value-type="float" office:value="1192.7" calcext:value-type="float">
            <text:p>1192,7</text:p>
          </table:table-cell>
          <table:table-cell office:value-type="float" office:value="1350.5" calcext:value-type="float">
            <text:p>1350,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15.8" calcext:value-type="float">
            <text:p>1015,8</text:p>
          </table:table-cell>
          <table:table-cell office:value-type="float" office:value="965.2" calcext:value-type="float">
            <text:p>965,2</text:p>
          </table:table-cell>
          <table:table-cell office:value-type="float" office:value="1033.7" calcext:value-type="float">
            <text:p>1033,7</text:p>
          </table:table-cell>
          <table:table-cell office:value-type="float" office:value="1018" calcext:value-type="float">
            <text:p>1018</text:p>
          </table:table-cell>
          <table:table-cell office:value-type="float" office:value="1247.8" calcext:value-type="float">
            <text:p>1247,8</text:p>
          </table:table-cell>
          <table:table-cell office:value-type="float" office:value="1000.8" calcext:value-type="float">
            <text:p>1000,8</text:p>
          </table:table-cell>
          <table:table-cell office:value-type="float" office:value="1245" calcext:value-type="float">
            <text:p>1245</text:p>
          </table:table-cell>
          <table:table-cell office:value-type="float" office:value="1235.2" calcext:value-type="float">
            <text:p>1235,2</text:p>
          </table:table-cell>
          <table:table-cell office:value-type="float" office:value="1153.1" calcext:value-type="float">
            <text:p>1153,1</text:p>
          </table:table-cell>
          <table:table-cell office:value-type="float" office:value="1177.9" calcext:value-type="float">
            <text:p>1177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32.9" calcext:value-type="float">
            <text:p>1132,9</text:p>
          </table:table-cell>
          <table:table-cell office:value-type="float" office:value="981.1" calcext:value-type="float">
            <text:p>981,1</text:p>
          </table:table-cell>
          <table:table-cell office:value-type="float" office:value="1067.9" calcext:value-type="float">
            <text:p>1067,9</text:p>
          </table:table-cell>
          <table:table-cell office:value-type="float" office:value="1029.9" calcext:value-type="float">
            <text:p>1029,9</text:p>
          </table:table-cell>
          <table:table-cell office:value-type="float" office:value="1161.2" calcext:value-type="float">
            <text:p>1161,2</text:p>
          </table:table-cell>
          <table:table-cell office:value-type="float" office:value="959.5" calcext:value-type="float">
            <text:p>959,5</text:p>
          </table:table-cell>
          <table:table-cell office:value-type="float" office:value="1056.6" calcext:value-type="float">
            <text:p>1056,6</text:p>
          </table:table-cell>
          <table:table-cell office:value-type="float" office:value="1383.2" calcext:value-type="float">
            <text:p>1383,2</text:p>
          </table:table-cell>
          <table:table-cell office:value-type="float" office:value="1182.5" calcext:value-type="float">
            <text:p>1182,5</text:p>
          </table:table-cell>
          <table:table-cell office:value-type="float" office:value="1256.9" calcext:value-type="float">
            <text:p>1256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48.5" calcext:value-type="float">
            <text:p>1048,5</text:p>
          </table:table-cell>
          <table:table-cell office:value-type="float" office:value="1081.1" calcext:value-type="float">
            <text:p>1081,1</text:p>
          </table:table-cell>
          <table:table-cell office:value-type="float" office:value="1329.2" calcext:value-type="float">
            <text:p>1329,2</text:p>
          </table:table-cell>
          <table:table-cell office:value-type="float" office:value="1029.9" calcext:value-type="float">
            <text:p>1029,9</text:p>
          </table:table-cell>
          <table:table-cell office:value-type="float" office:value="991.2" calcext:value-type="float">
            <text:p>991,2</text:p>
          </table:table-cell>
          <table:table-cell office:value-type="float" office:value="932.7" calcext:value-type="float">
            <text:p>932,7</text:p>
          </table:table-cell>
          <table:table-cell office:value-type="float" office:value="1051.2" calcext:value-type="float">
            <text:p>1051,2</text:p>
          </table:table-cell>
          <table:table-cell office:value-type="float" office:value="1152.1" calcext:value-type="float">
            <text:p>1152,1</text:p>
          </table:table-cell>
          <table:table-cell office:value-type="float" office:value="1224.9" calcext:value-type="float">
            <text:p>1224,9</text:p>
          </table:table-cell>
          <table:table-cell office:value-type="float" office:value="1217.1" calcext:value-type="float">
            <text:p>1217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48.5" calcext:value-type="float">
            <text:p>1048,5</text:p>
          </table:table-cell>
          <table:table-cell office:value-type="float" office:value="1107.3" calcext:value-type="float">
            <text:p>1107,3</text:p>
          </table:table-cell>
          <table:table-cell office:value-type="float" office:value="1352.7" calcext:value-type="float">
            <text:p>1352,7</text:p>
          </table:table-cell>
          <table:table-cell office:value-type="float" office:value="1172.9" calcext:value-type="float">
            <text:p>1172,9</text:p>
          </table:table-cell>
          <table:table-cell office:value-type="float" office:value="1184.3" calcext:value-type="float">
            <text:p>1184,3</text:p>
          </table:table-cell>
          <table:table-cell office:value-type="float" office:value="1134.3" calcext:value-type="float">
            <text:p>1134,3</text:p>
          </table:table-cell>
          <table:table-cell office:value-type="float" office:value="1083.4" calcext:value-type="float">
            <text:p>1083,4</text:p>
          </table:table-cell>
          <table:table-cell office:value-type="float" office:value="1254.3" calcext:value-type="float">
            <text:p>1254,3</text:p>
          </table:table-cell>
          <table:table-cell office:value-type="float" office:value="1128.6" calcext:value-type="float">
            <text:p>1128,6</text:p>
          </table:table-cell>
          <table:table-cell office:value-type="float" office:value="1200.9" calcext:value-type="float">
            <text:p>1200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04.4" calcext:value-type="float">
            <text:p>1304,4</text:p>
          </table:table-cell>
          <table:table-cell office:value-type="float" office:value="1209.9" calcext:value-type="float">
            <text:p>1209,9</text:p>
          </table:table-cell>
          <table:table-cell office:value-type="float" office:value="1118.6" calcext:value-type="float">
            <text:p>1118,6</text:p>
          </table:table-cell>
          <table:table-cell office:value-type="float" office:value="1172.9" calcext:value-type="float">
            <text:p>1172,9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09.9" calcext:value-type="float">
            <text:p>1009,9</text:p>
          </table:table-cell>
          <table:table-cell office:value-type="float" office:value="1078.4" calcext:value-type="float">
            <text:p>1078,4</text:p>
          </table:table-cell>
          <table:table-cell office:value-type="float" office:value="1184.2" calcext:value-type="float">
            <text:p>1184,2</text:p>
          </table:table-cell>
          <table:table-cell office:value-type="float" office:value="1192.7" calcext:value-type="float">
            <text:p>1192,7</text:p>
          </table:table-cell>
          <table:table-cell office:value-type="float" office:value="1350.5" calcext:value-type="float">
            <text:p>1350,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9.4" calcext:value-type="float">
            <text:p>1009,4</text:p>
          </table:table-cell>
          <table:table-cell office:value-type="float" office:value="1256.1" calcext:value-type="float">
            <text:p>1256,1</text:p>
          </table:table-cell>
          <table:table-cell office:value-type="float" office:value="1015.6" calcext:value-type="float">
            <text:p>1015,6</text:p>
          </table:table-cell>
          <table:table-cell office:value-type="float" office:value="1208" calcext:value-type="float">
            <text:p>1208</text:p>
          </table:table-cell>
          <table:table-cell office:value-type="float" office:value="1011.2" calcext:value-type="float">
            <text:p>1011,2</text:p>
          </table:table-cell>
          <table:table-cell office:value-type="float" office:value="1011.5" calcext:value-type="float">
            <text:p>1011,5</text:p>
          </table:table-cell>
          <table:table-cell office:value-type="float" office:value="1048.6" calcext:value-type="float">
            <text:p>1048,6</text:p>
          </table:table-cell>
          <table:table-cell office:value-type="float" office:value="1149.2" calcext:value-type="float">
            <text:p>1149,2</text:p>
          </table:table-cell>
          <table:table-cell office:value-type="float" office:value="1153.1" calcext:value-type="float">
            <text:p>1153,1</text:p>
          </table:table-cell>
          <table:table-cell office:value-type="float" office:value="1177.9" calcext:value-type="float">
            <text:p>1177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03.4" calcext:value-type="float">
            <text:p>1503,4</text:p>
          </table:table-cell>
          <table:table-cell office:value-type="float" office:value="1296.6" calcext:value-type="float">
            <text:p>1296,6</text:p>
          </table:table-cell>
          <table:table-cell office:value-type="float" office:value="1335.8" calcext:value-type="float">
            <text:p>1335,8</text:p>
          </table:table-cell>
          <table:table-cell office:value-type="float" office:value="1208" calcext:value-type="float">
            <text:p>1208</text:p>
          </table:table-cell>
          <table:table-cell office:value-type="float" office:value="1354.7" calcext:value-type="float">
            <text:p>1354,7</text:p>
          </table:table-cell>
          <table:table-cell office:value-type="float" office:value="1060.2" calcext:value-type="float">
            <text:p>1060,2</text:p>
          </table:table-cell>
          <table:table-cell office:value-type="float" office:value="1044.7" calcext:value-type="float">
            <text:p>1044,7</text:p>
          </table:table-cell>
          <table:table-cell office:value-type="float" office:value="1160.7" calcext:value-type="float">
            <text:p>1160,7</text:p>
          </table:table-cell>
          <table:table-cell office:value-type="float" office:value="1182.5" calcext:value-type="float">
            <text:p>1182,5</text:p>
          </table:table-cell>
          <table:table-cell office:value-type="float" office:value="1256.9" calcext:value-type="float">
            <text:p>1256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11.3" calcext:value-type="float">
            <text:p>1011,3</text:p>
          </table:table-cell>
          <table:table-cell office:value-type="float" office:value="1202.2" calcext:value-type="float">
            <text:p>1202,2</text:p>
          </table:table-cell>
          <table:table-cell office:value-type="float" office:value="1093.5" calcext:value-type="float">
            <text:p>1093,5</text:p>
          </table:table-cell>
          <table:table-cell office:value-type="float" office:value="1651.7" calcext:value-type="float">
            <text:p>1651,7</text:p>
          </table:table-cell>
          <table:table-cell office:value-type="float" office:value="881.4" calcext:value-type="float">
            <text:p>881,4</text:p>
          </table:table-cell>
          <table:table-cell office:value-type="float" office:value="1002.8" calcext:value-type="float">
            <text:p>1002,8</text:p>
          </table:table-cell>
          <table:table-cell office:value-type="float" office:value="1072.7" calcext:value-type="float">
            <text:p>1072,7</text:p>
          </table:table-cell>
          <table:table-cell office:value-type="float" office:value="1203" calcext:value-type="float">
            <text:p>1203</text:p>
          </table:table-cell>
          <table:table-cell office:value-type="float" office:value="1224.9" calcext:value-type="float">
            <text:p>1224,9</text:p>
          </table:table-cell>
          <table:table-cell office:value-type="float" office:value="1217.1" calcext:value-type="float">
            <text:p>1217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.2" calcext:value-type="float">
            <text:p>978,2</text:p>
          </table:table-cell>
          <table:table-cell office:value-type="float" office:value="1205.6" calcext:value-type="float">
            <text:p>1205,6</text:p>
          </table:table-cell>
          <table:table-cell office:value-type="float" office:value="1353.8" calcext:value-type="float">
            <text:p>1353,8</text:p>
          </table:table-cell>
          <table:table-cell office:value-type="float" office:value="1651.7" calcext:value-type="float">
            <text:p>1651,7</text:p>
          </table:table-cell>
          <table:table-cell office:value-type="float" office:value="1022.7" calcext:value-type="float">
            <text:p>1022,7</text:p>
          </table:table-cell>
          <table:table-cell office:value-type="float" office:value="1002" calcext:value-type="float">
            <text:p>1002</text:p>
          </table:table-cell>
          <table:table-cell office:value-type="float" office:value="1153" calcext:value-type="float">
            <text:p>1153</text:p>
          </table:table-cell>
          <table:table-cell office:value-type="float" office:value="1093.7" calcext:value-type="float">
            <text:p>1093,7</text:p>
          </table:table-cell>
          <table:table-cell office:value-type="float" office:value="1128.6" calcext:value-type="float">
            <text:p>1128,6</text:p>
          </table:table-cell>
          <table:table-cell office:value-type="float" office:value="1200.9" calcext:value-type="float">
            <text:p>1200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17" calcext:value-type="float">
            <text:p>1117</text:p>
          </table:table-cell>
          <table:table-cell office:value-type="float" office:value="999.5" calcext:value-type="float">
            <text:p>999,5</text:p>
          </table:table-cell>
          <table:table-cell office:value-type="float" office:value="1197.9" calcext:value-type="float">
            <text:p>1197,9</text:p>
          </table:table-cell>
          <table:table-cell office:value-type="float" office:value="1088.8" calcext:value-type="float">
            <text:p>1088,8</text:p>
          </table:table-cell>
          <table:table-cell office:value-type="float" office:value="1219" calcext:value-type="float">
            <text:p>1219</text:p>
          </table:table-cell>
          <table:table-cell office:value-type="float" office:value="1140.9" calcext:value-type="float">
            <text:p>1140,9</text:p>
          </table:table-cell>
          <table:table-cell office:value-type="float" office:value="1029.6" calcext:value-type="float">
            <text:p>1029,6</text:p>
          </table:table-cell>
          <table:table-cell office:value-type="float" office:value="1130.1" calcext:value-type="float">
            <text:p>1130,1</text:p>
          </table:table-cell>
          <table:table-cell office:value-type="float" office:value="1189.9" calcext:value-type="float">
            <text:p>1189,9</text:p>
          </table:table-cell>
          <table:table-cell office:value-type="float" office:value="1068.8" calcext:value-type="float">
            <text:p>1068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55" calcext:value-type="float">
            <text:p>1155</text:p>
          </table:table-cell>
          <table:table-cell office:value-type="float" office:value="1002.4" calcext:value-type="float">
            <text:p>1002,4</text:p>
          </table:table-cell>
          <table:table-cell office:value-type="float" office:value="972.2" calcext:value-type="float">
            <text:p>972,2</text:p>
          </table:table-cell>
          <table:table-cell office:value-type="float" office:value="1088.8" calcext:value-type="float">
            <text:p>1088,8</text:p>
          </table:table-cell>
          <table:table-cell office:value-type="float" office:value="1339.9" calcext:value-type="float">
            <text:p>1339,9</text:p>
          </table:table-cell>
          <table:table-cell office:value-type="float" office:value="1085.1" calcext:value-type="float">
            <text:p>1085,1</text:p>
          </table:table-cell>
          <table:table-cell office:value-type="float" office:value="1026.9" calcext:value-type="float">
            <text:p>1026,9</text:p>
          </table:table-cell>
          <table:table-cell office:value-type="float" office:value="1083.7" calcext:value-type="float">
            <text:p>1083,7</text:p>
          </table:table-cell>
          <table:table-cell office:value-type="float" office:value="1230.2" calcext:value-type="float">
            <text:p>1230,2</text:p>
          </table:table-cell>
          <table:table-cell office:value-type="float" office:value="1207.2" calcext:value-type="float">
            <text:p>120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88.9" calcext:value-type="float">
            <text:p>1188,9</text:p>
          </table:table-cell>
          <table:table-cell office:value-type="float" office:value="1097.1" calcext:value-type="float">
            <text:p>1097,1</text:p>
          </table:table-cell>
          <table:table-cell office:value-type="float" office:value="942.5" calcext:value-type="float">
            <text:p>942,5</text:p>
          </table:table-cell>
          <table:table-cell office:value-type="float" office:value="1176.6" calcext:value-type="float">
            <text:p>1176,6</text:p>
          </table:table-cell>
          <table:table-cell office:value-type="float" office:value="1009.7" calcext:value-type="float">
            <text:p>1009,7</text:p>
          </table:table-cell>
          <table:table-cell office:value-type="float" office:value="1144.4" calcext:value-type="float">
            <text:p>1144,4</text:p>
          </table:table-cell>
          <table:table-cell office:value-type="float" office:value="1252.6" calcext:value-type="float">
            <text:p>1252,6</text:p>
          </table:table-cell>
          <table:table-cell office:value-type="float" office:value="1012.1" calcext:value-type="float">
            <text:p>1012,1</text:p>
          </table:table-cell>
          <table:table-cell office:value-type="float" office:value="1188.1" calcext:value-type="float">
            <text:p>1188,1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6.6" calcext:value-type="float">
            <text:p>1146,6</text:p>
          </table:table-cell>
          <table:table-cell office:value-type="float" office:value="1083.5" calcext:value-type="float">
            <text:p>1083,5</text:p>
          </table:table-cell>
          <table:table-cell office:value-type="float" office:value="1075.2" calcext:value-type="float">
            <text:p>1075,2</text:p>
          </table:table-cell>
          <table:table-cell office:value-type="float" office:value="1176.6" calcext:value-type="float">
            <text:p>1176,6</text:p>
          </table:table-cell>
          <table:table-cell office:value-type="float" office:value="1208.6" calcext:value-type="float">
            <text:p>1208,6</text:p>
          </table:table-cell>
          <table:table-cell office:value-type="float" office:value="1043.8" calcext:value-type="float">
            <text:p>1043,8</text:p>
          </table:table-cell>
          <table:table-cell office:value-type="float" office:value="1240.8" calcext:value-type="float">
            <text:p>1240,8</text:p>
          </table:table-cell>
          <table:table-cell office:value-type="float" office:value="1081" calcext:value-type="float">
            <text:p>1081</text:p>
          </table:table-cell>
          <table:table-cell office:value-type="float" office:value="1119.4" calcext:value-type="float">
            <text:p>1119,4</text:p>
          </table:table-cell>
          <table:table-cell office:value-type="float" office:value="1154.3" calcext:value-type="float">
            <text:p>1154,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6.8" calcext:value-type="float">
            <text:p>1146,8</text:p>
          </table:table-cell>
          <table:table-cell office:value-type="float" office:value="1011.7" calcext:value-type="float">
            <text:p>1011,7</text:p>
          </table:table-cell>
          <table:table-cell office:value-type="float" office:value="1033.3" calcext:value-type="float">
            <text:p>1033,3</text:p>
          </table:table-cell>
          <table:table-cell office:value-type="float" office:value="1176.8" calcext:value-type="float">
            <text:p>1176,8</text:p>
          </table:table-cell>
          <table:table-cell office:value-type="float" office:value="952.4" calcext:value-type="float">
            <text:p>952,4</text:p>
          </table:table-cell>
          <table:table-cell office:value-type="float" office:value="991.9" calcext:value-type="float">
            <text:p>991,9</text:p>
          </table:table-cell>
          <table:table-cell office:value-type="float" office:value="1035.1" calcext:value-type="float">
            <text:p>1035,1</text:p>
          </table:table-cell>
          <table:table-cell office:value-type="float" office:value="1078.4" calcext:value-type="float">
            <text:p>1078,4</text:p>
          </table:table-cell>
          <table:table-cell office:value-type="float" office:value="1082.1" calcext:value-type="float">
            <text:p>1082,1</text:p>
          </table:table-cell>
          <table:table-cell office:value-type="float" office:value="1231.5" calcext:value-type="float">
            <text:p>1231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6.6" calcext:value-type="float">
            <text:p>1146,6</text:p>
          </table:table-cell>
          <table:table-cell office:value-type="float" office:value="1090.4" calcext:value-type="float">
            <text:p>1090,4</text:p>
          </table:table-cell>
          <table:table-cell office:value-type="float" office:value="1340.4" calcext:value-type="float">
            <text:p>1340,4</text:p>
          </table:table-cell>
          <table:table-cell office:value-type="float" office:value="1176.8" calcext:value-type="float">
            <text:p>1176,8</text:p>
          </table:table-cell>
          <table:table-cell office:value-type="float" office:value="1046.1" calcext:value-type="float">
            <text:p>1046,1</text:p>
          </table:table-cell>
          <table:table-cell office:value-type="float" office:value="1133.6" calcext:value-type="float">
            <text:p>1133,6</text:p>
          </table:table-cell>
          <table:table-cell office:value-type="float" office:value="1068.2" calcext:value-type="float">
            <text:p>1068,2</text:p>
          </table:table-cell>
          <table:table-cell office:value-type="float" office:value="1108.8" calcext:value-type="float">
            <text:p>1108,8</text:p>
          </table:table-cell>
          <table:table-cell office:value-type="float" office:value="1189.9" calcext:value-type="float">
            <text:p>1189,9</text:p>
          </table:table-cell>
          <table:table-cell office:value-type="float" office:value="1068.8" calcext:value-type="float">
            <text:p>1068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7.2" calcext:value-type="float">
            <text:p>1147,2</text:p>
          </table:table-cell>
          <table:table-cell office:value-type="float" office:value="1016.1" calcext:value-type="float">
            <text:p>1016,1</text:p>
          </table:table-cell>
          <table:table-cell office:value-type="float" office:value="1063" calcext:value-type="float">
            <text:p>1063</text:p>
          </table:table-cell>
          <table:table-cell office:value-type="float" office:value="1177.4" calcext:value-type="float">
            <text:p>1177,4</text:p>
          </table:table-cell>
          <table:table-cell office:value-type="float" office:value="953.9" calcext:value-type="float">
            <text:p>953,9</text:p>
          </table:table-cell>
          <table:table-cell office:value-type="float" office:value="1005.2" calcext:value-type="float">
            <text:p>1005,2</text:p>
          </table:table-cell>
          <table:table-cell office:value-type="float" office:value="1048.7" calcext:value-type="float">
            <text:p>1048,7</text:p>
          </table:table-cell>
          <table:table-cell office:value-type="float" office:value="1104.9" calcext:value-type="float">
            <text:p>1104,9</text:p>
          </table:table-cell>
          <table:table-cell office:value-type="float" office:value="1230.2" calcext:value-type="float">
            <text:p>1230,2</text:p>
          </table:table-cell>
          <table:table-cell office:value-type="float" office:value="1207.2" calcext:value-type="float">
            <text:p>120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4.8" calcext:value-type="float">
            <text:p>1144,8</text:p>
          </table:table-cell>
          <table:table-cell office:value-type="float" office:value="1097" calcext:value-type="float">
            <text:p>1097</text:p>
          </table:table-cell>
          <table:table-cell office:value-type="float" office:value="1008.7" calcext:value-type="float">
            <text:p>1008,7</text:p>
          </table:table-cell>
          <table:table-cell office:value-type="float" office:value="1177.4" calcext:value-type="float">
            <text:p>1177,4</text:p>
          </table:table-cell>
          <table:table-cell office:value-type="float" office:value="965.1" calcext:value-type="float">
            <text:p>965,1</text:p>
          </table:table-cell>
          <table:table-cell office:value-type="float" office:value="1043.5" calcext:value-type="float">
            <text:p>1043,5</text:p>
          </table:table-cell>
          <table:table-cell office:value-type="float" office:value="1046.4" calcext:value-type="float">
            <text:p>1046,4</text:p>
          </table:table-cell>
          <table:table-cell office:value-type="float" office:value="1185.5" calcext:value-type="float">
            <text:p>1185,5</text:p>
          </table:table-cell>
          <table:table-cell office:value-type="float" office:value="1188.1" calcext:value-type="float">
            <text:p>1188,1</text:p>
          </table:table-cell>
          <table:table-cell office:value-type="float" office:value="993" calcext:value-type="float">
            <text:p>99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7.6" calcext:value-type="float">
            <text:p>1147,6</text:p>
          </table:table-cell>
          <table:table-cell office:value-type="float" office:value="1008.5" calcext:value-type="float">
            <text:p>1008,5</text:p>
          </table:table-cell>
          <table:table-cell office:value-type="float" office:value="1187.7" calcext:value-type="float">
            <text:p>1187,7</text:p>
          </table:table-cell>
          <table:table-cell office:value-type="float" office:value="1177.8" calcext:value-type="float">
            <text:p>1177,8</text:p>
          </table:table-cell>
          <table:table-cell office:value-type="float" office:value="1008.4" calcext:value-type="float">
            <text:p>1008,4</text:p>
          </table:table-cell>
          <table:table-cell office:value-type="float" office:value="1081.9" calcext:value-type="float">
            <text:p>1081,9</text:p>
          </table:table-cell>
          <table:table-cell office:value-type="float" office:value="1040.8" calcext:value-type="float">
            <text:p>1040,8</text:p>
          </table:table-cell>
          <table:table-cell office:value-type="float" office:value="1118.2" calcext:value-type="float">
            <text:p>1118,2</text:p>
          </table:table-cell>
          <table:table-cell office:value-type="float" office:value="1119.4" calcext:value-type="float">
            <text:p>1119,4</text:p>
          </table:table-cell>
          <table:table-cell office:value-type="float" office:value="1154.3" calcext:value-type="float">
            <text:p>1154,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92.9" calcext:value-type="float">
            <text:p>1192,9</text:p>
          </table:table-cell>
          <table:table-cell office:value-type="float" office:value="1077.8" calcext:value-type="float">
            <text:p>1077,8</text:p>
          </table:table-cell>
          <table:table-cell office:value-type="float" office:value="993.8" calcext:value-type="float">
            <text:p>993,8</text:p>
          </table:table-cell>
          <table:table-cell office:value-type="float" office:value="1177.8" calcext:value-type="float">
            <text:p>1177,8</text:p>
          </table:table-cell>
          <table:table-cell office:value-type="float" office:value="967.5" calcext:value-type="float">
            <text:p>967,5</text:p>
          </table:table-cell>
          <table:table-cell office:value-type="float" office:value="1152.2" calcext:value-type="float">
            <text:p>1152,2</text:p>
          </table:table-cell>
          <table:table-cell office:value-type="float" office:value="1043.8" calcext:value-type="float">
            <text:p>1043,8</text:p>
          </table:table-cell>
          <table:table-cell office:value-type="float" office:value="1119.4" calcext:value-type="float">
            <text:p>1119,4</text:p>
          </table:table-cell>
          <table:table-cell office:value-type="float" office:value="1082.1" calcext:value-type="float">
            <text:p>1082,1</text:p>
          </table:table-cell>
          <table:table-cell office:value-type="float" office:value="1231.5" calcext:value-type="float">
            <text:p>1231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30.5" calcext:value-type="float">
            <text:p>1230,5</text:p>
          </table:table-cell>
          <table:table-cell office:value-type="float" office:value="1122.5" calcext:value-type="float">
            <text:p>1122,5</text:p>
          </table:table-cell>
          <table:table-cell office:value-type="float" office:value="1168" calcext:value-type="float">
            <text:p>1168</text:p>
          </table:table-cell>
          <table:table-cell office:value-type="float" office:value="1092" calcext:value-type="float">
            <text:p>1092</text:p>
          </table:table-cell>
          <table:table-cell office:value-type="float" office:value="1240.7" calcext:value-type="float">
            <text:p>1240,7</text:p>
          </table:table-cell>
          <table:table-cell office:value-type="float" office:value="1139.3" calcext:value-type="float">
            <text:p>1139,3</text:p>
          </table:table-cell>
          <table:table-cell office:value-type="float" office:value="986.8" calcext:value-type="float">
            <text:p>986,8</text:p>
          </table:table-cell>
          <table:table-cell office:value-type="float" office:value="1172.4" calcext:value-type="float">
            <text:p>1172,4</text:p>
          </table:table-cell>
          <table:table-cell office:value-type="float" office:value="1058.7" calcext:value-type="float">
            <text:p>1058,7</text:p>
          </table:table-cell>
          <table:table-cell office:value-type="float" office:value="1207.7" calcext:value-type="float">
            <text:p>1207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7.1" calcext:value-type="float">
            <text:p>1307,1</text:p>
          </table:table-cell>
          <table:table-cell office:value-type="float" office:value="886.2" calcext:value-type="float">
            <text:p>886,2</text:p>
          </table:table-cell>
          <table:table-cell office:value-type="float" office:value="1202.6" calcext:value-type="float">
            <text:p>1202,6</text:p>
          </table:table-cell>
          <table:table-cell office:value-type="float" office:value="1092" calcext:value-type="float">
            <text:p>1092</text:p>
          </table:table-cell>
          <table:table-cell office:value-type="float" office:value="1137.7" calcext:value-type="float">
            <text:p>1137,7</text:p>
          </table:table-cell>
          <table:table-cell office:value-type="float" office:value="1111.4" calcext:value-type="float">
            <text:p>1111,4</text:p>
          </table:table-cell>
          <table:table-cell office:value-type="float" office:value="1041.3" calcext:value-type="float">
            <text:p>1041,3</text:p>
          </table:table-cell>
          <table:table-cell office:value-type="float" office:value="1203.2" calcext:value-type="float">
            <text:p>1203,2</text:p>
          </table:table-cell>
          <table:table-cell office:value-type="float" office:value="1159.4" calcext:value-type="float">
            <text:p>1159,4</text:p>
          </table:table-cell>
          <table:table-cell office:value-type="float" office:value="945.8" calcext:value-type="float">
            <text:p>945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01.5" calcext:value-type="float">
            <text:p>1101,5</text:p>
          </table:table-cell>
          <table:table-cell office:value-type="float" office:value="1252.6" calcext:value-type="float">
            <text:p>1252,6</text:p>
          </table:table-cell>
          <table:table-cell office:value-type="float" office:value="1190.2" calcext:value-type="float">
            <text:p>1190,2</text:p>
          </table:table-cell>
          <table:table-cell office:value-type="float" office:value="1102.4" calcext:value-type="float">
            <text:p>1102,4</text:p>
          </table:table-cell>
          <table:table-cell office:value-type="float" office:value="886.4" calcext:value-type="float">
            <text:p>886,4</text:p>
          </table:table-cell>
          <table:table-cell office:value-type="float" office:value="1136" calcext:value-type="float">
            <text:p>1136</text:p>
          </table:table-cell>
          <table:table-cell office:value-type="float" office:value="1097.5" calcext:value-type="float">
            <text:p>1097,5</text:p>
          </table:table-cell>
          <table:table-cell office:value-type="float" office:value="1238.5" calcext:value-type="float">
            <text:p>1238,5</text:p>
          </table:table-cell>
          <table:table-cell office:value-type="float" office:value="1136.6" calcext:value-type="float">
            <text:p>1136,6</text:p>
          </table:table-cell>
          <table:table-cell office:value-type="float" office:value="1102.3" calcext:value-type="float">
            <text:p>1102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1.7" calcext:value-type="float">
            <text:p>1301,7</text:p>
          </table:table-cell>
          <table:table-cell office:value-type="float" office:value="1132.5" calcext:value-type="float">
            <text:p>1132,5</text:p>
          </table:table-cell>
          <table:table-cell office:value-type="float" office:value="1361.5" calcext:value-type="float">
            <text:p>1361,5</text:p>
          </table:table-cell>
          <table:table-cell office:value-type="float" office:value="1102.4" calcext:value-type="float">
            <text:p>1102,4</text:p>
          </table:table-cell>
          <table:table-cell office:value-type="float" office:value="875" calcext:value-type="float">
            <text:p>875</text:p>
          </table:table-cell>
          <table:table-cell office:value-type="float" office:value="1085.6" calcext:value-type="float">
            <text:p>1085,6</text:p>
          </table:table-cell>
          <table:table-cell office:value-type="float" office:value="1069" calcext:value-type="float">
            <text:p>1069</text:p>
          </table:table-cell>
          <table:table-cell office:value-type="float" office:value="1286.4" calcext:value-type="float">
            <text:p>1286,4</text:p>
          </table:table-cell>
          <table:table-cell office:value-type="float" office:value="1134.2" calcext:value-type="float">
            <text:p>1134,2</text:p>
          </table:table-cell>
          <table:table-cell office:value-type="float" office:value="1191" calcext:value-type="float">
            <text:p>119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94.5" calcext:value-type="float">
            <text:p>1294,5</text:p>
          </table:table-cell>
          <table:table-cell office:value-type="float" office:value="1321.9" calcext:value-type="float">
            <text:p>1321,9</text:p>
          </table:table-cell>
          <table:table-cell office:value-type="float" office:value="1309.9" calcext:value-type="float">
            <text:p>1309,9</text:p>
          </table:table-cell>
          <table:table-cell office:value-type="float" office:value="1120.7" calcext:value-type="float">
            <text:p>1120,7</text:p>
          </table:table-cell>
          <table:table-cell office:value-type="float" office:value="885.5" calcext:value-type="float">
            <text:p>885,5</text:p>
          </table:table-cell>
          <table:table-cell office:value-type="float" office:value="1125.3" calcext:value-type="float">
            <text:p>1125,3</text:p>
          </table:table-cell>
          <table:table-cell office:value-type="float" office:value="1008.8" calcext:value-type="float">
            <text:p>1008,8</text:p>
          </table:table-cell>
          <table:table-cell office:value-type="float" office:value="1245.4" calcext:value-type="float">
            <text:p>1245,4</text:p>
          </table:table-cell>
          <table:table-cell office:value-type="float" office:value="1154.7" calcext:value-type="float">
            <text:p>1154,7</text:p>
          </table:table-cell>
          <table:table-cell office:value-type="float" office:value="937.5" calcext:value-type="float">
            <text:p>937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4.4" calcext:value-type="float">
            <text:p>1304,4</text:p>
          </table:table-cell>
          <table:table-cell office:value-type="float" office:value="885.6" calcext:value-type="float">
            <text:p>885,6</text:p>
          </table:table-cell>
          <table:table-cell office:value-type="float" office:value="1137" calcext:value-type="float">
            <text:p>1137</text:p>
          </table:table-cell>
          <table:table-cell office:value-type="float" office:value="1120.7" calcext:value-type="float">
            <text:p>1120,7</text:p>
          </table:table-cell>
          <table:table-cell office:value-type="float" office:value="875" calcext:value-type="float">
            <text:p>875</text:p>
          </table:table-cell>
          <table:table-cell office:value-type="float" office:value="1139.2" calcext:value-type="float">
            <text:p>1139,2</text:p>
          </table:table-cell>
          <table:table-cell office:value-type="float" office:value="1035.1" calcext:value-type="float">
            <text:p>1035,1</text:p>
          </table:table-cell>
          <table:table-cell office:value-type="float" office:value="1262.9" calcext:value-type="float">
            <text:p>1262,9</text:p>
          </table:table-cell>
          <table:table-cell office:value-type="float" office:value="1058.7" calcext:value-type="float">
            <text:p>1058,7</text:p>
          </table:table-cell>
          <table:table-cell office:value-type="float" office:value="1207.7" calcext:value-type="float">
            <text:p>1207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14.8" calcext:value-type="float">
            <text:p>1214,8</text:p>
          </table:table-cell>
          <table:table-cell office:value-type="float" office:value="1162.2" calcext:value-type="float">
            <text:p>1162,2</text:p>
          </table:table-cell>
          <table:table-cell office:value-type="float" office:value="1291.8" calcext:value-type="float">
            <text:p>1291,8</text:p>
          </table:table-cell>
          <table:table-cell office:value-type="float" office:value="1139" calcext:value-type="float">
            <text:p>1139</text:p>
          </table:table-cell>
          <table:table-cell office:value-type="float" office:value="885.5" calcext:value-type="float">
            <text:p>885,5</text:p>
          </table:table-cell>
          <table:table-cell office:value-type="float" office:value="1153" calcext:value-type="float">
            <text:p>1153</text:p>
          </table:table-cell>
          <table:table-cell office:value-type="float" office:value="1060.8" calcext:value-type="float">
            <text:p>1060,8</text:p>
          </table:table-cell>
          <table:table-cell office:value-type="float" office:value="1416.8" calcext:value-type="float">
            <text:p>1416,8</text:p>
          </table:table-cell>
          <table:table-cell office:value-type="float" office:value="1159.4" calcext:value-type="float">
            <text:p>1159,4</text:p>
          </table:table-cell>
          <table:table-cell office:value-type="float" office:value="945.8" calcext:value-type="float">
            <text:p>945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71" calcext:value-type="float">
            <text:p>1271</text:p>
          </table:table-cell>
          <table:table-cell office:value-type="float" office:value="1341.3" calcext:value-type="float">
            <text:p>1341,3</text:p>
          </table:table-cell>
          <table:table-cell office:value-type="float" office:value="1250.9" calcext:value-type="float">
            <text:p>1250,9</text:p>
          </table:table-cell>
          <table:table-cell office:value-type="float" office:value="1139" calcext:value-type="float">
            <text:p>1139</text:p>
          </table:table-cell>
          <table:table-cell office:value-type="float" office:value="1147.2" calcext:value-type="float">
            <text:p>1147,2</text:p>
          </table:table-cell>
          <table:table-cell office:value-type="float" office:value="1124.6" calcext:value-type="float">
            <text:p>1124,6</text:p>
          </table:table-cell>
          <table:table-cell office:value-type="float" office:value="1049.5" calcext:value-type="float">
            <text:p>1049,5</text:p>
          </table:table-cell>
          <table:table-cell office:value-type="float" office:value="1260.3" calcext:value-type="float">
            <text:p>1260,3</text:p>
          </table:table-cell>
          <table:table-cell office:value-type="float" office:value="1136.6" calcext:value-type="float">
            <text:p>1136,6</text:p>
          </table:table-cell>
          <table:table-cell office:value-type="float" office:value="1102.3" calcext:value-type="float">
            <text:p>1102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58" calcext:value-type="float">
            <text:p>1158</text:p>
          </table:table-cell>
          <table:table-cell office:value-type="float" office:value="1130.4" calcext:value-type="float">
            <text:p>1130,4</text:p>
          </table:table-cell>
          <table:table-cell office:value-type="float" office:value="1099.1" calcext:value-type="float">
            <text:p>1099,1</text:p>
          </table:table-cell>
          <table:table-cell office:value-type="float" office:value="1310.2" calcext:value-type="float">
            <text:p>1310,2</text:p>
          </table:table-cell>
          <table:table-cell office:value-type="float" office:value="886.4" calcext:value-type="float">
            <text:p>886,4</text:p>
          </table:table-cell>
          <table:table-cell office:value-type="float" office:value="1121.4" calcext:value-type="float">
            <text:p>1121,4</text:p>
          </table:table-cell>
          <table:table-cell office:value-type="float" office:value="1098.4" calcext:value-type="float">
            <text:p>1098,4</text:p>
          </table:table-cell>
          <table:table-cell office:value-type="float" office:value="1274.9" calcext:value-type="float">
            <text:p>1274,9</text:p>
          </table:table-cell>
          <table:table-cell office:value-type="float" office:value="1134.2" calcext:value-type="float">
            <text:p>1134,2</text:p>
          </table:table-cell>
          <table:table-cell office:value-type="float" office:value="1191" calcext:value-type="float">
            <text:p>119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48.2" calcext:value-type="float">
            <text:p>1248,2</text:p>
          </table:table-cell>
          <table:table-cell office:value-type="float" office:value="886" calcext:value-type="float">
            <text:p>886</text:p>
          </table:table-cell>
          <table:table-cell office:value-type="float" office:value="1139.9" calcext:value-type="float">
            <text:p>1139,9</text:p>
          </table:table-cell>
          <table:table-cell office:value-type="float" office:value="1310.2" calcext:value-type="float">
            <text:p>1310,2</text:p>
          </table:table-cell>
          <table:table-cell office:value-type="float" office:value="1152.4" calcext:value-type="float">
            <text:p>1152,4</text:p>
          </table:table-cell>
          <table:table-cell office:value-type="float" office:value="1112.8" calcext:value-type="float">
            <text:p>1112,8</text:p>
          </table:table-cell>
          <table:table-cell office:value-type="float" office:value="1031" calcext:value-type="float">
            <text:p>1031</text:p>
          </table:table-cell>
          <table:table-cell office:value-type="float" office:value="1235.4" calcext:value-type="float">
            <text:p>1235,4</text:p>
          </table:table-cell>
          <table:table-cell office:value-type="float" office:value="1154.7" calcext:value-type="float">
            <text:p>1154,7</text:p>
          </table:table-cell>
          <table:table-cell office:value-type="float" office:value="937.5" calcext:value-type="float">
            <text:p>937,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89.3" calcext:value-type="float">
            <text:p>1089,3</text:p>
          </table:table-cell>
          <table:table-cell office:value-type="float" office:value="1007.2" calcext:value-type="float">
            <text:p>1007,2</text:p>
          </table:table-cell>
          <table:table-cell office:value-type="float" office:value="1381.3" calcext:value-type="float">
            <text:p>1381,3</text:p>
          </table:table-cell>
          <table:table-cell office:value-type="float" office:value="963.3" calcext:value-type="float">
            <text:p>963,3</text:p>
          </table:table-cell>
          <table:table-cell office:value-type="float" office:value="994.9" calcext:value-type="float">
            <text:p>994,9</text:p>
          </table:table-cell>
          <table:table-cell office:value-type="float" office:value="1051" calcext:value-type="float">
            <text:p>1051</text:p>
          </table:table-cell>
          <table:table-cell office:value-type="float" office:value="907.5" calcext:value-type="float">
            <text:p>907,5</text:p>
          </table:table-cell>
          <table:table-cell office:value-type="float" office:value="1090.2" calcext:value-type="float">
            <text:p>1090,2</text:p>
          </table:table-cell>
          <table:table-cell office:value-type="float" office:value="1027.2" calcext:value-type="float">
            <text:p>1027,2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73.5" calcext:value-type="float">
            <text:p>1073,5</text:p>
          </table:table-cell>
          <table:table-cell office:value-type="float" office:value="1138.3" calcext:value-type="float">
            <text:p>1138,3</text:p>
          </table:table-cell>
          <table:table-cell office:value-type="float" office:value="1265.1" calcext:value-type="float">
            <text:p>1265,1</text:p>
          </table:table-cell>
          <table:table-cell office:value-type="float" office:value="963.3" calcext:value-type="float">
            <text:p>963,3</text:p>
          </table:table-cell>
          <table:table-cell office:value-type="float" office:value="1004.3" calcext:value-type="float">
            <text:p>1004,3</text:p>
          </table:table-cell>
          <table:table-cell office:value-type="float" office:value="980.4" calcext:value-type="float">
            <text:p>980,4</text:p>
          </table:table-cell>
          <table:table-cell office:value-type="float" office:value="1158.8" calcext:value-type="float">
            <text:p>1158,8</text:p>
          </table:table-cell>
          <table:table-cell office:value-type="float" office:value="1082.8" calcext:value-type="float">
            <text:p>1082,8</text:p>
          </table:table-cell>
          <table:table-cell office:value-type="float" office:value="1044.4" calcext:value-type="float">
            <text:p>1044,4</text:p>
          </table:table-cell>
          <table:table-cell office:value-type="float" office:value="1081.1" calcext:value-type="float">
            <text:p>1081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27.5" calcext:value-type="float">
            <text:p>1027,5</text:p>
          </table:table-cell>
          <table:table-cell office:value-type="float" office:value="960.2" calcext:value-type="float">
            <text:p>960,2</text:p>
          </table:table-cell>
          <table:table-cell office:value-type="float" office:value="968.2" calcext:value-type="float">
            <text:p>968,2</text:p>
          </table:table-cell>
          <table:table-cell office:value-type="float" office:value="972.8" calcext:value-type="float">
            <text:p>972,8</text:p>
          </table:table-cell>
          <table:table-cell office:value-type="float" office:value="1094" calcext:value-type="float">
            <text:p>1094</text:p>
          </table:table-cell>
          <table:table-cell office:value-type="float" office:value="987.8" calcext:value-type="float">
            <text:p>987,8</text:p>
          </table:table-cell>
          <table:table-cell office:value-type="float" office:value="1114.6" calcext:value-type="float">
            <text:p>1114,6</text:p>
          </table:table-cell>
          <table:table-cell office:value-type="float" office:value="1073.2" calcext:value-type="float">
            <text:p>1073,2</text:p>
          </table:table-cell>
          <table:table-cell office:value-type="float" office:value="1167.7" calcext:value-type="float">
            <text:p>1167,7</text:p>
          </table:table-cell>
          <table:table-cell office:value-type="float" office:value="1234.9" calcext:value-type="float">
            <text:p>1234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06.2" calcext:value-type="float">
            <text:p>1006,2</text:p>
          </table:table-cell>
          <table:table-cell office:value-type="float" office:value="1023.1" calcext:value-type="float">
            <text:p>1023,1</text:p>
          </table:table-cell>
          <table:table-cell office:value-type="float" office:value="1285.9" calcext:value-type="float">
            <text:p>1285,9</text:p>
          </table:table-cell>
          <table:table-cell office:value-type="float" office:value="972.8" calcext:value-type="float">
            <text:p>972,8</text:p>
          </table:table-cell>
          <table:table-cell office:value-type="float" office:value="1228.9" calcext:value-type="float">
            <text:p>1228,9</text:p>
          </table:table-cell>
          <table:table-cell office:value-type="float" office:value="986.8" calcext:value-type="float">
            <text:p>986,8</text:p>
          </table:table-cell>
          <table:table-cell office:value-type="float" office:value="1070" calcext:value-type="float">
            <text:p>1070</text:p>
          </table:table-cell>
          <table:table-cell office:value-type="float" office:value="1098" calcext:value-type="float">
            <text:p>1098</text:p>
          </table:table-cell>
          <table:table-cell office:value-type="float" office:value="1048.5" calcext:value-type="float">
            <text:p>1048,5</text:p>
          </table:table-cell>
          <table:table-cell office:value-type="float" office:value="1166.8" calcext:value-type="float">
            <text:p>1166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72.8" calcext:value-type="float">
            <text:p>972,8</text:p>
          </table:table-cell>
          <table:table-cell office:value-type="float" office:value="998.4" calcext:value-type="float">
            <text:p>998,4</text:p>
          </table:table-cell>
          <table:table-cell office:value-type="float" office:value="944" calcext:value-type="float">
            <text:p>944</text:p>
          </table:table-cell>
          <table:table-cell office:value-type="float" office:value="1007.6" calcext:value-type="float">
            <text:p>1007,6</text:p>
          </table:table-cell>
          <table:table-cell office:value-type="float" office:value="992.2" calcext:value-type="float">
            <text:p>992,2</text:p>
          </table:table-cell>
          <table:table-cell office:value-type="float" office:value="1031.2" calcext:value-type="float">
            <text:p>1031,2</text:p>
          </table:table-cell>
          <table:table-cell office:value-type="float" office:value="1007.7" calcext:value-type="float">
            <text:p>1007,7</text:p>
          </table:table-cell>
          <table:table-cell office:value-type="float" office:value="1108.6" calcext:value-type="float">
            <text:p>1108,6</text:p>
          </table:table-cell>
          <table:table-cell office:value-type="float" office:value="1029.8" calcext:value-type="float">
            <text:p>1029,8</text:p>
          </table:table-cell>
          <table:table-cell office:value-type="float" office:value="1085.7" calcext:value-type="float">
            <text:p>1085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70.7" calcext:value-type="float">
            <text:p>970,7</text:p>
          </table:table-cell>
          <table:table-cell office:value-type="float" office:value="948.4" calcext:value-type="float">
            <text:p>948,4</text:p>
          </table:table-cell>
          <table:table-cell office:value-type="float" office:value="1015.9" calcext:value-type="float">
            <text:p>1015,9</text:p>
          </table:table-cell>
          <table:table-cell office:value-type="float" office:value="1007.6" calcext:value-type="float">
            <text:p>1007,6</text:p>
          </table:table-cell>
          <table:table-cell office:value-type="float" office:value="1260.5" calcext:value-type="float">
            <text:p>1260,5</text:p>
          </table:table-cell>
          <table:table-cell office:value-type="float" office:value="1157.4" calcext:value-type="float">
            <text:p>1157,4</text:p>
          </table:table-cell>
          <table:table-cell office:value-type="float" office:value="1089.2" calcext:value-type="float">
            <text:p>1089,2</text:p>
          </table:table-cell>
          <table:table-cell office:value-type="float" office:value="1141.4" calcext:value-type="float">
            <text:p>1141,4</text:p>
          </table:table-cell>
          <table:table-cell office:value-type="float" office:value="1027.2" calcext:value-type="float">
            <text:p>1027,2</text:p>
          </table:table-cell>
          <table:table-cell office:value-type="float" office:value="1153" calcext:value-type="float">
            <text:p>115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55.1" calcext:value-type="float">
            <text:p>955,1</text:p>
          </table:table-cell>
          <table:table-cell office:value-type="float" office:value="1093" calcext:value-type="float">
            <text:p>1093</text:p>
          </table:table-cell>
          <table:table-cell office:value-type="float" office:value="1169.2" calcext:value-type="float">
            <text:p>1169,2</text:p>
          </table:table-cell>
          <table:table-cell office:value-type="float" office:value="1025" calcext:value-type="float">
            <text:p>1025</text:p>
          </table:table-cell>
          <table:table-cell office:value-type="float" office:value="930.9" calcext:value-type="float">
            <text:p>930,9</text:p>
          </table:table-cell>
          <table:table-cell office:value-type="float" office:value="1060.4" calcext:value-type="float">
            <text:p>1060,4</text:p>
          </table:table-cell>
          <table:table-cell office:value-type="float" office:value="1041.5" calcext:value-type="float">
            <text:p>1041,5</text:p>
          </table:table-cell>
          <table:table-cell office:value-type="float" office:value="1138.8" calcext:value-type="float">
            <text:p>1138,8</text:p>
          </table:table-cell>
          <table:table-cell office:value-type="float" office:value="1044.4" calcext:value-type="float">
            <text:p>1044,4</text:p>
          </table:table-cell>
          <table:table-cell office:value-type="float" office:value="1081.1" calcext:value-type="float">
            <text:p>1081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50.8" calcext:value-type="float">
            <text:p>950,8</text:p>
          </table:table-cell>
          <table:table-cell office:value-type="float" office:value="1033.8" calcext:value-type="float">
            <text:p>1033,8</text:p>
          </table:table-cell>
          <table:table-cell office:value-type="float" office:value="990.3" calcext:value-type="float">
            <text:p>990,3</text:p>
          </table:table-cell>
          <table:table-cell office:value-type="float" office:value="1025" calcext:value-type="float">
            <text:p>1025</text:p>
          </table:table-cell>
          <table:table-cell office:value-type="float" office:value="998" calcext:value-type="float">
            <text:p>998</text:p>
          </table:table-cell>
          <table:table-cell office:value-type="float" office:value="1016.9" calcext:value-type="float">
            <text:p>1016,9</text:p>
          </table:table-cell>
          <table:table-cell office:value-type="float" office:value="915.4" calcext:value-type="float">
            <text:p>915,4</text:p>
          </table:table-cell>
          <table:table-cell office:value-type="float" office:value="1185.6" calcext:value-type="float">
            <text:p>1185,6</text:p>
          </table:table-cell>
          <table:table-cell office:value-type="float" office:value="1167.7" calcext:value-type="float">
            <text:p>1167,7</text:p>
          </table:table-cell>
          <table:table-cell office:value-type="float" office:value="1234.9" calcext:value-type="float">
            <text:p>1234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061.3" calcext:value-type="float">
            <text:p>1061,3</text:p>
          </table:table-cell>
          <table:table-cell office:value-type="float" office:value="947.7" calcext:value-type="float">
            <text:p>947,7</text:p>
          </table:table-cell>
          <table:table-cell office:value-type="float" office:value="885.5" calcext:value-type="float">
            <text:p>885,5</text:p>
          </table:table-cell>
          <table:table-cell office:value-type="float" office:value="1203.2" calcext:value-type="float">
            <text:p>1203,2</text:p>
          </table:table-cell>
          <table:table-cell office:value-type="float" office:value="921.5" calcext:value-type="float">
            <text:p>921,5</text:p>
          </table:table-cell>
          <table:table-cell office:value-type="float" office:value="991.4" calcext:value-type="float">
            <text:p>991,4</text:p>
          </table:table-cell>
          <table:table-cell office:value-type="float" office:value="998.6" calcext:value-type="float">
            <text:p>998,6</text:p>
          </table:table-cell>
          <table:table-cell office:value-type="float" office:value="985.1" calcext:value-type="float">
            <text:p>985,1</text:p>
          </table:table-cell>
          <table:table-cell office:value-type="float" office:value="1048.5" calcext:value-type="float">
            <text:p>1048,5</text:p>
          </table:table-cell>
          <table:table-cell office:value-type="float" office:value="1166.8" calcext:value-type="float">
            <text:p>1166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77.6" calcext:value-type="float">
            <text:p>977,6</text:p>
          </table:table-cell>
          <table:table-cell office:value-type="float" office:value="1077.2" calcext:value-type="float">
            <text:p>1077,2</text:p>
          </table:table-cell>
          <table:table-cell office:value-type="float" office:value="1150.2" calcext:value-type="float">
            <text:p>1150,2</text:p>
          </table:table-cell>
          <table:table-cell office:value-type="float" office:value="1203.2" calcext:value-type="float">
            <text:p>1203,2</text:p>
          </table:table-cell>
          <table:table-cell office:value-type="float" office:value="897.5" calcext:value-type="float">
            <text:p>897,5</text:p>
          </table:table-cell>
          <table:table-cell office:value-type="float" office:value="963.8" calcext:value-type="float">
            <text:p>963,8</text:p>
          </table:table-cell>
          <table:table-cell office:value-type="float" office:value="1120.7" calcext:value-type="float">
            <text:p>1120,7</text:p>
          </table:table-cell>
          <table:table-cell office:value-type="float" office:value="1126.4" calcext:value-type="float">
            <text:p>1126,4</text:p>
          </table:table-cell>
          <table:table-cell office:value-type="float" office:value="1029.8" calcext:value-type="float">
            <text:p>1029,8</text:p>
          </table:table-cell>
          <table:table-cell office:value-type="float" office:value="1085.7" calcext:value-type="float">
            <text:p>1085,7</text:p>
          </table:table-cell>
        </table:table-row>
      </table:table>
      <table:table table:name="2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635.8" calcext:value-type="float">
            <text:p>1635,8</text:p>
          </table:table-cell>
          <table:table-cell office:value-type="float" office:value="1635.4" calcext:value-type="float">
            <text:p>1635,4</text:p>
          </table:table-cell>
          <table:table-cell office:value-type="float" office:value="1479.2" calcext:value-type="float">
            <text:p>1479,2</text:p>
          </table:table-cell>
          <table:table-cell office:value-type="float" office:value="1507" calcext:value-type="float">
            <text:p>1507</text:p>
          </table:table-cell>
          <table:table-cell office:value-type="float" office:value="1736.6" calcext:value-type="float">
            <text:p>1736,6</text:p>
          </table:table-cell>
          <table:table-cell office:value-type="float" office:value="1737.1" calcext:value-type="float">
            <text:p>1737,1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3" office:value-type="float" office:value="1635.6" calcext:value-type="float">
            <text:p>1635,6</text:p>
          </table:table-cell>
          <table:table-cell table:number-columns-repeated="2" office:value-type="float" office:value="1635.4" calcext:value-type="float">
            <text:p>1635,4</text:p>
          </table:table-cell>
          <table:table-cell office:value-type="float" office:value="1511.9" calcext:value-type="float">
            <text:p>1511,9</text:p>
          </table:table-cell>
          <table:table-cell office:value-type="float" office:value="1505.7" calcext:value-type="float">
            <text:p>1505,7</text:p>
          </table:table-cell>
          <table:table-cell office:value-type="float" office:value="1737.1" calcext:value-type="float">
            <text:p>1737,1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700" calcext:value-type="float">
            <text:p>1700</text:p>
          </table:table-cell>
          <table:table-cell office:value-type="float" office:value="1635.4" calcext:value-type="float">
            <text:p>1635,4</text:p>
          </table:table-cell>
          <table:table-cell office:value-type="float" office:value="1700" calcext:value-type="float">
            <text:p>1700</text:p>
          </table:table-cell>
          <table:table-cell office:value-type="float" office:value="1511.2" calcext:value-type="float">
            <text:p>1511,2</text:p>
          </table:table-cell>
          <table:table-cell office:value-type="float" office:value="1506.4" calcext:value-type="float">
            <text:p>1506,4</text:p>
          </table:table-cell>
          <table:table-cell office:value-type="float" office:value="1736.1" calcext:value-type="float">
            <text:p>1736,1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23.3" calcext:value-type="float">
            <text:p>1523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5.6" calcext:value-type="float">
            <text:p>1635,6</text:p>
          </table:table-cell>
          <table:table-cell office:value-type="float" office:value="1636.1" calcext:value-type="float">
            <text:p>1636,1</text:p>
          </table:table-cell>
          <table:table-cell office:value-type="float" office:value="1700" calcext:value-type="float">
            <text:p>1700</text:p>
          </table:table-cell>
          <table:table-cell office:value-type="float" office:value="1635.4" calcext:value-type="float">
            <text:p>1635,4</text:p>
          </table:table-cell>
          <table:table-cell office:value-type="float" office:value="1699.7" calcext:value-type="float">
            <text:p>1699,7</text:p>
          </table:table-cell>
          <table:table-cell office:value-type="float" office:value="1511.9" calcext:value-type="float">
            <text:p>1511,9</text:p>
          </table:table-cell>
          <table:table-cell office:value-type="float" office:value="1504.5" calcext:value-type="float">
            <text:p>1504,5</text:p>
          </table:table-cell>
          <table:table-cell office:value-type="float" office:value="1732.3" calcext:value-type="float">
            <text:p>1732,3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35.4" calcext:value-type="float">
            <text:p>1635,4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635.9" calcext:value-type="float">
            <text:p>1635,9</text:p>
          </table:table-cell>
          <table:table-cell office:value-type="float" office:value="1511.2" calcext:value-type="float">
            <text:p>1511,2</text:p>
          </table:table-cell>
          <table:table-cell office:value-type="float" office:value="1549.4" calcext:value-type="float">
            <text:p>1549,4</text:p>
          </table:table-cell>
          <table:table-cell office:value-type="float" office:value="1736.9" calcext:value-type="float">
            <text:p>1736,9</text:p>
          </table:table-cell>
          <table:table-cell office:value-type="float" office:value="1349.3" calcext:value-type="float">
            <text:p>1349,3</text:p>
          </table:table-cell>
          <table:table-cell office:value-type="float" office:value="1522.8" calcext:value-type="float">
            <text:p>1522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float" office:value="1630.4" calcext:value-type="float">
            <text:p>1630,4</text:p>
          </table:table-cell>
          <table:table-cell office:value-type="float" office:value="1903.8" calcext:value-type="float">
            <text:p>1903,8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522" calcext:value-type="float">
            <text:p>1522</text:p>
          </table:table-cell>
          <table:table-cell office:value-type="float" office:value="1736.1" calcext:value-type="float">
            <text:p>1736,1</text:p>
          </table:table-cell>
          <table:table-cell office:value-type="float" office:value="1498.8" calcext:value-type="float">
            <text:p>1498,8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5.6" calcext:value-type="float">
            <text:p>1635,6</text:p>
          </table:table-cell>
          <table:table-cell table:number-columns-repeated="2" office:value-type="float" office:value="1635.9" calcext:value-type="float">
            <text:p>1635,9</text:p>
          </table:table-cell>
          <table:table-cell office:value-type="float" office:value="1700" calcext:value-type="float">
            <text:p>1700</text:p>
          </table:table-cell>
          <table:table-cell office:value-type="float" office:value="1635.6" calcext:value-type="float">
            <text:p>1635,6</text:p>
          </table:table-cell>
          <table:table-cell office:value-type="float" office:value="1512.1" calcext:value-type="float">
            <text:p>1512,1</text:p>
          </table:table-cell>
          <table:table-cell office:value-type="float" office:value="1497.2" calcext:value-type="float">
            <text:p>1497,2</text:p>
          </table:table-cell>
          <table:table-cell office:value-type="float" office:value="1507.2" calcext:value-type="float">
            <text:p>1507,2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1635.6" calcext:value-type="float">
            <text:p>1635,6</text:p>
          </table:table-cell>
          <table:table-cell office:value-type="float" office:value="1699.4" calcext:value-type="float">
            <text:p>1699,4</text:p>
          </table:table-cell>
          <table:table-cell office:value-type="float" office:value="1700" calcext:value-type="float">
            <text:p>1700</text:p>
          </table:table-cell>
          <table:table-cell office:value-type="float" office:value="1635.7" calcext:value-type="float">
            <text:p>1635,7</text:p>
          </table:table-cell>
          <table:table-cell office:value-type="float" office:value="1512.1" calcext:value-type="float">
            <text:p>1512,1</text:p>
          </table:table-cell>
          <table:table-cell office:value-type="float" office:value="1737.4" calcext:value-type="float">
            <text:p>1737,4</text:p>
          </table:table-cell>
          <table:table-cell office:value-type="float" office:value="1497" calcext:value-type="float">
            <text:p>1497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23.3" calcext:value-type="float">
            <text:p>1523,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5.6" calcext:value-type="float">
            <text:p>1635,6</text:p>
          </table:table-cell>
          <table:table-cell office:value-type="float" office:value="1635.7" calcext:value-type="float">
            <text:p>1635,7</text:p>
          </table:table-cell>
          <table:table-cell office:value-type="float" office:value="1635.9" calcext:value-type="float">
            <text:p>1635,9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1519.8" calcext:value-type="float">
            <text:p>1519,8</text:p>
          </table:table-cell>
          <table:table-cell office:value-type="float" office:value="1508.5" calcext:value-type="float">
            <text:p>1508,5</text:p>
          </table:table-cell>
          <table:table-cell office:value-type="float" office:value="1502.5" calcext:value-type="float">
            <text:p>1502,5</text:p>
          </table:table-cell>
          <table:table-cell office:value-type="float" office:value="1905.1" calcext:value-type="float">
            <text:p>1905,1</text:p>
          </table:table-cell>
          <table:table-cell office:value-type="float" office:value="1511.5" calcext:value-type="float">
            <text:p>1511,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35.6" calcext:value-type="float">
            <text:p>1635,6</text:p>
          </table:table-cell>
          <table:table-cell office:value-type="float" office:value="1635.5" calcext:value-type="float">
            <text:p>1635,5</text:p>
          </table:table-cell>
          <table:table-cell office:value-type="float" office:value="1635.6" calcext:value-type="float">
            <text:p>1635,6</text:p>
          </table:table-cell>
          <table:table-cell office:value-type="float" office:value="1700" calcext:value-type="float">
            <text:p>1700</text:p>
          </table:table-cell>
          <table:table-cell office:value-type="float" office:value="1635.7" calcext:value-type="float">
            <text:p>1635,7</text:p>
          </table:table-cell>
          <table:table-cell office:value-type="float" office:value="1511.8" calcext:value-type="float">
            <text:p>1511,8</text:p>
          </table:table-cell>
          <table:table-cell office:value-type="float" office:value="1731.7" calcext:value-type="float">
            <text:p>1731,7</text:p>
          </table:table-cell>
          <table:table-cell office:value-type="float" office:value="1736.1" calcext:value-type="float">
            <text:p>1736,1</text:p>
          </table:table-cell>
          <table:table-cell office:value-type="float" office:value="1349.3" calcext:value-type="float">
            <text:p>1349,3</text:p>
          </table:table-cell>
          <table:table-cell office:value-type="float" office:value="1522.8" calcext:value-type="float">
            <text:p>1522,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2.9" calcext:value-type="float">
            <text:p>1322,9</text:p>
          </table:table-cell>
          <table:table-cell office:value-type="float" office:value="1245.1" calcext:value-type="float">
            <text:p>1245,1</text:p>
          </table:table-cell>
          <table:table-cell office:value-type="float" office:value="1317" calcext:value-type="float">
            <text:p>1317</text:p>
          </table:table-cell>
          <table:table-cell office:value-type="float" office:value="1241.2" calcext:value-type="float">
            <text:p>1241,2</text:p>
          </table:table-cell>
          <table:table-cell office:value-type="float" office:value="1317.2" calcext:value-type="float">
            <text:p>1317,2</text:p>
          </table:table-cell>
          <table:table-cell office:value-type="float" office:value="1341.2" calcext:value-type="float">
            <text:p>1341,2</text:p>
          </table:table-cell>
          <table:table-cell office:value-type="float" office:value="1265.4" calcext:value-type="float">
            <text:p>1265,4</text:p>
          </table:table-cell>
          <table:table-cell office:value-type="float" office:value="1234.7" calcext:value-type="float">
            <text:p>1234,7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0.5" calcext:value-type="float">
            <text:p>1250,5</text:p>
          </table:table-cell>
          <table:table-cell table:number-columns-repeated="2" office:value-type="float" office:value="1245.1" calcext:value-type="float">
            <text:p>1245,1</text:p>
          </table:table-cell>
          <table:table-cell office:value-type="float" office:value="1241.2" calcext:value-type="float">
            <text:p>1241,2</text:p>
          </table:table-cell>
          <table:table-cell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65.1" calcext:value-type="float">
            <text:p>1265,1</text:p>
          </table:table-cell>
          <table:table-cell office:value-type="float" office:value="1233.5" calcext:value-type="float">
            <text:p>1233,5</text:p>
          </table:table-cell>
          <table:table-cell office:value-type="float" office:value="1407.3" calcext:value-type="float">
            <text:p>1407,3</text:p>
          </table:table-cell>
          <table:table-cell office:value-type="float" office:value="1238.2" calcext:value-type="float">
            <text:p>123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.2" calcext:value-type="float">
            <text:p>1251,2</text:p>
          </table:table-cell>
          <table:table-cell office:value-type="float" office:value="1245.2" calcext:value-type="float">
            <text:p>1245,2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18.1" calcext:value-type="float">
            <text:p>1218,1</text:p>
          </table:table-cell>
          <table:table-cell office:value-type="float" office:value="1234.7" calcext:value-type="float">
            <text:p>1234,7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" calcext:value-type="float">
            <text:p>1251</text:p>
          </table:table-cell>
          <table:table-cell office:value-type="float" office:value="1245.4" calcext:value-type="float">
            <text:p>1245,4</text:p>
          </table:table-cell>
          <table:table-cell office:value-type="float" office:value="1245.1" calcext:value-type="float">
            <text:p>1245,1</text:p>
          </table:table-cell>
          <table:table-cell office:value-type="float" office:value="1242.9" calcext:value-type="float">
            <text:p>1242,9</text:p>
          </table:table-cell>
          <table:table-cell office:value-type="float" office:value="1317" calcext:value-type="float">
            <text:p>1317</text:p>
          </table:table-cell>
          <table:table-cell office:value-type="float" office:value="1241" calcext:value-type="float">
            <text:p>1241</text:p>
          </table:table-cell>
          <table:table-cell office:value-type="float" office:value="1245.3" calcext:value-type="float">
            <text:p>1245,3</text:p>
          </table:table-cell>
          <table:table-cell office:value-type="float" office:value="1233.5" calcext:value-type="float">
            <text:p>1233,5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2.5" calcext:value-type="float">
            <text:p>1322,5</text:p>
          </table:table-cell>
          <table:table-cell office:value-type="float" office:value="1244.9" calcext:value-type="float">
            <text:p>1244,9</text:p>
          </table:table-cell>
          <table:table-cell office:value-type="float" office:value="1245" calcext:value-type="float">
            <text:p>1245</text:p>
          </table:table-cell>
          <table:table-cell table:number-columns-repeated="2"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20.3" calcext:value-type="float">
            <text:p>1220,3</text:p>
          </table:table-cell>
          <table:table-cell office:value-type="float" office:value="1235.1" calcext:value-type="float">
            <text:p>1235,1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.2" calcext:value-type="float">
            <text:p>1251,2</text:p>
          </table:table-cell>
          <table:table-cell office:value-type="float" office:value="1432.9" calcext:value-type="float">
            <text:p>1432,9</text:p>
          </table:table-cell>
          <table:table-cell office:value-type="float" office:value="1507.7" calcext:value-type="float">
            <text:p>1507,7</text:p>
          </table:table-cell>
          <table:table-cell office:value-type="float" office:value="1242.9" calcext:value-type="float">
            <text:p>1242,9</text:p>
          </table:table-cell>
          <table:table-cell office:value-type="float" office:value="1316.7" calcext:value-type="float">
            <text:p>1316,7</text:p>
          </table:table-cell>
          <table:table-cell office:value-type="float" office:value="1241" calcext:value-type="float">
            <text:p>1241</text:p>
          </table:table-cell>
          <table:table-cell office:value-type="float" office:value="1410.3" calcext:value-type="float">
            <text:p>1410,3</text:p>
          </table:table-cell>
          <table:table-cell office:value-type="float" office:value="1238.2" calcext:value-type="float">
            <text:p>1238,2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2.8" calcext:value-type="float">
            <text:p>1322,8</text:p>
          </table:table-cell>
          <table:table-cell office:value-type="float" office:value="1245.4" calcext:value-type="float">
            <text:p>1245,4</text:p>
          </table:table-cell>
          <table:table-cell office:value-type="float" office:value="1326.9" calcext:value-type="float">
            <text:p>1326,9</text:p>
          </table:table-cell>
          <table:table-cell table:number-columns-repeated="2" office:value-type="float" office:value="1316.7" calcext:value-type="float">
            <text:p>1316,7</text:p>
          </table:table-cell>
          <table:table-cell office:value-type="float" office:value="1241.2" calcext:value-type="float">
            <text:p>1241,2</text:p>
          </table:table-cell>
          <table:table-cell office:value-type="float" office:value="1248" calcext:value-type="float">
            <text:p>1248</text:p>
          </table:table-cell>
          <table:table-cell office:value-type="float" office:value="1257.6" calcext:value-type="float">
            <text:p>1257,6</text:p>
          </table:table-cell>
          <table:table-cell office:value-type="float" office:value="1407.3" calcext:value-type="float">
            <text:p>1407,3</text:p>
          </table:table-cell>
          <table:table-cell office:value-type="float" office:value="1238.2" calcext:value-type="float">
            <text:p>1238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" calcext:value-type="float">
            <text:p>1251</text:p>
          </table:table-cell>
          <table:table-cell office:value-type="float" office:value="1317.2" calcext:value-type="float">
            <text:p>1317,2</text:p>
          </table:table-cell>
          <table:table-cell office:value-type="float" office:value="1245.1" calcext:value-type="float">
            <text:p>1245,1</text:p>
          </table:table-cell>
          <table:table-cell office:value-type="float" office:value="1316.7" calcext:value-type="float">
            <text:p>1316,7</text:p>
          </table:table-cell>
          <table:table-cell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17.2" calcext:value-type="float">
            <text:p>1217,2</text:p>
          </table:table-cell>
          <table:table-cell office:value-type="float" office:value="1235.1" calcext:value-type="float">
            <text:p>1235,1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51.2" calcext:value-type="float">
            <text:p>1251,2</text:p>
          </table:table-cell>
          <table:table-cell office:value-type="float" office:value="1400.6" calcext:value-type="float">
            <text:p>1400,6</text:p>
          </table:table-cell>
          <table:table-cell office:value-type="float" office:value="1316.5" calcext:value-type="float">
            <text:p>1316,5</text:p>
          </table:table-cell>
          <table:table-cell office:value-type="float" office:value="1363.7" calcext:value-type="float">
            <text:p>1363,7</text:p>
          </table:table-cell>
          <table:table-cell office:value-type="float" office:value="1242.9" calcext:value-type="float">
            <text:p>1242,9</text:p>
          </table:table-cell>
          <table:table-cell office:value-type="float" office:value="1241" calcext:value-type="float">
            <text:p>1241</text:p>
          </table:table-cell>
          <table:table-cell office:value-type="float" office:value="1246.2" calcext:value-type="float">
            <text:p>1246,2</text:p>
          </table:table-cell>
          <table:table-cell office:value-type="float" office:value="1234.7" calcext:value-type="float">
            <text:p>1234,7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322.5" calcext:value-type="float">
            <text:p>1322,5</text:p>
          </table:table-cell>
          <table:table-cell office:value-type="float" office:value="1245.4" calcext:value-type="float">
            <text:p>1245,4</text:p>
          </table:table-cell>
          <table:table-cell office:value-type="float" office:value="1316.5" calcext:value-type="float">
            <text:p>1316,5</text:p>
          </table:table-cell>
          <table:table-cell office:value-type="float" office:value="1363.7" calcext:value-type="float">
            <text:p>1363,7</text:p>
          </table:table-cell>
          <table:table-cell office:value-type="float" office:value="1242.5" calcext:value-type="float">
            <text:p>1242,5</text:p>
          </table:table-cell>
          <table:table-cell office:value-type="float" office:value="1241" calcext:value-type="float">
            <text:p>1241</text:p>
          </table:table-cell>
          <table:table-cell office:value-type="float" office:value="1217" calcext:value-type="float">
            <text:p>1217</text:p>
          </table:table-cell>
          <table:table-cell office:value-type="float" office:value="1234.6" calcext:value-type="float">
            <text:p>1234,6</text:p>
          </table:table-cell>
          <table:table-cell office:value-type="float" office:value="1240.9" calcext:value-type="float">
            <text:p>1240,9</text:p>
          </table:table-cell>
          <table:table-cell office:value-type="float" office:value="1238.3" calcext:value-type="float">
            <text:p>1238,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9" calcext:value-type="float">
            <text:p>1250,9</text:p>
          </table:table-cell>
          <table:table-cell office:value-type="float" office:value="1244.2" calcext:value-type="float">
            <text:p>1244,2</text:p>
          </table:table-cell>
          <table:table-cell/>
          <table:table-cell office:value-type="float" office:value="1234.3" calcext:value-type="float">
            <text:p>1234,3</text:p>
          </table:table-cell>
          <table:table-cell office:value-type="float" office:value="1246.9" calcext:value-type="float">
            <text:p>1246,9</text:p>
          </table:table-cell>
          <table:table-cell office:value-type="float" office:value="1264.5" calcext:value-type="float">
            <text:p>1264,5</text:p>
          </table:table-cell>
          <table:table-cell office:value-type="float" office:value="1447.2" calcext:value-type="float">
            <text:p>1447,2</text:p>
          </table:table-cell>
          <table:table-cell office:value-type="float" office:value="1450.9" calcext:value-type="float">
            <text:p>1450,9</text:p>
          </table:table-cell>
          <table:table-cell office:value-type="float" office:value="1783.3" calcext:value-type="float">
            <text:p>1783,3</text:p>
          </table:table-cell>
          <table:table-cell office:value-type="float" office:value="1516.9" calcext:value-type="float">
            <text:p>1516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8" calcext:value-type="float">
            <text:p>1250,8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float" office:value="1234.3" calcext:value-type="float">
            <text:p>1234,3</text:p>
          </table:table-cell>
          <table:table-cell office:value-type="float" office:value="1235.2" calcext:value-type="float">
            <text:p>1235,2</text:p>
          </table:table-cell>
          <table:table-cell office:value-type="float" office:value="1363.3" calcext:value-type="float">
            <text:p>1363,3</text:p>
          </table:table-cell>
          <table:table-cell office:value-type="float" office:value="1361" calcext:value-type="float">
            <text:p>1361</text:p>
          </table:table-cell>
          <table:table-cell office:value-type="float" office:value="1470.1" calcext:value-type="float">
            <text:p>1470,1</text:p>
          </table:table-cell>
          <table:table-cell office:value-type="float" office:value="1425.1" calcext:value-type="float">
            <text:p>1425,1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6" calcext:value-type="float">
            <text:p>1250,6</text:p>
          </table:table-cell>
          <table:table-cell office:value-type="float" office:value="1548.3" calcext:value-type="float">
            <text:p>1548,3</text:p>
          </table:table-cell>
          <table:table-cell/>
          <table:table-cell office:value-type="float" office:value="1234.3" calcext:value-type="float">
            <text:p>1234,3</text:p>
          </table:table-cell>
          <table:table-cell office:value-type="float" office:value="1366.5" calcext:value-type="float">
            <text:p>1366,5</text:p>
          </table:table-cell>
          <table:table-cell office:value-type="float" office:value="1344.5" calcext:value-type="float">
            <text:p>1344,5</text:p>
          </table:table-cell>
          <table:table-cell office:value-type="float" office:value="1311.5" calcext:value-type="float">
            <text:p>1311,5</text:p>
          </table:table-cell>
          <table:table-cell office:value-type="float" office:value="1473.2" calcext:value-type="float">
            <text:p>1473,2</text:p>
          </table:table-cell>
          <table:table-cell office:value-type="float" office:value="1354.4" calcext:value-type="float">
            <text:p>1354,4</text:p>
          </table:table-cell>
          <table:table-cell office:value-type="float" office:value="1336.7" calcext:value-type="float">
            <text:p>1336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1.2" calcext:value-type="float">
            <text:p>1251,2</text:p>
          </table:table-cell>
          <table:table-cell office:value-type="float" office:value="1235.4" calcext:value-type="float">
            <text:p>1235,4</text:p>
          </table:table-cell>
          <table:table-cell/>
          <table:table-cell office:value-type="float" office:value="1234.3" calcext:value-type="float">
            <text:p>1234,3</text:p>
          </table:table-cell>
          <table:table-cell office:value-type="float" office:value="1231.5" calcext:value-type="float">
            <text:p>1231,5</text:p>
          </table:table-cell>
          <table:table-cell office:value-type="float" office:value="1335.3" calcext:value-type="float">
            <text:p>1335,3</text:p>
          </table:table-cell>
          <table:table-cell office:value-type="float" office:value="1533.9" calcext:value-type="float">
            <text:p>1533,9</text:p>
          </table:table-cell>
          <table:table-cell office:value-type="float" office:value="1660" calcext:value-type="float">
            <text:p>1660</text:p>
          </table:table-cell>
          <table:table-cell office:value-type="float" office:value="1684.1" calcext:value-type="float">
            <text:p>1684,1</text:p>
          </table:table-cell>
          <table:table-cell office:value-type="float" office:value="1325.8" calcext:value-type="float">
            <text:p>1325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8.8" calcext:value-type="float">
            <text:p>1438,8</text:p>
          </table:table-cell>
          <table:table-cell office:value-type="float" office:value="1245.2" calcext:value-type="float">
            <text:p>1245,2</text:p>
          </table:table-cell>
          <table:table-cell/>
          <table:table-cell office:value-type="float" office:value="1234.4" calcext:value-type="float">
            <text:p>1234,4</text:p>
          </table:table-cell>
          <table:table-cell office:value-type="float" office:value="1444.2" calcext:value-type="float">
            <text:p>1444,2</text:p>
          </table:table-cell>
          <table:table-cell office:value-type="float" office:value="1504.4" calcext:value-type="float">
            <text:p>1504,4</text:p>
          </table:table-cell>
          <table:table-cell office:value-type="float" office:value="1579.8" calcext:value-type="float">
            <text:p>1579,8</text:p>
          </table:table-cell>
          <table:table-cell office:value-type="float" office:value="1649.4" calcext:value-type="float">
            <text:p>1649,4</text:p>
          </table:table-cell>
          <table:table-cell office:value-type="float" office:value="1703.4" calcext:value-type="float">
            <text:p>1703,4</text:p>
          </table:table-cell>
          <table:table-cell office:value-type="float" office:value="1336.9" calcext:value-type="float">
            <text:p>1336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8" calcext:value-type="float">
            <text:p>1250,8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1234.4" calcext:value-type="float">
            <text:p>1234,4</text:p>
          </table:table-cell>
          <table:table-cell office:value-type="float" office:value="1292.6" calcext:value-type="float">
            <text:p>1292,6</text:p>
          </table:table-cell>
          <table:table-cell office:value-type="float" office:value="1362.6" calcext:value-type="float">
            <text:p>1362,6</text:p>
          </table:table-cell>
          <table:table-cell office:value-type="float" office:value="1276" calcext:value-type="float">
            <text:p>1276</text:p>
          </table:table-cell>
          <table:table-cell office:value-type="float" office:value="1450.9" calcext:value-type="float">
            <text:p>1450,9</text:p>
          </table:table-cell>
          <table:table-cell office:value-type="float" office:value="1783.3" calcext:value-type="float">
            <text:p>1783,3</text:p>
          </table:table-cell>
          <table:table-cell office:value-type="float" office:value="1516.9" calcext:value-type="float">
            <text:p>1516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6" calcext:value-type="float">
            <text:p>1250,6</text:p>
          </table:table-cell>
          <table:table-cell office:value-type="float" office:value="1242.3" calcext:value-type="float">
            <text:p>1242,3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1373.6" calcext:value-type="float">
            <text:p>1373,6</text:p>
          </table:table-cell>
          <table:table-cell office:value-type="float" office:value="1825.6" calcext:value-type="float">
            <text:p>1825,6</text:p>
          </table:table-cell>
          <table:table-cell office:value-type="float" office:value="1529.7" calcext:value-type="float">
            <text:p>1529,7</text:p>
          </table:table-cell>
          <table:table-cell office:value-type="float" office:value="1470.1" calcext:value-type="float">
            <text:p>1470,1</text:p>
          </table:table-cell>
          <table:table-cell office:value-type="float" office:value="1425.1" calcext:value-type="float">
            <text:p>1425,1</text:p>
          </table:table-cell>
          <table:table-cell office:value-type="float" office:value="1337" calcext:value-type="float">
            <text:p>133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0.3" calcext:value-type="float">
            <text:p>1250,3</text:p>
          </table:table-cell>
          <table:table-cell office:value-type="float" office:value="1242.1" calcext:value-type="float">
            <text:p>1242,1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1245.4" calcext:value-type="float">
            <text:p>1245,4</text:p>
          </table:table-cell>
          <table:table-cell office:value-type="float" office:value="1515.3" calcext:value-type="float">
            <text:p>1515,3</text:p>
          </table:table-cell>
          <table:table-cell office:value-type="float" office:value="1356.6" calcext:value-type="float">
            <text:p>1356,6</text:p>
          </table:table-cell>
          <table:table-cell office:value-type="float" office:value="1473.2" calcext:value-type="float">
            <text:p>1473,2</text:p>
          </table:table-cell>
          <table:table-cell office:value-type="float" office:value="1354.4" calcext:value-type="float">
            <text:p>1354,4</text:p>
          </table:table-cell>
          <table:table-cell office:value-type="float" office:value="1336.7" calcext:value-type="float">
            <text:p>1336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92.6" calcext:value-type="float">
            <text:p>1292,6</text:p>
          </table:table-cell>
          <table:table-cell office:value-type="float" office:value="1367.4" calcext:value-type="float">
            <text:p>1367,4</text:p>
          </table:table-cell>
          <table:table-cell/>
          <table:table-cell office:value-type="float" office:value="1547.2" calcext:value-type="float">
            <text:p>1547,2</text:p>
          </table:table-cell>
          <table:table-cell office:value-type="float" office:value="1239.1" calcext:value-type="float">
            <text:p>1239,1</text:p>
          </table:table-cell>
          <table:table-cell office:value-type="float" office:value="1343.9" calcext:value-type="float">
            <text:p>1343,9</text:p>
          </table:table-cell>
          <table:table-cell office:value-type="float" office:value="1366.4" calcext:value-type="float">
            <text:p>1366,4</text:p>
          </table:table-cell>
          <table:table-cell office:value-type="float" office:value="1660" calcext:value-type="float">
            <text:p>1660</text:p>
          </table:table-cell>
          <table:table-cell office:value-type="float" office:value="1684.1" calcext:value-type="float">
            <text:p>1684,1</text:p>
          </table:table-cell>
          <table:table-cell office:value-type="float" office:value="1325.8" calcext:value-type="float">
            <text:p>1325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1.3" calcext:value-type="float">
            <text:p>1251,3</text:p>
          </table:table-cell>
          <table:table-cell office:value-type="float" office:value="1229.5" calcext:value-type="float">
            <text:p>1229,5</text:p>
          </table:table-cell>
          <table:table-cell/>
          <table:table-cell office:value-type="float" office:value="1547.2" calcext:value-type="float">
            <text:p>1547,2</text:p>
          </table:table-cell>
          <table:table-cell office:value-type="float" office:value="1246.9" calcext:value-type="float">
            <text:p>1246,9</text:p>
          </table:table-cell>
          <table:table-cell office:value-type="float" office:value="1825.4" calcext:value-type="float">
            <text:p>1825,4</text:p>
          </table:table-cell>
          <table:table-cell office:value-type="float" office:value="1545.4" calcext:value-type="float">
            <text:p>1545,4</text:p>
          </table:table-cell>
          <table:table-cell office:value-type="float" office:value="1649.4" calcext:value-type="float">
            <text:p>1649,4</text:p>
          </table:table-cell>
          <table:table-cell office:value-type="float" office:value="1703.4" calcext:value-type="float">
            <text:p>1703,4</text:p>
          </table:table-cell>
          <table:table-cell office:value-type="float" office:value="1336.9" calcext:value-type="float">
            <text:p>1336,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6.2" calcext:value-type="float">
            <text:p>1406,2</text:p>
          </table:table-cell>
          <table:table-cell office:value-type="float" office:value="1344.7" calcext:value-type="float">
            <text:p>1344,7</text:p>
          </table:table-cell>
          <table:table-cell/>
          <table:table-cell office:value-type="float" office:value="1350.4" calcext:value-type="float">
            <text:p>1350,4</text:p>
          </table:table-cell>
          <table:table-cell office:value-type="float" office:value="1307.5" calcext:value-type="float">
            <text:p>1307,5</text:p>
          </table:table-cell>
          <table:table-cell office:value-type="float" office:value="1315.9" calcext:value-type="float">
            <text:p>1315,9</text:p>
          </table:table-cell>
          <table:table-cell office:value-type="float" office:value="1439.7" calcext:value-type="float">
            <text:p>1439,7</text:p>
          </table:table-cell>
          <table:table-cell office:value-type="float" office:value="1163.9" calcext:value-type="float">
            <text:p>1163,9</text:p>
          </table:table-cell>
          <table:table-cell office:value-type="float" office:value="1399.8" calcext:value-type="float">
            <text:p>1399,8</text:p>
          </table:table-cell>
          <table:table-cell office:value-type="float" office:value="1435" calcext:value-type="float">
            <text:p>14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7.4" calcext:value-type="float">
            <text:p>1407,4</text:p>
          </table:table-cell>
          <table:table-cell office:value-type="float" office:value="1376.4" calcext:value-type="float">
            <text:p>1376,4</text:p>
          </table:table-cell>
          <table:table-cell/>
          <table:table-cell office:value-type="float" office:value="1350.4" calcext:value-type="float">
            <text:p>1350,4</text:p>
          </table:table-cell>
          <table:table-cell office:value-type="float" office:value="1331.3" calcext:value-type="float">
            <text:p>1331,3</text:p>
          </table:table-cell>
          <table:table-cell office:value-type="float" office:value="1316" calcext:value-type="float">
            <text:p>1316</text:p>
          </table:table-cell>
          <table:table-cell office:value-type="float" office:value="1278.9" calcext:value-type="float">
            <text:p>1278,9</text:p>
          </table:table-cell>
          <table:table-cell office:value-type="float" office:value="1429.1" calcext:value-type="float">
            <text:p>1429,1</text:p>
          </table:table-cell>
          <table:table-cell office:value-type="float" office:value="1352.4" calcext:value-type="float">
            <text:p>1352,4</text:p>
          </table:table-cell>
          <table:table-cell office:value-type="float" office:value="1449.6" calcext:value-type="float">
            <text:p>144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7.5" calcext:value-type="float">
            <text:p>1407,5</text:p>
          </table:table-cell>
          <table:table-cell office:value-type="float" office:value="1358.1" calcext:value-type="float">
            <text:p>1358,1</text:p>
          </table:table-cell>
          <table:table-cell/>
          <table:table-cell office:value-type="float" office:value="1368.1" calcext:value-type="float">
            <text:p>1368,1</text:p>
          </table:table-cell>
          <table:table-cell office:value-type="float" office:value="1379.3" calcext:value-type="float">
            <text:p>1379,3</text:p>
          </table:table-cell>
          <table:table-cell office:value-type="float" office:value="1315.7" calcext:value-type="float">
            <text:p>1315,7</text:p>
          </table:table-cell>
          <table:table-cell office:value-type="float" office:value="1278.2" calcext:value-type="float">
            <text:p>1278,2</text:p>
          </table:table-cell>
          <table:table-cell office:value-type="float" office:value="1260.5" calcext:value-type="float">
            <text:p>1260,5</text:p>
          </table:table-cell>
          <table:table-cell office:value-type="float" office:value="1446.9" calcext:value-type="float">
            <text:p>1446,9</text:p>
          </table:table-cell>
          <table:table-cell office:value-type="float" office:value="1472.2" calcext:value-type="float">
            <text:p>1472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22.8" calcext:value-type="float">
            <text:p>1322,8</text:p>
          </table:table-cell>
          <table:table-cell office:value-type="float" office:value="1322.3" calcext:value-type="float">
            <text:p>1322,3</text:p>
          </table:table-cell>
          <table:table-cell/>
          <table:table-cell office:value-type="float" office:value="1368.1" calcext:value-type="float">
            <text:p>1368,1</text:p>
          </table:table-cell>
          <table:table-cell office:value-type="float" office:value="1326.3" calcext:value-type="float">
            <text:p>1326,3</text:p>
          </table:table-cell>
          <table:table-cell office:value-type="float" office:value="1316.1" calcext:value-type="float">
            <text:p>1316,1</text:p>
          </table:table-cell>
          <table:table-cell office:value-type="float" office:value="1446.8" calcext:value-type="float">
            <text:p>1446,8</text:p>
          </table:table-cell>
          <table:table-cell office:value-type="float" office:value="1475.5" calcext:value-type="float">
            <text:p>1475,5</text:p>
          </table:table-cell>
          <table:table-cell office:value-type="float" office:value="1498.7" calcext:value-type="float">
            <text:p>1498,7</text:p>
          </table:table-cell>
          <table:table-cell office:value-type="float" office:value="1419.3" calcext:value-type="float">
            <text:p>1419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09.2" calcext:value-type="float">
            <text:p>1509,2</text:p>
          </table:table-cell>
          <table:table-cell office:value-type="float" office:value="1812.9" calcext:value-type="float">
            <text:p>1812,9</text:p>
          </table:table-cell>
          <table:table-cell/>
          <table:table-cell office:value-type="float" office:value="1381.1" calcext:value-type="float">
            <text:p>1381,1</text:p>
          </table:table-cell>
          <table:table-cell office:value-type="float" office:value="1460.2" calcext:value-type="float">
            <text:p>1460,2</text:p>
          </table:table-cell>
          <table:table-cell office:value-type="float" office:value="1316.1" calcext:value-type="float">
            <text:p>1316,1</text:p>
          </table:table-cell>
          <table:table-cell office:value-type="float" office:value="1262.4" calcext:value-type="float">
            <text:p>1262,4</text:p>
          </table:table-cell>
          <table:table-cell office:value-type="float" office:value="1379.8" calcext:value-type="float">
            <text:p>1379,8</text:p>
          </table:table-cell>
          <table:table-cell office:value-type="float" office:value="1439" calcext:value-type="float">
            <text:p>1439</text:p>
          </table:table-cell>
          <table:table-cell office:value-type="float" office:value="1204.9" calcext:value-type="float">
            <text:p>1204,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6.9" calcext:value-type="float">
            <text:p>1406,9</text:p>
          </table:table-cell>
          <table:table-cell office:value-type="float" office:value="1374.4" calcext:value-type="float">
            <text:p>1374,4</text:p>
          </table:table-cell>
          <table:table-cell/>
          <table:table-cell office:value-type="float" office:value="1381.1" calcext:value-type="float">
            <text:p>1381,1</text:p>
          </table:table-cell>
          <table:table-cell office:value-type="float" office:value="1331.3" calcext:value-type="float">
            <text:p>1331,3</text:p>
          </table:table-cell>
          <table:table-cell office:value-type="float" office:value="1315.7" calcext:value-type="float">
            <text:p>1315,7</text:p>
          </table:table-cell>
          <table:table-cell office:value-type="float" office:value="1427" calcext:value-type="float">
            <text:p>1427</text:p>
          </table:table-cell>
          <table:table-cell office:value-type="float" office:value="1163.9" calcext:value-type="float">
            <text:p>1163,9</text:p>
          </table:table-cell>
          <table:table-cell office:value-type="float" office:value="1399.8" calcext:value-type="float">
            <text:p>1399,8</text:p>
          </table:table-cell>
          <table:table-cell office:value-type="float" office:value="1435" calcext:value-type="float">
            <text:p>143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7.5" calcext:value-type="float">
            <text:p>1407,5</text:p>
          </table:table-cell>
          <table:table-cell office:value-type="float" office:value="1347.1" calcext:value-type="float">
            <text:p>1347,1</text:p>
          </table:table-cell>
          <table:table-cell/>
          <table:table-cell office:value-type="float" office:value="1432.9" calcext:value-type="float">
            <text:p>1432,9</text:p>
          </table:table-cell>
          <table:table-cell office:value-type="float" office:value="1331.3" calcext:value-type="float">
            <text:p>1331,3</text:p>
          </table:table-cell>
          <table:table-cell office:value-type="float" office:value="1315.7" calcext:value-type="float">
            <text:p>1315,7</text:p>
          </table:table-cell>
          <table:table-cell office:value-type="float" office:value="1491.1" calcext:value-type="float">
            <text:p>1491,1</text:p>
          </table:table-cell>
          <table:table-cell office:value-type="float" office:value="1429.1" calcext:value-type="float">
            <text:p>1429,1</text:p>
          </table:table-cell>
          <table:table-cell office:value-type="float" office:value="1352.4" calcext:value-type="float">
            <text:p>1352,4</text:p>
          </table:table-cell>
          <table:table-cell office:value-type="float" office:value="1449.6" calcext:value-type="float">
            <text:p>144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330.7" calcext:value-type="float">
            <text:p>1330,7</text:p>
          </table:table-cell>
          <table:table-cell office:value-type="float" office:value="1377.6" calcext:value-type="float">
            <text:p>1377,6</text:p>
          </table:table-cell>
          <table:table-cell/>
          <table:table-cell office:value-type="float" office:value="1432.9" calcext:value-type="float">
            <text:p>1432,9</text:p>
          </table:table-cell>
          <table:table-cell office:value-type="float" office:value="1465.7" calcext:value-type="float">
            <text:p>1465,7</text:p>
          </table:table-cell>
          <table:table-cell office:value-type="float" office:value="1316.2" calcext:value-type="float">
            <text:p>1316,2</text:p>
          </table:table-cell>
          <table:table-cell office:value-type="float" office:value="1450.4" calcext:value-type="float">
            <text:p>1450,4</text:p>
          </table:table-cell>
          <table:table-cell office:value-type="float" office:value="1260.5" calcext:value-type="float">
            <text:p>1260,5</text:p>
          </table:table-cell>
          <table:table-cell office:value-type="float" office:value="1446.9" calcext:value-type="float">
            <text:p>1446,9</text:p>
          </table:table-cell>
          <table:table-cell office:value-type="float" office:value="1472.2" calcext:value-type="float">
            <text:p>1472,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19.6" calcext:value-type="float">
            <text:p>1419,6</text:p>
          </table:table-cell>
          <table:table-cell office:value-type="float" office:value="1352.8" calcext:value-type="float">
            <text:p>1352,8</text:p>
          </table:table-cell>
          <table:table-cell/>
          <table:table-cell office:value-type="float" office:value="1455.9" calcext:value-type="float">
            <text:p>1455,9</text:p>
          </table:table-cell>
          <table:table-cell office:value-type="float" office:value="1475.2" calcext:value-type="float">
            <text:p>1475,2</text:p>
          </table:table-cell>
          <table:table-cell office:value-type="float" office:value="1315.9" calcext:value-type="float">
            <text:p>1315,9</text:p>
          </table:table-cell>
          <table:table-cell office:value-type="float" office:value="1480.1" calcext:value-type="float">
            <text:p>1480,1</text:p>
          </table:table-cell>
          <table:table-cell office:value-type="float" office:value="1475.5" calcext:value-type="float">
            <text:p>1475,5</text:p>
          </table:table-cell>
          <table:table-cell office:value-type="float" office:value="1498.7" calcext:value-type="float">
            <text:p>1498,7</text:p>
          </table:table-cell>
          <table:table-cell office:value-type="float" office:value="1419.3" calcext:value-type="float">
            <text:p>1419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7.4" calcext:value-type="float">
            <text:p>1427,4</text:p>
          </table:table-cell>
          <table:table-cell office:value-type="float" office:value="1355.6" calcext:value-type="float">
            <text:p>1355,6</text:p>
          </table:table-cell>
          <table:table-cell/>
          <table:table-cell office:value-type="float" office:value="1455.9" calcext:value-type="float">
            <text:p>1455,9</text:p>
          </table:table-cell>
          <table:table-cell office:value-type="float" office:value="1373.1" calcext:value-type="float">
            <text:p>1373,1</text:p>
          </table:table-cell>
          <table:table-cell office:value-type="float" office:value="1377.6" calcext:value-type="float">
            <text:p>1377,6</text:p>
          </table:table-cell>
          <table:table-cell office:value-type="float" office:value="1269.4" calcext:value-type="float">
            <text:p>1269,4</text:p>
          </table:table-cell>
          <table:table-cell office:value-type="float" office:value="1379.8" calcext:value-type="float">
            <text:p>1379,8</text:p>
          </table:table-cell>
          <table:table-cell office:value-type="float" office:value="1439" calcext:value-type="float">
            <text:p>1439</text:p>
          </table:table-cell>
          <table:table-cell office:value-type="float" office:value="1204.9" calcext:value-type="float">
            <text:p>1204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3.2" calcext:value-type="float">
            <text:p>1323,2</text:p>
          </table:table-cell>
          <table:table-cell office:value-type="float" office:value="1368.9" calcext:value-type="float">
            <text:p>1368,9</text:p>
          </table:table-cell>
          <table:table-cell/>
          <table:table-cell office:value-type="float" office:value="1348.6" calcext:value-type="float">
            <text:p>1348,6</text:p>
          </table:table-cell>
          <table:table-cell office:value-type="float" office:value="1366.4" calcext:value-type="float">
            <text:p>1366,4</text:p>
          </table:table-cell>
          <table:table-cell office:value-type="float" office:value="1266.3" calcext:value-type="float">
            <text:p>1266,3</text:p>
          </table:table-cell>
          <table:table-cell office:value-type="float" office:value="1255.8" calcext:value-type="float">
            <text:p>1255,8</text:p>
          </table:table-cell>
          <table:table-cell office:value-type="float" office:value="1268.5" calcext:value-type="float">
            <text:p>1268,5</text:p>
          </table:table-cell>
          <table:table-cell office:value-type="float" office:value="1253" calcext:value-type="float">
            <text:p>1253</text:p>
          </table:table-cell>
          <table:table-cell office:value-type="float" office:value="1246.9" calcext:value-type="float">
            <text:p>1246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18.7" calcext:value-type="float">
            <text:p>1318,7</text:p>
          </table:table-cell>
          <table:table-cell office:value-type="float" office:value="1373.7" calcext:value-type="float">
            <text:p>1373,7</text:p>
          </table:table-cell>
          <table:table-cell/>
          <table:table-cell office:value-type="float" office:value="1348.6" calcext:value-type="float">
            <text:p>1348,6</text:p>
          </table:table-cell>
          <table:table-cell office:value-type="float" office:value="1392.4" calcext:value-type="float">
            <text:p>1392,4</text:p>
          </table:table-cell>
          <table:table-cell office:value-type="float" office:value="1272.8" calcext:value-type="float">
            <text:p>1272,8</text:p>
          </table:table-cell>
          <table:table-cell office:value-type="float" office:value="1256.2" calcext:value-type="float">
            <text:p>1256,2</text:p>
          </table:table-cell>
          <table:table-cell office:value-type="float" office:value="1252.1" calcext:value-type="float">
            <text:p>1252,1</text:p>
          </table:table-cell>
          <table:table-cell office:value-type="float" office:value="1264.8" calcext:value-type="float">
            <text:p>1264,8</text:p>
          </table:table-cell>
          <table:table-cell office:value-type="float" office:value="1376.6" calcext:value-type="float">
            <text:p>1376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1.8" calcext:value-type="float">
            <text:p>1321,8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3.6" calcext:value-type="float">
            <text:p>1343,6</text:p>
          </table:table-cell>
          <table:table-cell office:value-type="float" office:value="1215.1" calcext:value-type="float">
            <text:p>1215,1</text:p>
          </table:table-cell>
          <table:table-cell office:value-type="float" office:value="1254.3" calcext:value-type="float">
            <text:p>1254,3</text:p>
          </table:table-cell>
          <table:table-cell office:value-type="float" office:value="1423.7" calcext:value-type="float">
            <text:p>1423,7</text:p>
          </table:table-cell>
          <table:table-cell office:value-type="float" office:value="1265.2" calcext:value-type="float">
            <text:p>1265,2</text:p>
          </table:table-cell>
          <table:table-cell office:value-type="float" office:value="1248.2" calcext:value-type="float">
            <text:p>1248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10.5" calcext:value-type="float">
            <text:p>1310,5</text:p>
          </table:table-cell>
          <table:table-cell office:value-type="float" office:value="1372.7" calcext:value-type="float">
            <text:p>1372,7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float" office:value="1343.6" calcext:value-type="float">
            <text:p>1343,6</text:p>
          </table:table-cell>
          <table:table-cell office:value-type="float" office:value="1215.2" calcext:value-type="float">
            <text:p>1215,2</text:p>
          </table:table-cell>
          <table:table-cell office:value-type="float" office:value="1261.2" calcext:value-type="float">
            <text:p>1261,2</text:p>
          </table:table-cell>
          <table:table-cell office:value-type="float" office:value="1264.7" calcext:value-type="float">
            <text:p>1264,7</text:p>
          </table:table-cell>
          <table:table-cell office:value-type="float" office:value="1255.1" calcext:value-type="float">
            <text:p>1255,1</text:p>
          </table:table-cell>
          <table:table-cell office:value-type="float" office:value="1247" calcext:value-type="float">
            <text:p>12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267.1" calcext:value-type="float">
            <text:p>1267,1</text:p>
          </table:table-cell>
          <table:table-cell office:value-type="float" office:value="1367.3" calcext:value-type="float">
            <text:p>1367,3</text:p>
          </table:table-cell>
          <table:table-cell/>
          <table:table-cell office:value-type="float" office:value="1369.1" calcext:value-type="float">
            <text:p>1369,1</text:p>
          </table:table-cell>
          <table:table-cell office:value-type="float" office:value="1371.5" calcext:value-type="float">
            <text:p>1371,5</text:p>
          </table:table-cell>
          <table:table-cell office:value-type="float" office:value="1214.6" calcext:value-type="float">
            <text:p>1214,6</text:p>
          </table:table-cell>
          <table:table-cell office:value-type="float" office:value="1262.7" calcext:value-type="float">
            <text:p>1262,7</text:p>
          </table:table-cell>
          <table:table-cell office:value-type="float" office:value="1445.1" calcext:value-type="float">
            <text:p>1445,1</text:p>
          </table:table-cell>
          <table:table-cell office:value-type="float" office:value="1253.9" calcext:value-type="float">
            <text:p>1253,9</text:p>
          </table:table-cell>
          <table:table-cell office:value-type="float" office:value="1248.1" calcext:value-type="float">
            <text:p>1248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10.6" calcext:value-type="float">
            <text:p>1310,6</text:p>
          </table:table-cell>
          <table:table-cell office:value-type="float" office:value="1388.5" calcext:value-type="float">
            <text:p>1388,5</text:p>
          </table:table-cell>
          <table:table-cell/>
          <table:table-cell office:value-type="float" office:value="1369.1" calcext:value-type="float">
            <text:p>1369,1</text:p>
          </table:table-cell>
          <table:table-cell office:value-type="float" office:value="1385.8" calcext:value-type="float">
            <text:p>1385,8</text:p>
          </table:table-cell>
          <table:table-cell office:value-type="float" office:value="1215.3" calcext:value-type="float">
            <text:p>1215,3</text:p>
          </table:table-cell>
          <table:table-cell office:value-type="float" office:value="1260" calcext:value-type="float">
            <text:p>1260</text:p>
          </table:table-cell>
          <table:table-cell office:value-type="float" office:value="1268.5" calcext:value-type="float">
            <text:p>1268,5</text:p>
          </table:table-cell>
          <table:table-cell office:value-type="float" office:value="1253" calcext:value-type="float">
            <text:p>1253</text:p>
          </table:table-cell>
          <table:table-cell office:value-type="float" office:value="1246.9" calcext:value-type="float">
            <text:p>1246,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3.4" calcext:value-type="float">
            <text:p>1323,4</text:p>
          </table:table-cell>
          <table:table-cell office:value-type="float" office:value="1370.6" calcext:value-type="float">
            <text:p>1370,6</text:p>
          </table:table-cell>
          <table:table-cell/>
          <table:table-cell office:value-type="float" office:value="1392.6" calcext:value-type="float">
            <text:p>1392,6</text:p>
          </table:table-cell>
          <table:table-cell office:value-type="float" office:value="1351.1" calcext:value-type="float">
            <text:p>1351,1</text:p>
          </table:table-cell>
          <table:table-cell office:value-type="float" office:value="1215.8" calcext:value-type="float">
            <text:p>1215,8</text:p>
          </table:table-cell>
          <table:table-cell office:value-type="float" office:value="1259" calcext:value-type="float">
            <text:p>1259</text:p>
          </table:table-cell>
          <table:table-cell office:value-type="float" office:value="1252.1" calcext:value-type="float">
            <text:p>1252,1</text:p>
          </table:table-cell>
          <table:table-cell office:value-type="float" office:value="1264.8" calcext:value-type="float">
            <text:p>1264,8</text:p>
          </table:table-cell>
          <table:table-cell office:value-type="float" office:value="1376.6" calcext:value-type="float">
            <text:p>1376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54.4" calcext:value-type="float">
            <text:p>1354,4</text:p>
          </table:table-cell>
          <table:table-cell office:value-type="float" office:value="1374.2" calcext:value-type="float">
            <text:p>1374,2</text:p>
          </table:table-cell>
          <table:table-cell/>
          <table:table-cell office:value-type="float" office:value="1392.6" calcext:value-type="float">
            <text:p>1392,6</text:p>
          </table:table-cell>
          <table:table-cell office:value-type="float" office:value="1292.9" calcext:value-type="float">
            <text:p>1292,9</text:p>
          </table:table-cell>
          <table:table-cell office:value-type="float" office:value="1283" calcext:value-type="float">
            <text:p>1283</text:p>
          </table:table-cell>
          <table:table-cell office:value-type="float" office:value="1258.8" calcext:value-type="float">
            <text:p>1258,8</text:p>
          </table:table-cell>
          <table:table-cell office:value-type="float" office:value="1423.7" calcext:value-type="float">
            <text:p>1423,7</text:p>
          </table:table-cell>
          <table:table-cell office:value-type="float" office:value="1265.2" calcext:value-type="float">
            <text:p>1265,2</text:p>
          </table:table-cell>
          <table:table-cell office:value-type="float" office:value="1248.2" calcext:value-type="float">
            <text:p>1248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70.8" calcext:value-type="float">
            <text:p>1370,8</text:p>
          </table:table-cell>
          <table:table-cell office:value-type="float" office:value="1362.9" calcext:value-type="float">
            <text:p>1362,9</text:p>
          </table:table-cell>
          <table:table-cell/>
          <table:table-cell office:value-type="float" office:value="1394.8" calcext:value-type="float">
            <text:p>1394,8</text:p>
          </table:table-cell>
          <table:table-cell office:value-type="float" office:value="1357.2" calcext:value-type="float">
            <text:p>1357,2</text:p>
          </table:table-cell>
          <table:table-cell office:value-type="float" office:value="1273" calcext:value-type="float">
            <text:p>1273</text:p>
          </table:table-cell>
          <table:table-cell office:value-type="float" office:value="1259.5" calcext:value-type="float">
            <text:p>1259,5</text:p>
          </table:table-cell>
          <table:table-cell office:value-type="float" office:value="1264.7" calcext:value-type="float">
            <text:p>1264,7</text:p>
          </table:table-cell>
          <table:table-cell office:value-type="float" office:value="1255.1" calcext:value-type="float">
            <text:p>1255,1</text:p>
          </table:table-cell>
          <table:table-cell office:value-type="float" office:value="1247" calcext:value-type="float">
            <text:p>12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3.9" calcext:value-type="float">
            <text:p>1323,9</text:p>
          </table:table-cell>
          <table:table-cell office:value-type="float" office:value="1370.5" calcext:value-type="float">
            <text:p>1370,5</text:p>
          </table:table-cell>
          <table:table-cell/>
          <table:table-cell office:value-type="float" office:value="1394.8" calcext:value-type="float">
            <text:p>1394,8</text:p>
          </table:table-cell>
          <table:table-cell office:value-type="float" office:value="1365.5" calcext:value-type="float">
            <text:p>1365,5</text:p>
          </table:table-cell>
          <table:table-cell office:value-type="float" office:value="1215.4" calcext:value-type="float">
            <text:p>1215,4</text:p>
          </table:table-cell>
          <table:table-cell office:value-type="float" office:value="1257.5" calcext:value-type="float">
            <text:p>1257,5</text:p>
          </table:table-cell>
          <table:table-cell office:value-type="float" office:value="1445.1" calcext:value-type="float">
            <text:p>1445,1</text:p>
          </table:table-cell>
          <table:table-cell office:value-type="float" office:value="1253.9" calcext:value-type="float">
            <text:p>1253,9</text:p>
          </table:table-cell>
          <table:table-cell office:value-type="float" office:value="1248.1" calcext:value-type="float">
            <text:p>1248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33.3" calcext:value-type="float">
            <text:p>1333,3</text:p>
          </table:table-cell>
          <table:table-cell office:value-type="float" office:value="1486.9" calcext:value-type="float">
            <text:p>1486,9</text:p>
          </table:table-cell>
          <table:table-cell/>
          <table:table-cell office:value-type="float" office:value="1338" calcext:value-type="float">
            <text:p>1338</text:p>
          </table:table-cell>
          <table:table-cell office:value-type="float" office:value="1367.6" calcext:value-type="float">
            <text:p>1367,6</text:p>
          </table:table-cell>
          <table:table-cell office:value-type="float" office:value="1212.1" calcext:value-type="float">
            <text:p>1212,1</text:p>
          </table:table-cell>
          <table:table-cell office:value-type="float" office:value="1249.6" calcext:value-type="float">
            <text:p>1249,6</text:p>
          </table:table-cell>
          <table:table-cell office:value-type="float" office:value="1442.5" calcext:value-type="float">
            <text:p>1442,5</text:p>
          </table:table-cell>
          <table:table-cell office:value-type="float" office:value="1246.9" calcext:value-type="float">
            <text:p>1246,9</text:p>
          </table:table-cell>
          <table:table-cell office:value-type="float" office:value="1243.2" calcext:value-type="float">
            <text:p>1243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43.1" calcext:value-type="float">
            <text:p>1343,1</text:p>
          </table:table-cell>
          <table:table-cell office:value-type="float" office:value="1472.7" calcext:value-type="float">
            <text:p>1472,7</text:p>
          </table:table-cell>
          <table:table-cell/>
          <table:table-cell office:value-type="float" office:value="1338" calcext:value-type="float">
            <text:p>1338</text:p>
          </table:table-cell>
          <table:table-cell office:value-type="float" office:value="1351.6" calcext:value-type="float">
            <text:p>1351,6</text:p>
          </table:table-cell>
          <table:table-cell office:value-type="float" office:value="1268.7" calcext:value-type="float">
            <text:p>1268,7</text:p>
          </table:table-cell>
          <table:table-cell office:value-type="float" office:value="1254.1" calcext:value-type="float">
            <text:p>1254,1</text:p>
          </table:table-cell>
          <table:table-cell office:value-type="float" office:value="1251" calcext:value-type="float">
            <text:p>1251</text:p>
          </table:table-cell>
          <table:table-cell office:value-type="float" office:value="1403.5" calcext:value-type="float">
            <text:p>1403,5</text:p>
          </table:table-cell>
          <table:table-cell office:value-type="float" office:value="1240.2" calcext:value-type="float">
            <text:p>1240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427.2" calcext:value-type="float">
            <text:p>1427,2</text:p>
          </table:table-cell>
          <table:table-cell office:value-type="float" office:value="1361.8" calcext:value-type="float">
            <text:p>1361,8</text:p>
          </table:table-cell>
          <table:table-cell/>
          <table:table-cell office:value-type="float" office:value="1360.7" calcext:value-type="float">
            <text:p>1360,7</text:p>
          </table:table-cell>
          <table:table-cell office:value-type="float" office:value="1340.6" calcext:value-type="float">
            <text:p>1340,6</text:p>
          </table:table-cell>
          <table:table-cell office:value-type="float" office:value="1279.9" calcext:value-type="float">
            <text:p>1279,9</text:p>
          </table:table-cell>
          <table:table-cell office:value-type="float" office:value="1245.4" calcext:value-type="float">
            <text:p>1245,4</text:p>
          </table:table-cell>
          <table:table-cell office:value-type="float" office:value="1246" calcext:value-type="float">
            <text:p>1246</text:p>
          </table:table-cell>
          <table:table-cell office:value-type="float" office:value="1248.1" calcext:value-type="float">
            <text:p>1248,1</text:p>
          </table:table-cell>
          <table:table-cell office:value-type="float" office:value="1240.6" calcext:value-type="float">
            <text:p>1240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42.8" calcext:value-type="float">
            <text:p>1342,8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float" office:value="1360.7" calcext:value-type="float">
            <text:p>1360,7</text:p>
          </table:table-cell>
          <table:table-cell office:value-type="float" office:value="1331.4" calcext:value-type="float">
            <text:p>1331,4</text:p>
          </table:table-cell>
          <table:table-cell office:value-type="float" office:value="1268.5" calcext:value-type="float">
            <text:p>1268,5</text:p>
          </table:table-cell>
          <table:table-cell office:value-type="float" office:value="1235.9" calcext:value-type="float">
            <text:p>1235,9</text:p>
          </table:table-cell>
          <table:table-cell office:value-type="float" office:value="1243" calcext:value-type="float">
            <text:p>1243</text:p>
          </table:table-cell>
          <table:table-cell office:value-type="float" office:value="1261.5" calcext:value-type="float">
            <text:p>1261,5</text:p>
          </table:table-cell>
          <table:table-cell office:value-type="float" office:value="1242.6" calcext:value-type="float">
            <text:p>1242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80" calcext:value-type="float">
            <text:p>1280</text:p>
          </table:table-cell>
          <table:table-cell office:value-type="float" office:value="1485.6" calcext:value-type="float">
            <text:p>1485,6</text:p>
          </table:table-cell>
          <table:table-cell/>
          <table:table-cell office:value-type="float" office:value="1364.9" calcext:value-type="float">
            <text:p>1364,9</text:p>
          </table:table-cell>
          <table:table-cell office:value-type="float" office:value="1308.2" calcext:value-type="float">
            <text:p>1308,2</text:p>
          </table:table-cell>
          <table:table-cell office:value-type="float" office:value="1212.1" calcext:value-type="float">
            <text:p>1212,1</text:p>
          </table:table-cell>
          <table:table-cell office:value-type="float" office:value="1249.8" calcext:value-type="float">
            <text:p>1249,8</text:p>
          </table:table-cell>
          <table:table-cell office:value-type="float" office:value="1250.2" calcext:value-type="float">
            <text:p>1250,2</text:p>
          </table:table-cell>
          <table:table-cell office:value-type="float" office:value="1247.9" calcext:value-type="float">
            <text:p>1247,9</text:p>
          </table:table-cell>
          <table:table-cell office:value-type="float" office:value="1271.1" calcext:value-type="float">
            <text:p>1271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20.2" calcext:value-type="float">
            <text:p>1320,2</text:p>
          </table:table-cell>
          <table:table-cell office:value-type="float" office:value="1377.3" calcext:value-type="float">
            <text:p>1377,3</text:p>
          </table:table-cell>
          <table:table-cell/>
          <table:table-cell office:value-type="float" office:value="1364.9" calcext:value-type="float">
            <text:p>1364,9</text:p>
          </table:table-cell>
          <table:table-cell office:value-type="float" office:value="1343.7" calcext:value-type="float">
            <text:p>1343,7</text:p>
          </table:table-cell>
          <table:table-cell office:value-type="float" office:value="1270.4" calcext:value-type="float">
            <text:p>1270,4</text:p>
          </table:table-cell>
          <table:table-cell office:value-type="float" office:value="1245.9" calcext:value-type="float">
            <text:p>1245,9</text:p>
          </table:table-cell>
          <table:table-cell office:value-type="float" office:value="1442.5" calcext:value-type="float">
            <text:p>1442,5</text:p>
          </table:table-cell>
          <table:table-cell office:value-type="float" office:value="1246.9" calcext:value-type="float">
            <text:p>1246,9</text:p>
          </table:table-cell>
          <table:table-cell office:value-type="float" office:value="1243.2" calcext:value-type="float">
            <text:p>1243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69.9" calcext:value-type="float">
            <text:p>1369,9</text:p>
          </table:table-cell>
          <table:table-cell office:value-type="float" office:value="1459.2" calcext:value-type="float">
            <text:p>1459,2</text:p>
          </table:table-cell>
          <table:table-cell/>
          <table:table-cell office:value-type="float" office:value="1459.3" calcext:value-type="float">
            <text:p>1459,3</text:p>
          </table:table-cell>
          <table:table-cell office:value-type="float" office:value="1311.6" calcext:value-type="float">
            <text:p>1311,6</text:p>
          </table:table-cell>
          <table:table-cell office:value-type="float" office:value="1269.9" calcext:value-type="float">
            <text:p>1269,9</text:p>
          </table:table-cell>
          <table:table-cell office:value-type="float" office:value="1252.8" calcext:value-type="float">
            <text:p>1252,8</text:p>
          </table:table-cell>
          <table:table-cell office:value-type="float" office:value="1251" calcext:value-type="float">
            <text:p>1251</text:p>
          </table:table-cell>
          <table:table-cell office:value-type="float" office:value="1403.5" calcext:value-type="float">
            <text:p>1403,5</text:p>
          </table:table-cell>
          <table:table-cell office:value-type="float" office:value="1240.2" calcext:value-type="float">
            <text:p>1240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31.7" calcext:value-type="float">
            <text:p>1331,7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float" office:value="1459.3" calcext:value-type="float">
            <text:p>1459,3</text:p>
          </table:table-cell>
          <table:table-cell office:value-type="float" office:value="1308.4" calcext:value-type="float">
            <text:p>1308,4</text:p>
          </table:table-cell>
          <table:table-cell office:value-type="float" office:value="1212.4" calcext:value-type="float">
            <text:p>1212,4</text:p>
          </table:table-cell>
          <table:table-cell office:value-type="float" office:value="1249.9" calcext:value-type="float">
            <text:p>1249,9</text:p>
          </table:table-cell>
          <table:table-cell office:value-type="float" office:value="1246" calcext:value-type="float">
            <text:p>1246</text:p>
          </table:table-cell>
          <table:table-cell office:value-type="float" office:value="1248.1" calcext:value-type="float">
            <text:p>1248,1</text:p>
          </table:table-cell>
          <table:table-cell office:value-type="float" office:value="1240.6" calcext:value-type="float">
            <text:p>1240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73" calcext:value-type="float">
            <text:p>1273</text:p>
          </table:table-cell>
          <table:table-cell office:value-type="float" office:value="1497.1" calcext:value-type="float">
            <text:p>1497,1</text:p>
          </table:table-cell>
          <table:table-cell/>
          <table:table-cell office:value-type="float" office:value="1576.3" calcext:value-type="float">
            <text:p>1576,3</text:p>
          </table:table-cell>
          <table:table-cell office:value-type="float" office:value="1340.3" calcext:value-type="float">
            <text:p>1340,3</text:p>
          </table:table-cell>
          <table:table-cell office:value-type="float" office:value="1213.8" calcext:value-type="float">
            <text:p>1213,8</text:p>
          </table:table-cell>
          <table:table-cell office:value-type="float" office:value="1255.3" calcext:value-type="float">
            <text:p>1255,3</text:p>
          </table:table-cell>
          <table:table-cell office:value-type="float" office:value="1243" calcext:value-type="float">
            <text:p>1243</text:p>
          </table:table-cell>
          <table:table-cell office:value-type="float" office:value="1261.5" calcext:value-type="float">
            <text:p>1261,5</text:p>
          </table:table-cell>
          <table:table-cell office:value-type="float" office:value="1242.6" calcext:value-type="float">
            <text:p>1242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277.7" calcext:value-type="float">
            <text:p>1277,7</text:p>
          </table:table-cell>
          <table:table-cell office:value-type="float" office:value="1347.1" calcext:value-type="float">
            <text:p>1347,1</text:p>
          </table:table-cell>
          <table:table-cell/>
          <table:table-cell office:value-type="float" office:value="1576.3" calcext:value-type="float">
            <text:p>1576,3</text:p>
          </table:table-cell>
          <table:table-cell office:value-type="float" office:value="1309.2" calcext:value-type="float">
            <text:p>1309,2</text:p>
          </table:table-cell>
          <table:table-cell office:value-type="float" office:value="1268.9" calcext:value-type="float">
            <text:p>1268,9</text:p>
          </table:table-cell>
          <table:table-cell office:value-type="float" office:value="1242.7" calcext:value-type="float">
            <text:p>1242,7</text:p>
          </table:table-cell>
          <table:table-cell office:value-type="float" office:value="1250.2" calcext:value-type="float">
            <text:p>1250,2</text:p>
          </table:table-cell>
          <table:table-cell office:value-type="float" office:value="1247.9" calcext:value-type="float">
            <text:p>1247,9</text:p>
          </table:table-cell>
          <table:table-cell office:value-type="float" office:value="1271.1" calcext:value-type="float">
            <text:p>1271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59.7" calcext:value-type="float">
            <text:p>1259,7</text:p>
          </table:table-cell>
          <table:table-cell office:value-type="float" office:value="1462.1" calcext:value-type="float">
            <text:p>1462,1</text:p>
          </table:table-cell>
          <table:table-cell/>
          <table:table-cell office:value-type="float" office:value="1267.8" calcext:value-type="float">
            <text:p>1267,8</text:p>
          </table:table-cell>
          <table:table-cell office:value-type="float" office:value="1315.2" calcext:value-type="float">
            <text:p>1315,2</text:p>
          </table:table-cell>
          <table:table-cell office:value-type="float" office:value="1270.8" calcext:value-type="float">
            <text:p>1270,8</text:p>
          </table:table-cell>
          <table:table-cell office:value-type="float" office:value="1198.5" calcext:value-type="float">
            <text:p>1198,5</text:p>
          </table:table-cell>
          <table:table-cell office:value-type="float" office:value="1246.5" calcext:value-type="float">
            <text:p>1246,5</text:p>
          </table:table-cell>
          <table:table-cell office:value-type="float" office:value="1548.8" calcext:value-type="float">
            <text:p>1548,8</text:p>
          </table:table-cell>
          <table:table-cell office:value-type="float" office:value="1227.3" calcext:value-type="float">
            <text:p>1227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74.2" calcext:value-type="float">
            <text:p>1374,2</text:p>
          </table:table-cell>
          <table:table-cell office:value-type="float" office:value="1344.8" calcext:value-type="float">
            <text:p>1344,8</text:p>
          </table:table-cell>
          <table:table-cell/>
          <table:table-cell office:value-type="float" office:value="1267.8" calcext:value-type="float">
            <text:p>1267,8</text:p>
          </table:table-cell>
          <table:table-cell office:value-type="float" office:value="1416.4" calcext:value-type="float">
            <text:p>1416,4</text:p>
          </table:table-cell>
          <table:table-cell office:value-type="float" office:value="1274.4" calcext:value-type="float">
            <text:p>1274,4</text:p>
          </table:table-cell>
          <table:table-cell office:value-type="float" office:value="1254.5" calcext:value-type="float">
            <text:p>1254,5</text:p>
          </table:table-cell>
          <table:table-cell office:value-type="float" office:value="1207.6" calcext:value-type="float">
            <text:p>1207,6</text:p>
          </table:table-cell>
          <table:table-cell office:value-type="float" office:value="1549.2" calcext:value-type="float">
            <text:p>1549,2</text:p>
          </table:table-cell>
          <table:table-cell office:value-type="float" office:value="1228.5" calcext:value-type="float">
            <text:p>1228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0.5" calcext:value-type="float">
            <text:p>1460,5</text:p>
          </table:table-cell>
          <table:table-cell office:value-type="float" office:value="1446.5" calcext:value-type="float">
            <text:p>1446,5</text:p>
          </table:table-cell>
          <table:table-cell/>
          <table:table-cell office:value-type="float" office:value="1267.9" calcext:value-type="float">
            <text:p>1267,9</text:p>
          </table:table-cell>
          <table:table-cell office:value-type="float" office:value="1250.4" calcext:value-type="float">
            <text:p>1250,4</text:p>
          </table:table-cell>
          <table:table-cell office:value-type="float" office:value="1274.5" calcext:value-type="float">
            <text:p>1274,5</text:p>
          </table:table-cell>
          <table:table-cell office:value-type="float" office:value="1259.8" calcext:value-type="float">
            <text:p>1259,8</text:p>
          </table:table-cell>
          <table:table-cell office:value-type="float" office:value="1240.6" calcext:value-type="float">
            <text:p>1240,6</text:p>
          </table:table-cell>
          <table:table-cell office:value-type="float" office:value="1535.9" calcext:value-type="float">
            <text:p>1535,9</text:p>
          </table:table-cell>
          <table:table-cell office:value-type="float" office:value="1233.8" calcext:value-type="float">
            <text:p>1233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69.2" calcext:value-type="float">
            <text:p>1269,2</text:p>
          </table:table-cell>
          <table:table-cell office:value-type="float" office:value="1463.3" calcext:value-type="float">
            <text:p>1463,3</text:p>
          </table:table-cell>
          <table:table-cell/>
          <table:table-cell office:value-type="float" office:value="1267.9" calcext:value-type="float">
            <text:p>1267,9</text:p>
          </table:table-cell>
          <table:table-cell office:value-type="float" office:value="1394.2" calcext:value-type="float">
            <text:p>1394,2</text:p>
          </table:table-cell>
          <table:table-cell office:value-type="float" office:value="1596.9" calcext:value-type="float">
            <text:p>1596,9</text:p>
          </table:table-cell>
          <table:table-cell office:value-type="float" office:value="1175.9" calcext:value-type="float">
            <text:p>1175,9</text:p>
          </table:table-cell>
          <table:table-cell office:value-type="float" office:value="1272.3" calcext:value-type="float">
            <text:p>1272,3</text:p>
          </table:table-cell>
          <table:table-cell office:value-type="float" office:value="1281.8" calcext:value-type="float">
            <text:p>1281,8</text:p>
          </table:table-cell>
          <table:table-cell office:value-type="float" office:value="1230.1" calcext:value-type="float">
            <text:p>1230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66.3" calcext:value-type="float">
            <text:p>1266,3</text:p>
          </table:table-cell>
          <table:table-cell office:value-type="float" office:value="1302.1" calcext:value-type="float">
            <text:p>1302,1</text:p>
          </table:table-cell>
          <table:table-cell/>
          <table:table-cell office:value-type="float" office:value="1350.4" calcext:value-type="float">
            <text:p>1350,4</text:p>
          </table:table-cell>
          <table:table-cell office:value-type="float" office:value="1327.6" calcext:value-type="float">
            <text:p>1327,6</text:p>
          </table:table-cell>
          <table:table-cell office:value-type="float" office:value="1596.2" calcext:value-type="float">
            <text:p>1596,2</text:p>
          </table:table-cell>
          <table:table-cell office:value-type="float" office:value="1254.6" calcext:value-type="float">
            <text:p>1254,6</text:p>
          </table:table-cell>
          <table:table-cell office:value-type="float" office:value="1262.2" calcext:value-type="float">
            <text:p>1262,2</text:p>
          </table:table-cell>
          <table:table-cell office:value-type="float" office:value="1227.6" calcext:value-type="float">
            <text:p>1227,6</text:p>
          </table:table-cell>
          <table:table-cell office:value-type="float" office:value="1226.6" calcext:value-type="float">
            <text:p>1226,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97.9" calcext:value-type="float">
            <text:p>1297,9</text:p>
          </table:table-cell>
          <table:table-cell office:value-type="float" office:value="1417.7" calcext:value-type="float">
            <text:p>1417,7</text:p>
          </table:table-cell>
          <table:table-cell/>
          <table:table-cell office:value-type="float" office:value="1350.4" calcext:value-type="float">
            <text:p>1350,4</text:p>
          </table:table-cell>
          <table:table-cell office:value-type="float" office:value="1403" calcext:value-type="float">
            <text:p>1403</text:p>
          </table:table-cell>
          <table:table-cell office:value-type="float" office:value="1596.2" calcext:value-type="float">
            <text:p>1596,2</text:p>
          </table:table-cell>
          <table:table-cell office:value-type="float" office:value="1248.9" calcext:value-type="float">
            <text:p>1248,9</text:p>
          </table:table-cell>
          <table:table-cell office:value-type="float" office:value="1246.5" calcext:value-type="float">
            <text:p>1246,5</text:p>
          </table:table-cell>
          <table:table-cell office:value-type="float" office:value="1548.8" calcext:value-type="float">
            <text:p>1548,8</text:p>
          </table:table-cell>
          <table:table-cell office:value-type="float" office:value="1227.3" calcext:value-type="float">
            <text:p>1227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11" calcext:value-type="float">
            <text:p>1411</text:p>
          </table:table-cell>
          <table:table-cell office:value-type="float" office:value="1306.9" calcext:value-type="float">
            <text:p>1306,9</text:p>
          </table:table-cell>
          <table:table-cell/>
          <table:table-cell office:value-type="float" office:value="1389.4" calcext:value-type="float">
            <text:p>1389,4</text:p>
          </table:table-cell>
          <table:table-cell office:value-type="float" office:value="1378.9" calcext:value-type="float">
            <text:p>1378,9</text:p>
          </table:table-cell>
          <table:table-cell office:value-type="float" office:value="1596.4" calcext:value-type="float">
            <text:p>1596,4</text:p>
          </table:table-cell>
          <table:table-cell office:value-type="float" office:value="1180.3" calcext:value-type="float">
            <text:p>1180,3</text:p>
          </table:table-cell>
          <table:table-cell office:value-type="float" office:value="1207.6" calcext:value-type="float">
            <text:p>1207,6</text:p>
          </table:table-cell>
          <table:table-cell office:value-type="float" office:value="1549.2" calcext:value-type="float">
            <text:p>1549,2</text:p>
          </table:table-cell>
          <table:table-cell office:value-type="float" office:value="1228.5" calcext:value-type="float">
            <text:p>1228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11.9" calcext:value-type="float">
            <text:p>1411,9</text:p>
          </table:table-cell>
          <table:table-cell office:value-type="float" office:value="1456.7" calcext:value-type="float">
            <text:p>1456,7</text:p>
          </table:table-cell>
          <table:table-cell/>
          <table:table-cell office:value-type="float" office:value="1389.4" calcext:value-type="float">
            <text:p>1389,4</text:p>
          </table:table-cell>
          <table:table-cell office:value-type="float" office:value="1402.3" calcext:value-type="float">
            <text:p>1402,3</text:p>
          </table:table-cell>
          <table:table-cell office:value-type="float" office:value="1595" calcext:value-type="float">
            <text:p>1595</text:p>
          </table:table-cell>
          <table:table-cell office:value-type="float" office:value="1254.7" calcext:value-type="float">
            <text:p>1254,7</text:p>
          </table:table-cell>
          <table:table-cell office:value-type="float" office:value="1240.6" calcext:value-type="float">
            <text:p>1240,6</text:p>
          </table:table-cell>
          <table:table-cell office:value-type="float" office:value="1535.9" calcext:value-type="float">
            <text:p>1535,9</text:p>
          </table:table-cell>
          <table:table-cell office:value-type="float" office:value="1233.8" calcext:value-type="float">
            <text:p>1233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31.2" calcext:value-type="float">
            <text:p>1431,2</text:p>
          </table:table-cell>
          <table:table-cell office:value-type="float" office:value="1401.2" calcext:value-type="float">
            <text:p>1401,2</text:p>
          </table:table-cell>
          <table:table-cell/>
          <table:table-cell office:value-type="float" office:value="1410.4" calcext:value-type="float">
            <text:p>1410,4</text:p>
          </table:table-cell>
          <table:table-cell office:value-type="float" office:value="1318" calcext:value-type="float">
            <text:p>1318</text:p>
          </table:table-cell>
          <table:table-cell office:value-type="float" office:value="1594.5" calcext:value-type="float">
            <text:p>1594,5</text:p>
          </table:table-cell>
          <table:table-cell office:value-type="float" office:value="1176.1" calcext:value-type="float">
            <text:p>1176,1</text:p>
          </table:table-cell>
          <table:table-cell office:value-type="float" office:value="1272.3" calcext:value-type="float">
            <text:p>1272,3</text:p>
          </table:table-cell>
          <table:table-cell office:value-type="float" office:value="1281.8" calcext:value-type="float">
            <text:p>1281,8</text:p>
          </table:table-cell>
          <table:table-cell office:value-type="float" office:value="1230.1" calcext:value-type="float">
            <text:p>1230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72.7" calcext:value-type="float">
            <text:p>1372,7</text:p>
          </table:table-cell>
          <table:table-cell office:value-type="float" office:value="1612.7" calcext:value-type="float">
            <text:p>1612,7</text:p>
          </table:table-cell>
          <table:table-cell/>
          <table:table-cell office:value-type="float" office:value="1410.4" calcext:value-type="float">
            <text:p>1410,4</text:p>
          </table:table-cell>
          <table:table-cell office:value-type="float" office:value="1400" calcext:value-type="float">
            <text:p>1400</text:p>
          </table:table-cell>
          <table:table-cell office:value-type="float" office:value="1596.8" calcext:value-type="float">
            <text:p>1596,8</text:p>
          </table:table-cell>
          <table:table-cell office:value-type="float" office:value="1257.5" calcext:value-type="float">
            <text:p>1257,5</text:p>
          </table:table-cell>
          <table:table-cell office:value-type="float" office:value="1262.2" calcext:value-type="float">
            <text:p>1262,2</text:p>
          </table:table-cell>
          <table:table-cell office:value-type="float" office:value="1227.6" calcext:value-type="float">
            <text:p>1227,6</text:p>
          </table:table-cell>
          <table:table-cell office:value-type="float" office:value="1226.6" calcext:value-type="float">
            <text:p>1226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67.9" calcext:value-type="float">
            <text:p>1267,9</text:p>
          </table:table-cell>
          <table:table-cell office:value-type="float" office:value="1266.7" calcext:value-type="float">
            <text:p>1266,7</text:p>
          </table:table-cell>
          <table:table-cell/>
          <table:table-cell office:value-type="float" office:value="1281.7" calcext:value-type="float">
            <text:p>1281,7</text:p>
          </table:table-cell>
          <table:table-cell office:value-type="float" office:value="1210.5" calcext:value-type="float">
            <text:p>1210,5</text:p>
          </table:table-cell>
          <table:table-cell office:value-type="float" office:value="1306.5" calcext:value-type="float">
            <text:p>1306,5</text:p>
          </table:table-cell>
          <table:table-cell office:value-type="float" office:value="1196.3" calcext:value-type="float">
            <text:p>1196,3</text:p>
          </table:table-cell>
          <table:table-cell office:value-type="float" office:value="1290.4" calcext:value-type="float">
            <text:p>1290,4</text:p>
          </table:table-cell>
          <table:table-cell office:value-type="float" office:value="1225.7" calcext:value-type="float">
            <text:p>1225,7</text:p>
          </table:table-cell>
          <table:table-cell office:value-type="float" office:value="1224.8" calcext:value-type="float">
            <text:p>1224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00" calcext:value-type="float">
            <text:p>1300</text:p>
          </table:table-cell>
          <table:table-cell office:value-type="float" office:value="1217.4" calcext:value-type="float">
            <text:p>1217,4</text:p>
          </table:table-cell>
          <table:table-cell/>
          <table:table-cell office:value-type="float" office:value="1281.7" calcext:value-type="float">
            <text:p>1281,7</text:p>
          </table:table-cell>
          <table:table-cell office:value-type="float" office:value="1325.6" calcext:value-type="float">
            <text:p>1325,6</text:p>
          </table:table-cell>
          <table:table-cell office:value-type="float" office:value="1309.1" calcext:value-type="float">
            <text:p>1309,1</text:p>
          </table:table-cell>
          <table:table-cell office:value-type="float" office:value="1198.1" calcext:value-type="float">
            <text:p>1198,1</text:p>
          </table:table-cell>
          <table:table-cell office:value-type="float" office:value="1287.3" calcext:value-type="float">
            <text:p>1287,3</text:p>
          </table:table-cell>
          <table:table-cell office:value-type="float" office:value="1225.5" calcext:value-type="float">
            <text:p>1225,5</text:p>
          </table:table-cell>
          <table:table-cell office:value-type="float" office:value="1232.6" calcext:value-type="float">
            <text:p>123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47.7" calcext:value-type="float">
            <text:p>1247,7</text:p>
          </table:table-cell>
          <table:table-cell office:value-type="float" office:value="1271.5" calcext:value-type="float">
            <text:p>1271,5</text:p>
          </table:table-cell>
          <table:table-cell/>
          <table:table-cell office:value-type="float" office:value="1288.9" calcext:value-type="float">
            <text:p>1288,9</text:p>
          </table:table-cell>
          <table:table-cell office:value-type="float" office:value="1221.9" calcext:value-type="float">
            <text:p>1221,9</text:p>
          </table:table-cell>
          <table:table-cell office:value-type="float" office:value="1298.9" calcext:value-type="float">
            <text:p>1298,9</text:p>
          </table:table-cell>
          <table:table-cell office:value-type="float" office:value="1198" calcext:value-type="float">
            <text:p>1198</text:p>
          </table:table-cell>
          <table:table-cell office:value-type="float" office:value="1352.2" calcext:value-type="float">
            <text:p>1352,2</text:p>
          </table:table-cell>
          <table:table-cell office:value-type="float" office:value="1226.1" calcext:value-type="float">
            <text:p>1226,1</text:p>
          </table:table-cell>
          <table:table-cell office:value-type="float" office:value="1219.9" calcext:value-type="float">
            <text:p>1219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61.4" calcext:value-type="float">
            <text:p>1261,4</text:p>
          </table:table-cell>
          <table:table-cell office:value-type="float" office:value="1220.8" calcext:value-type="float">
            <text:p>1220,8</text:p>
          </table:table-cell>
          <table:table-cell/>
          <table:table-cell office:value-type="float" office:value="1288.9" calcext:value-type="float">
            <text:p>1288,9</text:p>
          </table:table-cell>
          <table:table-cell office:value-type="float" office:value="1310" calcext:value-type="float">
            <text:p>1310</text:p>
          </table:table-cell>
          <table:table-cell office:value-type="float" office:value="1309.2" calcext:value-type="float">
            <text:p>1309,2</text:p>
          </table:table-cell>
          <table:table-cell office:value-type="float" office:value="1198.1" calcext:value-type="float">
            <text:p>1198,1</text:p>
          </table:table-cell>
          <table:table-cell office:value-type="float" office:value="1288.8" calcext:value-type="float">
            <text:p>1288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1218.3" calcext:value-type="float">
            <text:p>1218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7.5" calcext:value-type="float">
            <text:p>1317,5</text:p>
          </table:table-cell>
          <table:table-cell office:value-type="float" office:value="1208.6" calcext:value-type="float">
            <text:p>1208,6</text:p>
          </table:table-cell>
          <table:table-cell/>
          <table:table-cell office:value-type="float" office:value="1291.9" calcext:value-type="float">
            <text:p>1291,9</text:p>
          </table:table-cell>
          <table:table-cell office:value-type="float" office:value="1281.5" calcext:value-type="float">
            <text:p>1281,5</text:p>
          </table:table-cell>
          <table:table-cell office:value-type="float" office:value="1303.7" calcext:value-type="float">
            <text:p>1303,7</text:p>
          </table:table-cell>
          <table:table-cell office:value-type="float" office:value="1194.1" calcext:value-type="float">
            <text:p>1194,1</text:p>
          </table:table-cell>
          <table:table-cell office:value-type="float" office:value="1287" calcext:value-type="float">
            <text:p>1287</text:p>
          </table:table-cell>
          <table:table-cell office:value-type="float" office:value="1223.7" calcext:value-type="float">
            <text:p>1223,7</text:p>
          </table:table-cell>
          <table:table-cell office:value-type="float" office:value="1237.7" calcext:value-type="float">
            <text:p>1237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25.2" calcext:value-type="float">
            <text:p>1325,2</text:p>
          </table:table-cell>
          <table:table-cell office:value-type="float" office:value="1231.2" calcext:value-type="float">
            <text:p>1231,2</text:p>
          </table:table-cell>
          <table:table-cell/>
          <table:table-cell office:value-type="float" office:value="1291.9" calcext:value-type="float">
            <text:p>1291,9</text:p>
          </table:table-cell>
          <table:table-cell office:value-type="float" office:value="1230.6" calcext:value-type="float">
            <text:p>1230,6</text:p>
          </table:table-cell>
          <table:table-cell office:value-type="float" office:value="1306.7" calcext:value-type="float">
            <text:p>1306,7</text:p>
          </table:table-cell>
          <table:table-cell office:value-type="float" office:value="1251.9" calcext:value-type="float">
            <text:p>1251,9</text:p>
          </table:table-cell>
          <table:table-cell office:value-type="float" office:value="1290.4" calcext:value-type="float">
            <text:p>1290,4</text:p>
          </table:table-cell>
          <table:table-cell office:value-type="float" office:value="1225.7" calcext:value-type="float">
            <text:p>1225,7</text:p>
          </table:table-cell>
          <table:table-cell office:value-type="float" office:value="1224.8" calcext:value-type="float">
            <text:p>1224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9.8" calcext:value-type="float">
            <text:p>1319,8</text:p>
          </table:table-cell>
          <table:table-cell office:value-type="float" office:value="1226.7" calcext:value-type="float">
            <text:p>1226,7</text:p>
          </table:table-cell>
          <table:table-cell/>
          <table:table-cell office:value-type="float" office:value="1300.8" calcext:value-type="float">
            <text:p>1300,8</text:p>
          </table:table-cell>
          <table:table-cell office:value-type="float" office:value="1211.5" calcext:value-type="float">
            <text:p>1211,5</text:p>
          </table:table-cell>
          <table:table-cell office:value-type="float" office:value="1307.2" calcext:value-type="float">
            <text:p>1307,2</text:p>
          </table:table-cell>
          <table:table-cell office:value-type="float" office:value="1197" calcext:value-type="float">
            <text:p>1197</text:p>
          </table:table-cell>
          <table:table-cell office:value-type="float" office:value="1287.3" calcext:value-type="float">
            <text:p>1287,3</text:p>
          </table:table-cell>
          <table:table-cell office:value-type="float" office:value="1225.5" calcext:value-type="float">
            <text:p>1225,5</text:p>
          </table:table-cell>
          <table:table-cell office:value-type="float" office:value="1232.6" calcext:value-type="float">
            <text:p>123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50.5" calcext:value-type="float">
            <text:p>1250,5</text:p>
          </table:table-cell>
          <table:table-cell office:value-type="float" office:value="1240.1" calcext:value-type="float">
            <text:p>1240,1</text:p>
          </table:table-cell>
          <table:table-cell/>
          <table:table-cell office:value-type="float" office:value="1300.8" calcext:value-type="float">
            <text:p>1300,8</text:p>
          </table:table-cell>
          <table:table-cell office:value-type="float" office:value="1258.7" calcext:value-type="float">
            <text:p>1258,7</text:p>
          </table:table-cell>
          <table:table-cell office:value-type="float" office:value="1301.8" calcext:value-type="float">
            <text:p>1301,8</text:p>
          </table:table-cell>
          <table:table-cell office:value-type="float" office:value="1198" calcext:value-type="float">
            <text:p>1198</text:p>
          </table:table-cell>
          <table:table-cell office:value-type="float" office:value="1352.2" calcext:value-type="float">
            <text:p>1352,2</text:p>
          </table:table-cell>
          <table:table-cell office:value-type="float" office:value="1226.1" calcext:value-type="float">
            <text:p>1226,1</text:p>
          </table:table-cell>
          <table:table-cell office:value-type="float" office:value="1219.9" calcext:value-type="float">
            <text:p>1219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08.6" calcext:value-type="float">
            <text:p>1308,6</text:p>
          </table:table-cell>
          <table:table-cell office:value-type="float" office:value="1248" calcext:value-type="float">
            <text:p>1248</text:p>
          </table:table-cell>
          <table:table-cell/>
          <table:table-cell office:value-type="float" office:value="1449.8" calcext:value-type="float">
            <text:p>1449,8</text:p>
          </table:table-cell>
          <table:table-cell office:value-type="float" office:value="1288.8" calcext:value-type="float">
            <text:p>1288,8</text:p>
          </table:table-cell>
          <table:table-cell office:value-type="float" office:value="1308.6" calcext:value-type="float">
            <text:p>1308,6</text:p>
          </table:table-cell>
          <table:table-cell office:value-type="float" office:value="1196.8" calcext:value-type="float">
            <text:p>1196,8</text:p>
          </table:table-cell>
          <table:table-cell office:value-type="float" office:value="1288.8" calcext:value-type="float">
            <text:p>1288,8</text:p>
          </table:table-cell>
          <table:table-cell office:value-type="float" office:value="1224.9" calcext:value-type="float">
            <text:p>1224,9</text:p>
          </table:table-cell>
          <table:table-cell office:value-type="float" office:value="1218.3" calcext:value-type="float">
            <text:p>1218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45.7" calcext:value-type="float">
            <text:p>1245,7</text:p>
          </table:table-cell>
          <table:table-cell office:value-type="float" office:value="1237.6" calcext:value-type="float">
            <text:p>1237,6</text:p>
          </table:table-cell>
          <table:table-cell/>
          <table:table-cell office:value-type="float" office:value="1449.8" calcext:value-type="float">
            <text:p>1449,8</text:p>
          </table:table-cell>
          <table:table-cell office:value-type="float" office:value="1222.7" calcext:value-type="float">
            <text:p>1222,7</text:p>
          </table:table-cell>
          <table:table-cell office:value-type="float" office:value="1306.8" calcext:value-type="float">
            <text:p>1306,8</text:p>
          </table:table-cell>
          <table:table-cell office:value-type="float" office:value="1199.4" calcext:value-type="float">
            <text:p>1199,4</text:p>
          </table:table-cell>
          <table:table-cell office:value-type="float" office:value="1287" calcext:value-type="float">
            <text:p>1287</text:p>
          </table:table-cell>
          <table:table-cell office:value-type="float" office:value="1223.7" calcext:value-type="float">
            <text:p>1223,7</text:p>
          </table:table-cell>
          <table:table-cell office:value-type="float" office:value="1237.7" calcext:value-type="float">
            <text:p>1237,7</text:p>
          </table:table-cell>
        </table:table-row>
      </table:table>
      <table:table table:name="3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18.7" calcext:value-type="float">
            <text:p>1518,7</text:p>
          </table:table-cell>
          <table:table-cell office:value-type="float" office:value="1986.7" calcext:value-type="float">
            <text:p>1986,7</text:p>
          </table:table-cell>
          <table:table-cell office:value-type="float" office:value="1523.3" calcext:value-type="float">
            <text:p>1523,3</text:p>
          </table:table-cell>
          <table:table-cell office:value-type="float" office:value="1058.2" calcext:value-type="float">
            <text:p>1058,2</text:p>
          </table:table-cell>
          <table:table-cell office:value-type="float" office:value="1223.5" calcext:value-type="float">
            <text:p>1223,5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1170.7" calcext:value-type="float">
            <text:p>1170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2.6" calcext:value-type="float">
            <text:p>1422,6</text:p>
          </table:table-cell>
          <table:table-cell office:value-type="float" office:value="1364.6" calcext:value-type="float">
            <text:p>1364,6</text:p>
          </table:table-cell>
          <table:table-cell office:value-type="float" office:value="1570.6" calcext:value-type="float">
            <text:p>1570,6</text:p>
          </table:table-cell>
          <table:table-cell office:value-type="float" office:value="1058.2" calcext:value-type="float">
            <text:p>1058,2</text:p>
          </table:table-cell>
          <table:table-cell office:value-type="float" office:value="1510" calcext:value-type="float">
            <text:p>1510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office:value-type="float" office:value="1170.7" calcext:value-type="float">
            <text:p>1170,7</text:p>
          </table:table-cell>
          <table:table-cell office:value-type="float" office:value="921.2" calcext:value-type="float">
            <text:p>921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43.3" calcext:value-type="float">
            <text:p>1443,3</text:p>
          </table:table-cell>
          <table:table-cell office:value-type="float" office:value="1350.8" calcext:value-type="float">
            <text:p>1350,8</text:p>
          </table:table-cell>
          <table:table-cell office:value-type="float" office:value="1142.2" calcext:value-type="float">
            <text:p>1142,2</text:p>
          </table:table-cell>
          <table:table-cell office:value-type="float" office:value="1171.1" calcext:value-type="float">
            <text:p>1171,1</text:p>
          </table:table-cell>
          <table:table-cell office:value-type="float" office:value="1526" calcext:value-type="float">
            <text:p>1526</text:p>
          </table:table-cell>
          <table:table-cell office:value-type="float" office:value="1047" calcext:value-type="float">
            <text:p>1047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10" calcext:value-type="float">
            <text:p>1410</text:p>
          </table:table-cell>
          <table:table-cell office:value-type="float" office:value="1377.1" calcext:value-type="float">
            <text:p>1377,1</text:p>
          </table:table-cell>
          <table:table-cell office:value-type="float" office:value="1519.4" calcext:value-type="float">
            <text:p>1519,4</text:p>
          </table:table-cell>
          <table:table-cell office:value-type="float" office:value="1171.1" calcext:value-type="float">
            <text:p>1171,1</text:p>
          </table:table-cell>
          <table:table-cell office:value-type="float" office:value="1077.2" calcext:value-type="float">
            <text:p>1077,2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23.1" calcext:value-type="float">
            <text:p>1523,1</text:p>
          </table:table-cell>
          <table:table-cell office:value-type="float" office:value="1356.9" calcext:value-type="float">
            <text:p>1356,9</text:p>
          </table:table-cell>
          <table:table-cell office:value-type="float" office:value="1459" calcext:value-type="float">
            <text:p>1459</text:p>
          </table:table-cell>
          <table:table-cell office:value-type="float" office:value="1372.3" calcext:value-type="float">
            <text:p>1372,3</text:p>
          </table:table-cell>
          <table:table-cell office:value-type="float" office:value="1395.2" calcext:value-type="float">
            <text:p>1395,2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3" calcext:value-type="float">
            <text:p>1061,3</text:p>
          </table:table-cell>
          <table:table-cell office:value-type="float" office:value="1181" calcext:value-type="float">
            <text:p>118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22.5" calcext:value-type="float">
            <text:p>1422,5</text:p>
          </table:table-cell>
          <table:table-cell office:value-type="float" office:value="1547.4" calcext:value-type="float">
            <text:p>1547,4</text:p>
          </table:table-cell>
          <table:table-cell office:value-type="float" office:value="1266" calcext:value-type="float">
            <text:p>1266</text:p>
          </table:table-cell>
          <table:table-cell office:value-type="float" office:value="1372.3" calcext:value-type="float">
            <text:p>1372,3</text:p>
          </table:table-cell>
          <table:table-cell office:value-type="float" office:value="1342.4" calcext:value-type="float">
            <text:p>1342,4</text:p>
          </table:table-cell>
          <table:table-cell office:value-type="float" office:value="1047.1" calcext:value-type="float">
            <text:p>1047,1</text:p>
          </table:table-cell>
          <table:table-cell office:value-type="float" office:value="1301.3" calcext:value-type="float">
            <text:p>1301,3</text:p>
          </table:table-cell>
          <table:table-cell office:value-type="float" office:value="1181.1" calcext:value-type="float">
            <text:p>1181,1</text:p>
          </table:table-cell>
          <table:table-cell table:number-columns-repeated="2" office:value-type="float" office:value="1170.7" calcext:value-type="float">
            <text:p>1170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50.8" calcext:value-type="float">
            <text:p>1450,8</text:p>
          </table:table-cell>
          <table:table-cell office:value-type="float" office:value="1540.8" calcext:value-type="float">
            <text:p>1540,8</text:p>
          </table:table-cell>
          <table:table-cell office:value-type="float" office:value="1746.7" calcext:value-type="float">
            <text:p>1746,7</text:p>
          </table:table-cell>
          <table:table-cell office:value-type="float" office:value="1499.2" calcext:value-type="float">
            <text:p>1499,2</text:p>
          </table:table-cell>
          <table:table-cell office:value-type="float" office:value="1492.2" calcext:value-type="float">
            <text:p>1492,2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8" calcext:value-type="float">
            <text:p>1061,8</text:p>
          </table:table-cell>
          <table:table-cell office:value-type="float" office:value="1181.1" calcext:value-type="float">
            <text:p>1181,1</text:p>
          </table:table-cell>
          <table:table-cell office:value-type="float" office:value="1170.7" calcext:value-type="float">
            <text:p>1170,7</text:p>
          </table:table-cell>
          <table:table-cell office:value-type="float" office:value="921.2" calcext:value-type="float">
            <text:p>921,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92.5" calcext:value-type="float">
            <text:p>1392,5</text:p>
          </table:table-cell>
          <table:table-cell office:value-type="float" office:value="1480.2" calcext:value-type="float">
            <text:p>1480,2</text:p>
          </table:table-cell>
          <table:table-cell office:value-type="float" office:value="1473.1" calcext:value-type="float">
            <text:p>1473,1</text:p>
          </table:table-cell>
          <table:table-cell office:value-type="float" office:value="1499.2" calcext:value-type="float">
            <text:p>1499,2</text:p>
          </table:table-cell>
          <table:table-cell office:value-type="float" office:value="1523.5" calcext:value-type="float">
            <text:p>1523,5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8" calcext:value-type="float">
            <text:p>1061,8</text:p>
          </table:table-cell>
          <table:table-cell office:value-type="float" office:value="1181.1" calcext:value-type="float">
            <text:p>1181,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87.7" calcext:value-type="float">
            <text:p>1387,7</text:p>
          </table:table-cell>
          <table:table-cell office:value-type="float" office:value="1341.7" calcext:value-type="float">
            <text:p>1341,7</text:p>
          </table:table-cell>
          <table:table-cell office:value-type="float" office:value="1512.6" calcext:value-type="float">
            <text:p>1512,6</text:p>
          </table:table-cell>
          <table:table-cell office:value-type="float" office:value="1529.1" calcext:value-type="float">
            <text:p>1529,1</text:p>
          </table:table-cell>
          <table:table-cell office:value-type="float" office:value="1530.7" calcext:value-type="float">
            <text:p>1530,7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8" calcext:value-type="float">
            <text:p>1061,8</text:p>
          </table:table-cell>
          <table:table-cell office:value-type="float" office:value="1181.1" calcext:value-type="float">
            <text:p>1181,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70.2" calcext:value-type="float">
            <text:p>1370,2</text:p>
          </table:table-cell>
          <table:table-cell office:value-type="float" office:value="1173.4" calcext:value-type="float">
            <text:p>1173,4</text:p>
          </table:table-cell>
          <table:table-cell office:value-type="float" office:value="1502.9" calcext:value-type="float">
            <text:p>1502,9</text:p>
          </table:table-cell>
          <table:table-cell office:value-type="float" office:value="1529.1" calcext:value-type="float">
            <text:p>1529,1</text:p>
          </table:table-cell>
          <table:table-cell office:value-type="float" office:value="1146.1" calcext:value-type="float">
            <text:p>1146,1</text:p>
          </table:table-cell>
          <table:table-cell office:value-type="float" office:value="1047.1" calcext:value-type="float">
            <text:p>1047,1</text:p>
          </table:table-cell>
          <table:table-cell office:value-type="float" office:value="1061.8" calcext:value-type="float">
            <text:p>1061,8</text:p>
          </table:table-cell>
          <table:table-cell office:value-type="float" office:value="1181.1" calcext:value-type="float">
            <text:p>1181,1</text:p>
          </table:table-cell>
          <table:table-cell office:value-type="float" office:value="1170.7" calcext:value-type="float">
            <text:p>1170,7</text:p>
          </table:table-cell>
          <table:table-cell office:value-type="float" office:value="1170.6" calcext:value-type="float">
            <text:p>1170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12.9" calcext:value-type="float">
            <text:p>1012,9</text:p>
          </table:table-cell>
          <table:table-cell office:value-type="float" office:value="1004.4" calcext:value-type="float">
            <text:p>1004,4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24.9" calcext:value-type="float">
            <text:p>1024,9</text:p>
          </table:table-cell>
          <table:table-cell office:value-type="float" office:value="1093.2" calcext:value-type="float">
            <text:p>1093,2</text:p>
          </table:table-cell>
          <table:table-cell office:value-type="float" office:value="961.3" calcext:value-type="float">
            <text:p>961,3</text:p>
          </table:table-cell>
          <table:table-cell office:value-type="float" office:value="1238.6" calcext:value-type="float">
            <text:p>1238,6</text:p>
          </table:table-cell>
          <table:table-cell office:value-type="float" office:value="969.1" calcext:value-type="float">
            <text:p>969,1</text:p>
          </table:table-cell>
          <table:table-cell office:value-type="float" office:value="969.4" calcext:value-type="float">
            <text:p>96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14.3" calcext:value-type="float">
            <text:p>1014,3</text:p>
          </table:table-cell>
          <table:table-cell office:value-type="float" office:value="1032" calcext:value-type="float">
            <text:p>1032</text:p>
          </table:table-cell>
          <table:table-cell office:value-type="float" office:value="1012.8" calcext:value-type="float">
            <text:p>1012,8</text:p>
          </table:table-cell>
          <table:table-cell office:value-type="float" office:value="1007.8" calcext:value-type="float">
            <text:p>1007,8</text:p>
          </table:table-cell>
          <table:table-cell office:value-type="float" office:value="1025.2" calcext:value-type="float">
            <text:p>1025,2</text:p>
          </table:table-cell>
          <table:table-cell office:value-type="float" office:value="1099.9" calcext:value-type="float">
            <text:p>1099,9</text:p>
          </table:table-cell>
          <table:table-cell office:value-type="float" office:value="988.8" calcext:value-type="float">
            <text:p>988,8</text:p>
          </table:table-cell>
          <table:table-cell office:value-type="float" office:value="1207.7" calcext:value-type="float">
            <text:p>1207,7</text:p>
          </table:table-cell>
          <table:table-cell office:value-type="float" office:value="953.1" calcext:value-type="float">
            <text:p>953,1</text:p>
          </table:table-cell>
          <table:table-cell office:value-type="float" office:value="1032.4" calcext:value-type="float">
            <text:p>1032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106.4" calcext:value-type="float">
            <text:p>1106,4</text:p>
          </table:table-cell>
          <table:table-cell office:value-type="float" office:value="1009.6" calcext:value-type="float">
            <text:p>1009,6</text:p>
          </table:table-cell>
          <table:table-cell office:value-type="float" office:value="1013" calcext:value-type="float">
            <text:p>1013</text:p>
          </table:table-cell>
          <table:table-cell office:value-type="float" office:value="1023" calcext:value-type="float">
            <text:p>1023</text:p>
          </table:table-cell>
          <table:table-cell office:value-type="float" office:value="995.7" calcext:value-type="float">
            <text:p>995,7</text:p>
          </table:table-cell>
          <table:table-cell office:value-type="float" office:value="1289.3" calcext:value-type="float">
            <text:p>1289,3</text:p>
          </table:table-cell>
          <table:table-cell office:value-type="float" office:value="950.8" calcext:value-type="float">
            <text:p>950,8</text:p>
          </table:table-cell>
          <table:table-cell office:value-type="float" office:value="1022.8" calcext:value-type="float">
            <text:p>1022,8</text:p>
          </table:table-cell>
          <table:table-cell office:value-type="float" office:value="969.1" calcext:value-type="float">
            <text:p>969,1</text:p>
          </table:table-cell>
          <table:table-cell office:value-type="float" office:value="1032.2" calcext:value-type="float">
            <text:p>1032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4.6" calcext:value-type="float">
            <text:p>1024,6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13.2" calcext:value-type="float">
            <text:p>1013,2</text:p>
          </table:table-cell>
          <table:table-cell office:value-type="float" office:value="1023" calcext:value-type="float">
            <text:p>1023</text:p>
          </table:table-cell>
          <table:table-cell office:value-type="float" office:value="1024.7" calcext:value-type="float">
            <text:p>1024,7</text:p>
          </table:table-cell>
          <table:table-cell office:value-type="float" office:value="930.1" calcext:value-type="float">
            <text:p>930,1</text:p>
          </table:table-cell>
          <table:table-cell office:value-type="float" office:value="961.3" calcext:value-type="float">
            <text:p>961,3</text:p>
          </table:table-cell>
          <table:table-cell office:value-type="float" office:value="1022.6" calcext:value-type="float">
            <text:p>1022,6</text:p>
          </table:table-cell>
          <table:table-cell table:number-columns-repeated="2" office:value-type="float" office:value="969.1" calcext:value-type="float">
            <text:p>969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2.6" calcext:value-type="float">
            <text:p>1022,6</text:p>
          </table:table-cell>
          <table:table-cell office:value-type="float" office:value="1025" calcext:value-type="float">
            <text:p>1025</text:p>
          </table:table-cell>
          <table:table-cell office:value-type="float" office:value="1022.5" calcext:value-type="float">
            <text:p>1022,5</text:p>
          </table:table-cell>
          <table:table-cell office:value-type="float" office:value="1024.1" calcext:value-type="float">
            <text:p>1024,1</text:p>
          </table:table-cell>
          <table:table-cell office:value-type="float" office:value="1024.6" calcext:value-type="float">
            <text:p>1024,6</text:p>
          </table:table-cell>
          <table:table-cell office:value-type="float" office:value="1100.4" calcext:value-type="float">
            <text:p>1100,4</text:p>
          </table:table-cell>
          <table:table-cell office:value-type="float" office:value="1207.6" calcext:value-type="float">
            <text:p>1207,6</text:p>
          </table:table-cell>
          <table:table-cell office:value-type="float" office:value="1238.4" calcext:value-type="float">
            <text:p>1238,4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97.5" calcext:value-type="float">
            <text:p>1097,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7.5" calcext:value-type="float">
            <text:p>1007,5</text:p>
          </table:table-cell>
          <table:table-cell office:value-type="float" office:value="1013.1" calcext:value-type="float">
            <text:p>1013,1</text:p>
          </table:table-cell>
          <table:table-cell office:value-type="float" office:value="1000.4" calcext:value-type="float">
            <text:p>1000,4</text:p>
          </table:table-cell>
          <table:table-cell office:value-type="float" office:value="1024.1" calcext:value-type="float">
            <text:p>1024,1</text:p>
          </table:table-cell>
          <table:table-cell office:value-type="float" office:value="1147.9" calcext:value-type="float">
            <text:p>1147,9</text:p>
          </table:table-cell>
          <table:table-cell office:value-type="float" office:value="1022.7" calcext:value-type="float">
            <text:p>1022,7</text:p>
          </table:table-cell>
          <table:table-cell office:value-type="float" office:value="1000.2" calcext:value-type="float">
            <text:p>1000,2</text:p>
          </table:table-cell>
          <table:table-cell office:value-type="float" office:value="931.9" calcext:value-type="float">
            <text:p>931,9</text:p>
          </table:table-cell>
          <table:table-cell office:value-type="float" office:value="969.1" calcext:value-type="float">
            <text:p>969,1</text:p>
          </table:table-cell>
          <table:table-cell office:value-type="float" office:value="969.4" calcext:value-type="float">
            <text:p>969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56.1" calcext:value-type="float">
            <text:p>1556,1</text:p>
          </table:table-cell>
          <table:table-cell office:value-type="float" office:value="1024.9" calcext:value-type="float">
            <text:p>1024,9</text:p>
          </table:table-cell>
          <table:table-cell office:value-type="float" office:value="1022.3" calcext:value-type="float">
            <text:p>1022,3</text:p>
          </table:table-cell>
          <table:table-cell table:number-columns-repeated="2" office:value-type="float" office:value="1024.6" calcext:value-type="float">
            <text:p>1024,6</text:p>
          </table:table-cell>
          <table:table-cell office:value-type="float" office:value="909.7" calcext:value-type="float">
            <text:p>909,7</text:p>
          </table:table-cell>
          <table:table-cell office:value-type="float" office:value="988.8" calcext:value-type="float">
            <text:p>988,8</text:p>
          </table:table-cell>
          <table:table-cell office:value-type="float" office:value="1239.6" calcext:value-type="float">
            <text:p>1239,6</text:p>
          </table:table-cell>
          <table:table-cell office:value-type="float" office:value="953.1" calcext:value-type="float">
            <text:p>953,1</text:p>
          </table:table-cell>
          <table:table-cell office:value-type="float" office:value="1032.4" calcext:value-type="float">
            <text:p>1032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5" calcext:value-type="float">
            <text:p>1025</text:p>
          </table:table-cell>
          <table:table-cell office:value-type="float" office:value="1012.5" calcext:value-type="float">
            <text:p>1012,5</text:p>
          </table:table-cell>
          <table:table-cell office:value-type="float" office:value="1014.6" calcext:value-type="float">
            <text:p>1014,6</text:p>
          </table:table-cell>
          <table:table-cell office:value-type="float" office:value="1024.6" calcext:value-type="float">
            <text:p>1024,6</text:p>
          </table:table-cell>
          <table:table-cell office:value-type="float" office:value="1023.7" calcext:value-type="float">
            <text:p>1023,7</text:p>
          </table:table-cell>
          <table:table-cell office:value-type="float" office:value="1028.9" calcext:value-type="float">
            <text:p>1028,9</text:p>
          </table:table-cell>
          <table:table-cell office:value-type="float" office:value="961.5" calcext:value-type="float">
            <text:p>961,5</text:p>
          </table:table-cell>
          <table:table-cell office:value-type="float" office:value="1238.4" calcext:value-type="float">
            <text:p>1238,4</text:p>
          </table:table-cell>
          <table:table-cell office:value-type="float" office:value="969.1" calcext:value-type="float">
            <text:p>969,1</text:p>
          </table:table-cell>
          <table:table-cell office:value-type="float" office:value="1032.2" calcext:value-type="float">
            <text:p>1032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2.1" calcext:value-type="float">
            <text:p>1022,1</text:p>
          </table:table-cell>
          <table:table-cell office:value-type="float" office:value="1008" calcext:value-type="float">
            <text:p>1008</text:p>
          </table:table-cell>
          <table:table-cell office:value-type="float" office:value="1024.6" calcext:value-type="float">
            <text:p>1024,6</text:p>
          </table:table-cell>
          <table:table-cell office:value-type="float" office:value="1033" calcext:value-type="float">
            <text:p>1033</text:p>
          </table:table-cell>
          <table:table-cell office:value-type="float" office:value="1024.8" calcext:value-type="float">
            <text:p>1024,8</text:p>
          </table:table-cell>
          <table:table-cell office:value-type="float" office:value="1028.9" calcext:value-type="float">
            <text:p>1028,9</text:p>
          </table:table-cell>
          <table:table-cell office:value-type="float" office:value="1205.8" calcext:value-type="float">
            <text:p>1205,8</text:p>
          </table:table-cell>
          <table:table-cell office:value-type="float" office:value="1022.8" calcext:value-type="float">
            <text:p>1022,8</text:p>
          </table:table-cell>
          <table:table-cell table:number-columns-repeated="2" office:value-type="float" office:value="969.1" calcext:value-type="float">
            <text:p>969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2.6" calcext:value-type="float">
            <text:p>1022,6</text:p>
          </table:table-cell>
          <table:table-cell office:value-type="float" office:value="1024.5" calcext:value-type="float">
            <text:p>1024,5</text:p>
          </table:table-cell>
          <table:table-cell office:value-type="float" office:value="1024.6" calcext:value-type="float">
            <text:p>1024,6</text:p>
          </table:table-cell>
          <table:table-cell office:value-type="float" office:value="1033" calcext:value-type="float">
            <text:p>1033</text:p>
          </table:table-cell>
          <table:table-cell office:value-type="float" office:value="1475.7" calcext:value-type="float">
            <text:p>1475,7</text:p>
          </table:table-cell>
          <table:table-cell office:value-type="float" office:value="1352.5" calcext:value-type="float">
            <text:p>1352,5</text:p>
          </table:table-cell>
          <table:table-cell office:value-type="float" office:value="961.8" calcext:value-type="float">
            <text:p>961,8</text:p>
          </table:table-cell>
          <table:table-cell office:value-type="float" office:value="1022.6" calcext:value-type="float">
            <text:p>1022,6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97.5" calcext:value-type="float">
            <text:p>1097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55" calcext:value-type="float">
            <text:p>1255</text:p>
          </table:table-cell>
          <table:table-cell office:value-type="float" office:value="1072.1" calcext:value-type="float">
            <text:p>1072,1</text:p>
          </table:table-cell>
          <table:table-cell/>
          <table:table-cell office:value-type="float" office:value="1150.2" calcext:value-type="float">
            <text:p>1150,2</text:p>
          </table:table-cell>
          <table:table-cell office:value-type="float" office:value="1588.2" calcext:value-type="float">
            <text:p>1588,2</text:p>
          </table:table-cell>
          <table:table-cell office:value-type="float" office:value="854" calcext:value-type="float">
            <text:p>854</text:p>
          </table:table-cell>
          <table:table-cell office:value-type="float" office:value="895.7" calcext:value-type="float">
            <text:p>895,7</text:p>
          </table:table-cell>
          <table:table-cell office:value-type="float" office:value="903.7" calcext:value-type="float">
            <text:p>903,7</text:p>
          </table:table-cell>
          <table:table-cell office:value-type="float" office:value="956.2" calcext:value-type="float">
            <text:p>956,2</text:p>
          </table:table-cell>
          <table:table-cell office:value-type="float" office:value="764.2" calcext:value-type="float">
            <text:p>764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34.5" calcext:value-type="float">
            <text:p>1234,5</text:p>
          </table:table-cell>
          <table:table-cell office:value-type="float" office:value="1052.3" calcext:value-type="float">
            <text:p>1052,3</text:p>
          </table:table-cell>
          <table:table-cell/>
          <table:table-cell office:value-type="float" office:value="1150.2" calcext:value-type="float">
            <text:p>1150,2</text:p>
          </table:table-cell>
          <table:table-cell office:value-type="float" office:value="1096.5" calcext:value-type="float">
            <text:p>1096,5</text:p>
          </table:table-cell>
          <table:table-cell office:value-type="float" office:value="920.8" calcext:value-type="float">
            <text:p>920,8</text:p>
          </table:table-cell>
          <table:table-cell office:value-type="float" office:value="857.7" calcext:value-type="float">
            <text:p>857,7</text:p>
          </table:table-cell>
          <table:table-cell office:value-type="float" office:value="917.3" calcext:value-type="float">
            <text:p>917,3</text:p>
          </table:table-cell>
          <table:table-cell office:value-type="float" office:value="877.3" calcext:value-type="float">
            <text:p>877,3</text:p>
          </table:table-cell>
          <table:table-cell office:value-type="float" office:value="812.3" calcext:value-type="float">
            <text:p>812,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75.5" calcext:value-type="float">
            <text:p>1175,5</text:p>
          </table:table-cell>
          <table:table-cell office:value-type="float" office:value="1171.2" calcext:value-type="float">
            <text:p>1171,2</text:p>
          </table:table-cell>
          <table:table-cell/>
          <table:table-cell office:value-type="float" office:value="1233.1" calcext:value-type="float">
            <text:p>1233,1</text:p>
          </table:table-cell>
          <table:table-cell office:value-type="float" office:value="1144.6" calcext:value-type="float">
            <text:p>1144,6</text:p>
          </table:table-cell>
          <table:table-cell office:value-type="float" office:value="883.4" calcext:value-type="float">
            <text:p>883,4</text:p>
          </table:table-cell>
          <table:table-cell office:value-type="float" office:value="908" calcext:value-type="float">
            <text:p>908</text:p>
          </table:table-cell>
          <table:table-cell office:value-type="float" office:value="897.1" calcext:value-type="float">
            <text:p>897,1</text:p>
          </table:table-cell>
          <table:table-cell office:value-type="float" office:value="955.5" calcext:value-type="float">
            <text:p>955,5</text:p>
          </table:table-cell>
          <table:table-cell office:value-type="float" office:value="741.4" calcext:value-type="float">
            <text:p>741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64.2" calcext:value-type="float">
            <text:p>1264,2</text:p>
          </table:table-cell>
          <table:table-cell office:value-type="float" office:value="1089.4" calcext:value-type="float">
            <text:p>1089,4</text:p>
          </table:table-cell>
          <table:table-cell/>
          <table:table-cell office:value-type="float" office:value="1233.1" calcext:value-type="float">
            <text:p>1233,1</text:p>
          </table:table-cell>
          <table:table-cell office:value-type="float" office:value="1161" calcext:value-type="float">
            <text:p>1161</text:p>
          </table:table-cell>
          <table:table-cell office:value-type="float" office:value="882.6" calcext:value-type="float">
            <text:p>882,6</text:p>
          </table:table-cell>
          <table:table-cell office:value-type="float" office:value="867.4" calcext:value-type="float">
            <text:p>867,4</text:p>
          </table:table-cell>
          <table:table-cell office:value-type="float" office:value="880.2" calcext:value-type="float">
            <text:p>880,2</text:p>
          </table:table-cell>
          <table:table-cell office:value-type="float" office:value="878.7" calcext:value-type="float">
            <text:p>878,7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83" calcext:value-type="float">
            <text:p>1383</text:p>
          </table:table-cell>
          <table:table-cell office:value-type="float" office:value="1157.7" calcext:value-type="float">
            <text:p>1157,7</text:p>
          </table:table-cell>
          <table:table-cell/>
          <table:table-cell office:value-type="float" office:value="1233.6" calcext:value-type="float">
            <text:p>1233,6</text:p>
          </table:table-cell>
          <table:table-cell office:value-type="float" office:value="1104.8" calcext:value-type="float">
            <text:p>1104,8</text:p>
          </table:table-cell>
          <table:table-cell office:value-type="float" office:value="921.9" calcext:value-type="float">
            <text:p>921,9</text:p>
          </table:table-cell>
          <table:table-cell office:value-type="float" office:value="857.3" calcext:value-type="float">
            <text:p>857,3</text:p>
          </table:table-cell>
          <table:table-cell office:value-type="float" office:value="849.2" calcext:value-type="float">
            <text:p>849,2</text:p>
          </table:table-cell>
          <table:table-cell office:value-type="float" office:value="879.4" calcext:value-type="float">
            <text:p>879,4</text:p>
          </table:table-cell>
          <table:table-cell office:value-type="float" office:value="929.4" calcext:value-type="float">
            <text:p>929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7.6" calcext:value-type="float">
            <text:p>1137,6</text:p>
          </table:table-cell>
          <table:table-cell office:value-type="float" office:value="1343.2" calcext:value-type="float">
            <text:p>1343,2</text:p>
          </table:table-cell>
          <table:table-cell/>
          <table:table-cell office:value-type="float" office:value="1233.6" calcext:value-type="float">
            <text:p>1233,6</text:p>
          </table:table-cell>
          <table:table-cell office:value-type="float" office:value="1242.3" calcext:value-type="float">
            <text:p>1242,3</text:p>
          </table:table-cell>
          <table:table-cell office:value-type="float" office:value="874.8" calcext:value-type="float">
            <text:p>874,8</text:p>
          </table:table-cell>
          <table:table-cell office:value-type="float" office:value="876.4" calcext:value-type="float">
            <text:p>876,4</text:p>
          </table:table-cell>
          <table:table-cell office:value-type="float" office:value="903.7" calcext:value-type="float">
            <text:p>903,7</text:p>
          </table:table-cell>
          <table:table-cell office:value-type="float" office:value="956.2" calcext:value-type="float">
            <text:p>956,2</text:p>
          </table:table-cell>
          <table:table-cell office:value-type="float" office:value="764.2" calcext:value-type="float">
            <text:p>764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42.8" calcext:value-type="float">
            <text:p>1042,8</text:p>
          </table:table-cell>
          <table:table-cell office:value-type="float" office:value="1343.2" calcext:value-type="float">
            <text:p>1343,2</text:p>
          </table:table-cell>
          <table:table-cell/>
          <table:table-cell office:value-type="float" office:value="1262.6" calcext:value-type="float">
            <text:p>1262,6</text:p>
          </table:table-cell>
          <table:table-cell office:value-type="float" office:value="1111.7" calcext:value-type="float">
            <text:p>1111,7</text:p>
          </table:table-cell>
          <table:table-cell office:value-type="float" office:value="867.7" calcext:value-type="float">
            <text:p>867,7</text:p>
          </table:table-cell>
          <table:table-cell office:value-type="float" office:value="924.6" calcext:value-type="float">
            <text:p>924,6</text:p>
          </table:table-cell>
          <table:table-cell office:value-type="float" office:value="917.3" calcext:value-type="float">
            <text:p>917,3</text:p>
          </table:table-cell>
          <table:table-cell office:value-type="float" office:value="877.3" calcext:value-type="float">
            <text:p>877,3</text:p>
          </table:table-cell>
          <table:table-cell office:value-type="float" office:value="812.3" calcext:value-type="float">
            <text:p>812,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60.8" calcext:value-type="float">
            <text:p>1260,8</text:p>
          </table:table-cell>
          <table:table-cell office:value-type="float" office:value="1313.8" calcext:value-type="float">
            <text:p>1313,8</text:p>
          </table:table-cell>
          <table:table-cell/>
          <table:table-cell office:value-type="float" office:value="1262.6" calcext:value-type="float">
            <text:p>1262,6</text:p>
          </table:table-cell>
          <table:table-cell office:value-type="float" office:value="1095.9" calcext:value-type="float">
            <text:p>1095,9</text:p>
          </table:table-cell>
          <table:table-cell office:value-type="float" office:value="884.5" calcext:value-type="float">
            <text:p>884,5</text:p>
          </table:table-cell>
          <table:table-cell office:value-type="float" office:value="876.6" calcext:value-type="float">
            <text:p>876,6</text:p>
          </table:table-cell>
          <table:table-cell office:value-type="float" office:value="897.1" calcext:value-type="float">
            <text:p>897,1</text:p>
          </table:table-cell>
          <table:table-cell office:value-type="float" office:value="955.5" calcext:value-type="float">
            <text:p>955,5</text:p>
          </table:table-cell>
          <table:table-cell office:value-type="float" office:value="741.4" calcext:value-type="float">
            <text:p>741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31.3" calcext:value-type="float">
            <text:p>1131,3</text:p>
          </table:table-cell>
          <table:table-cell office:value-type="float" office:value="1343.2" calcext:value-type="float">
            <text:p>1343,2</text:p>
          </table:table-cell>
          <table:table-cell/>
          <table:table-cell office:value-type="float" office:value="1274.1" calcext:value-type="float">
            <text:p>1274,1</text:p>
          </table:table-cell>
          <table:table-cell office:value-type="float" office:value="1182.3" calcext:value-type="float">
            <text:p>1182,3</text:p>
          </table:table-cell>
          <table:table-cell office:value-type="float" office:value="895.9" calcext:value-type="float">
            <text:p>895,9</text:p>
          </table:table-cell>
          <table:table-cell office:value-type="float" office:value="889.3" calcext:value-type="float">
            <text:p>889,3</text:p>
          </table:table-cell>
          <table:table-cell office:value-type="float" office:value="880.2" calcext:value-type="float">
            <text:p>880,2</text:p>
          </table:table-cell>
          <table:table-cell office:value-type="float" office:value="878.7" calcext:value-type="float">
            <text:p>878,7</text:p>
          </table:table-cell>
          <table:table-cell office:value-type="float" office:value="804" calcext:value-type="float">
            <text:p>80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76.1" calcext:value-type="float">
            <text:p>1076,1</text:p>
          </table:table-cell>
          <table:table-cell office:value-type="float" office:value="1050.4" calcext:value-type="float">
            <text:p>1050,4</text:p>
          </table:table-cell>
          <table:table-cell/>
          <table:table-cell office:value-type="float" office:value="1274.1" calcext:value-type="float">
            <text:p>1274,1</text:p>
          </table:table-cell>
          <table:table-cell office:value-type="float" office:value="1050.9" calcext:value-type="float">
            <text:p>1050,9</text:p>
          </table:table-cell>
          <table:table-cell office:value-type="float" office:value="867.2" calcext:value-type="float">
            <text:p>867,2</text:p>
          </table:table-cell>
          <table:table-cell office:value-type="float" office:value="856" calcext:value-type="float">
            <text:p>856</text:p>
          </table:table-cell>
          <table:table-cell office:value-type="float" office:value="849.2" calcext:value-type="float">
            <text:p>849,2</text:p>
          </table:table-cell>
          <table:table-cell office:value-type="float" office:value="879.4" calcext:value-type="float">
            <text:p>879,4</text:p>
          </table:table-cell>
          <table:table-cell office:value-type="float" office:value="929.4" calcext:value-type="float">
            <text:p>929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02.5" calcext:value-type="float">
            <text:p>902,5</text:p>
          </table:table-cell>
          <table:table-cell office:value-type="float" office:value="949.4" calcext:value-type="float">
            <text:p>949,4</text:p>
          </table:table-cell>
          <table:table-cell/>
          <table:table-cell office:value-type="float" office:value="947.9" calcext:value-type="float">
            <text:p>947,9</text:p>
          </table:table-cell>
          <table:table-cell office:value-type="float" office:value="1056.1" calcext:value-type="float">
            <text:p>1056,1</text:p>
          </table:table-cell>
          <table:table-cell office:value-type="float" office:value="890.2" calcext:value-type="float">
            <text:p>890,2</text:p>
          </table:table-cell>
          <table:table-cell office:value-type="float" office:value="928" calcext:value-type="float">
            <text:p>928</text:p>
          </table:table-cell>
          <table:table-cell office:value-type="float" office:value="929.2" calcext:value-type="float">
            <text:p>929,2</text:p>
          </table:table-cell>
          <table:table-cell office:value-type="float" office:value="876.6" calcext:value-type="float">
            <text:p>876,6</text:p>
          </table:table-cell>
          <table:table-cell office:value-type="float" office:value="863.3" calcext:value-type="float">
            <text:p>863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01.5" calcext:value-type="float">
            <text:p>1001,5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947.9" calcext:value-type="float">
            <text:p>947,9</text:p>
          </table:table-cell>
          <table:table-cell office:value-type="float" office:value="1045.7" calcext:value-type="float">
            <text:p>1045,7</text:p>
          </table:table-cell>
          <table:table-cell office:value-type="float" office:value="694.7" calcext:value-type="float">
            <text:p>694,7</text:p>
          </table:table-cell>
          <table:table-cell office:value-type="float" office:value="932.3" calcext:value-type="float">
            <text:p>932,3</text:p>
          </table:table-cell>
          <table:table-cell office:value-type="float" office:value="929.2" calcext:value-type="float">
            <text:p>929,2</text:p>
          </table:table-cell>
          <table:table-cell office:value-type="float" office:value="849.7" calcext:value-type="float">
            <text:p>849,7</text:p>
          </table:table-cell>
          <table:table-cell office:value-type="float" office:value="930.5" calcext:value-type="float">
            <text:p>930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14.5" calcext:value-type="float">
            <text:p>1014,5</text:p>
          </table:table-cell>
          <table:table-cell office:value-type="float" office:value="930.2" calcext:value-type="float">
            <text:p>930,2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988.5" calcext:value-type="float">
            <text:p>988,5</text:p>
          </table:table-cell>
          <table:table-cell office:value-type="float" office:value="906.8" calcext:value-type="float">
            <text:p>906,8</text:p>
          </table:table-cell>
          <table:table-cell office:value-type="float" office:value="872.7" calcext:value-type="float">
            <text:p>872,7</text:p>
          </table:table-cell>
          <table:table-cell office:value-type="float" office:value="870.5" calcext:value-type="float">
            <text:p>870,5</text:p>
          </table:table-cell>
          <table:table-cell office:value-type="float" office:value="943" calcext:value-type="float">
            <text:p>943</text:p>
          </table:table-cell>
          <table:table-cell office:value-type="float" office:value="661.1" calcext:value-type="float">
            <text:p>661,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25.4" calcext:value-type="float">
            <text:p>925,4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float" office:value="948" calcext:value-type="float">
            <text:p>948</text:p>
          </table:table-cell>
          <table:table-cell office:value-type="float" office:value="896.6" calcext:value-type="float">
            <text:p>896,6</text:p>
          </table:table-cell>
          <table:table-cell office:value-type="float" office:value="911.4" calcext:value-type="float">
            <text:p>911,4</text:p>
          </table:table-cell>
          <table:table-cell office:value-type="float" office:value="940.5" calcext:value-type="float">
            <text:p>940,5</text:p>
          </table:table-cell>
          <table:table-cell office:value-type="float" office:value="937.2" calcext:value-type="float">
            <text:p>937,2</text:p>
          </table:table-cell>
          <table:table-cell office:value-type="float" office:value="877.5" calcext:value-type="float">
            <text:p>877,5</text:p>
          </table:table-cell>
          <table:table-cell office:value-type="float" office:value="927.1" calcext:value-type="float">
            <text:p>927,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46.8" calcext:value-type="float">
            <text:p>1046,8</text:p>
          </table:table-cell>
          <table:table-cell office:value-type="float" office:value="1008.9" calcext:value-type="float">
            <text:p>1008,9</text:p>
          </table:table-cell>
          <table:table-cell/>
          <table:table-cell office:value-type="float" office:value="977.3" calcext:value-type="float">
            <text:p>977,3</text:p>
          </table:table-cell>
          <table:table-cell office:value-type="float" office:value="1305.7" calcext:value-type="float">
            <text:p>1305,7</text:p>
          </table:table-cell>
          <table:table-cell office:value-type="float" office:value="896.1" calcext:value-type="float">
            <text:p>896,1</text:p>
          </table:table-cell>
          <table:table-cell office:value-type="float" office:value="936.5" calcext:value-type="float">
            <text:p>936,5</text:p>
          </table:table-cell>
          <table:table-cell office:value-type="float" office:value="937.4" calcext:value-type="float">
            <text:p>937,4</text:p>
          </table:table-cell>
          <table:table-cell office:value-type="float" office:value="864.7" calcext:value-type="float">
            <text:p>864,7</text:p>
          </table:table-cell>
          <table:table-cell office:value-type="float" office:value="932.4" calcext:value-type="float">
            <text:p>932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66.4" calcext:value-type="float">
            <text:p>966,4</text:p>
          </table:table-cell>
          <table:table-cell office:value-type="float" office:value="947.9" calcext:value-type="float">
            <text:p>947,9</text:p>
          </table:table-cell>
          <table:table-cell/>
          <table:table-cell office:value-type="float" office:value="977.3" calcext:value-type="float">
            <text:p>977,3</text:p>
          </table:table-cell>
          <table:table-cell office:value-type="float" office:value="971.3" calcext:value-type="float">
            <text:p>971,3</text:p>
          </table:table-cell>
          <table:table-cell office:value-type="float" office:value="904.9" calcext:value-type="float">
            <text:p>904,9</text:p>
          </table:table-cell>
          <table:table-cell office:value-type="float" office:value="937.4" calcext:value-type="float">
            <text:p>937,4</text:p>
          </table:table-cell>
          <table:table-cell office:value-type="float" office:value="929.2" calcext:value-type="float">
            <text:p>929,2</text:p>
          </table:table-cell>
          <table:table-cell office:value-type="float" office:value="876.6" calcext:value-type="float">
            <text:p>876,6</text:p>
          </table:table-cell>
          <table:table-cell office:value-type="float" office:value="863.3" calcext:value-type="float">
            <text:p>863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57.8" calcext:value-type="float">
            <text:p>957,8</text:p>
          </table:table-cell>
          <table:table-cell office:value-type="float" office:value="946.6" calcext:value-type="float">
            <text:p>946,6</text:p>
          </table:table-cell>
          <table:table-cell/>
          <table:table-cell office:value-type="float" office:value="988.8" calcext:value-type="float">
            <text:p>988,8</text:p>
          </table:table-cell>
          <table:table-cell office:value-type="float" office:value="988.3" calcext:value-type="float">
            <text:p>988,3</text:p>
          </table:table-cell>
          <table:table-cell office:value-type="float" office:value="927.8" calcext:value-type="float">
            <text:p>927,8</text:p>
          </table:table-cell>
          <table:table-cell office:value-type="float" office:value="932.9" calcext:value-type="float">
            <text:p>932,9</text:p>
          </table:table-cell>
          <table:table-cell office:value-type="float" office:value="929.2" calcext:value-type="float">
            <text:p>929,2</text:p>
          </table:table-cell>
          <table:table-cell office:value-type="float" office:value="849.7" calcext:value-type="float">
            <text:p>849,7</text:p>
          </table:table-cell>
          <table:table-cell office:value-type="float" office:value="930.5" calcext:value-type="float">
            <text:p>930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22.1" calcext:value-type="float">
            <text:p>922,1</text:p>
          </table:table-cell>
          <table:table-cell office:value-type="float" office:value="945.5" calcext:value-type="float">
            <text:p>945,5</text:p>
          </table:table-cell>
          <table:table-cell/>
          <table:table-cell office:value-type="float" office:value="988.8" calcext:value-type="float">
            <text:p>988,8</text:p>
          </table:table-cell>
          <table:table-cell office:value-type="float" office:value="938.7" calcext:value-type="float">
            <text:p>938,7</text:p>
          </table:table-cell>
          <table:table-cell office:value-type="float" office:value="981.9" calcext:value-type="float">
            <text:p>981,9</text:p>
          </table:table-cell>
          <table:table-cell office:value-type="float" office:value="942.5" calcext:value-type="float">
            <text:p>942,5</text:p>
          </table:table-cell>
          <table:table-cell office:value-type="float" office:value="870.5" calcext:value-type="float">
            <text:p>870,5</text:p>
          </table:table-cell>
          <table:table-cell office:value-type="float" office:value="943" calcext:value-type="float">
            <text:p>943</text:p>
          </table:table-cell>
          <table:table-cell office:value-type="float" office:value="661.1" calcext:value-type="float">
            <text:p>661,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59.6" calcext:value-type="float">
            <text:p>1059,6</text:p>
          </table:table-cell>
          <table:table-cell office:value-type="float" office:value="1002.4" calcext:value-type="float">
            <text:p>1002,4</text:p>
          </table:table-cell>
          <table:table-cell/>
          <table:table-cell office:value-type="float" office:value="996.4" calcext:value-type="float">
            <text:p>996,4</text:p>
          </table:table-cell>
          <table:table-cell office:value-type="float" office:value="975.5" calcext:value-type="float">
            <text:p>975,5</text:p>
          </table:table-cell>
          <table:table-cell office:value-type="float" office:value="895" calcext:value-type="float">
            <text:p>895</text:p>
          </table:table-cell>
          <table:table-cell office:value-type="float" office:value="925.7" calcext:value-type="float">
            <text:p>925,7</text:p>
          </table:table-cell>
          <table:table-cell office:value-type="float" office:value="937.2" calcext:value-type="float">
            <text:p>937,2</text:p>
          </table:table-cell>
          <table:table-cell office:value-type="float" office:value="877.5" calcext:value-type="float">
            <text:p>877,5</text:p>
          </table:table-cell>
          <table:table-cell office:value-type="float" office:value="927.1" calcext:value-type="float">
            <text:p>927,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75.2" calcext:value-type="float">
            <text:p>975,2</text:p>
          </table:table-cell>
          <table:table-cell office:value-type="float" office:value="979.9" calcext:value-type="float">
            <text:p>979,9</text:p>
          </table:table-cell>
          <table:table-cell/>
          <table:table-cell office:value-type="float" office:value="996.4" calcext:value-type="float">
            <text:p>996,4</text:p>
          </table:table-cell>
          <table:table-cell office:value-type="float" office:value="1256.3" calcext:value-type="float">
            <text:p>1256,3</text:p>
          </table:table-cell>
          <table:table-cell office:value-type="float" office:value="904" calcext:value-type="float">
            <text:p>904</text:p>
          </table:table-cell>
          <table:table-cell office:value-type="float" office:value="932.2" calcext:value-type="float">
            <text:p>932,2</text:p>
          </table:table-cell>
          <table:table-cell office:value-type="float" office:value="937.4" calcext:value-type="float">
            <text:p>937,4</text:p>
          </table:table-cell>
          <table:table-cell office:value-type="float" office:value="864.7" calcext:value-type="float">
            <text:p>864,7</text:p>
          </table:table-cell>
          <table:table-cell office:value-type="float" office:value="932.4" calcext:value-type="float">
            <text:p>932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float" office:value="956.7" calcext:value-type="float">
            <text:p>956,7</text:p>
          </table:table-cell>
          <table:table-cell/>
          <table:table-cell office:value-type="float" office:value="924.8" calcext:value-type="float">
            <text:p>924,8</text:p>
          </table:table-cell>
          <table:table-cell office:value-type="float" office:value="979.9" calcext:value-type="float">
            <text:p>979,9</text:p>
          </table:table-cell>
          <table:table-cell office:value-type="float" office:value="811.5" calcext:value-type="float">
            <text:p>811,5</text:p>
          </table:table-cell>
          <table:table-cell office:value-type="float" office:value="756.4" calcext:value-type="float">
            <text:p>756,4</text:p>
          </table:table-cell>
          <table:table-cell office:value-type="float" office:value="758.7" calcext:value-type="float">
            <text:p>758,7</text:p>
          </table:table-cell>
          <table:table-cell office:value-type="float" office:value="771.7" calcext:value-type="float">
            <text:p>771,7</text:p>
          </table:table-cell>
          <table:table-cell office:value-type="float" office:value="744.3" calcext:value-type="float">
            <text:p>744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8.8" calcext:value-type="float">
            <text:p>978,8</text:p>
          </table:table-cell>
          <table:table-cell office:value-type="float" office:value="1048.7" calcext:value-type="float">
            <text:p>1048,7</text:p>
          </table:table-cell>
          <table:table-cell/>
          <table:table-cell office:value-type="float" office:value="924.8" calcext:value-type="float">
            <text:p>924,8</text:p>
          </table:table-cell>
          <table:table-cell office:value-type="float" office:value="991.1" calcext:value-type="float">
            <text:p>991,1</text:p>
          </table:table-cell>
          <table:table-cell office:value-type="float" office:value="868.4" calcext:value-type="float">
            <text:p>868,4</text:p>
          </table:table-cell>
          <table:table-cell office:value-type="float" office:value="822.7" calcext:value-type="float">
            <text:p>822,7</text:p>
          </table:table-cell>
          <table:table-cell office:value-type="float" office:value="812.5" calcext:value-type="float">
            <text:p>812,5</text:p>
          </table:table-cell>
          <table:table-cell office:value-type="float" office:value="743.5" calcext:value-type="float">
            <text:p>743,5</text:p>
          </table:table-cell>
          <table:table-cell office:value-type="float" office:value="692.2" calcext:value-type="float">
            <text:p>692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6.6" calcext:value-type="float">
            <text:p>1006,6</text:p>
          </table:table-cell>
          <table:table-cell office:value-type="float" office:value="1029.8" calcext:value-type="float">
            <text:p>1029,8</text:p>
          </table:table-cell>
          <table:table-cell/>
          <table:table-cell office:value-type="float" office:value="940.5" calcext:value-type="float">
            <text:p>940,5</text:p>
          </table:table-cell>
          <table:table-cell office:value-type="float" office:value="1015.5" calcext:value-type="float">
            <text:p>1015,5</text:p>
          </table:table-cell>
          <table:table-cell office:value-type="float" office:value="851.6" calcext:value-type="float">
            <text:p>851,6</text:p>
          </table:table-cell>
          <table:table-cell office:value-type="float" office:value="752.9" calcext:value-type="float">
            <text:p>752,9</text:p>
          </table:table-cell>
          <table:table-cell office:value-type="float" office:value="748.7" calcext:value-type="float">
            <text:p>748,7</text:p>
          </table:table-cell>
          <table:table-cell office:value-type="float" office:value="752.7" calcext:value-type="float">
            <text:p>752,7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86" calcext:value-type="float">
            <text:p>986</text:p>
          </table:table-cell>
          <table:table-cell office:value-type="float" office:value="1042.6" calcext:value-type="float">
            <text:p>1042,6</text:p>
          </table:table-cell>
          <table:table-cell/>
          <table:table-cell office:value-type="float" office:value="940.5" calcext:value-type="float">
            <text:p>940,5</text:p>
          </table:table-cell>
          <table:table-cell office:value-type="float" office:value="1020.3" calcext:value-type="float">
            <text:p>1020,3</text:p>
          </table:table-cell>
          <table:table-cell office:value-type="float" office:value="666.6" calcext:value-type="float">
            <text:p>666,6</text:p>
          </table:table-cell>
          <table:table-cell office:value-type="float" office:value="735" calcext:value-type="float">
            <text:p>735</text:p>
          </table:table-cell>
          <table:table-cell office:value-type="float" office:value="973.3" calcext:value-type="float">
            <text:p>973,3</text:p>
          </table:table-cell>
          <table:table-cell office:value-type="float" office:value="742.7" calcext:value-type="float">
            <text:p>742,7</text:p>
          </table:table-cell>
          <table:table-cell office:value-type="float" office:value="691.1" calcext:value-type="float">
            <text:p>691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04.6" calcext:value-type="float">
            <text:p>1004,6</text:p>
          </table:table-cell>
          <table:table-cell office:value-type="float" office:value="958.9" calcext:value-type="float">
            <text:p>958,9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052.6" calcext:value-type="float">
            <text:p>1052,6</text:p>
          </table:table-cell>
          <table:table-cell office:value-type="float" office:value="656.5" calcext:value-type="float">
            <text:p>656,5</text:p>
          </table:table-cell>
          <table:table-cell office:value-type="float" office:value="788.5" calcext:value-type="float">
            <text:p>788,5</text:p>
          </table:table-cell>
          <table:table-cell office:value-type="float" office:value="1010.2" calcext:value-type="float">
            <text:p>1010,2</text:p>
          </table:table-cell>
          <table:table-cell office:value-type="float" office:value="743.3" calcext:value-type="float">
            <text:p>743,3</text:p>
          </table:table-cell>
          <table:table-cell office:value-type="float" office:value="745.5" calcext:value-type="float">
            <text:p>745,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4" calcext:value-type="float">
            <text:p>974</text:p>
          </table:table-cell>
          <table:table-cell office:value-type="float" office:value="765" calcext:value-type="float">
            <text:p>765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float" office:value="1092.9" calcext:value-type="float">
            <text:p>1092,9</text:p>
          </table:table-cell>
          <table:table-cell office:value-type="float" office:value="834.4" calcext:value-type="float">
            <text:p>834,4</text:p>
          </table:table-cell>
          <table:table-cell office:value-type="float" office:value="786.2" calcext:value-type="float">
            <text:p>786,2</text:p>
          </table:table-cell>
          <table:table-cell office:value-type="float" office:value="758.7" calcext:value-type="float">
            <text:p>758,7</text:p>
          </table:table-cell>
          <table:table-cell office:value-type="float" office:value="771.7" calcext:value-type="float">
            <text:p>771,7</text:p>
          </table:table-cell>
          <table:table-cell office:value-type="float" office:value="744.3" calcext:value-type="float">
            <text:p>744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99.1" calcext:value-type="float">
            <text:p>899,1</text:p>
          </table:table-cell>
          <table:table-cell office:value-type="float" office:value="937.8" calcext:value-type="float">
            <text:p>937,8</text:p>
          </table:table-cell>
          <table:table-cell/>
          <table:table-cell office:value-type="float" office:value="984.2" calcext:value-type="float">
            <text:p>984,2</text:p>
          </table:table-cell>
          <table:table-cell office:value-type="float" office:value="981.4" calcext:value-type="float">
            <text:p>981,4</text:p>
          </table:table-cell>
          <table:table-cell office:value-type="float" office:value="856.1" calcext:value-type="float">
            <text:p>856,1</text:p>
          </table:table-cell>
          <table:table-cell office:value-type="float" office:value="785.5" calcext:value-type="float">
            <text:p>785,5</text:p>
          </table:table-cell>
          <table:table-cell office:value-type="float" office:value="812.5" calcext:value-type="float">
            <text:p>812,5</text:p>
          </table:table-cell>
          <table:table-cell office:value-type="float" office:value="743.5" calcext:value-type="float">
            <text:p>743,5</text:p>
          </table:table-cell>
          <table:table-cell office:value-type="float" office:value="692.2" calcext:value-type="float">
            <text:p>692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49.6" calcext:value-type="float">
            <text:p>949,6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984.2" calcext:value-type="float">
            <text:p>984,2</text:p>
          </table:table-cell>
          <table:table-cell office:value-type="float" office:value="1224.5" calcext:value-type="float">
            <text:p>1224,5</text:p>
          </table:table-cell>
          <table:table-cell office:value-type="float" office:value="670.8" calcext:value-type="float">
            <text:p>670,8</text:p>
          </table:table-cell>
          <table:table-cell office:value-type="float" office:value="754.1" calcext:value-type="float">
            <text:p>754,1</text:p>
          </table:table-cell>
          <table:table-cell office:value-type="float" office:value="748.7" calcext:value-type="float">
            <text:p>748,7</text:p>
          </table:table-cell>
          <table:table-cell office:value-type="float" office:value="752.7" calcext:value-type="float">
            <text:p>752,7</text:p>
          </table:table-cell>
          <table:table-cell office:value-type="float" office:value="690" calcext:value-type="float">
            <text:p>69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9.3" calcext:value-type="float">
            <text:p>979,3</text:p>
          </table:table-cell>
          <table:table-cell office:value-type="float" office:value="830.7" calcext:value-type="float">
            <text:p>830,7</text:p>
          </table:table-cell>
          <table:table-cell/>
          <table:table-cell office:value-type="float" office:value="1032.7" calcext:value-type="float">
            <text:p>1032,7</text:p>
          </table:table-cell>
          <table:table-cell office:value-type="float" office:value="999.1" calcext:value-type="float">
            <text:p>999,1</text:p>
          </table:table-cell>
          <table:table-cell office:value-type="float" office:value="664.9" calcext:value-type="float">
            <text:p>664,9</text:p>
          </table:table-cell>
          <table:table-cell office:value-type="float" office:value="782.4" calcext:value-type="float">
            <text:p>782,4</text:p>
          </table:table-cell>
          <table:table-cell office:value-type="float" office:value="973.3" calcext:value-type="float">
            <text:p>973,3</text:p>
          </table:table-cell>
          <table:table-cell office:value-type="float" office:value="742.7" calcext:value-type="float">
            <text:p>742,7</text:p>
          </table:table-cell>
          <table:table-cell office:value-type="float" office:value="691.1" calcext:value-type="float">
            <text:p>691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97.5" calcext:value-type="float">
            <text:p>997,5</text:p>
          </table:table-cell>
          <table:table-cell office:value-type="float" office:value="925.4" calcext:value-type="float">
            <text:p>925,4</text:p>
          </table:table-cell>
          <table:table-cell/>
          <table:table-cell office:value-type="float" office:value="1032.7" calcext:value-type="float">
            <text:p>1032,7</text:p>
          </table:table-cell>
          <table:table-cell office:value-type="float" office:value="1072.1" calcext:value-type="float">
            <text:p>1072,1</text:p>
          </table:table-cell>
          <table:table-cell office:value-type="float" office:value="667.7" calcext:value-type="float">
            <text:p>667,7</text:p>
          </table:table-cell>
          <table:table-cell office:value-type="float" office:value="775.4" calcext:value-type="float">
            <text:p>775,4</text:p>
          </table:table-cell>
          <table:table-cell office:value-type="float" office:value="1010.2" calcext:value-type="float">
            <text:p>1010,2</text:p>
          </table:table-cell>
          <table:table-cell office:value-type="float" office:value="743.3" calcext:value-type="float">
            <text:p>743,3</text:p>
          </table:table-cell>
          <table:table-cell office:value-type="float" office:value="745.5" calcext:value-type="float">
            <text:p>745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8.7" calcext:value-type="float">
            <text:p>738,7</text:p>
          </table:table-cell>
          <table:table-cell office:value-type="float" office:value="818.8" calcext:value-type="float">
            <text:p>818,8</text:p>
          </table:table-cell>
          <table:table-cell/>
          <table:table-cell office:value-type="float" office:value="802.2" calcext:value-type="float">
            <text:p>802,2</text:p>
          </table:table-cell>
          <table:table-cell office:value-type="float" office:value="957.1" calcext:value-type="float">
            <text:p>957,1</text:p>
          </table:table-cell>
          <table:table-cell office:value-type="float" office:value="766.5" calcext:value-type="float">
            <text:p>766,5</text:p>
          </table:table-cell>
          <table:table-cell office:value-type="float" office:value="670.5" calcext:value-type="float">
            <text:p>670,5</text:p>
          </table:table-cell>
          <table:table-cell office:value-type="float" office:value="768.7" calcext:value-type="float">
            <text:p>768,7</text:p>
          </table:table-cell>
          <table:table-cell office:value-type="float" office:value="766.5" calcext:value-type="float">
            <text:p>766,5</text:p>
          </table:table-cell>
          <table:table-cell office:value-type="float" office:value="737.9" calcext:value-type="float">
            <text:p>737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35.8" calcext:value-type="float">
            <text:p>835,8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802.2" calcext:value-type="float">
            <text:p>802,2</text:p>
          </table:table-cell>
          <table:table-cell office:value-type="float" office:value="801.8" calcext:value-type="float">
            <text:p>801,8</text:p>
          </table:table-cell>
          <table:table-cell office:value-type="float" office:value="786.9" calcext:value-type="float">
            <text:p>786,9</text:p>
          </table:table-cell>
          <table:table-cell office:value-type="float" office:value="730.5" calcext:value-type="float">
            <text:p>730,5</text:p>
          </table:table-cell>
          <table:table-cell office:value-type="float" office:value="738.1" calcext:value-type="float">
            <text:p>738,1</text:p>
          </table:table-cell>
          <table:table-cell office:value-type="float" office:value="696.5" calcext:value-type="float">
            <text:p>696,5</text:p>
          </table:table-cell>
          <table:table-cell office:value-type="float" office:value="753.4" calcext:value-type="float">
            <text:p>753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8.9" calcext:value-type="float">
            <text:p>738,9</text:p>
          </table:table-cell>
          <table:table-cell office:value-type="float" office:value="894.7" calcext:value-type="float">
            <text:p>894,7</text:p>
          </table:table-cell>
          <table:table-cell/>
          <table:table-cell office:value-type="float" office:value="805.6" calcext:value-type="float">
            <text:p>805,6</text:p>
          </table:table-cell>
          <table:table-cell office:value-type="float" office:value="880.1" calcext:value-type="float">
            <text:p>880,1</text:p>
          </table:table-cell>
          <table:table-cell office:value-type="float" office:value="772.9" calcext:value-type="float">
            <text:p>772,9</text:p>
          </table:table-cell>
          <table:table-cell office:value-type="float" office:value="714.3" calcext:value-type="float">
            <text:p>714,3</text:p>
          </table:table-cell>
          <table:table-cell office:value-type="float" office:value="735.7" calcext:value-type="float">
            <text:p>735,7</text:p>
          </table:table-cell>
          <table:table-cell office:value-type="float" office:value="754.1" calcext:value-type="float">
            <text:p>754,1</text:p>
          </table:table-cell>
          <table:table-cell office:value-type="float" office:value="754.6" calcext:value-type="float">
            <text:p>754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40.9" calcext:value-type="float">
            <text:p>740,9</text:p>
          </table:table-cell>
          <table:table-cell office:value-type="float" office:value="686.5" calcext:value-type="float">
            <text:p>686,5</text:p>
          </table:table-cell>
          <table:table-cell/>
          <table:table-cell office:value-type="float" office:value="805.6" calcext:value-type="float">
            <text:p>805,6</text:p>
          </table:table-cell>
          <table:table-cell office:value-type="float" office:value="913.3" calcext:value-type="float">
            <text:p>913,3</text:p>
          </table:table-cell>
          <table:table-cell office:value-type="float" office:value="788.3" calcext:value-type="float">
            <text:p>788,3</text:p>
          </table:table-cell>
          <table:table-cell office:value-type="float" office:value="707.5" calcext:value-type="float">
            <text:p>707,5</text:p>
          </table:table-cell>
          <table:table-cell office:value-type="float" office:value="793.9" calcext:value-type="float">
            <text:p>793,9</text:p>
          </table:table-cell>
          <table:table-cell office:value-type="float" office:value="762.5" calcext:value-type="float">
            <text:p>762,5</text:p>
          </table:table-cell>
          <table:table-cell office:value-type="float" office:value="727.8" calcext:value-type="float">
            <text:p>727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2.6" calcext:value-type="float">
            <text:p>822,6</text:p>
          </table:table-cell>
          <table:table-cell office:value-type="float" office:value="848.9" calcext:value-type="float">
            <text:p>848,9</text:p>
          </table:table-cell>
          <table:table-cell/>
          <table:table-cell office:value-type="float" office:value="857.8" calcext:value-type="float">
            <text:p>857,8</text:p>
          </table:table-cell>
          <table:table-cell office:value-type="float" office:value="742.7" calcext:value-type="float">
            <text:p>742,7</text:p>
          </table:table-cell>
          <table:table-cell office:value-type="float" office:value="813.2" calcext:value-type="float">
            <text:p>813,2</text:p>
          </table:table-cell>
          <table:table-cell office:value-type="float" office:value="668.7" calcext:value-type="float">
            <text:p>668,7</text:p>
          </table:table-cell>
          <table:table-cell office:value-type="float" office:value="765" calcext:value-type="float">
            <text:p>765</text:p>
          </table:table-cell>
          <table:table-cell office:value-type="float" office:value="735.1" calcext:value-type="float">
            <text:p>735,1</text:p>
          </table:table-cell>
          <table:table-cell office:value-type="float" office:value="742.3" calcext:value-type="float">
            <text:p>742,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64.7" calcext:value-type="float">
            <text:p>764,7</text:p>
          </table:table-cell>
          <table:table-cell office:value-type="float" office:value="715.9" calcext:value-type="float">
            <text:p>715,9</text:p>
          </table:table-cell>
          <table:table-cell/>
          <table:table-cell office:value-type="float" office:value="857.8" calcext:value-type="float">
            <text:p>857,8</text:p>
          </table:table-cell>
          <table:table-cell office:value-type="float" office:value="857" calcext:value-type="float">
            <text:p>857</text:p>
          </table:table-cell>
          <table:table-cell office:value-type="float" office:value="803.3" calcext:value-type="float">
            <text:p>803,3</text:p>
          </table:table-cell>
          <table:table-cell office:value-type="float" office:value="608.8" calcext:value-type="float">
            <text:p>608,8</text:p>
          </table:table-cell>
          <table:table-cell office:value-type="float" office:value="768.7" calcext:value-type="float">
            <text:p>768,7</text:p>
          </table:table-cell>
          <table:table-cell office:value-type="float" office:value="766.5" calcext:value-type="float">
            <text:p>766,5</text:p>
          </table:table-cell>
          <table:table-cell office:value-type="float" office:value="737.9" calcext:value-type="float">
            <text:p>737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9.6" calcext:value-type="float">
            <text:p>739,6</text:p>
          </table:table-cell>
          <table:table-cell office:value-type="float" office:value="757.4" calcext:value-type="float">
            <text:p>757,4</text:p>
          </table:table-cell>
          <table:table-cell/>
          <table:table-cell office:value-type="float" office:value="858.2" calcext:value-type="float">
            <text:p>858,2</text:p>
          </table:table-cell>
          <table:table-cell office:value-type="float" office:value="792.4" calcext:value-type="float">
            <text:p>792,4</text:p>
          </table:table-cell>
          <table:table-cell office:value-type="float" office:value="774.6" calcext:value-type="float">
            <text:p>774,6</text:p>
          </table:table-cell>
          <table:table-cell office:value-type="float" office:value="658.9" calcext:value-type="float">
            <text:p>658,9</text:p>
          </table:table-cell>
          <table:table-cell office:value-type="float" office:value="738.1" calcext:value-type="float">
            <text:p>738,1</text:p>
          </table:table-cell>
          <table:table-cell office:value-type="float" office:value="696.5" calcext:value-type="float">
            <text:p>696,5</text:p>
          </table:table-cell>
          <table:table-cell office:value-type="float" office:value="753.4" calcext:value-type="float">
            <text:p>753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7.5" calcext:value-type="float">
            <text:p>737,5</text:p>
          </table:table-cell>
          <table:table-cell office:value-type="float" office:value="895.2" calcext:value-type="float">
            <text:p>895,2</text:p>
          </table:table-cell>
          <table:table-cell/>
          <table:table-cell office:value-type="float" office:value="858.2" calcext:value-type="float">
            <text:p>858,2</text:p>
          </table:table-cell>
          <table:table-cell office:value-type="float" office:value="1104.3" calcext:value-type="float">
            <text:p>1104,3</text:p>
          </table:table-cell>
          <table:table-cell office:value-type="float" office:value="766.4" calcext:value-type="float">
            <text:p>766,4</text:p>
          </table:table-cell>
          <table:table-cell office:value-type="float" office:value="745.4" calcext:value-type="float">
            <text:p>745,4</text:p>
          </table:table-cell>
          <table:table-cell office:value-type="float" office:value="735.7" calcext:value-type="float">
            <text:p>735,7</text:p>
          </table:table-cell>
          <table:table-cell office:value-type="float" office:value="754.1" calcext:value-type="float">
            <text:p>754,1</text:p>
          </table:table-cell>
          <table:table-cell office:value-type="float" office:value="754.6" calcext:value-type="float">
            <text:p>754,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5.7" calcext:value-type="float">
            <text:p>805,7</text:p>
          </table:table-cell>
          <table:table-cell office:value-type="float" office:value="834.3" calcext:value-type="float">
            <text:p>834,3</text:p>
          </table:table-cell>
          <table:table-cell/>
          <table:table-cell office:value-type="float" office:value="926.9" calcext:value-type="float">
            <text:p>926,9</text:p>
          </table:table-cell>
          <table:table-cell office:value-type="float" office:value="742.7" calcext:value-type="float">
            <text:p>742,7</text:p>
          </table:table-cell>
          <table:table-cell office:value-type="float" office:value="783" calcext:value-type="float">
            <text:p>783</text:p>
          </table:table-cell>
          <table:table-cell office:value-type="float" office:value="722.9" calcext:value-type="float">
            <text:p>722,9</text:p>
          </table:table-cell>
          <table:table-cell office:value-type="float" office:value="793.9" calcext:value-type="float">
            <text:p>793,9</text:p>
          </table:table-cell>
          <table:table-cell office:value-type="float" office:value="762.5" calcext:value-type="float">
            <text:p>762,5</text:p>
          </table:table-cell>
          <table:table-cell office:value-type="float" office:value="727.8" calcext:value-type="float">
            <text:p>727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.3" calcext:value-type="float">
            <text:p>827,3</text:p>
          </table:table-cell>
          <table:table-cell office:value-type="float" office:value="865" calcext:value-type="float">
            <text:p>865</text:p>
          </table:table-cell>
          <table:table-cell/>
          <table:table-cell office:value-type="float" office:value="926.9" calcext:value-type="float">
            <text:p>926,9</text:p>
          </table:table-cell>
          <table:table-cell office:value-type="float" office:value="742.7" calcext:value-type="float">
            <text:p>742,7</text:p>
          </table:table-cell>
          <table:table-cell office:value-type="float" office:value="795.1" calcext:value-type="float">
            <text:p>795,1</text:p>
          </table:table-cell>
          <table:table-cell office:value-type="float" office:value="725.9" calcext:value-type="float">
            <text:p>725,9</text:p>
          </table:table-cell>
          <table:table-cell office:value-type="float" office:value="765" calcext:value-type="float">
            <text:p>765</text:p>
          </table:table-cell>
          <table:table-cell office:value-type="float" office:value="735.1" calcext:value-type="float">
            <text:p>735,1</text:p>
          </table:table-cell>
          <table:table-cell office:value-type="float" office:value="742.3" calcext:value-type="float">
            <text:p>742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55.5" calcext:value-type="float">
            <text:p>755,5</text:p>
          </table:table-cell>
          <table:table-cell office:value-type="float" office:value="801.4" calcext:value-type="float">
            <text:p>801,4</text:p>
          </table:table-cell>
          <table:table-cell/>
          <table:table-cell office:value-type="float" office:value="723.2" calcext:value-type="float">
            <text:p>723,2</text:p>
          </table:table-cell>
          <table:table-cell office:value-type="float" office:value="842.6" calcext:value-type="float">
            <text:p>842,6</text:p>
          </table:table-cell>
          <table:table-cell office:value-type="float" office:value="646.4" calcext:value-type="float">
            <text:p>646,4</text:p>
          </table:table-cell>
          <table:table-cell office:value-type="float" office:value="810.2" calcext:value-type="float">
            <text:p>810,2</text:p>
          </table:table-cell>
          <table:table-cell office:value-type="float" office:value="728.1" calcext:value-type="float">
            <text:p>728,1</text:p>
          </table:table-cell>
          <table:table-cell office:value-type="float" office:value="681.8" calcext:value-type="float">
            <text:p>681,8</text:p>
          </table:table-cell>
          <table:table-cell office:value-type="float" office:value="736.7" calcext:value-type="float">
            <text:p>736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33" calcext:value-type="float">
            <text:p>833</text:p>
          </table:table-cell>
          <table:table-cell office:value-type="float" office:value="736.6" calcext:value-type="float">
            <text:p>736,6</text:p>
          </table:table-cell>
          <table:table-cell/>
          <table:table-cell office:value-type="float" office:value="723.2" calcext:value-type="float">
            <text:p>723,2</text:p>
          </table:table-cell>
          <table:table-cell office:value-type="float" office:value="840.7" calcext:value-type="float">
            <text:p>840,7</text:p>
          </table:table-cell>
          <table:table-cell office:value-type="float" office:value="644.1" calcext:value-type="float">
            <text:p>644,1</text:p>
          </table:table-cell>
          <table:table-cell office:value-type="float" office:value="826.6" calcext:value-type="float">
            <text:p>826,6</text:p>
          </table:table-cell>
          <table:table-cell office:value-type="float" office:value="750" calcext:value-type="float">
            <text:p>750</text:p>
          </table:table-cell>
          <table:table-cell office:value-type="float" office:value="635.3" calcext:value-type="float">
            <text:p>635,3</text:p>
          </table:table-cell>
          <table:table-cell office:value-type="float" office:value="678.1" calcext:value-type="float">
            <text:p>678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77.7" calcext:value-type="float">
            <text:p>877,7</text:p>
          </table:table-cell>
          <table:table-cell office:value-type="float" office:value="835.9" calcext:value-type="float">
            <text:p>835,9</text:p>
          </table:table-cell>
          <table:table-cell/>
          <table:table-cell office:value-type="float" office:value="754.7" calcext:value-type="float">
            <text:p>754,7</text:p>
          </table:table-cell>
          <table:table-cell office:value-type="float" office:value="813" calcext:value-type="float">
            <text:p>813</text:p>
          </table:table-cell>
          <table:table-cell office:value-type="float" office:value="615" calcext:value-type="float">
            <text:p>615</text:p>
          </table:table-cell>
          <table:table-cell office:value-type="float" office:value="773.6" calcext:value-type="float">
            <text:p>773,6</text:p>
          </table:table-cell>
          <table:table-cell office:value-type="float" office:value="817.1" calcext:value-type="float">
            <text:p>817,1</text:p>
          </table:table-cell>
          <table:table-cell office:value-type="float" office:value="690.1" calcext:value-type="float">
            <text:p>690,1</text:p>
          </table:table-cell>
          <table:table-cell office:value-type="float" office:value="784.5" calcext:value-type="float">
            <text:p>784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26" calcext:value-type="float">
            <text:p>826</text:p>
          </table:table-cell>
          <table:table-cell office:value-type="float" office:value="835.9" calcext:value-type="float">
            <text:p>835,9</text:p>
          </table:table-cell>
          <table:table-cell/>
          <table:table-cell office:value-type="float" office:value="754.7" calcext:value-type="float">
            <text:p>754,7</text:p>
          </table:table-cell>
          <table:table-cell office:value-type="float" office:value="751.2" calcext:value-type="float">
            <text:p>751,2</text:p>
          </table:table-cell>
          <table:table-cell office:value-type="float" office:value="684" calcext:value-type="float">
            <text:p>684</text:p>
          </table:table-cell>
          <table:table-cell office:value-type="float" office:value="801.3" calcext:value-type="float">
            <text:p>801,3</text:p>
          </table:table-cell>
          <table:table-cell office:value-type="float" office:value="730.3" calcext:value-type="float">
            <text:p>730,3</text:p>
          </table:table-cell>
          <table:table-cell office:value-type="float" office:value="627" calcext:value-type="float">
            <text:p>627</text:p>
          </table:table-cell>
          <table:table-cell office:value-type="float" office:value="705.3" calcext:value-type="float">
            <text:p>705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44.1" calcext:value-type="float">
            <text:p>744,1</text:p>
          </table:table-cell>
          <table:table-cell office:value-type="float" office:value="853.6" calcext:value-type="float">
            <text:p>853,6</text:p>
          </table:table-cell>
          <table:table-cell/>
          <table:table-cell office:value-type="float" office:value="824.7" calcext:value-type="float">
            <text:p>824,7</text:p>
          </table:table-cell>
          <table:table-cell office:value-type="float" office:value="822.4" calcext:value-type="float">
            <text:p>822,4</text:p>
          </table:table-cell>
          <table:table-cell office:value-type="float" office:value="634.9" calcext:value-type="float">
            <text:p>634,9</text:p>
          </table:table-cell>
          <table:table-cell office:value-type="float" office:value="746.9" calcext:value-type="float">
            <text:p>746,9</text:p>
          </table:table-cell>
          <table:table-cell office:value-type="float" office:value="732.6" calcext:value-type="float">
            <text:p>732,6</text:p>
          </table:table-cell>
          <table:table-cell office:value-type="float" office:value="791.1" calcext:value-type="float">
            <text:p>791,1</text:p>
          </table:table-cell>
          <table:table-cell office:value-type="float" office:value="705.4" calcext:value-type="float">
            <text:p>705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90.9" calcext:value-type="float">
            <text:p>690,9</text:p>
          </table:table-cell>
          <table:table-cell office:value-type="float" office:value="795" calcext:value-type="float">
            <text:p>795</text:p>
          </table:table-cell>
          <table:table-cell/>
          <table:table-cell office:value-type="float" office:value="824.7" calcext:value-type="float">
            <text:p>824,7</text:p>
          </table:table-cell>
          <table:table-cell office:value-type="float" office:value="833.4" calcext:value-type="float">
            <text:p>833,4</text:p>
          </table:table-cell>
          <table:table-cell office:value-type="float" office:value="768.9" calcext:value-type="float">
            <text:p>768,9</text:p>
          </table:table-cell>
          <table:table-cell office:value-type="float" office:value="661.7" calcext:value-type="float">
            <text:p>661,7</text:p>
          </table:table-cell>
          <table:table-cell office:value-type="float" office:value="728.1" calcext:value-type="float">
            <text:p>728,1</text:p>
          </table:table-cell>
          <table:table-cell office:value-type="float" office:value="681.8" calcext:value-type="float">
            <text:p>681,8</text:p>
          </table:table-cell>
          <table:table-cell office:value-type="float" office:value="736.7" calcext:value-type="float">
            <text:p>736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3.1" calcext:value-type="float">
            <text:p>723,1</text:p>
          </table:table-cell>
          <table:table-cell office:value-type="float" office:value="816.7" calcext:value-type="float">
            <text:p>816,7</text:p>
          </table:table-cell>
          <table:table-cell/>
          <table:table-cell office:value-type="float" office:value="835.9" calcext:value-type="float">
            <text:p>835,9</text:p>
          </table:table-cell>
          <table:table-cell office:value-type="float" office:value="797" calcext:value-type="float">
            <text:p>797</text:p>
          </table:table-cell>
          <table:table-cell office:value-type="float" office:value="705.4" calcext:value-type="float">
            <text:p>705,4</text:p>
          </table:table-cell>
          <table:table-cell office:value-type="float" office:value="644.2" calcext:value-type="float">
            <text:p>644,2</text:p>
          </table:table-cell>
          <table:table-cell office:value-type="float" office:value="750" calcext:value-type="float">
            <text:p>750</text:p>
          </table:table-cell>
          <table:table-cell office:value-type="float" office:value="635.3" calcext:value-type="float">
            <text:p>635,3</text:p>
          </table:table-cell>
          <table:table-cell office:value-type="float" office:value="678.1" calcext:value-type="float">
            <text:p>678,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96.6" calcext:value-type="float">
            <text:p>796,6</text:p>
          </table:table-cell>
          <table:table-cell office:value-type="float" office:value="798.6" calcext:value-type="float">
            <text:p>798,6</text:p>
          </table:table-cell>
          <table:table-cell/>
          <table:table-cell office:value-type="float" office:value="835.9" calcext:value-type="float">
            <text:p>835,9</text:p>
          </table:table-cell>
          <table:table-cell office:value-type="float" office:value="903.4" calcext:value-type="float">
            <text:p>903,4</text:p>
          </table:table-cell>
          <table:table-cell office:value-type="float" office:value="644.1" calcext:value-type="float">
            <text:p>644,1</text:p>
          </table:table-cell>
          <table:table-cell office:value-type="float" office:value="768.8" calcext:value-type="float">
            <text:p>768,8</text:p>
          </table:table-cell>
          <table:table-cell office:value-type="float" office:value="817.1" calcext:value-type="float">
            <text:p>817,1</text:p>
          </table:table-cell>
          <table:table-cell office:value-type="float" office:value="690.1" calcext:value-type="float">
            <text:p>690,1</text:p>
          </table:table-cell>
          <table:table-cell office:value-type="float" office:value="784.5" calcext:value-type="float">
            <text:p>784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7.2" calcext:value-type="float">
            <text:p>727,2</text:p>
          </table:table-cell>
          <table:table-cell office:value-type="float" office:value="859.4" calcext:value-type="float">
            <text:p>859,4</text:p>
          </table:table-cell>
          <table:table-cell/>
          <table:table-cell office:value-type="float" office:value="855.5" calcext:value-type="float">
            <text:p>855,5</text:p>
          </table:table-cell>
          <table:table-cell office:value-type="float" office:value="842.4" calcext:value-type="float">
            <text:p>842,4</text:p>
          </table:table-cell>
          <table:table-cell office:value-type="float" office:value="645.5" calcext:value-type="float">
            <text:p>645,5</text:p>
          </table:table-cell>
          <table:table-cell office:value-type="float" office:value="780.9" calcext:value-type="float">
            <text:p>780,9</text:p>
          </table:table-cell>
          <table:table-cell office:value-type="float" office:value="730.3" calcext:value-type="float">
            <text:p>730,3</text:p>
          </table:table-cell>
          <table:table-cell office:value-type="float" office:value="627" calcext:value-type="float">
            <text:p>627</text:p>
          </table:table-cell>
          <table:table-cell office:value-type="float" office:value="705.3" calcext:value-type="float">
            <text:p>705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959.5" calcext:value-type="float">
            <text:p>959,5</text:p>
          </table:table-cell>
          <table:table-cell office:value-type="float" office:value="791.6" calcext:value-type="float">
            <text:p>791,6</text:p>
          </table:table-cell>
          <table:table-cell/>
          <table:table-cell office:value-type="float" office:value="855.5" calcext:value-type="float">
            <text:p>855,5</text:p>
          </table:table-cell>
          <table:table-cell office:value-type="float" office:value="858.2" calcext:value-type="float">
            <text:p>858,2</text:p>
          </table:table-cell>
          <table:table-cell office:value-type="float" office:value="632.2" calcext:value-type="float">
            <text:p>632,2</text:p>
          </table:table-cell>
          <table:table-cell office:value-type="float" office:value="667.4" calcext:value-type="float">
            <text:p>667,4</text:p>
          </table:table-cell>
          <table:table-cell office:value-type="float" office:value="732.6" calcext:value-type="float">
            <text:p>732,6</text:p>
          </table:table-cell>
          <table:table-cell office:value-type="float" office:value="791.1" calcext:value-type="float">
            <text:p>791,1</text:p>
          </table:table-cell>
          <table:table-cell office:value-type="float" office:value="705.4" calcext:value-type="float">
            <text:p>705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1.7" calcext:value-type="float">
            <text:p>721,7</text:p>
          </table:table-cell>
          <table:table-cell office:value-type="float" office:value="725.7" calcext:value-type="float">
            <text:p>725,7</text:p>
          </table:table-cell>
          <table:table-cell/>
          <table:table-cell office:value-type="float" office:value="742.9" calcext:value-type="float">
            <text:p>742,9</text:p>
          </table:table-cell>
          <table:table-cell office:value-type="float" office:value="836.9" calcext:value-type="float">
            <text:p>836,9</text:p>
          </table:table-cell>
          <table:table-cell office:value-type="float" office:value="623.1" calcext:value-type="float">
            <text:p>623,1</text:p>
          </table:table-cell>
          <table:table-cell office:value-type="float" office:value="717.1" calcext:value-type="float">
            <text:p>717,1</text:p>
          </table:table-cell>
          <table:table-cell office:value-type="float" office:value="711.2" calcext:value-type="float">
            <text:p>711,2</text:p>
          </table:table-cell>
          <table:table-cell office:value-type="float" office:value="750.7" calcext:value-type="float">
            <text:p>750,7</text:p>
          </table:table-cell>
          <table:table-cell office:value-type="float" office:value="656.5" calcext:value-type="float">
            <text:p>656,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1.3" calcext:value-type="float">
            <text:p>731,3</text:p>
          </table:table-cell>
          <table:table-cell office:value-type="float" office:value="815.2" calcext:value-type="float">
            <text:p>815,2</text:p>
          </table:table-cell>
          <table:table-cell/>
          <table:table-cell office:value-type="float" office:value="742.9" calcext:value-type="float">
            <text:p>742,9</text:p>
          </table:table-cell>
          <table:table-cell office:value-type="float" office:value="783.8" calcext:value-type="float">
            <text:p>783,8</text:p>
          </table:table-cell>
          <table:table-cell office:value-type="float" office:value="637.1" calcext:value-type="float">
            <text:p>637,1</text:p>
          </table:table-cell>
          <table:table-cell office:value-type="float" office:value="803.6" calcext:value-type="float">
            <text:p>803,6</text:p>
          </table:table-cell>
          <table:table-cell office:value-type="float" office:value="771.4" calcext:value-type="float">
            <text:p>771,4</text:p>
          </table:table-cell>
          <table:table-cell office:value-type="float" office:value="675" calcext:value-type="float">
            <text:p>675</text:p>
          </table:table-cell>
          <table:table-cell office:value-type="float" office:value="646.6" calcext:value-type="float">
            <text:p>646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57.9" calcext:value-type="float">
            <text:p>757,9</text:p>
          </table:table-cell>
          <table:table-cell office:value-type="float" office:value="826.1" calcext:value-type="float">
            <text:p>826,1</text:p>
          </table:table-cell>
          <table:table-cell/>
          <table:table-cell office:value-type="float" office:value="745.7" calcext:value-type="float">
            <text:p>745,7</text:p>
          </table:table-cell>
          <table:table-cell office:value-type="float" office:value="814.5" calcext:value-type="float">
            <text:p>814,5</text:p>
          </table:table-cell>
          <table:table-cell office:value-type="float" office:value="655.3" calcext:value-type="float">
            <text:p>655,3</text:p>
          </table:table-cell>
          <table:table-cell office:value-type="float" office:value="700.4" calcext:value-type="float">
            <text:p>700,4</text:p>
          </table:table-cell>
          <table:table-cell office:value-type="float" office:value="729" calcext:value-type="float">
            <text:p>729</text:p>
          </table:table-cell>
          <table:table-cell office:value-type="float" office:value="764.7" calcext:value-type="float">
            <text:p>764,7</text:p>
          </table:table-cell>
          <table:table-cell office:value-type="float" office:value="645.8" calcext:value-type="float">
            <text:p>645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6.9" calcext:value-type="float">
            <text:p>806,9</text:p>
          </table:table-cell>
          <table:table-cell office:value-type="float" office:value="672.9" calcext:value-type="float">
            <text:p>672,9</text:p>
          </table:table-cell>
          <table:table-cell/>
          <table:table-cell office:value-type="float" office:value="745.7" calcext:value-type="float">
            <text:p>745,7</text:p>
          </table:table-cell>
          <table:table-cell office:value-type="float" office:value="720" calcext:value-type="float">
            <text:p>720</text:p>
          </table:table-cell>
          <table:table-cell office:value-type="float" office:value="648.6" calcext:value-type="float">
            <text:p>648,6</text:p>
          </table:table-cell>
          <table:table-cell office:value-type="float" office:value="714" calcext:value-type="float">
            <text:p>714</text:p>
          </table:table-cell>
          <table:table-cell office:value-type="float" office:value="802.9" calcext:value-type="float">
            <text:p>802,9</text:p>
          </table:table-cell>
          <table:table-cell office:value-type="float" office:value="679" calcext:value-type="float">
            <text:p>679</text:p>
          </table:table-cell>
          <table:table-cell office:value-type="float" office:value="646.3" calcext:value-type="float">
            <text:p>646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989.5" calcext:value-type="float">
            <text:p>989,5</text:p>
          </table:table-cell>
          <table:table-cell office:value-type="float" office:value="749" calcext:value-type="float">
            <text:p>749</text:p>
          </table:table-cell>
          <table:table-cell/>
          <table:table-cell office:value-type="float" office:value="801.2" calcext:value-type="float">
            <text:p>801,2</text:p>
          </table:table-cell>
          <table:table-cell office:value-type="float" office:value="777.9" calcext:value-type="float">
            <text:p>777,9</text:p>
          </table:table-cell>
          <table:table-cell office:value-type="float" office:value="659.1" calcext:value-type="float">
            <text:p>659,1</text:p>
          </table:table-cell>
          <table:table-cell office:value-type="float" office:value="690.2" calcext:value-type="float">
            <text:p>690,2</text:p>
          </table:table-cell>
          <table:table-cell office:value-type="float" office:value="799.1" calcext:value-type="float">
            <text:p>799,1</text:p>
          </table:table-cell>
          <table:table-cell office:value-type="float" office:value="746.2" calcext:value-type="float">
            <text:p>746,2</text:p>
          </table:table-cell>
          <table:table-cell office:value-type="float" office:value="662.6" calcext:value-type="float">
            <text:p>66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86.1" calcext:value-type="float">
            <text:p>686,1</text:p>
          </table:table-cell>
          <table:table-cell office:value-type="float" office:value="789.5" calcext:value-type="float">
            <text:p>789,5</text:p>
          </table:table-cell>
          <table:table-cell/>
          <table:table-cell office:value-type="float" office:value="801.2" calcext:value-type="float">
            <text:p>801,2</text:p>
          </table:table-cell>
          <table:table-cell office:value-type="float" office:value="645.7" calcext:value-type="float">
            <text:p>645,7</text:p>
          </table:table-cell>
          <table:table-cell office:value-type="float" office:value="641.2" calcext:value-type="float">
            <text:p>641,2</text:p>
          </table:table-cell>
          <table:table-cell office:value-type="float" office:value="694.1" calcext:value-type="float">
            <text:p>694,1</text:p>
          </table:table-cell>
          <table:table-cell office:value-type="float" office:value="711.2" calcext:value-type="float">
            <text:p>711,2</text:p>
          </table:table-cell>
          <table:table-cell office:value-type="float" office:value="750.7" calcext:value-type="float">
            <text:p>750,7</text:p>
          </table:table-cell>
          <table:table-cell office:value-type="float" office:value="656.5" calcext:value-type="float">
            <text:p>656,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46.5" calcext:value-type="float">
            <text:p>846,5</text:p>
          </table:table-cell>
          <table:table-cell office:value-type="float" office:value="823.8" calcext:value-type="float">
            <text:p>823,8</text:p>
          </table:table-cell>
          <table:table-cell/>
          <table:table-cell office:value-type="float" office:value="801.8" calcext:value-type="float">
            <text:p>801,8</text:p>
          </table:table-cell>
          <table:table-cell office:value-type="float" office:value="714.8" calcext:value-type="float">
            <text:p>714,8</text:p>
          </table:table-cell>
          <table:table-cell office:value-type="float" office:value="656.6" calcext:value-type="float">
            <text:p>656,6</text:p>
          </table:table-cell>
          <table:table-cell office:value-type="float" office:value="697.8" calcext:value-type="float">
            <text:p>697,8</text:p>
          </table:table-cell>
          <table:table-cell office:value-type="float" office:value="771.4" calcext:value-type="float">
            <text:p>771,4</text:p>
          </table:table-cell>
          <table:table-cell office:value-type="float" office:value="675" calcext:value-type="float">
            <text:p>675</text:p>
          </table:table-cell>
          <table:table-cell office:value-type="float" office:value="646.6" calcext:value-type="float">
            <text:p>646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18.4" calcext:value-type="float">
            <text:p>718,4</text:p>
          </table:table-cell>
          <table:table-cell office:value-type="float" office:value="802.2" calcext:value-type="float">
            <text:p>802,2</text:p>
          </table:table-cell>
          <table:table-cell/>
          <table:table-cell office:value-type="float" office:value="801.8" calcext:value-type="float">
            <text:p>801,8</text:p>
          </table:table-cell>
          <table:table-cell office:value-type="float" office:value="754.4" calcext:value-type="float">
            <text:p>754,4</text:p>
          </table:table-cell>
          <table:table-cell office:value-type="float" office:value="642.2" calcext:value-type="float">
            <text:p>642,2</text:p>
          </table:table-cell>
          <table:table-cell office:value-type="float" office:value="727.4" calcext:value-type="float">
            <text:p>727,4</text:p>
          </table:table-cell>
          <table:table-cell office:value-type="float" office:value="729" calcext:value-type="float">
            <text:p>729</text:p>
          </table:table-cell>
          <table:table-cell office:value-type="float" office:value="764.7" calcext:value-type="float">
            <text:p>764,7</text:p>
          </table:table-cell>
          <table:table-cell office:value-type="float" office:value="645.8" calcext:value-type="float">
            <text:p>645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35.1" calcext:value-type="float">
            <text:p>835,1</text:p>
          </table:table-cell>
          <table:table-cell office:value-type="float" office:value="741.5" calcext:value-type="float">
            <text:p>741,5</text:p>
          </table:table-cell>
          <table:table-cell/>
          <table:table-cell office:value-type="float" office:value="803.8" calcext:value-type="float">
            <text:p>803,8</text:p>
          </table:table-cell>
          <table:table-cell office:value-type="float" office:value="695.1" calcext:value-type="float">
            <text:p>695,1</text:p>
          </table:table-cell>
          <table:table-cell office:value-type="float" office:value="619.5" calcext:value-type="float">
            <text:p>619,5</text:p>
          </table:table-cell>
          <table:table-cell office:value-type="float" office:value="697.6" calcext:value-type="float">
            <text:p>697,6</text:p>
          </table:table-cell>
          <table:table-cell office:value-type="float" office:value="802.9" calcext:value-type="float">
            <text:p>802,9</text:p>
          </table:table-cell>
          <table:table-cell office:value-type="float" office:value="679" calcext:value-type="float">
            <text:p>679</text:p>
          </table:table-cell>
          <table:table-cell office:value-type="float" office:value="646.3" calcext:value-type="float">
            <text:p>646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4.3" calcext:value-type="float">
            <text:p>734,3</text:p>
          </table:table-cell>
          <table:table-cell office:value-type="float" office:value="810.2" calcext:value-type="float">
            <text:p>810,2</text:p>
          </table:table-cell>
          <table:table-cell/>
          <table:table-cell office:value-type="float" office:value="803.8" calcext:value-type="float">
            <text:p>803,8</text:p>
          </table:table-cell>
          <table:table-cell office:value-type="float" office:value="769.5" calcext:value-type="float">
            <text:p>769,5</text:p>
          </table:table-cell>
          <table:table-cell office:value-type="float" office:value="635.2" calcext:value-type="float">
            <text:p>635,2</text:p>
          </table:table-cell>
          <table:table-cell office:value-type="float" office:value="691.9" calcext:value-type="float">
            <text:p>691,9</text:p>
          </table:table-cell>
          <table:table-cell office:value-type="float" office:value="799.1" calcext:value-type="float">
            <text:p>799,1</text:p>
          </table:table-cell>
          <table:table-cell office:value-type="float" office:value="746.2" calcext:value-type="float">
            <text:p>746,2</text:p>
          </table:table-cell>
          <table:table-cell office:value-type="float" office:value="662.6" calcext:value-type="float">
            <text:p>662,6</text:p>
          </table:table-cell>
        </table:table-row>
      </table:table>
      <table:table table:name="4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8.9" calcext:value-type="float">
            <text:p>928,9</text:p>
          </table:table-cell>
          <table:table-cell office:value-type="float" office:value="754.3" calcext:value-type="float">
            <text:p>754,3</text:p>
          </table:table-cell>
          <table:table-cell office:value-type="float" office:value="891.1" calcext:value-type="float">
            <text:p>891,1</text:p>
          </table:table-cell>
          <table:table-cell office:value-type="float" office:value="736.5" calcext:value-type="float">
            <text:p>736,5</text:p>
          </table:table-cell>
          <table:table-cell office:value-type="float" office:value="731.6" calcext:value-type="float">
            <text:p>731,6</text:p>
          </table:table-cell>
          <table:table-cell office:value-type="float" office:value="746.7" calcext:value-type="float">
            <text:p>746,7</text:p>
          </table:table-cell>
          <table:table-cell office:value-type="float" office:value="619" calcext:value-type="float">
            <text:p>619</text:p>
          </table:table-cell>
          <table:table-cell office:value-type="float" office:value="619.6" calcext:value-type="float">
            <text:p>619,6</text:p>
          </table:table-cell>
          <table:table-cell office:value-type="float" office:value="707.6" calcext:value-type="float">
            <text:p>707,6</text:p>
          </table:table-cell>
          <table:table-cell office:value-type="float" office:value="599.8" calcext:value-type="float">
            <text:p>599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2.7" calcext:value-type="float">
            <text:p>742,7</text:p>
          </table:table-cell>
          <table:table-cell office:value-type="float" office:value="752.9" calcext:value-type="float">
            <text:p>752,9</text:p>
          </table:table-cell>
          <table:table-cell office:value-type="float" office:value="762.5" calcext:value-type="float">
            <text:p>762,5</text:p>
          </table:table-cell>
          <table:table-cell office:value-type="float" office:value="736.5" calcext:value-type="float">
            <text:p>736,5</text:p>
          </table:table-cell>
          <table:table-cell office:value-type="float" office:value="902.4" calcext:value-type="float">
            <text:p>902,4</text:p>
          </table:table-cell>
          <table:table-cell office:value-type="float" office:value="687" calcext:value-type="float">
            <text:p>687</text:p>
          </table:table-cell>
          <table:table-cell office:value-type="float" office:value="806.6" calcext:value-type="float">
            <text:p>806,6</text:p>
          </table:table-cell>
          <table:table-cell table:number-columns-repeated="3"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98.7" calcext:value-type="float">
            <text:p>798,7</text:p>
          </table:table-cell>
          <table:table-cell office:value-type="float" office:value="802.7" calcext:value-type="float">
            <text:p>802,7</text:p>
          </table:table-cell>
          <table:table-cell office:value-type="float" office:value="920.6" calcext:value-type="float">
            <text:p>920,6</text:p>
          </table:table-cell>
          <table:table-cell office:value-type="float" office:value="743.9" calcext:value-type="float">
            <text:p>743,9</text:p>
          </table:table-cell>
          <table:table-cell office:value-type="float" office:value="907.2" calcext:value-type="float">
            <text:p>907,2</text:p>
          </table:table-cell>
          <table:table-cell office:value-type="float" office:value="828" calcext:value-type="float">
            <text:p>828</text:p>
          </table:table-cell>
          <table:table-cell office:value-type="float" office:value="707.9" calcext:value-type="float">
            <text:p>707,9</text:p>
          </table:table-cell>
          <table:table-cell office:value-type="float" office:value="707.5" calcext:value-type="float">
            <text:p>707,5</text:p>
          </table:table-cell>
          <table:table-cell office:value-type="float" office:value="707.8" calcext:value-type="float">
            <text:p>707,8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73.9" calcext:value-type="float">
            <text:p>773,9</text:p>
          </table:table-cell>
          <table:table-cell office:value-type="float" office:value="923.4" calcext:value-type="float">
            <text:p>923,4</text:p>
          </table:table-cell>
          <table:table-cell office:value-type="float" office:value="903" calcext:value-type="float">
            <text:p>903</text:p>
          </table:table-cell>
          <table:table-cell office:value-type="float" office:value="743.9" calcext:value-type="float">
            <text:p>743,9</text:p>
          </table:table-cell>
          <table:table-cell office:value-type="float" office:value="780.3" calcext:value-type="float">
            <text:p>780,3</text:p>
          </table:table-cell>
          <table:table-cell office:value-type="float" office:value="687" calcext:value-type="float">
            <text:p>687</text:p>
          </table:table-cell>
          <table:table-cell office:value-type="float" office:value="806.6" calcext:value-type="float">
            <text:p>806,6</text:p>
          </table:table-cell>
          <table:table-cell office:value-type="float" office:value="687" calcext:value-type="float">
            <text:p>687</text:p>
          </table:table-cell>
          <table:table-cell office:value-type="float" office:value="727.7" calcext:value-type="float">
            <text:p>727,7</text:p>
          </table:table-cell>
          <table:table-cell office:value-type="float" office:value="806.6" calcext:value-type="float">
            <text:p>806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76.4" calcext:value-type="float">
            <text:p>776,4</text:p>
          </table:table-cell>
          <table:table-cell office:value-type="float" office:value="736.5" calcext:value-type="float">
            <text:p>736,5</text:p>
          </table:table-cell>
          <table:table-cell office:value-type="float" office:value="807.1" calcext:value-type="float">
            <text:p>807,1</text:p>
          </table:table-cell>
          <table:table-cell office:value-type="float" office:value="759.6" calcext:value-type="float">
            <text:p>759,6</text:p>
          </table:table-cell>
          <table:table-cell office:value-type="float" office:value="926.9" calcext:value-type="float">
            <text:p>926,9</text:p>
          </table:table-cell>
          <table:table-cell office:value-type="float" office:value="707.5" calcext:value-type="float">
            <text:p>707,5</text:p>
          </table:table-cell>
          <table:table-cell table:number-columns-repeated="3" office:value-type="float" office:value="687" calcext:value-type="float">
            <text:p>687</text:p>
          </table:table-cell>
          <table:table-cell office:value-type="float" office:value="706.7" calcext:value-type="float">
            <text:p>706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66.8" calcext:value-type="float">
            <text:p>766,8</text:p>
          </table:table-cell>
          <table:table-cell office:value-type="float" office:value="803.6" calcext:value-type="float">
            <text:p>803,6</text:p>
          </table:table-cell>
          <table:table-cell office:value-type="float" office:value="607" calcext:value-type="float">
            <text:p>607</text:p>
          </table:table-cell>
          <table:table-cell office:value-type="float" office:value="759.6" calcext:value-type="float">
            <text:p>759,6</text:p>
          </table:table-cell>
          <table:table-cell office:value-type="float" office:value="613.4" calcext:value-type="float">
            <text:p>613,4</text:p>
          </table:table-cell>
          <table:table-cell office:value-type="float" office:value="707.5" calcext:value-type="float">
            <text:p>707,5</text:p>
          </table:table-cell>
          <table:table-cell office:value-type="float" office:value="678.4" calcext:value-type="float">
            <text:p>678,4</text:p>
          </table:table-cell>
          <table:table-cell office:value-type="float" office:value="687" calcext:value-type="float">
            <text:p>687</text:p>
          </table:table-cell>
          <table:table-cell office:value-type="float" office:value="707.6" calcext:value-type="float">
            <text:p>707,6</text:p>
          </table:table-cell>
          <table:table-cell office:value-type="float" office:value="599.8" calcext:value-type="float">
            <text:p>599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42.2" calcext:value-type="float">
            <text:p>742,2</text:p>
          </table:table-cell>
          <table:table-cell office:value-type="float" office:value="904.9" calcext:value-type="float">
            <text:p>904,9</text:p>
          </table:table-cell>
          <table:table-cell office:value-type="float" office:value="774.4" calcext:value-type="float">
            <text:p>774,4</text:p>
          </table:table-cell>
          <table:table-cell office:value-type="float" office:value="763.6" calcext:value-type="float">
            <text:p>763,6</text:p>
          </table:table-cell>
          <table:table-cell office:value-type="float" office:value="912.8" calcext:value-type="float">
            <text:p>912,8</text:p>
          </table:table-cell>
          <table:table-cell office:value-type="float" office:value="766.8" calcext:value-type="float">
            <text:p>766,8</text:p>
          </table:table-cell>
          <table:table-cell office:value-type="float" office:value="708.1" calcext:value-type="float">
            <text:p>708,1</text:p>
          </table:table-cell>
          <table:table-cell office:value-type="float" office:value="707.7" calcext:value-type="float">
            <text:p>707,7</text:p>
          </table:table-cell>
          <table:table-cell table:number-columns-repeated="2"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35.2" calcext:value-type="float">
            <text:p>735,2</text:p>
          </table:table-cell>
          <table:table-cell office:value-type="float" office:value="769" calcext:value-type="float">
            <text:p>769</text:p>
          </table:table-cell>
          <table:table-cell office:value-type="float" office:value="737.2" calcext:value-type="float">
            <text:p>737,2</text:p>
          </table:table-cell>
          <table:table-cell office:value-type="float" office:value="763.6" calcext:value-type="float">
            <text:p>763,6</text:p>
          </table:table-cell>
          <table:table-cell office:value-type="float" office:value="575.3" calcext:value-type="float">
            <text:p>575,3</text:p>
          </table:table-cell>
          <table:table-cell office:value-type="float" office:value="598.5" calcext:value-type="float">
            <text:p>598,5</text:p>
          </table:table-cell>
          <table:table-cell office:value-type="float" office:value="619" calcext:value-type="float">
            <text:p>619</text:p>
          </table:table-cell>
          <table:table-cell office:value-type="float" office:value="687" calcext:value-type="float">
            <text:p>687</text:p>
          </table:table-cell>
          <table:table-cell office:value-type="float" office:value="707.8" calcext:value-type="float">
            <text:p>707,8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2.4" calcext:value-type="float">
            <text:p>922,4</text:p>
          </table:table-cell>
          <table:table-cell office:value-type="float" office:value="776.3" calcext:value-type="float">
            <text:p>776,3</text:p>
          </table:table-cell>
          <table:table-cell office:value-type="float" office:value="904.9" calcext:value-type="float">
            <text:p>904,9</text:p>
          </table:table-cell>
          <table:table-cell office:value-type="float" office:value="813.1" calcext:value-type="float">
            <text:p>813,1</text:p>
          </table:table-cell>
          <table:table-cell office:value-type="float" office:value="926.1" calcext:value-type="float">
            <text:p>926,1</text:p>
          </table:table-cell>
          <table:table-cell office:value-type="float" office:value="768.4" calcext:value-type="float">
            <text:p>768,4</text:p>
          </table:table-cell>
          <table:table-cell office:value-type="float" office:value="687" calcext:value-type="float">
            <text:p>687</text:p>
          </table:table-cell>
          <table:table-cell office:value-type="float" office:value="707.5" calcext:value-type="float">
            <text:p>707,5</text:p>
          </table:table-cell>
          <table:table-cell office:value-type="float" office:value="727.7" calcext:value-type="float">
            <text:p>727,7</text:p>
          </table:table-cell>
          <table:table-cell office:value-type="float" office:value="806.6" calcext:value-type="float">
            <text:p>806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23.2" calcext:value-type="float">
            <text:p>823,2</text:p>
          </table:table-cell>
          <table:table-cell office:value-type="float" office:value="795.1" calcext:value-type="float">
            <text:p>795,1</text:p>
          </table:table-cell>
          <table:table-cell office:value-type="float" office:value="904.9" calcext:value-type="float">
            <text:p>904,9</text:p>
          </table:table-cell>
          <table:table-cell office:value-type="float" office:value="813.1" calcext:value-type="float">
            <text:p>813,1</text:p>
          </table:table-cell>
          <table:table-cell office:value-type="float" office:value="763.3" calcext:value-type="float">
            <text:p>763,3</text:p>
          </table:table-cell>
          <table:table-cell office:value-type="float" office:value="708.1" calcext:value-type="float">
            <text:p>708,1</text:p>
          </table:table-cell>
          <table:table-cell table:number-columns-repeated="3" office:value-type="float" office:value="687" calcext:value-type="float">
            <text:p>687</text:p>
          </table:table-cell>
          <table:table-cell office:value-type="float" office:value="706.7" calcext:value-type="float">
            <text:p>706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867.4" calcext:value-type="float">
            <text:p>867,4</text:p>
          </table:table-cell>
          <table:table-cell office:value-type="float" office:value="587.8" calcext:value-type="float">
            <text:p>587,8</text:p>
          </table:table-cell>
          <table:table-cell office:value-type="float" office:value="867.4" calcext:value-type="float">
            <text:p>867,4</text:p>
          </table:table-cell>
          <table:table-cell office:value-type="float" office:value="405.6" calcext:value-type="float">
            <text:p>405,6</text:p>
          </table:table-cell>
          <table:table-cell office:value-type="float" office:value="405.8" calcext:value-type="float">
            <text:p>405,8</text:p>
          </table:table-cell>
          <table:table-cell office:value-type="float" office:value="436.1" calcext:value-type="float">
            <text:p>436,1</text:p>
          </table:table-cell>
          <table:table-cell office:value-type="float" office:value="587.1" calcext:value-type="float">
            <text:p>587,1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float" office:value="867.4" calcext:value-type="float">
            <text:p>867,4</text:p>
          </table:table-cell>
          <table:table-cell office:value-type="float" office:value="587.8" calcext:value-type="float">
            <text:p>587,8</text:p>
          </table:table-cell>
          <table:table-cell office:value-type="float" office:value="867.4" calcext:value-type="float">
            <text:p>867,4</text:p>
          </table:table-cell>
          <table:table-cell office:value-type="float" office:value="436.1" calcext:value-type="float">
            <text:p>436,1</text:p>
          </table:table-cell>
          <table:table-cell office:value-type="float" office:value="435.8" calcext:value-type="float">
            <text:p>435,8</text:p>
          </table:table-cell>
          <table:table-cell office:value-type="float" office:value="435.9" calcext:value-type="float">
            <text:p>435,9</text:p>
          </table:table-cell>
          <table:table-cell office:value-type="float" office:value="445.6" calcext:value-type="float">
            <text:p>445,6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867.4" calcext:value-type="float">
            <text:p>867,4</text:p>
          </table:table-cell>
          <table:table-cell office:value-type="float" office:value="1073.3" calcext:value-type="float">
            <text:p>1073,3</text:p>
          </table:table-cell>
          <table:table-cell office:value-type="float" office:value="867.4" calcext:value-type="float">
            <text:p>867,4</text:p>
          </table:table-cell>
          <table:table-cell office:value-type="float" office:value="582.5" calcext:value-type="float">
            <text:p>582,5</text:p>
          </table:table-cell>
          <table:table-cell office:value-type="float" office:value="415" calcext:value-type="float">
            <text:p>415</text:p>
          </table:table-cell>
          <table:table-cell table:number-columns-repeated="2" office:value-type="float" office:value="436.1" calcext:value-type="float">
            <text:p>436,1</text:p>
          </table:table-cell>
          <table:table-cell office:value-type="float" office:value="444.6" calcext:value-type="float">
            <text:p>444,6</text:p>
          </table:table-cell>
          <table:table-cell office:value-type="float" office:value="445.7" calcext:value-type="float">
            <text:p>445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30.8" calcext:value-type="float">
            <text:p>630,8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table:number-columns-repeated="2" office:value-type="float" office:value="867.4" calcext:value-type="float">
            <text:p>867,4</text:p>
          </table:table-cell>
          <table:table-cell office:value-type="float" office:value="815.2" calcext:value-type="float">
            <text:p>815,2</text:p>
          </table:table-cell>
          <table:table-cell office:value-type="float" office:value="436.1" calcext:value-type="float">
            <text:p>436,1</text:p>
          </table:table-cell>
          <table:table-cell office:value-type="float" office:value="435.7" calcext:value-type="float">
            <text:p>435,7</text:p>
          </table:table-cell>
          <table:table-cell table:number-columns-repeated="2"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89" calcext:value-type="float">
            <text:p>1089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435.8" calcext:value-type="float">
            <text:p>435,8</text:p>
          </table:table-cell>
          <table:table-cell office:value-type="float" office:value="450.7" calcext:value-type="float">
            <text:p>450,7</text:p>
          </table:table-cell>
          <table:table-cell office:value-type="float" office:value="436.1" calcext:value-type="float">
            <text:p>436,1</text:p>
          </table:table-cell>
          <table:table-cell office:value-type="float" office:value="435.8" calcext:value-type="float">
            <text:p>435,8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89" calcext:value-type="float">
            <text:p>1089</text:p>
          </table:table-cell>
          <table:table-cell table:number-columns-repeated="4" office:value-type="float" office:value="867.4" calcext:value-type="float">
            <text:p>867,4</text:p>
          </table:table-cell>
          <table:table-cell office:value-type="float" office:value="432.9" calcext:value-type="float">
            <text:p>432,9</text:p>
          </table:table-cell>
          <table:table-cell office:value-type="float" office:value="577.4" calcext:value-type="float">
            <text:p>577,4</text:p>
          </table:table-cell>
          <table:table-cell office:value-type="float" office:value="444.2" calcext:value-type="float">
            <text:p>444,2</text:p>
          </table:table-cell>
          <table:table-cell office:value-type="float" office:value="587.1" calcext:value-type="float">
            <text:p>587,1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435.7" calcext:value-type="float">
            <text:p>435,7</text:p>
          </table:table-cell>
          <table:table-cell office:value-type="float" office:value="424.2" calcext:value-type="float">
            <text:p>424,2</text:p>
          </table:table-cell>
          <table:table-cell office:value-type="float" office:value="436.1" calcext:value-type="float">
            <text:p>436,1</text:p>
          </table:table-cell>
          <table:table-cell office:value-type="float" office:value="445.6" calcext:value-type="float">
            <text:p>445,6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7.4" calcext:value-type="float">
            <text:p>867,4</text:p>
          </table:table-cell>
          <table:table-cell table:number-columns-repeated="2" office:value-type="float" office:value="1089" calcext:value-type="float">
            <text:p>1089</text:p>
          </table:table-cell>
          <table:table-cell office:value-type="float" office:value="867.4" calcext:value-type="float">
            <text:p>867,4</text:p>
          </table:table-cell>
          <table:table-cell office:value-type="float" office:value="1089" calcext:value-type="float">
            <text:p>1089</text:p>
          </table:table-cell>
          <table:table-cell office:value-type="float" office:value="435.8" calcext:value-type="float">
            <text:p>435,8</text:p>
          </table:table-cell>
          <table:table-cell office:value-type="float" office:value="413.4" calcext:value-type="float">
            <text:p>413,4</text:p>
          </table:table-cell>
          <table:table-cell office:value-type="float" office:value="435.8" calcext:value-type="float">
            <text:p>435,8</text:p>
          </table:table-cell>
          <table:table-cell office:value-type="float" office:value="444.6" calcext:value-type="float">
            <text:p>444,6</text:p>
          </table:table-cell>
          <table:table-cell office:value-type="float" office:value="445.7" calcext:value-type="float">
            <text:p>445,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7.4" calcext:value-type="float">
            <text:p>867,4</text:p>
          </table:table-cell>
          <table:table-cell office:value-type="float" office:value="764.3" calcext:value-type="float">
            <text:p>764,3</text:p>
          </table:table-cell>
          <table:table-cell office:value-type="float" office:value="867.4" calcext:value-type="float">
            <text:p>867,4</text:p>
          </table:table-cell>
          <table:table-cell table:number-columns-repeated="2" office:value-type="float" office:value="1089" calcext:value-type="float">
            <text:p>1089</text:p>
          </table:table-cell>
          <table:table-cell table:number-columns-repeated="2" office:value-type="float" office:value="436.1" calcext:value-type="float">
            <text:p>436,1</text:p>
          </table:table-cell>
          <table:table-cell office:value-type="float" office:value="435.8" calcext:value-type="float">
            <text:p>435,8</text:p>
          </table:table-cell>
          <table:table-cell table:number-columns-repeated="2"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67.4" calcext:value-type="float">
            <text:p>867,4</text:p>
          </table:table-cell>
          <table:table-cell office:value-type="float" office:value="706.1" calcext:value-type="float">
            <text:p>706,1</text:p>
          </table:table-cell>
          <table:table-cell table:number-columns-repeated="3" office:value-type="float" office:value="1089" calcext:value-type="float">
            <text:p>1089</text:p>
          </table:table-cell>
          <table:table-cell office:value-type="float" office:value="404.9" calcext:value-type="float">
            <text:p>404,9</text:p>
          </table:table-cell>
          <table:table-cell table:number-columns-repeated="3" office:value-type="float" office:value="435.8" calcext:value-type="float">
            <text:p>435,8</text:p>
          </table:table-cell>
          <table:table-cell office:value-type="float" office:value="436.1" calcext:value-type="float">
            <text:p>436,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33.8" calcext:value-type="float">
            <text:p>633,8</text:p>
          </table:table-cell>
          <table:table-cell office:value-type="float" office:value="571.8" calcext:value-type="float">
            <text:p>571,8</text:p>
          </table:table-cell>
          <table:table-cell/>
          <table:table-cell office:value-type="float" office:value="524.1" calcext:value-type="float">
            <text:p>524,1</text:p>
          </table:table-cell>
          <table:table-cell office:value-type="float" office:value="571.8" calcext:value-type="float">
            <text:p>571,8</text:p>
          </table:table-cell>
          <table:table-cell table:number-columns-repeated="2" office:value-type="float" office:value="621.5" calcext:value-type="float">
            <text:p>621,5</text:p>
          </table:table-cell>
          <table:table-cell office:value-type="float" office:value="623.3" calcext:value-type="float">
            <text:p>623,3</text:p>
          </table:table-cell>
          <table:table-cell office:value-type="float" office:value="609.8" calcext:value-type="float">
            <text:p>609,8</text:p>
          </table:table-cell>
          <table:table-cell office:value-type="float" office:value="621.2" calcext:value-type="float">
            <text:p>621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571.8" calcext:value-type="float">
            <text:p>571,8</text:p>
          </table:table-cell>
          <table:table-cell/>
          <table:table-cell office:value-type="float" office:value="524.1" calcext:value-type="float">
            <text:p>524,1</text:p>
          </table:table-cell>
          <table:table-cell office:value-type="float" office:value="596.5" calcext:value-type="float">
            <text:p>596,5</text:p>
          </table:table-cell>
          <table:table-cell office:value-type="float" office:value="621.2" calcext:value-type="float">
            <text:p>621,2</text:p>
          </table:table-cell>
          <table:table-cell office:value-type="float" office:value="621.5" calcext:value-type="float">
            <text:p>621,5</text:p>
          </table:table-cell>
          <table:table-cell office:value-type="float" office:value="609.9" calcext:value-type="float">
            <text:p>609,9</text:p>
          </table:table-cell>
          <table:table-cell office:value-type="float" office:value="609.8" calcext:value-type="float">
            <text:p>609,8</text:p>
          </table:table-cell>
          <table:table-cell office:value-type="float" office:value="443.6" calcext:value-type="float">
            <text:p>443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571.8" calcext:value-type="float">
            <text:p>571,8</text:p>
          </table:table-cell>
          <table:table-cell/>
          <table:table-cell office:value-type="float" office:value="571.8" calcext:value-type="float">
            <text:p>571,8</text:p>
          </table:table-cell>
          <table:table-cell office:value-type="float" office:value="739.6" calcext:value-type="float">
            <text:p>739,6</text:p>
          </table:table-cell>
          <table:table-cell table:number-columns-repeated="2" office:value-type="float" office:value="609.5" calcext:value-type="float">
            <text:p>609,5</text:p>
          </table:table-cell>
          <table:table-cell office:value-type="float" office:value="621.5" calcext:value-type="float">
            <text:p>621,5</text:p>
          </table:table-cell>
          <table:table-cell table:number-columns-repeated="2" office:value-type="float" office:value="621.2" calcext:value-type="float">
            <text:p>621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27.9" calcext:value-type="float">
            <text:p>927,9</text:p>
          </table:table-cell>
          <table:table-cell office:value-type="float" office:value="562.5" calcext:value-type="float">
            <text:p>562,5</text:p>
          </table:table-cell>
          <table:table-cell/>
          <table:table-cell office:value-type="float" office:value="571.8" calcext:value-type="float">
            <text:p>571,8</text:p>
          </table:table-cell>
          <table:table-cell office:value-type="float" office:value="523.8" calcext:value-type="float">
            <text:p>523,8</text:p>
          </table:table-cell>
          <table:table-cell office:value-type="float" office:value="641.1" calcext:value-type="float">
            <text:p>641,1</text:p>
          </table:table-cell>
          <table:table-cell table:number-columns-repeated="2" office:value-type="float" office:value="621.5" calcext:value-type="float">
            <text:p>621,5</text:p>
          </table:table-cell>
          <table:table-cell table:number-columns-repeated="2" office:value-type="float" office:value="609.8" calcext:value-type="float">
            <text:p>609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5.5" calcext:value-type="float">
            <text:p>975,5</text:p>
          </table:table-cell>
          <table:table-cell office:value-type="float" office:value="571.8" calcext:value-type="float">
            <text:p>571,8</text:p>
          </table:table-cell>
          <table:table-cell/>
          <table:table-cell office:value-type="float" office:value="571.8" calcext:value-type="float">
            <text:p>571,8</text:p>
          </table:table-cell>
          <table:table-cell office:value-type="float" office:value="523.8" calcext:value-type="float">
            <text:p>523,8</text:p>
          </table:table-cell>
          <table:table-cell office:value-type="float" office:value="621.2" calcext:value-type="float">
            <text:p>621,2</text:p>
          </table:table-cell>
          <table:table-cell table:number-columns-repeated="2" office:value-type="float" office:value="621.5" calcext:value-type="float">
            <text:p>621,5</text:p>
          </table:table-cell>
          <table:table-cell office:value-type="float" office:value="621.2" calcext:value-type="float">
            <text:p>621,2</text:p>
          </table:table-cell>
          <table:table-cell office:value-type="float" office:value="609.8" calcext:value-type="float">
            <text:p>609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2.2" calcext:value-type="float">
            <text:p>562,2</text:p>
          </table:table-cell>
          <table:table-cell office:value-type="float" office:value="571.8" calcext:value-type="float">
            <text:p>571,8</text:p>
          </table:table-cell>
          <table:table-cell/>
          <table:table-cell table:number-columns-repeated="2" office:value-type="float" office:value="571.8" calcext:value-type="float">
            <text:p>571,8</text:p>
          </table:table-cell>
          <table:table-cell office:value-type="float" office:value="609.4" calcext:value-type="float">
            <text:p>609,4</text:p>
          </table:table-cell>
          <table:table-cell office:value-type="float" office:value="609.5" calcext:value-type="float">
            <text:p>609,5</text:p>
          </table:table-cell>
          <table:table-cell office:value-type="float" office:value="621.5" calcext:value-type="float">
            <text:p>621,5</text:p>
          </table:table-cell>
          <table:table-cell office:value-type="float" office:value="609.8" calcext:value-type="float">
            <text:p>609,8</text:p>
          </table:table-cell>
          <table:table-cell office:value-type="float" office:value="621.2" calcext:value-type="float">
            <text:p>621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48.2" calcext:value-type="float">
            <text:p>748,2</text:p>
          </table:table-cell>
          <table:table-cell office:value-type="float" office:value="571.8" calcext:value-type="float">
            <text:p>571,8</text:p>
          </table:table-cell>
          <table:table-cell/>
          <table:table-cell office:value-type="float" office:value="711.4" calcext:value-type="float">
            <text:p>711,4</text:p>
          </table:table-cell>
          <table:table-cell office:value-type="float" office:value="523.8" calcext:value-type="float">
            <text:p>523,8</text:p>
          </table:table-cell>
          <table:table-cell office:value-type="float" office:value="621.2" calcext:value-type="float">
            <text:p>621,2</text:p>
          </table:table-cell>
          <table:table-cell office:value-type="float" office:value="609.5" calcext:value-type="float">
            <text:p>609,5</text:p>
          </table:table-cell>
          <table:table-cell office:value-type="float" office:value="619.4" calcext:value-type="float">
            <text:p>619,4</text:p>
          </table:table-cell>
          <table:table-cell office:value-type="float" office:value="609.8" calcext:value-type="float">
            <text:p>609,8</text:p>
          </table:table-cell>
          <table:table-cell office:value-type="float" office:value="443.6" calcext:value-type="float">
            <text:p>443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2.2" calcext:value-type="float">
            <text:p>562,2</text:p>
          </table:table-cell>
          <table:table-cell office:value-type="float" office:value="573.3" calcext:value-type="float">
            <text:p>573,3</text:p>
          </table:table-cell>
          <table:table-cell/>
          <table:table-cell office:value-type="float" office:value="711.4" calcext:value-type="float">
            <text:p>711,4</text:p>
          </table:table-cell>
          <table:table-cell office:value-type="float" office:value="571.8" calcext:value-type="float">
            <text:p>571,8</text:p>
          </table:table-cell>
          <table:table-cell office:value-type="float" office:value="1468.7" calcext:value-type="float">
            <text:p>1468,7</text:p>
          </table:table-cell>
          <table:table-cell office:value-type="float" office:value="621.5" calcext:value-type="float">
            <text:p>621,5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621.2" calcext:value-type="float">
            <text:p>621,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73.7" calcext:value-type="float">
            <text:p>773,7</text:p>
          </table:table-cell>
          <table:table-cell office:value-type="float" office:value="622.8" calcext:value-type="float">
            <text:p>622,8</text:p>
          </table:table-cell>
          <table:table-cell/>
          <table:table-cell office:value-type="float" office:value="737.8" calcext:value-type="float">
            <text:p>737,8</text:p>
          </table:table-cell>
          <table:table-cell office:value-type="float" office:value="747.2" calcext:value-type="float">
            <text:p>747,2</text:p>
          </table:table-cell>
          <table:table-cell office:value-type="float" office:value="621.2" calcext:value-type="float">
            <text:p>621,2</text:p>
          </table:table-cell>
          <table:table-cell office:value-type="float" office:value="621.5" calcext:value-type="float">
            <text:p>621,5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609.8" calcext:value-type="float">
            <text:p>609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523.8" calcext:value-type="float">
            <text:p>523,8</text:p>
          </table:table-cell>
          <table:table-cell/>
          <table:table-cell office:value-type="float" office:value="737.8" calcext:value-type="float">
            <text:p>737,8</text:p>
          </table:table-cell>
          <table:table-cell office:value-type="float" office:value="881.9" calcext:value-type="float">
            <text:p>881,9</text:p>
          </table:table-cell>
          <table:table-cell office:value-type="float" office:value="621.2" calcext:value-type="float">
            <text:p>621,2</text:p>
          </table:table-cell>
          <table:table-cell office:value-type="float" office:value="609.5" calcext:value-type="float">
            <text:p>609,5</text:p>
          </table:table-cell>
          <table:table-cell office:value-type="float" office:value="621.5" calcext:value-type="float">
            <text:p>621,5</text:p>
          </table:table-cell>
          <table:table-cell office:value-type="float" office:value="621.2" calcext:value-type="float">
            <text:p>621,2</text:p>
          </table:table-cell>
          <table:table-cell office:value-type="float" office:value="609.8" calcext:value-type="float">
            <text:p>609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11.8" calcext:value-type="float">
            <text:p>611,8</text:p>
          </table:table-cell>
          <table:table-cell office:value-type="float" office:value="581.3" calcext:value-type="float">
            <text:p>581,3</text:p>
          </table:table-cell>
          <table:table-cell/>
          <table:table-cell office:value-type="float" office:value="694.6" calcext:value-type="float">
            <text:p>694,6</text:p>
          </table:table-cell>
          <table:table-cell office:value-type="float" office:value="626.9" calcext:value-type="float">
            <text:p>626,9</text:p>
          </table:table-cell>
          <table:table-cell office:value-type="float" office:value="434.1" calcext:value-type="float">
            <text:p>434,1</text:p>
          </table:table-cell>
          <table:table-cell office:value-type="float" office:value="433.6" calcext:value-type="float">
            <text:p>433,6</text:p>
          </table:table-cell>
          <table:table-cell office:value-type="float" office:value="434.5" calcext:value-type="float">
            <text:p>434,5</text:p>
          </table:table-cell>
          <table:table-cell office:value-type="float" office:value="414.3" calcext:value-type="float">
            <text:p>414,3</text:p>
          </table:table-cell>
          <table:table-cell office:value-type="float" office:value="424.5" calcext:value-type="float">
            <text:p>424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3.6" calcext:value-type="float">
            <text:p>543,6</text:p>
          </table:table-cell>
          <table:table-cell office:value-type="float" office:value="521.7" calcext:value-type="float">
            <text:p>521,7</text:p>
          </table:table-cell>
          <table:table-cell/>
          <table:table-cell office:value-type="float" office:value="694.6" calcext:value-type="float">
            <text:p>694,6</text:p>
          </table:table-cell>
          <table:table-cell office:value-type="float" office:value="746.6" calcext:value-type="float">
            <text:p>746,6</text:p>
          </table:table-cell>
          <table:table-cell office:value-type="float" office:value="433.9" calcext:value-type="float">
            <text:p>433,9</text:p>
          </table:table-cell>
          <table:table-cell office:value-type="float" office:value="434.2" calcext:value-type="float">
            <text:p>434,2</text:p>
          </table:table-cell>
          <table:table-cell office:value-type="float" office:value="434.5" calcext:value-type="float">
            <text:p>434,5</text:p>
          </table:table-cell>
          <table:table-cell office:value-type="float" office:value="500.7" calcext:value-type="float">
            <text:p>500,7</text:p>
          </table:table-cell>
          <table:table-cell office:value-type="float" office:value="424.5" calcext:value-type="float">
            <text:p>424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87.6" calcext:value-type="float">
            <text:p>587,6</text:p>
          </table:table-cell>
          <table:table-cell office:value-type="float" office:value="521.7" calcext:value-type="float">
            <text:p>521,7</text:p>
          </table:table-cell>
          <table:table-cell/>
          <table:table-cell office:value-type="float" office:value="694.8" calcext:value-type="float">
            <text:p>694,8</text:p>
          </table:table-cell>
          <table:table-cell office:value-type="float" office:value="655.7" calcext:value-type="float">
            <text:p>655,7</text:p>
          </table:table-cell>
          <table:table-cell office:value-type="float" office:value="433.9" calcext:value-type="float">
            <text:p>433,9</text:p>
          </table:table-cell>
          <table:table-cell office:value-type="float" office:value="433.6" calcext:value-type="float">
            <text:p>433,6</text:p>
          </table:table-cell>
          <table:table-cell office:value-type="float" office:value="414.4" calcext:value-type="float">
            <text:p>414,4</text:p>
          </table:table-cell>
          <table:table-cell office:value-type="float" office:value="550.6" calcext:value-type="float">
            <text:p>550,6</text:p>
          </table:table-cell>
          <table:table-cell office:value-type="float" office:value="424.3" calcext:value-type="float">
            <text:p>424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35.2" calcext:value-type="float">
            <text:p>535,2</text:p>
          </table:table-cell>
          <table:table-cell office:value-type="float" office:value="521.5" calcext:value-type="float">
            <text:p>521,5</text:p>
          </table:table-cell>
          <table:table-cell/>
          <table:table-cell office:value-type="float" office:value="694.8" calcext:value-type="float">
            <text:p>694,8</text:p>
          </table:table-cell>
          <table:table-cell office:value-type="float" office:value="694.9" calcext:value-type="float">
            <text:p>694,9</text:p>
          </table:table-cell>
          <table:table-cell office:value-type="float" office:value="514" calcext:value-type="float">
            <text:p>514</text:p>
          </table:table-cell>
          <table:table-cell office:value-type="float" office:value="434.3" calcext:value-type="float">
            <text:p>434,3</text:p>
          </table:table-cell>
          <table:table-cell office:value-type="float" office:value="414.5" calcext:value-type="float">
            <text:p>414,5</text:p>
          </table:table-cell>
          <table:table-cell office:value-type="float" office:value="424.2" calcext:value-type="float">
            <text:p>424,2</text:p>
          </table:table-cell>
          <table:table-cell office:value-type="float" office:value="499.6" calcext:value-type="float">
            <text:p>49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5.2" calcext:value-type="float">
            <text:p>525,2</text:p>
          </table:table-cell>
          <table:table-cell office:value-type="float" office:value="571.6" calcext:value-type="float">
            <text:p>571,6</text:p>
          </table:table-cell>
          <table:table-cell/>
          <table:table-cell office:value-type="float" office:value="704.9" calcext:value-type="float">
            <text:p>704,9</text:p>
          </table:table-cell>
          <table:table-cell office:value-type="float" office:value="531.3" calcext:value-type="float">
            <text:p>531,3</text:p>
          </table:table-cell>
          <table:table-cell office:value-type="float" office:value="507.2" calcext:value-type="float">
            <text:p>507,2</text:p>
          </table:table-cell>
          <table:table-cell office:value-type="float" office:value="393.3" calcext:value-type="float">
            <text:p>393,3</text:p>
          </table:table-cell>
          <table:table-cell office:value-type="float" office:value="516" calcext:value-type="float">
            <text:p>516</text:p>
          </table:table-cell>
          <table:table-cell office:value-type="float" office:value="424.5" calcext:value-type="float">
            <text:p>424,5</text:p>
          </table:table-cell>
          <table:table-cell office:value-type="float" office:value="455.8" calcext:value-type="float">
            <text:p>455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33.8" calcext:value-type="float">
            <text:p>533,8</text:p>
          </table:table-cell>
          <table:table-cell office:value-type="float" office:value="548.5" calcext:value-type="float">
            <text:p>548,5</text:p>
          </table:table-cell>
          <table:table-cell/>
          <table:table-cell office:value-type="float" office:value="704.9" calcext:value-type="float">
            <text:p>704,9</text:p>
          </table:table-cell>
          <table:table-cell office:value-type="float" office:value="746.6" calcext:value-type="float">
            <text:p>746,6</text:p>
          </table:table-cell>
          <table:table-cell office:value-type="float" office:value="434.2" calcext:value-type="float">
            <text:p>434,2</text:p>
          </table:table-cell>
          <table:table-cell office:value-type="float" office:value="433.1" calcext:value-type="float">
            <text:p>433,1</text:p>
          </table:table-cell>
          <table:table-cell office:value-type="float" office:value="434.2" calcext:value-type="float">
            <text:p>434,2</text:p>
          </table:table-cell>
          <table:table-cell office:value-type="float" office:value="414.3" calcext:value-type="float">
            <text:p>414,3</text:p>
          </table:table-cell>
          <table:table-cell office:value-type="float" office:value="424.5" calcext:value-type="float">
            <text:p>424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35.2" calcext:value-type="float">
            <text:p>535,2</text:p>
          </table:table-cell>
          <table:table-cell office:value-type="float" office:value="569.5" calcext:value-type="float">
            <text:p>569,5</text:p>
          </table:table-cell>
          <table:table-cell/>
          <table:table-cell office:value-type="float" office:value="746.7" calcext:value-type="float">
            <text:p>746,7</text:p>
          </table:table-cell>
          <table:table-cell office:value-type="float" office:value="695.1" calcext:value-type="float">
            <text:p>695,1</text:p>
          </table:table-cell>
          <table:table-cell office:value-type="float" office:value="434.6" calcext:value-type="float">
            <text:p>434,6</text:p>
          </table:table-cell>
          <table:table-cell office:value-type="float" office:value="434.3" calcext:value-type="float">
            <text:p>434,3</text:p>
          </table:table-cell>
          <table:table-cell office:value-type="float" office:value="434.4" calcext:value-type="float">
            <text:p>434,4</text:p>
          </table:table-cell>
          <table:table-cell office:value-type="float" office:value="500.7" calcext:value-type="float">
            <text:p>500,7</text:p>
          </table:table-cell>
          <table:table-cell office:value-type="float" office:value="424.5" calcext:value-type="float">
            <text:p>424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14.6" calcext:value-type="float">
            <text:p>514,6</text:p>
          </table:table-cell>
          <table:table-cell office:value-type="float" office:value="521.9" calcext:value-type="float">
            <text:p>521,9</text:p>
          </table:table-cell>
          <table:table-cell/>
          <table:table-cell office:value-type="float" office:value="746.7" calcext:value-type="float">
            <text:p>746,7</text:p>
          </table:table-cell>
          <table:table-cell office:value-type="float" office:value="625.5" calcext:value-type="float">
            <text:p>625,5</text:p>
          </table:table-cell>
          <table:table-cell office:value-type="float" office:value="492.1" calcext:value-type="float">
            <text:p>492,1</text:p>
          </table:table-cell>
          <table:table-cell office:value-type="float" office:value="393.9" calcext:value-type="float">
            <text:p>393,9</text:p>
          </table:table-cell>
          <table:table-cell office:value-type="float" office:value="434.4" calcext:value-type="float">
            <text:p>434,4</text:p>
          </table:table-cell>
          <table:table-cell office:value-type="float" office:value="550.6" calcext:value-type="float">
            <text:p>550,6</text:p>
          </table:table-cell>
          <table:table-cell office:value-type="float" office:value="424.3" calcext:value-type="float">
            <text:p>424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4.2" calcext:value-type="float">
            <text:p>544,2</text:p>
          </table:table-cell>
          <table:table-cell office:value-type="float" office:value="521.7" calcext:value-type="float">
            <text:p>521,7</text:p>
          </table:table-cell>
          <table:table-cell/>
          <table:table-cell office:value-type="float" office:value="905.8" calcext:value-type="float">
            <text:p>905,8</text:p>
          </table:table-cell>
          <table:table-cell office:value-type="float" office:value="727.2" calcext:value-type="float">
            <text:p>727,2</text:p>
          </table:table-cell>
          <table:table-cell office:value-type="float" office:value="413.6" calcext:value-type="float">
            <text:p>413,6</text:p>
          </table:table-cell>
          <table:table-cell office:value-type="float" office:value="434.3" calcext:value-type="float">
            <text:p>434,3</text:p>
          </table:table-cell>
          <table:table-cell office:value-type="float" office:value="434.4" calcext:value-type="float">
            <text:p>434,4</text:p>
          </table:table-cell>
          <table:table-cell office:value-type="float" office:value="424.2" calcext:value-type="float">
            <text:p>424,2</text:p>
          </table:table-cell>
          <table:table-cell office:value-type="float" office:value="499.6" calcext:value-type="float">
            <text:p>49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25.2" calcext:value-type="float">
            <text:p>525,2</text:p>
          </table:table-cell>
          <table:table-cell office:value-type="float" office:value="572.8" calcext:value-type="float">
            <text:p>572,8</text:p>
          </table:table-cell>
          <table:table-cell/>
          <table:table-cell office:value-type="float" office:value="905.8" calcext:value-type="float">
            <text:p>905,8</text:p>
          </table:table-cell>
          <table:table-cell office:value-type="float" office:value="626.9" calcext:value-type="float">
            <text:p>626,9</text:p>
          </table:table-cell>
          <table:table-cell office:value-type="float" office:value="434.2" calcext:value-type="float">
            <text:p>434,2</text:p>
          </table:table-cell>
          <table:table-cell office:value-type="float" office:value="433.5" calcext:value-type="float">
            <text:p>433,5</text:p>
          </table:table-cell>
          <table:table-cell office:value-type="float" office:value="434.4" calcext:value-type="float">
            <text:p>434,4</text:p>
          </table:table-cell>
          <table:table-cell office:value-type="float" office:value="424.5" calcext:value-type="float">
            <text:p>424,5</text:p>
          </table:table-cell>
          <table:table-cell office:value-type="float" office:value="455.8" calcext:value-type="float">
            <text:p>455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6.3" calcext:value-type="float">
            <text:p>576,3</text:p>
          </table:table-cell>
          <table:table-cell office:value-type="float" office:value="602.3" calcext:value-type="float">
            <text:p>602,3</text:p>
          </table:table-cell>
          <table:table-cell/>
          <table:table-cell office:value-type="float" office:value="481.6" calcext:value-type="float">
            <text:p>481,6</text:p>
          </table:table-cell>
          <table:table-cell office:value-type="float" office:value="751.7" calcext:value-type="float">
            <text:p>751,7</text:p>
          </table:table-cell>
          <table:table-cell office:value-type="float" office:value="527.9" calcext:value-type="float">
            <text:p>527,9</text:p>
          </table:table-cell>
          <table:table-cell office:value-type="float" office:value="502.5" calcext:value-type="float">
            <text:p>502,5</text:p>
          </table:table-cell>
          <table:table-cell office:value-type="float" office:value="504.8" calcext:value-type="float">
            <text:p>504,8</text:p>
          </table:table-cell>
          <table:table-cell office:value-type="float" office:value="533.9" calcext:value-type="float">
            <text:p>533,9</text:p>
          </table:table-cell>
          <table:table-cell office:value-type="float" office:value="536.1" calcext:value-type="float">
            <text:p>536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6.7" calcext:value-type="float">
            <text:p>596,7</text:p>
          </table:table-cell>
          <table:table-cell office:value-type="float" office:value="602.9" calcext:value-type="float">
            <text:p>602,9</text:p>
          </table:table-cell>
          <table:table-cell/>
          <table:table-cell office:value-type="float" office:value="481.6" calcext:value-type="float">
            <text:p>481,6</text:p>
          </table:table-cell>
          <table:table-cell office:value-type="float" office:value="501.9" calcext:value-type="float">
            <text:p>501,9</text:p>
          </table:table-cell>
          <table:table-cell office:value-type="float" office:value="527.9" calcext:value-type="float">
            <text:p>527,9</text:p>
          </table:table-cell>
          <table:table-cell office:value-type="float" office:value="501.6" calcext:value-type="float">
            <text:p>501,6</text:p>
          </table:table-cell>
          <table:table-cell office:value-type="float" office:value="505.1" calcext:value-type="float">
            <text:p>505,1</text:p>
          </table:table-cell>
          <table:table-cell office:value-type="float" office:value="533.2" calcext:value-type="float">
            <text:p>533,2</text:p>
          </table:table-cell>
          <table:table-cell office:value-type="float" office:value="536.4" calcext:value-type="float">
            <text:p>536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63.2" calcext:value-type="float">
            <text:p>763,2</text:p>
          </table:table-cell>
          <table:table-cell office:value-type="float" office:value="601.7" calcext:value-type="float">
            <text:p>601,7</text:p>
          </table:table-cell>
          <table:table-cell/>
          <table:table-cell office:value-type="float" office:value="501.8" calcext:value-type="float">
            <text:p>501,8</text:p>
          </table:table-cell>
          <table:table-cell office:value-type="float" office:value="492.3" calcext:value-type="float">
            <text:p>492,3</text:p>
          </table:table-cell>
          <table:table-cell office:value-type="float" office:value="528" calcext:value-type="float">
            <text:p>528</text:p>
          </table:table-cell>
          <table:table-cell office:value-type="float" office:value="513.1" calcext:value-type="float">
            <text:p>513,1</text:p>
          </table:table-cell>
          <table:table-cell office:value-type="float" office:value="494.4" calcext:value-type="float">
            <text:p>494,4</text:p>
          </table:table-cell>
          <table:table-cell office:value-type="float" office:value="532.8" calcext:value-type="float">
            <text:p>532,8</text:p>
          </table:table-cell>
          <table:table-cell office:value-type="float" office:value="536.6" calcext:value-type="float">
            <text:p>536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6.6" calcext:value-type="float">
            <text:p>576,6</text:p>
          </table:table-cell>
          <table:table-cell office:value-type="float" office:value="602.1" calcext:value-type="float">
            <text:p>602,1</text:p>
          </table:table-cell>
          <table:table-cell/>
          <table:table-cell office:value-type="float" office:value="501.8" calcext:value-type="float">
            <text:p>501,8</text:p>
          </table:table-cell>
          <table:table-cell office:value-type="float" office:value="751.5" calcext:value-type="float">
            <text:p>751,5</text:p>
          </table:table-cell>
          <table:table-cell office:value-type="float" office:value="528.1" calcext:value-type="float">
            <text:p>528,1</text:p>
          </table:table-cell>
          <table:table-cell office:value-type="float" office:value="504.2" calcext:value-type="float">
            <text:p>504,2</text:p>
          </table:table-cell>
          <table:table-cell office:value-type="float" office:value="495.3" calcext:value-type="float">
            <text:p>495,3</text:p>
          </table:table-cell>
          <table:table-cell office:value-type="float" office:value="533.8" calcext:value-type="float">
            <text:p>533,8</text:p>
          </table:table-cell>
          <table:table-cell office:value-type="float" office:value="536.2" calcext:value-type="float">
            <text:p>536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6.8" calcext:value-type="float">
            <text:p>596,8</text:p>
          </table:table-cell>
          <table:table-cell office:value-type="float" office:value="601.7" calcext:value-type="float">
            <text:p>601,7</text:p>
          </table:table-cell>
          <table:table-cell/>
          <table:table-cell office:value-type="float" office:value="750.8" calcext:value-type="float">
            <text:p>750,8</text:p>
          </table:table-cell>
          <table:table-cell office:value-type="float" office:value="501.9" calcext:value-type="float">
            <text:p>501,9</text:p>
          </table:table-cell>
          <table:table-cell office:value-type="float" office:value="527.9" calcext:value-type="float">
            <text:p>527,9</text:p>
          </table:table-cell>
          <table:table-cell office:value-type="float" office:value="493.6" calcext:value-type="float">
            <text:p>493,6</text:p>
          </table:table-cell>
          <table:table-cell office:value-type="float" office:value="497.4" calcext:value-type="float">
            <text:p>497,4</text:p>
          </table:table-cell>
          <table:table-cell office:value-type="float" office:value="533.4" calcext:value-type="float">
            <text:p>533,4</text:p>
          </table:table-cell>
          <table:table-cell office:value-type="float" office:value="536.8" calcext:value-type="float">
            <text:p>536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89.8" calcext:value-type="float">
            <text:p>689,8</text:p>
          </table:table-cell>
          <table:table-cell office:value-type="float" office:value="601.8" calcext:value-type="float">
            <text:p>601,8</text:p>
          </table:table-cell>
          <table:table-cell/>
          <table:table-cell office:value-type="float" office:value="750.8" calcext:value-type="float">
            <text:p>750,8</text:p>
          </table:table-cell>
          <table:table-cell office:value-type="float" office:value="501.8" calcext:value-type="float">
            <text:p>501,8</text:p>
          </table:table-cell>
          <table:table-cell office:value-type="float" office:value="528" calcext:value-type="float">
            <text:p>528</text:p>
          </table:table-cell>
          <table:table-cell office:value-type="float" office:value="501.7" calcext:value-type="float">
            <text:p>501,7</text:p>
          </table:table-cell>
          <table:table-cell office:value-type="float" office:value="497.3" calcext:value-type="float">
            <text:p>497,3</text:p>
          </table:table-cell>
          <table:table-cell office:value-type="float" office:value="533.9" calcext:value-type="float">
            <text:p>533,9</text:p>
          </table:table-cell>
          <table:table-cell office:value-type="float" office:value="536.1" calcext:value-type="float">
            <text:p>536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98.3" calcext:value-type="float">
            <text:p>598,3</text:p>
          </table:table-cell>
          <table:table-cell office:value-type="float" office:value="601.7" calcext:value-type="float">
            <text:p>601,7</text:p>
          </table:table-cell>
          <table:table-cell/>
          <table:table-cell office:value-type="float" office:value="750.9" calcext:value-type="float">
            <text:p>750,9</text:p>
          </table:table-cell>
          <table:table-cell office:value-type="float" office:value="503.4" calcext:value-type="float">
            <text:p>503,4</text:p>
          </table:table-cell>
          <table:table-cell office:value-type="float" office:value="527.9" calcext:value-type="float">
            <text:p>527,9</text:p>
          </table:table-cell>
          <table:table-cell office:value-type="float" office:value="492.3" calcext:value-type="float">
            <text:p>492,3</text:p>
          </table:table-cell>
          <table:table-cell office:value-type="float" office:value="506.5" calcext:value-type="float">
            <text:p>506,5</text:p>
          </table:table-cell>
          <table:table-cell office:value-type="float" office:value="533.2" calcext:value-type="float">
            <text:p>533,2</text:p>
          </table:table-cell>
          <table:table-cell office:value-type="float" office:value="536.4" calcext:value-type="float">
            <text:p>536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8" calcext:value-type="float">
            <text:p>578</text:p>
          </table:table-cell>
          <table:table-cell office:value-type="float" office:value="601.7" calcext:value-type="float">
            <text:p>601,7</text:p>
          </table:table-cell>
          <table:table-cell/>
          <table:table-cell office:value-type="float" office:value="750.9" calcext:value-type="float">
            <text:p>750,9</text:p>
          </table:table-cell>
          <table:table-cell office:value-type="float" office:value="750.1" calcext:value-type="float">
            <text:p>750,1</text:p>
          </table:table-cell>
          <table:table-cell office:value-type="float" office:value="528" calcext:value-type="float">
            <text:p>528</text:p>
          </table:table-cell>
          <table:table-cell office:value-type="float" office:value="501.2" calcext:value-type="float">
            <text:p>501,2</text:p>
          </table:table-cell>
          <table:table-cell office:value-type="float" office:value="495.4" calcext:value-type="float">
            <text:p>495,4</text:p>
          </table:table-cell>
          <table:table-cell office:value-type="float" office:value="532.8" calcext:value-type="float">
            <text:p>532,8</text:p>
          </table:table-cell>
          <table:table-cell office:value-type="float" office:value="536.6" calcext:value-type="float">
            <text:p>536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77.9" calcext:value-type="float">
            <text:p>577,9</text:p>
          </table:table-cell>
          <table:table-cell office:value-type="float" office:value="487.2" calcext:value-type="float">
            <text:p>487,2</text:p>
          </table:table-cell>
          <table:table-cell/>
          <table:table-cell office:value-type="float" office:value="751.3" calcext:value-type="float">
            <text:p>751,3</text:p>
          </table:table-cell>
          <table:table-cell office:value-type="float" office:value="501.9" calcext:value-type="float">
            <text:p>501,9</text:p>
          </table:table-cell>
          <table:table-cell office:value-type="float" office:value="527.9" calcext:value-type="float">
            <text:p>527,9</text:p>
          </table:table-cell>
          <table:table-cell office:value-type="float" office:value="512.7" calcext:value-type="float">
            <text:p>512,7</text:p>
          </table:table-cell>
          <table:table-cell office:value-type="float" office:value="505.2" calcext:value-type="float">
            <text:p>505,2</text:p>
          </table:table-cell>
          <table:table-cell office:value-type="float" office:value="533.8" calcext:value-type="float">
            <text:p>533,8</text:p>
          </table:table-cell>
          <table:table-cell office:value-type="float" office:value="536.2" calcext:value-type="float">
            <text:p>536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566.8" calcext:value-type="float">
            <text:p>566,8</text:p>
          </table:table-cell>
          <table:table-cell office:value-type="float" office:value="601.8" calcext:value-type="float">
            <text:p>601,8</text:p>
          </table:table-cell>
          <table:table-cell/>
          <table:table-cell office:value-type="float" office:value="751.3" calcext:value-type="float">
            <text:p>751,3</text:p>
          </table:table-cell>
          <table:table-cell office:value-type="float" office:value="501.9" calcext:value-type="float">
            <text:p>501,9</text:p>
          </table:table-cell>
          <table:table-cell office:value-type="float" office:value="527.9" calcext:value-type="float">
            <text:p>527,9</text:p>
          </table:table-cell>
          <table:table-cell office:value-type="float" office:value="491.9" calcext:value-type="float">
            <text:p>491,9</text:p>
          </table:table-cell>
          <table:table-cell office:value-type="float" office:value="487.5" calcext:value-type="float">
            <text:p>487,5</text:p>
          </table:table-cell>
          <table:table-cell office:value-type="float" office:value="533.4" calcext:value-type="float">
            <text:p>533,4</text:p>
          </table:table-cell>
          <table:table-cell office:value-type="float" office:value="536.8" calcext:value-type="float">
            <text:p>536,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37.3" calcext:value-type="float">
            <text:p>537,3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539.7" calcext:value-type="float">
            <text:p>539,7</text:p>
          </table:table-cell>
          <table:table-cell office:value-type="float" office:value="540.6" calcext:value-type="float">
            <text:p>540,6</text:p>
          </table:table-cell>
          <table:table-cell office:value-type="float" office:value="540.3" calcext:value-type="float">
            <text:p>540,3</text:p>
          </table:table-cell>
          <table:table-cell office:value-type="float" office:value="532.9" calcext:value-type="float">
            <text:p>532,9</text:p>
          </table:table-cell>
          <table:table-cell office:value-type="float" office:value="530.3" calcext:value-type="float">
            <text:p>530,3</text:p>
          </table:table-cell>
          <table:table-cell office:value-type="float" office:value="537.2" calcext:value-type="float">
            <text:p>537,2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8.9" calcext:value-type="float">
            <text:p>548,9</text:p>
          </table:table-cell>
          <table:table-cell office:value-type="float" office:value="540.2" calcext:value-type="float">
            <text:p>540,2</text:p>
          </table:table-cell>
          <table:table-cell/>
          <table:table-cell office:value-type="float" office:value="539.7" calcext:value-type="float">
            <text:p>539,7</text:p>
          </table:table-cell>
          <table:table-cell office:value-type="float" office:value="541.7" calcext:value-type="float">
            <text:p>541,7</text:p>
          </table:table-cell>
          <table:table-cell office:value-type="float" office:value="532.1" calcext:value-type="float">
            <text:p>532,1</text:p>
          </table:table-cell>
          <table:table-cell office:value-type="float" office:value="523.1" calcext:value-type="float">
            <text:p>523,1</text:p>
          </table:table-cell>
          <table:table-cell office:value-type="float" office:value="532.4" calcext:value-type="float">
            <text:p>532,4</text:p>
          </table:table-cell>
          <table:table-cell office:value-type="float" office:value="527.9" calcext:value-type="float">
            <text:p>527,9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7.2" calcext:value-type="float">
            <text:p>547,2</text:p>
          </table:table-cell>
          <table:table-cell office:value-type="float" office:value="541.5" calcext:value-type="float">
            <text:p>541,5</text:p>
          </table:table-cell>
          <table:table-cell/>
          <table:table-cell office:value-type="float" office:value="540.5" calcext:value-type="float">
            <text:p>540,5</text:p>
          </table:table-cell>
          <table:table-cell office:value-type="float" office:value="540.6" calcext:value-type="float">
            <text:p>540,6</text:p>
          </table:table-cell>
          <table:table-cell office:value-type="float" office:value="528.8" calcext:value-type="float">
            <text:p>528,8</text:p>
          </table:table-cell>
          <table:table-cell office:value-type="float" office:value="533.5" calcext:value-type="float">
            <text:p>533,5</text:p>
          </table:table-cell>
          <table:table-cell office:value-type="float" office:value="526.1" calcext:value-type="float">
            <text:p>526,1</text:p>
          </table:table-cell>
          <table:table-cell office:value-type="float" office:value="528.8" calcext:value-type="float">
            <text:p>528,8</text:p>
          </table:table-cell>
          <table:table-cell office:value-type="float" office:value="533.9" calcext:value-type="float">
            <text:p>533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88.9" calcext:value-type="float">
            <text:p>788,9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540.5" calcext:value-type="float">
            <text:p>540,5</text:p>
          </table:table-cell>
          <table:table-cell office:value-type="float" office:value="539.7" calcext:value-type="float">
            <text:p>539,7</text:p>
          </table:table-cell>
          <table:table-cell office:value-type="float" office:value="542.7" calcext:value-type="float">
            <text:p>542,7</text:p>
          </table:table-cell>
          <table:table-cell office:value-type="float" office:value="528.5" calcext:value-type="float">
            <text:p>528,5</text:p>
          </table:table-cell>
          <table:table-cell office:value-type="float" office:value="528.6" calcext:value-type="float">
            <text:p>528,6</text:p>
          </table:table-cell>
          <table:table-cell office:value-type="float" office:value="527" calcext:value-type="float">
            <text:p>527</text:p>
          </table:table-cell>
          <table:table-cell office:value-type="float" office:value="533.9" calcext:value-type="float">
            <text:p>533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5.9" calcext:value-type="float">
            <text:p>545,9</text:p>
          </table:table-cell>
          <table:table-cell office:value-type="float" office:value="541.4" calcext:value-type="float">
            <text:p>541,4</text:p>
          </table:table-cell>
          <table:table-cell/>
          <table:table-cell table:number-columns-repeated="2" office:value-type="float" office:value="540.6" calcext:value-type="float">
            <text:p>540,6</text:p>
          </table:table-cell>
          <table:table-cell office:value-type="float" office:value="543" calcext:value-type="float">
            <text:p>543</text:p>
          </table:table-cell>
          <table:table-cell office:value-type="float" office:value="533" calcext:value-type="float">
            <text:p>533</text:p>
          </table:table-cell>
          <table:table-cell office:value-type="float" office:value="529.1" calcext:value-type="float">
            <text:p>529,1</text:p>
          </table:table-cell>
          <table:table-cell office:value-type="float" office:value="527.5" calcext:value-type="float">
            <text:p>527,5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36.4" calcext:value-type="float">
            <text:p>536,4</text:p>
          </table:table-cell>
          <table:table-cell office:value-type="float" office:value="541.4" calcext:value-type="float">
            <text:p>541,4</text:p>
          </table:table-cell>
          <table:table-cell/>
          <table:table-cell table:number-columns-repeated="2" office:value-type="float" office:value="540.6" calcext:value-type="float">
            <text:p>540,6</text:p>
          </table:table-cell>
          <table:table-cell office:value-type="float" office:value="540.9" calcext:value-type="float">
            <text:p>540,9</text:p>
          </table:table-cell>
          <table:table-cell office:value-type="float" office:value="530.1" calcext:value-type="float">
            <text:p>530,1</text:p>
          </table:table-cell>
          <table:table-cell office:value-type="float" office:value="527.4" calcext:value-type="float">
            <text:p>527,4</text:p>
          </table:table-cell>
          <table:table-cell office:value-type="float" office:value="537.2" calcext:value-type="float">
            <text:p>537,2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6.9" calcext:value-type="float">
            <text:p>546,9</text:p>
          </table:table-cell>
          <table:table-cell office:value-type="float" office:value="540.2" calcext:value-type="float">
            <text:p>540,2</text:p>
          </table:table-cell>
          <table:table-cell/>
          <table:table-cell office:value-type="float" office:value="541.9" calcext:value-type="float">
            <text:p>541,9</text:p>
          </table:table-cell>
          <table:table-cell office:value-type="float" office:value="541.7" calcext:value-type="float">
            <text:p>541,7</text:p>
          </table:table-cell>
          <table:table-cell office:value-type="float" office:value="541.6" calcext:value-type="float">
            <text:p>541,6</text:p>
          </table:table-cell>
          <table:table-cell office:value-type="float" office:value="535.1" calcext:value-type="float">
            <text:p>535,1</text:p>
          </table:table-cell>
          <table:table-cell office:value-type="float" office:value="530.9" calcext:value-type="float">
            <text:p>530,9</text:p>
          </table:table-cell>
          <table:table-cell office:value-type="float" office:value="527.9" calcext:value-type="float">
            <text:p>527,9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7.2" calcext:value-type="float">
            <text:p>547,2</text:p>
          </table:table-cell>
          <table:table-cell office:value-type="float" office:value="540.2" calcext:value-type="float">
            <text:p>540,2</text:p>
          </table:table-cell>
          <table:table-cell/>
          <table:table-cell office:value-type="float" office:value="541.9" calcext:value-type="float">
            <text:p>541,9</text:p>
          </table:table-cell>
          <table:table-cell office:value-type="float" office:value="540.6" calcext:value-type="float">
            <text:p>540,6</text:p>
          </table:table-cell>
          <table:table-cell office:value-type="float" office:value="540.2" calcext:value-type="float">
            <text:p>540,2</text:p>
          </table:table-cell>
          <table:table-cell office:value-type="float" office:value="533.2" calcext:value-type="float">
            <text:p>533,2</text:p>
          </table:table-cell>
          <table:table-cell office:value-type="float" office:value="531.4" calcext:value-type="float">
            <text:p>531,4</text:p>
          </table:table-cell>
          <table:table-cell office:value-type="float" office:value="528.8" calcext:value-type="float">
            <text:p>528,8</text:p>
          </table:table-cell>
          <table:table-cell office:value-type="float" office:value="533.9" calcext:value-type="float">
            <text:p>533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50.4" calcext:value-type="float">
            <text:p>550,4</text:p>
          </table:table-cell>
          <table:table-cell office:value-type="float" office:value="540.2" calcext:value-type="float">
            <text:p>540,2</text:p>
          </table:table-cell>
          <table:table-cell/>
          <table:table-cell office:value-type="float" office:value="541.9" calcext:value-type="float">
            <text:p>541,9</text:p>
          </table:table-cell>
          <table:table-cell office:value-type="float" office:value="527.4" calcext:value-type="float">
            <text:p>527,4</text:p>
          </table:table-cell>
          <table:table-cell office:value-type="float" office:value="540.3" calcext:value-type="float">
            <text:p>540,3</text:p>
          </table:table-cell>
          <table:table-cell office:value-type="float" office:value="532.5" calcext:value-type="float">
            <text:p>532,5</text:p>
          </table:table-cell>
          <table:table-cell office:value-type="float" office:value="531.1" calcext:value-type="float">
            <text:p>531,1</text:p>
          </table:table-cell>
          <table:table-cell office:value-type="float" office:value="527" calcext:value-type="float">
            <text:p>527</text:p>
          </table:table-cell>
          <table:table-cell office:value-type="float" office:value="533.9" calcext:value-type="float">
            <text:p>533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48.3" calcext:value-type="float">
            <text:p>548,3</text:p>
          </table:table-cell>
          <table:table-cell office:value-type="float" office:value="540.2" calcext:value-type="float">
            <text:p>540,2</text:p>
          </table:table-cell>
          <table:table-cell/>
          <table:table-cell office:value-type="float" office:value="541.9" calcext:value-type="float">
            <text:p>541,9</text:p>
          </table:table-cell>
          <table:table-cell office:value-type="float" office:value="540.6" calcext:value-type="float">
            <text:p>540,6</text:p>
          </table:table-cell>
          <table:table-cell office:value-type="float" office:value="541.9" calcext:value-type="float">
            <text:p>541,9</text:p>
          </table:table-cell>
          <table:table-cell office:value-type="float" office:value="532.9" calcext:value-type="float">
            <text:p>532,9</text:p>
          </table:table-cell>
          <table:table-cell office:value-type="float" office:value="531.2" calcext:value-type="float">
            <text:p>531,2</text:p>
          </table:table-cell>
          <table:table-cell office:value-type="float" office:value="527.5" calcext:value-type="float">
            <text:p>527,5</text:p>
          </table:table-cell>
          <table:table-cell office:value-type="float" office:value="533.5" calcext:value-type="float">
            <text:p>533,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4.5" calcext:value-type="float">
            <text:p>584,5</text:p>
          </table:table-cell>
          <table:table-cell office:value-type="float" office:value="474.7" calcext:value-type="float">
            <text:p>474,7</text:p>
          </table:table-cell>
          <table:table-cell/>
          <table:table-cell office:value-type="float" office:value="474.2" calcext:value-type="float">
            <text:p>474,2</text:p>
          </table:table-cell>
          <table:table-cell office:value-type="float" office:value="473.5" calcext:value-type="float">
            <text:p>473,5</text:p>
          </table:table-cell>
          <table:table-cell office:value-type="float" office:value="476.5" calcext:value-type="float">
            <text:p>476,5</text:p>
          </table:table-cell>
          <table:table-cell office:value-type="float" office:value="515.4" calcext:value-type="float">
            <text:p>515,4</text:p>
          </table:table-cell>
          <table:table-cell office:value-type="float" office:value="477.7" calcext:value-type="float">
            <text:p>477,7</text:p>
          </table:table-cell>
          <table:table-cell office:value-type="float" office:value="494.2" calcext:value-type="float">
            <text:p>494,2</text:p>
          </table:table-cell>
          <table:table-cell office:value-type="float" office:value="501.8" calcext:value-type="float">
            <text:p>501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.8" calcext:value-type="float">
            <text:p>594,8</text:p>
          </table:table-cell>
          <table:table-cell office:value-type="float" office:value="484.3" calcext:value-type="float">
            <text:p>484,3</text:p>
          </table:table-cell>
          <table:table-cell/>
          <table:table-cell office:value-type="float" office:value="474.2" calcext:value-type="float">
            <text:p>474,2</text:p>
          </table:table-cell>
          <table:table-cell office:value-type="float" office:value="474.7" calcext:value-type="float">
            <text:p>474,7</text:p>
          </table:table-cell>
          <table:table-cell office:value-type="float" office:value="472.3" calcext:value-type="float">
            <text:p>472,3</text:p>
          </table:table-cell>
          <table:table-cell office:value-type="float" office:value="462.1" calcext:value-type="float">
            <text:p>462,1</text:p>
          </table:table-cell>
          <table:table-cell office:value-type="float" office:value="478.8" calcext:value-type="float">
            <text:p>478,8</text:p>
          </table:table-cell>
          <table:table-cell office:value-type="float" office:value="595.3" calcext:value-type="float">
            <text:p>595,3</text:p>
          </table:table-cell>
          <table:table-cell office:value-type="float" office:value="501.4" calcext:value-type="float">
            <text:p>501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03.3" calcext:value-type="float">
            <text:p>603,3</text:p>
          </table:table-cell>
          <table:table-cell office:value-type="float" office:value="474.7" calcext:value-type="float">
            <text:p>474,7</text:p>
          </table:table-cell>
          <table:table-cell/>
          <table:table-cell office:value-type="float" office:value="702.5" calcext:value-type="float">
            <text:p>702,5</text:p>
          </table:table-cell>
          <table:table-cell office:value-type="float" office:value="474.2" calcext:value-type="float">
            <text:p>474,2</text:p>
          </table:table-cell>
          <table:table-cell office:value-type="float" office:value="479" calcext:value-type="float">
            <text:p>479</text:p>
          </table:table-cell>
          <table:table-cell office:value-type="float" office:value="513.9" calcext:value-type="float">
            <text:p>513,9</text:p>
          </table:table-cell>
          <table:table-cell office:value-type="float" office:value="478" calcext:value-type="float">
            <text:p>478</text:p>
          </table:table-cell>
          <table:table-cell office:value-type="float" office:value="496.2" calcext:value-type="float">
            <text:p>496,2</text:p>
          </table:table-cell>
          <table:table-cell office:value-type="float" office:value="501.7" calcext:value-type="float">
            <text:p>501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03.6" calcext:value-type="float">
            <text:p>603,6</text:p>
          </table:table-cell>
          <table:table-cell office:value-type="float" office:value="604.9" calcext:value-type="float">
            <text:p>604,9</text:p>
          </table:table-cell>
          <table:table-cell/>
          <table:table-cell office:value-type="float" office:value="702.5" calcext:value-type="float">
            <text:p>702,5</text:p>
          </table:table-cell>
          <table:table-cell office:value-type="float" office:value="473.4" calcext:value-type="float">
            <text:p>473,4</text:p>
          </table:table-cell>
          <table:table-cell office:value-type="float" office:value="493.3" calcext:value-type="float">
            <text:p>493,3</text:p>
          </table:table-cell>
          <table:table-cell office:value-type="float" office:value="537.2" calcext:value-type="float">
            <text:p>537,2</text:p>
          </table:table-cell>
          <table:table-cell office:value-type="float" office:value="477.7" calcext:value-type="float">
            <text:p>477,7</text:p>
          </table:table-cell>
          <table:table-cell office:value-type="float" office:value="496.2" calcext:value-type="float">
            <text:p>496,2</text:p>
          </table:table-cell>
          <table:table-cell office:value-type="float" office:value="501.3" calcext:value-type="float">
            <text:p>501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3.3" calcext:value-type="float">
            <text:p>583,3</text:p>
          </table:table-cell>
          <table:table-cell office:value-type="float" office:value="484.8" calcext:value-type="float">
            <text:p>484,8</text:p>
          </table:table-cell>
          <table:table-cell/>
          <table:table-cell office:value-type="float" office:value="713.7" calcext:value-type="float">
            <text:p>713,7</text:p>
          </table:table-cell>
          <table:table-cell office:value-type="float" office:value="474.1" calcext:value-type="float">
            <text:p>474,1</text:p>
          </table:table-cell>
          <table:table-cell office:value-type="float" office:value="474" calcext:value-type="float">
            <text:p>474</text:p>
          </table:table-cell>
          <table:table-cell office:value-type="float" office:value="516.6" calcext:value-type="float">
            <text:p>516,6</text:p>
          </table:table-cell>
          <table:table-cell office:value-type="float" office:value="478.3" calcext:value-type="float">
            <text:p>478,3</text:p>
          </table:table-cell>
          <table:table-cell office:value-type="float" office:value="555.2" calcext:value-type="float">
            <text:p>555,2</text:p>
          </table:table-cell>
          <table:table-cell office:value-type="float" office:value="501.8" calcext:value-type="float">
            <text:p>501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.6" calcext:value-type="float">
            <text:p>594,6</text:p>
          </table:table-cell>
          <table:table-cell office:value-type="float" office:value="614.7" calcext:value-type="float">
            <text:p>614,7</text:p>
          </table:table-cell>
          <table:table-cell/>
          <table:table-cell office:value-type="float" office:value="713.7" calcext:value-type="float">
            <text:p>713,7</text:p>
          </table:table-cell>
          <table:table-cell office:value-type="float" office:value="474.9" calcext:value-type="float">
            <text:p>474,9</text:p>
          </table:table-cell>
          <table:table-cell office:value-type="float" office:value="473.6" calcext:value-type="float">
            <text:p>473,6</text:p>
          </table:table-cell>
          <table:table-cell office:value-type="float" office:value="537.8" calcext:value-type="float">
            <text:p>537,8</text:p>
          </table:table-cell>
          <table:table-cell office:value-type="float" office:value="518.3" calcext:value-type="float">
            <text:p>518,3</text:p>
          </table:table-cell>
          <table:table-cell office:value-type="float" office:value="494.2" calcext:value-type="float">
            <text:p>494,2</text:p>
          </table:table-cell>
          <table:table-cell office:value-type="float" office:value="501.8" calcext:value-type="float">
            <text:p>501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84" calcext:value-type="float">
            <text:p>584</text:p>
          </table:table-cell>
          <table:table-cell office:value-type="float" office:value="474.6" calcext:value-type="float">
            <text:p>474,6</text:p>
          </table:table-cell>
          <table:table-cell/>
          <table:table-cell office:value-type="float" office:value="713.9" calcext:value-type="float">
            <text:p>713,9</text:p>
          </table:table-cell>
          <table:table-cell office:value-type="float" office:value="474" calcext:value-type="float">
            <text:p>474</text:p>
          </table:table-cell>
          <table:table-cell office:value-type="float" office:value="473.7" calcext:value-type="float">
            <text:p>473,7</text:p>
          </table:table-cell>
          <table:table-cell office:value-type="float" office:value="515" calcext:value-type="float">
            <text:p>515</text:p>
          </table:table-cell>
          <table:table-cell office:value-type="float" office:value="519.2" calcext:value-type="float">
            <text:p>519,2</text:p>
          </table:table-cell>
          <table:table-cell office:value-type="float" office:value="595.3" calcext:value-type="float">
            <text:p>595,3</text:p>
          </table:table-cell>
          <table:table-cell office:value-type="float" office:value="501.4" calcext:value-type="float">
            <text:p>501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.5" calcext:value-type="float">
            <text:p>594,5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713.9" calcext:value-type="float">
            <text:p>713,9</text:p>
          </table:table-cell>
          <table:table-cell office:value-type="float" office:value="474.2" calcext:value-type="float">
            <text:p>474,2</text:p>
          </table:table-cell>
          <table:table-cell office:value-type="float" office:value="476.5" calcext:value-type="float">
            <text:p>476,5</text:p>
          </table:table-cell>
          <table:table-cell office:value-type="float" office:value="515" calcext:value-type="float">
            <text:p>515</text:p>
          </table:table-cell>
          <table:table-cell office:value-type="float" office:value="478.3" calcext:value-type="float">
            <text:p>478,3</text:p>
          </table:table-cell>
          <table:table-cell office:value-type="float" office:value="496.2" calcext:value-type="float">
            <text:p>496,2</text:p>
          </table:table-cell>
          <table:table-cell office:value-type="float" office:value="501.7" calcext:value-type="float">
            <text:p>501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3.9" calcext:value-type="float">
            <text:p>593,9</text:p>
          </table:table-cell>
          <table:table-cell office:value-type="float" office:value="474.7" calcext:value-type="float">
            <text:p>474,7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84.3" calcext:value-type="float">
            <text:p>484,3</text:p>
          </table:table-cell>
          <table:table-cell office:value-type="float" office:value="472.3" calcext:value-type="float">
            <text:p>472,3</text:p>
          </table:table-cell>
          <table:table-cell office:value-type="float" office:value="516.9" calcext:value-type="float">
            <text:p>516,9</text:p>
          </table:table-cell>
          <table:table-cell office:value-type="float" office:value="478.5" calcext:value-type="float">
            <text:p>478,5</text:p>
          </table:table-cell>
          <table:table-cell office:value-type="float" office:value="496.2" calcext:value-type="float">
            <text:p>496,2</text:p>
          </table:table-cell>
          <table:table-cell office:value-type="float" office:value="501.3" calcext:value-type="float">
            <text:p>501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4.8" calcext:value-type="float">
            <text:p>594,8</text:p>
          </table:table-cell>
          <table:table-cell office:value-type="float" office:value="474.8" calcext:value-type="float">
            <text:p>474,8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474.1" calcext:value-type="float">
            <text:p>474,1</text:p>
          </table:table-cell>
          <table:table-cell office:value-type="float" office:value="479.7" calcext:value-type="float">
            <text:p>479,7</text:p>
          </table:table-cell>
          <table:table-cell office:value-type="float" office:value="515.3" calcext:value-type="float">
            <text:p>515,3</text:p>
          </table:table-cell>
          <table:table-cell office:value-type="float" office:value="477.7" calcext:value-type="float">
            <text:p>477,7</text:p>
          </table:table-cell>
          <table:table-cell office:value-type="float" office:value="555.2" calcext:value-type="float">
            <text:p>555,2</text:p>
          </table:table-cell>
          <table:table-cell office:value-type="float" office:value="501.8" calcext:value-type="float">
            <text:p>501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2.9" calcext:value-type="float">
            <text:p>622,9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538.6" calcext:value-type="float">
            <text:p>538,6</text:p>
          </table:table-cell>
          <table:table-cell office:value-type="float" office:value="428.1" calcext:value-type="float">
            <text:p>428,1</text:p>
          </table:table-cell>
          <table:table-cell office:value-type="float" office:value="476.7" calcext:value-type="float">
            <text:p>476,7</text:p>
          </table:table-cell>
          <table:table-cell office:value-type="float" office:value="503.3" calcext:value-type="float">
            <text:p>503,3</text:p>
          </table:table-cell>
          <table:table-cell office:value-type="float" office:value="502.3" calcext:value-type="float">
            <text:p>502,3</text:p>
          </table:table-cell>
          <table:table-cell office:value-type="float" office:value="560" calcext:value-type="float">
            <text:p>560</text:p>
          </table:table-cell>
          <table:table-cell office:value-type="float" office:value="420.4" calcext:value-type="float">
            <text:p>42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4.5" calcext:value-type="float">
            <text:p>624,5</text:p>
          </table:table-cell>
          <table:table-cell office:value-type="float" office:value="603.7" calcext:value-type="float">
            <text:p>603,7</text:p>
          </table:table-cell>
          <table:table-cell/>
          <table:table-cell office:value-type="float" office:value="538.6" calcext:value-type="float">
            <text:p>538,6</text:p>
          </table:table-cell>
          <table:table-cell office:value-type="float" office:value="428" calcext:value-type="float">
            <text:p>428</text:p>
          </table:table-cell>
          <table:table-cell office:value-type="float" office:value="467.4" calcext:value-type="float">
            <text:p>467,4</text:p>
          </table:table-cell>
          <table:table-cell office:value-type="float" office:value="523.3" calcext:value-type="float">
            <text:p>523,3</text:p>
          </table:table-cell>
          <table:table-cell office:value-type="float" office:value="463.6" calcext:value-type="float">
            <text:p>463,6</text:p>
          </table:table-cell>
          <table:table-cell office:value-type="float" office:value="492.2" calcext:value-type="float">
            <text:p>492,2</text:p>
          </table:table-cell>
          <table:table-cell office:value-type="float" office:value="420.4" calcext:value-type="float">
            <text:p>42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06.4" calcext:value-type="float">
            <text:p>606,4</text:p>
          </table:table-cell>
          <table:table-cell office:value-type="float" office:value="807.7" calcext:value-type="float">
            <text:p>807,7</text:p>
          </table:table-cell>
          <table:table-cell/>
          <table:table-cell office:value-type="float" office:value="539.6" calcext:value-type="float">
            <text:p>539,6</text:p>
          </table:table-cell>
          <table:table-cell office:value-type="float" office:value="568.5" calcext:value-type="float">
            <text:p>568,5</text:p>
          </table:table-cell>
          <table:table-cell office:value-type="float" office:value="469.4" calcext:value-type="float">
            <text:p>469,4</text:p>
          </table:table-cell>
          <table:table-cell office:value-type="float" office:value="498.7" calcext:value-type="float">
            <text:p>498,7</text:p>
          </table:table-cell>
          <table:table-cell office:value-type="float" office:value="503.9" calcext:value-type="float">
            <text:p>503,9</text:p>
          </table:table-cell>
          <table:table-cell office:value-type="float" office:value="500.9" calcext:value-type="float">
            <text:p>500,9</text:p>
          </table:table-cell>
          <table:table-cell office:value-type="float" office:value="420.3" calcext:value-type="float">
            <text:p>420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00.2" calcext:value-type="float">
            <text:p>600,2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float" office:value="539.6" calcext:value-type="float">
            <text:p>539,6</text:p>
          </table:table-cell>
          <table:table-cell office:value-type="float" office:value="429.9" calcext:value-type="float">
            <text:p>429,9</text:p>
          </table:table-cell>
          <table:table-cell office:value-type="float" office:value="453.9" calcext:value-type="float">
            <text:p>453,9</text:p>
          </table:table-cell>
          <table:table-cell office:value-type="float" office:value="507.5" calcext:value-type="float">
            <text:p>507,5</text:p>
          </table:table-cell>
          <table:table-cell office:value-type="float" office:value="463.6" calcext:value-type="float">
            <text:p>463,6</text:p>
          </table:table-cell>
          <table:table-cell office:value-type="float" office:value="590.4" calcext:value-type="float">
            <text:p>590,4</text:p>
          </table:table-cell>
          <table:table-cell office:value-type="float" office:value="420.2" calcext:value-type="float">
            <text:p>420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68" calcext:value-type="float">
            <text:p>468</text:p>
          </table:table-cell>
          <table:table-cell office:value-type="float" office:value="556.3" calcext:value-type="float">
            <text:p>556,3</text:p>
          </table:table-cell>
          <table:table-cell/>
          <table:table-cell office:value-type="float" office:value="540.8" calcext:value-type="float">
            <text:p>540,8</text:p>
          </table:table-cell>
          <table:table-cell office:value-type="float" office:value="428.1" calcext:value-type="float">
            <text:p>428,1</text:p>
          </table:table-cell>
          <table:table-cell office:value-type="float" office:value="476" calcext:value-type="float">
            <text:p>476</text:p>
          </table:table-cell>
          <table:table-cell office:value-type="float" office:value="462.3" calcext:value-type="float">
            <text:p>462,3</text:p>
          </table:table-cell>
          <table:table-cell office:value-type="float" office:value="574.5" calcext:value-type="float">
            <text:p>574,5</text:p>
          </table:table-cell>
          <table:table-cell office:value-type="float" office:value="629.8" calcext:value-type="float">
            <text:p>629,8</text:p>
          </table:table-cell>
          <table:table-cell office:value-type="float" office:value="410.4" calcext:value-type="float">
            <text:p>41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3.7" calcext:value-type="float">
            <text:p>623,7</text:p>
          </table:table-cell>
          <table:table-cell office:value-type="float" office:value="875.4" calcext:value-type="float">
            <text:p>875,4</text:p>
          </table:table-cell>
          <table:table-cell/>
          <table:table-cell office:value-type="float" office:value="540.8" calcext:value-type="float">
            <text:p>540,8</text:p>
          </table:table-cell>
          <table:table-cell office:value-type="float" office:value="430.2" calcext:value-type="float">
            <text:p>430,2</text:p>
          </table:table-cell>
          <table:table-cell office:value-type="float" office:value="476.1" calcext:value-type="float">
            <text:p>476,1</text:p>
          </table:table-cell>
          <table:table-cell office:value-type="float" office:value="507.9" calcext:value-type="float">
            <text:p>507,9</text:p>
          </table:table-cell>
          <table:table-cell office:value-type="float" office:value="503.5" calcext:value-type="float">
            <text:p>503,5</text:p>
          </table:table-cell>
          <table:table-cell office:value-type="float" office:value="560" calcext:value-type="float">
            <text:p>560</text:p>
          </table:table-cell>
          <table:table-cell office:value-type="float" office:value="420.4" calcext:value-type="float">
            <text:p>42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25.4" calcext:value-type="float">
            <text:p>625,4</text:p>
          </table:table-cell>
          <table:table-cell office:value-type="float" office:value="613.4" calcext:value-type="float">
            <text:p>613,4</text:p>
          </table:table-cell>
          <table:table-cell/>
          <table:table-cell office:value-type="float" office:value="588.9" calcext:value-type="float">
            <text:p>588,9</text:p>
          </table:table-cell>
          <table:table-cell office:value-type="float" office:value="569" calcext:value-type="float">
            <text:p>569</text:p>
          </table:table-cell>
          <table:table-cell office:value-type="float" office:value="446.7" calcext:value-type="float">
            <text:p>446,7</text:p>
          </table:table-cell>
          <table:table-cell office:value-type="float" office:value="462.8" calcext:value-type="float">
            <text:p>462,8</text:p>
          </table:table-cell>
          <table:table-cell office:value-type="float" office:value="502.3" calcext:value-type="float">
            <text:p>502,3</text:p>
          </table:table-cell>
          <table:table-cell office:value-type="float" office:value="492.2" calcext:value-type="float">
            <text:p>492,2</text:p>
          </table:table-cell>
          <table:table-cell office:value-type="float" office:value="420.4" calcext:value-type="float">
            <text:p>420,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56" calcext:value-type="float">
            <text:p>556</text:p>
          </table:table-cell>
          <table:table-cell office:value-type="float" office:value="627.3" calcext:value-type="float">
            <text:p>627,3</text:p>
          </table:table-cell>
          <table:table-cell/>
          <table:table-cell office:value-type="float" office:value="588.9" calcext:value-type="float">
            <text:p>588,9</text:p>
          </table:table-cell>
          <table:table-cell office:value-type="float" office:value="458.9" calcext:value-type="float">
            <text:p>458,9</text:p>
          </table:table-cell>
          <table:table-cell office:value-type="float" office:value="473.8" calcext:value-type="float">
            <text:p>473,8</text:p>
          </table:table-cell>
          <table:table-cell office:value-type="float" office:value="453.1" calcext:value-type="float">
            <text:p>453,1</text:p>
          </table:table-cell>
          <table:table-cell office:value-type="float" office:value="473.6" calcext:value-type="float">
            <text:p>473,6</text:p>
          </table:table-cell>
          <table:table-cell office:value-type="float" office:value="500.9" calcext:value-type="float">
            <text:p>500,9</text:p>
          </table:table-cell>
          <table:table-cell office:value-type="float" office:value="420.3" calcext:value-type="float">
            <text:p>420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67.5" calcext:value-type="float">
            <text:p>567,5</text:p>
          </table:table-cell>
          <table:table-cell office:value-type="float" office:value="556.7" calcext:value-type="float">
            <text:p>556,7</text:p>
          </table:table-cell>
          <table:table-cell/>
          <table:table-cell office:value-type="float" office:value="737.9" calcext:value-type="float">
            <text:p>737,9</text:p>
          </table:table-cell>
          <table:table-cell office:value-type="float" office:value="458.9" calcext:value-type="float">
            <text:p>458,9</text:p>
          </table:table-cell>
          <table:table-cell office:value-type="float" office:value="468.8" calcext:value-type="float">
            <text:p>468,8</text:p>
          </table:table-cell>
          <table:table-cell office:value-type="float" office:value="502.7" calcext:value-type="float">
            <text:p>502,7</text:p>
          </table:table-cell>
          <table:table-cell office:value-type="float" office:value="475.4" calcext:value-type="float">
            <text:p>475,4</text:p>
          </table:table-cell>
          <table:table-cell office:value-type="float" office:value="590.4" calcext:value-type="float">
            <text:p>590,4</text:p>
          </table:table-cell>
          <table:table-cell office:value-type="float" office:value="420.2" calcext:value-type="float">
            <text:p>420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554.6" calcext:value-type="float">
            <text:p>554,6</text:p>
          </table:table-cell>
          <table:table-cell office:value-type="float" office:value="643.7" calcext:value-type="float">
            <text:p>643,7</text:p>
          </table:table-cell>
          <table:table-cell/>
          <table:table-cell office:value-type="float" office:value="737.9" calcext:value-type="float">
            <text:p>737,9</text:p>
          </table:table-cell>
          <table:table-cell office:value-type="float" office:value="459.3" calcext:value-type="float">
            <text:p>459,3</text:p>
          </table:table-cell>
          <table:table-cell office:value-type="float" office:value="477.7" calcext:value-type="float">
            <text:p>477,7</text:p>
          </table:table-cell>
          <table:table-cell office:value-type="float" office:value="462.6" calcext:value-type="float">
            <text:p>462,6</text:p>
          </table:table-cell>
          <table:table-cell office:value-type="float" office:value="476" calcext:value-type="float">
            <text:p>476</text:p>
          </table:table-cell>
          <table:table-cell office:value-type="float" office:value="629.8" calcext:value-type="float">
            <text:p>629,8</text:p>
          </table:table-cell>
          <table:table-cell office:value-type="float" office:value="410.4" calcext:value-type="float">
            <text:p>410,4</text:p>
          </table:table-cell>
        </table:table-row>
      </table:table>
      <table:table table:name="5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79.7" calcext:value-type="float">
            <text:p>2079,7</text:p>
          </table:table-cell>
          <table:table-cell office:value-type="float" office:value="3213.9" calcext:value-type="float">
            <text:p>3213,9</text:p>
          </table:table-cell>
          <table:table-cell office:value-type="float" office:value="2380.2" calcext:value-type="float">
            <text:p>2380,2</text:p>
          </table:table-cell>
          <table:table-cell office:value-type="float" office:value="2365.5" calcext:value-type="float">
            <text:p>2365,5</text:p>
          </table:table-cell>
          <table:table-cell office:value-type="float" office:value="4243.1" calcext:value-type="float">
            <text:p>4243,1</text:p>
          </table:table-cell>
          <table:table-cell office:value-type="float" office:value="2540.9" calcext:value-type="float">
            <text:p>2540,9</text:p>
          </table:table-cell>
          <table:table-cell office:value-type="float" office:value="3098.8" calcext:value-type="float">
            <text:p>3098,8</text:p>
          </table:table-cell>
          <table:table-cell office:value-type="float" office:value="2490.6" calcext:value-type="float">
            <text:p>2490,6</text:p>
          </table:table-cell>
          <table:table-cell office:value-type="float" office:value="2470.9" calcext:value-type="float">
            <text:p>2470,9</text:p>
          </table:table-cell>
          <table:table-cell office:value-type="float" office:value="2490.6" calcext:value-type="float">
            <text:p>249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80.4" calcext:value-type="float">
            <text:p>2380,4</text:p>
          </table:table-cell>
          <table:table-cell office:value-type="float" office:value="2616.4" calcext:value-type="float">
            <text:p>2616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2365.5" calcext:value-type="float">
            <text:p>2365,5</text:p>
          </table:table-cell>
          <table:table-cell office:value-type="float" office:value="2380.7" calcext:value-type="float">
            <text:p>2380,7</text:p>
          </table:table-cell>
          <table:table-cell office:value-type="float" office:value="2708.8" calcext:value-type="float">
            <text:p>2708,8</text:p>
          </table:table-cell>
          <table:table-cell table:number-columns-repeated="2" office:value-type="float" office:value="2248.9" calcext:value-type="float">
            <text:p>2248,9</text:p>
          </table:table-cell>
          <table:table-cell office:value-type="float" office:value="1872.2" calcext:value-type="float">
            <text:p>1872,2</text:p>
          </table:table-cell>
          <table:table-cell office:value-type="float" office:value="1682.9" calcext:value-type="float">
            <text:p>1682,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01.4" calcext:value-type="float">
            <text:p>2301,4</text:p>
          </table:table-cell>
          <table:table-cell office:value-type="float" office:value="3057.9" calcext:value-type="float">
            <text:p>3057,9</text:p>
          </table:table-cell>
          <table:table-cell office:value-type="float" office:value="2789.4" calcext:value-type="float">
            <text:p>2789,4</text:p>
          </table:table-cell>
          <table:table-cell office:value-type="float" office:value="2380" calcext:value-type="float">
            <text:p>2380</text:p>
          </table:table-cell>
          <table:table-cell office:value-type="float" office:value="2389.5" calcext:value-type="float">
            <text:p>2389,5</text:p>
          </table:table-cell>
          <table:table-cell office:value-type="float" office:value="2957.6" calcext:value-type="float">
            <text:p>2957,6</text:p>
          </table:table-cell>
          <table:table-cell office:value-type="float" office:value="2359.3" calcext:value-type="float">
            <text:p>2359,3</text:p>
          </table:table-cell>
          <table:table-cell office:value-type="float" office:value="2490.6" calcext:value-type="float">
            <text:p>2490,6</text:p>
          </table:table-cell>
          <table:table-cell office:value-type="float" office:value="2372.6" calcext:value-type="float">
            <text:p>2372,6</text:p>
          </table:table-cell>
          <table:table-cell office:value-type="float" office:value="2717" calcext:value-type="float">
            <text:p>27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297.6" calcext:value-type="float">
            <text:p>2297,6</text:p>
          </table:table-cell>
          <table:table-cell office:value-type="float" office:value="2346.4" calcext:value-type="float">
            <text:p>2346,4</text:p>
          </table:table-cell>
          <table:table-cell office:value-type="float" office:value="2199.8" calcext:value-type="float">
            <text:p>2199,8</text:p>
          </table:table-cell>
          <table:table-cell office:value-type="float" office:value="2380" calcext:value-type="float">
            <text:p>2380</text:p>
          </table:table-cell>
          <table:table-cell office:value-type="float" office:value="3456.7" calcext:value-type="float">
            <text:p>3456,7</text:p>
          </table:table-cell>
          <table:table-cell office:value-type="float" office:value="2419.8" calcext:value-type="float">
            <text:p>2419,8</text:p>
          </table:table-cell>
          <table:table-cell table:number-columns-repeated="3" office:value-type="float" office:value="2490.6" calcext:value-type="float">
            <text:p>2490,6</text:p>
          </table:table-cell>
          <table:table-cell office:value-type="float" office:value="2848.4" calcext:value-type="float">
            <text:p>2848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685.4" calcext:value-type="float">
            <text:p>2685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3216.5" calcext:value-type="float">
            <text:p>3216,5</text:p>
          </table:table-cell>
          <table:table-cell office:value-type="float" office:value="2380" calcext:value-type="float">
            <text:p>2380</text:p>
          </table:table-cell>
          <table:table-cell office:value-type="float" office:value="2925.6" calcext:value-type="float">
            <text:p>2925,6</text:p>
          </table:table-cell>
          <table:table-cell office:value-type="float" office:value="2490.6" calcext:value-type="float">
            <text:p>2490,6</text:p>
          </table:table-cell>
          <table:table-cell office:value-type="float" office:value="2359.3" calcext:value-type="float">
            <text:p>2359,3</text:p>
          </table:table-cell>
          <table:table-cell table:number-columns-repeated="2" office:value-type="float" office:value="2490.6" calcext:value-type="float">
            <text:p>2490,6</text:p>
          </table:table-cell>
          <table:table-cell office:value-type="float" office:value="2858.6" calcext:value-type="float">
            <text:p>2858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80.4" calcext:value-type="float">
            <text:p>2380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2090.4" calcext:value-type="float">
            <text:p>2090,4</text:p>
          </table:table-cell>
          <table:table-cell office:value-type="float" office:value="2380" calcext:value-type="float">
            <text:p>2380</text:p>
          </table:table-cell>
          <table:table-cell office:value-type="float" office:value="2380.7" calcext:value-type="float">
            <text:p>2380,7</text:p>
          </table:table-cell>
          <table:table-cell office:value-type="float" office:value="2372.6" calcext:value-type="float">
            <text:p>2372,6</text:p>
          </table:table-cell>
          <table:table-cell office:value-type="float" office:value="2630" calcext:value-type="float">
            <text:p>2630</text:p>
          </table:table-cell>
          <table:table-cell office:value-type="float" office:value="3045.9" calcext:value-type="float">
            <text:p>3045,9</text:p>
          </table:table-cell>
          <table:table-cell office:value-type="float" office:value="2470.9" calcext:value-type="float">
            <text:p>2470,9</text:p>
          </table:table-cell>
          <table:table-cell office:value-type="float" office:value="2490.6" calcext:value-type="float">
            <text:p>2490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729.2" calcext:value-type="float">
            <text:p>2729,2</text:p>
          </table:table-cell>
          <table:table-cell office:value-type="float" office:value="3074.7" calcext:value-type="float">
            <text:p>3074,7</text:p>
          </table:table-cell>
          <table:table-cell office:value-type="float" office:value="2380.4" calcext:value-type="float">
            <text:p>2380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2380.2" calcext:value-type="float">
            <text:p>2380,2</text:p>
          </table:table-cell>
          <table:table-cell office:value-type="float" office:value="2490.6" calcext:value-type="float">
            <text:p>2490,6</text:p>
          </table:table-cell>
          <table:table-cell office:value-type="float" office:value="2859.1" calcext:value-type="float">
            <text:p>2859,1</text:p>
          </table:table-cell>
          <table:table-cell office:value-type="float" office:value="2339" calcext:value-type="float">
            <text:p>2339</text:p>
          </table:table-cell>
          <table:table-cell office:value-type="float" office:value="1872.2" calcext:value-type="float">
            <text:p>1872,2</text:p>
          </table:table-cell>
          <table:table-cell office:value-type="float" office:value="1682.9" calcext:value-type="float">
            <text:p>1682,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054.2" calcext:value-type="float">
            <text:p>3054,2</text:p>
          </table:table-cell>
          <table:table-cell office:value-type="float" office:value="2380.7" calcext:value-type="float">
            <text:p>2380,7</text:p>
          </table:table-cell>
          <table:table-cell office:value-type="float" office:value="2380.4" calcext:value-type="float">
            <text:p>2380,4</text:p>
          </table:table-cell>
          <table:table-cell office:value-type="float" office:value="2380.7" calcext:value-type="float">
            <text:p>2380,7</text:p>
          </table:table-cell>
          <table:table-cell office:value-type="float" office:value="2985.8" calcext:value-type="float">
            <text:p>2985,8</text:p>
          </table:table-cell>
          <table:table-cell office:value-type="float" office:value="2024.5" calcext:value-type="float">
            <text:p>2024,5</text:p>
          </table:table-cell>
          <table:table-cell office:value-type="float" office:value="2349.1" calcext:value-type="float">
            <text:p>2349,1</text:p>
          </table:table-cell>
          <table:table-cell office:value-type="float" office:value="2470.9" calcext:value-type="float">
            <text:p>2470,9</text:p>
          </table:table-cell>
          <table:table-cell office:value-type="float" office:value="2372.6" calcext:value-type="float">
            <text:p>2372,6</text:p>
          </table:table-cell>
          <table:table-cell office:value-type="float" office:value="2717" calcext:value-type="float">
            <text:p>271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80.4" calcext:value-type="float">
            <text:p>2380,4</text:p>
          </table:table-cell>
          <table:table-cell office:value-type="float" office:value="3218.5" calcext:value-type="float">
            <text:p>3218,5</text:p>
          </table:table-cell>
          <table:table-cell office:value-type="float" office:value="3112.8" calcext:value-type="float">
            <text:p>3112,8</text:p>
          </table:table-cell>
          <table:table-cell office:value-type="float" office:value="2542.9" calcext:value-type="float">
            <text:p>2542,9</text:p>
          </table:table-cell>
          <table:table-cell office:value-type="float" office:value="2789.4" calcext:value-type="float">
            <text:p>2789,4</text:p>
          </table:table-cell>
          <table:table-cell office:value-type="float" office:value="2956.5" calcext:value-type="float">
            <text:p>2956,5</text:p>
          </table:table-cell>
          <table:table-cell office:value-type="float" office:value="2414.3" calcext:value-type="float">
            <text:p>2414,3</text:p>
          </table:table-cell>
          <table:table-cell office:value-type="float" office:value="2437.1" calcext:value-type="float">
            <text:p>2437,1</text:p>
          </table:table-cell>
          <table:table-cell office:value-type="float" office:value="2490.6" calcext:value-type="float">
            <text:p>2490,6</text:p>
          </table:table-cell>
          <table:table-cell office:value-type="float" office:value="2848.4" calcext:value-type="float">
            <text:p>2848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380" calcext:value-type="float">
            <text:p>2380</text:p>
          </table:table-cell>
          <table:table-cell office:value-type="float" office:value="2380.2" calcext:value-type="float">
            <text:p>2380,2</text:p>
          </table:table-cell>
          <table:table-cell office:value-type="float" office:value="3455.9" calcext:value-type="float">
            <text:p>3455,9</text:p>
          </table:table-cell>
          <table:table-cell office:value-type="float" office:value="2542.9" calcext:value-type="float">
            <text:p>2542,9</text:p>
          </table:table-cell>
          <table:table-cell office:value-type="float" office:value="3114.5" calcext:value-type="float">
            <text:p>3114,5</text:p>
          </table:table-cell>
          <table:table-cell office:value-type="float" office:value="2490.2" calcext:value-type="float">
            <text:p>2490,2</text:p>
          </table:table-cell>
          <table:table-cell office:value-type="float" office:value="2859.1" calcext:value-type="float">
            <text:p>2859,1</text:p>
          </table:table-cell>
          <table:table-cell table:number-columns-repeated="2" office:value-type="float" office:value="2490.6" calcext:value-type="float">
            <text:p>2490,6</text:p>
          </table:table-cell>
          <table:table-cell office:value-type="float" office:value="2858.6" calcext:value-type="float">
            <text:p>2858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97.9" calcext:value-type="float">
            <text:p>2897,9</text:p>
          </table:table-cell>
          <table:table-cell office:value-type="float" office:value="2908.9" calcext:value-type="float">
            <text:p>2908,9</text:p>
          </table:table-cell>
          <table:table-cell office:value-type="float" office:value="3267.9" calcext:value-type="float">
            <text:p>3267,9</text:p>
          </table:table-cell>
          <table:table-cell office:value-type="float" office:value="1912.2" calcext:value-type="float">
            <text:p>1912,2</text:p>
          </table:table-cell>
          <table:table-cell office:value-type="float" office:value="2618.9" calcext:value-type="float">
            <text:p>2618,9</text:p>
          </table:table-cell>
          <table:table-cell office:value-type="float" office:value="1704" calcext:value-type="float">
            <text:p>1704</text:p>
          </table:table-cell>
          <table:table-cell office:value-type="float" office:value="1756.9" calcext:value-type="float">
            <text:p>1756,9</text:p>
          </table:table-cell>
          <table:table-cell office:value-type="float" office:value="1729.7" calcext:value-type="float">
            <text:p>1729,7</text:p>
          </table:table-cell>
          <table:table-cell office:value-type="float" office:value="1739.2" calcext:value-type="float">
            <text:p>1739,2</text:p>
          </table:table-cell>
          <table:table-cell office:value-type="float" office:value="1767.8" calcext:value-type="float">
            <text:p>1767,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28.3" calcext:value-type="float">
            <text:p>2528,3</text:p>
          </table:table-cell>
          <table:table-cell office:value-type="float" office:value="2799.5" calcext:value-type="float">
            <text:p>2799,5</text:p>
          </table:table-cell>
          <table:table-cell office:value-type="float" office:value="2559.3" calcext:value-type="float">
            <text:p>2559,3</text:p>
          </table:table-cell>
          <table:table-cell office:value-type="float" office:value="1912.2" calcext:value-type="float">
            <text:p>1912,2</text:p>
          </table:table-cell>
          <table:table-cell office:value-type="float" office:value="2619.2" calcext:value-type="float">
            <text:p>2619,2</text:p>
          </table:table-cell>
          <table:table-cell office:value-type="float" office:value="1704" calcext:value-type="float">
            <text:p>1704</text:p>
          </table:table-cell>
          <table:table-cell office:value-type="float" office:value="1738.9" calcext:value-type="float">
            <text:p>1738,9</text:p>
          </table:table-cell>
          <table:table-cell office:value-type="float" office:value="1735.6" calcext:value-type="float">
            <text:p>1735,6</text:p>
          </table:table-cell>
          <table:table-cell office:value-type="float" office:value="1735.5" calcext:value-type="float">
            <text:p>1735,5</text:p>
          </table:table-cell>
          <table:table-cell office:value-type="float" office:value="1756.2" calcext:value-type="float">
            <text:p>1756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618.9" calcext:value-type="float">
            <text:p>2618,9</text:p>
          </table:table-cell>
          <table:table-cell office:value-type="float" office:value="3152.5" calcext:value-type="float">
            <text:p>3152,5</text:p>
          </table:table-cell>
          <table:table-cell office:value-type="float" office:value="3267.9" calcext:value-type="float">
            <text:p>3267,9</text:p>
          </table:table-cell>
          <table:table-cell office:value-type="float" office:value="2609.3" calcext:value-type="float">
            <text:p>2609,3</text:p>
          </table:table-cell>
          <table:table-cell office:value-type="float" office:value="2679.8" calcext:value-type="float">
            <text:p>2679,8</text:p>
          </table:table-cell>
          <table:table-cell office:value-type="float" office:value="1704" calcext:value-type="float">
            <text:p>1704</text:p>
          </table:table-cell>
          <table:table-cell office:value-type="float" office:value="1779" calcext:value-type="float">
            <text:p>1779</text:p>
          </table:table-cell>
          <table:table-cell office:value-type="float" office:value="1724.9" calcext:value-type="float">
            <text:p>1724,9</text:p>
          </table:table-cell>
          <table:table-cell office:value-type="float" office:value="1735.9" calcext:value-type="float">
            <text:p>1735,9</text:p>
          </table:table-cell>
          <table:table-cell office:value-type="float" office:value="1737.1" calcext:value-type="float">
            <text:p>1737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34.8" calcext:value-type="float">
            <text:p>2934,8</text:p>
          </table:table-cell>
          <table:table-cell office:value-type="float" office:value="2870" calcext:value-type="float">
            <text:p>2870</text:p>
          </table:table-cell>
          <table:table-cell office:value-type="float" office:value="2906.8" calcext:value-type="float">
            <text:p>2906,8</text:p>
          </table:table-cell>
          <table:table-cell office:value-type="float" office:value="2609.3" calcext:value-type="float">
            <text:p>2609,3</text:p>
          </table:table-cell>
          <table:table-cell office:value-type="float" office:value="3210.7" calcext:value-type="float">
            <text:p>3210,7</text:p>
          </table:table-cell>
          <table:table-cell office:value-type="float" office:value="2763.8" calcext:value-type="float">
            <text:p>2763,8</text:p>
          </table:table-cell>
          <table:table-cell office:value-type="float" office:value="1778.1" calcext:value-type="float">
            <text:p>1778,1</text:p>
          </table:table-cell>
          <table:table-cell office:value-type="float" office:value="1736.5" calcext:value-type="float">
            <text:p>1736,5</text:p>
          </table:table-cell>
          <table:table-cell office:value-type="float" office:value="1735" calcext:value-type="float">
            <text:p>1735</text:p>
          </table:table-cell>
          <table:table-cell office:value-type="float" office:value="1757.1" calcext:value-type="float">
            <text:p>1757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67.7" calcext:value-type="float">
            <text:p>3267,7</text:p>
          </table:table-cell>
          <table:table-cell office:value-type="float" office:value="2618.8" calcext:value-type="float">
            <text:p>2618,8</text:p>
          </table:table-cell>
          <table:table-cell office:value-type="float" office:value="3598" calcext:value-type="float">
            <text:p>3598</text:p>
          </table:table-cell>
          <table:table-cell office:value-type="float" office:value="2680.1" calcext:value-type="float">
            <text:p>2680,1</text:p>
          </table:table-cell>
          <table:table-cell office:value-type="float" office:value="3042.7" calcext:value-type="float">
            <text:p>3042,7</text:p>
          </table:table-cell>
          <table:table-cell office:value-type="float" office:value="1704" calcext:value-type="float">
            <text:p>1704</text:p>
          </table:table-cell>
          <table:table-cell office:value-type="float" office:value="1747.4" calcext:value-type="float">
            <text:p>1747,4</text:p>
          </table:table-cell>
          <table:table-cell office:value-type="float" office:value="1733.7" calcext:value-type="float">
            <text:p>1733,7</text:p>
          </table:table-cell>
          <table:table-cell office:value-type="float" office:value="1747.2" calcext:value-type="float">
            <text:p>1747,2</text:p>
          </table:table-cell>
          <table:table-cell office:value-type="float" office:value="1747.5" calcext:value-type="float">
            <text:p>1747,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98.9" calcext:value-type="float">
            <text:p>2898,9</text:p>
          </table:table-cell>
          <table:table-cell office:value-type="float" office:value="2881.9" calcext:value-type="float">
            <text:p>2881,9</text:p>
          </table:table-cell>
          <table:table-cell office:value-type="float" office:value="2520.2" calcext:value-type="float">
            <text:p>2520,2</text:p>
          </table:table-cell>
          <table:table-cell office:value-type="float" office:value="2680.1" calcext:value-type="float">
            <text:p>2680,1</text:p>
          </table:table-cell>
          <table:table-cell office:value-type="float" office:value="3128.9" calcext:value-type="float">
            <text:p>3128,9</text:p>
          </table:table-cell>
          <table:table-cell office:value-type="float" office:value="1704" calcext:value-type="float">
            <text:p>1704</text:p>
          </table:table-cell>
          <table:table-cell office:value-type="float" office:value="1853.8" calcext:value-type="float">
            <text:p>1853,8</text:p>
          </table:table-cell>
          <table:table-cell office:value-type="float" office:value="1443" calcext:value-type="float">
            <text:p>1443</text:p>
          </table:table-cell>
          <table:table-cell office:value-type="float" office:value="1739.2" calcext:value-type="float">
            <text:p>1739,2</text:p>
          </table:table-cell>
          <table:table-cell office:value-type="float" office:value="1767.8" calcext:value-type="float">
            <text:p>1767,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09.7" calcext:value-type="float">
            <text:p>2509,7</text:p>
          </table:table-cell>
          <table:table-cell office:value-type="float" office:value="3267.7" calcext:value-type="float">
            <text:p>3267,7</text:p>
          </table:table-cell>
          <table:table-cell office:value-type="float" office:value="3112.2" calcext:value-type="float">
            <text:p>3112,2</text:p>
          </table:table-cell>
          <table:table-cell office:value-type="float" office:value="2691" calcext:value-type="float">
            <text:p>2691</text:p>
          </table:table-cell>
          <table:table-cell office:value-type="float" office:value="3267.7" calcext:value-type="float">
            <text:p>3267,7</text:p>
          </table:table-cell>
          <table:table-cell office:value-type="float" office:value="1704" calcext:value-type="float">
            <text:p>1704</text:p>
          </table:table-cell>
          <table:table-cell office:value-type="float" office:value="1757.1" calcext:value-type="float">
            <text:p>1757,1</text:p>
          </table:table-cell>
          <table:table-cell office:value-type="float" office:value="1737.4" calcext:value-type="float">
            <text:p>1737,4</text:p>
          </table:table-cell>
          <table:table-cell office:value-type="float" office:value="1735.5" calcext:value-type="float">
            <text:p>1735,5</text:p>
          </table:table-cell>
          <table:table-cell office:value-type="float" office:value="1756.2" calcext:value-type="float">
            <text:p>1756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549.4" calcext:value-type="float">
            <text:p>2549,4</text:p>
          </table:table-cell>
          <table:table-cell office:value-type="float" office:value="3159.6" calcext:value-type="float">
            <text:p>3159,6</text:p>
          </table:table-cell>
          <table:table-cell office:value-type="float" office:value="3112.2" calcext:value-type="float">
            <text:p>3112,2</text:p>
          </table:table-cell>
          <table:table-cell office:value-type="float" office:value="2691" calcext:value-type="float">
            <text:p>2691</text:p>
          </table:table-cell>
          <table:table-cell office:value-type="float" office:value="2551.6" calcext:value-type="float">
            <text:p>2551,6</text:p>
          </table:table-cell>
          <table:table-cell office:value-type="float" office:value="1779.6" calcext:value-type="float">
            <text:p>1779,6</text:p>
          </table:table-cell>
          <table:table-cell office:value-type="float" office:value="1737.7" calcext:value-type="float">
            <text:p>1737,7</text:p>
          </table:table-cell>
          <table:table-cell office:value-type="float" office:value="1362.5" calcext:value-type="float">
            <text:p>1362,5</text:p>
          </table:table-cell>
          <table:table-cell office:value-type="float" office:value="1735.9" calcext:value-type="float">
            <text:p>1735,9</text:p>
          </table:table-cell>
          <table:table-cell office:value-type="float" office:value="1737.1" calcext:value-type="float">
            <text:p>1737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209.9" calcext:value-type="float">
            <text:p>3209,9</text:p>
          </table:table-cell>
          <table:table-cell office:value-type="float" office:value="3597.3" calcext:value-type="float">
            <text:p>3597,3</text:p>
          </table:table-cell>
          <table:table-cell office:value-type="float" office:value="2980.1" calcext:value-type="float">
            <text:p>2980,1</text:p>
          </table:table-cell>
          <table:table-cell office:value-type="float" office:value="2809.3" calcext:value-type="float">
            <text:p>2809,3</text:p>
          </table:table-cell>
          <table:table-cell office:value-type="float" office:value="2491.3" calcext:value-type="float">
            <text:p>2491,3</text:p>
          </table:table-cell>
          <table:table-cell office:value-type="float" office:value="1703.9" calcext:value-type="float">
            <text:p>1703,9</text:p>
          </table:table-cell>
          <table:table-cell office:value-type="float" office:value="1747.8" calcext:value-type="float">
            <text:p>1747,8</text:p>
          </table:table-cell>
          <table:table-cell office:value-type="float" office:value="1817" calcext:value-type="float">
            <text:p>1817</text:p>
          </table:table-cell>
          <table:table-cell office:value-type="float" office:value="1735" calcext:value-type="float">
            <text:p>1735</text:p>
          </table:table-cell>
          <table:table-cell office:value-type="float" office:value="1757.1" calcext:value-type="float">
            <text:p>1757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409.1" calcext:value-type="float">
            <text:p>2409,1</text:p>
          </table:table-cell>
          <table:table-cell office:value-type="float" office:value="2491.3" calcext:value-type="float">
            <text:p>2491,3</text:p>
          </table:table-cell>
          <table:table-cell office:value-type="float" office:value="2581.4" calcext:value-type="float">
            <text:p>2581,4</text:p>
          </table:table-cell>
          <table:table-cell office:value-type="float" office:value="2809.3" calcext:value-type="float">
            <text:p>2809,3</text:p>
          </table:table-cell>
          <table:table-cell office:value-type="float" office:value="2578" calcext:value-type="float">
            <text:p>2578</text:p>
          </table:table-cell>
          <table:table-cell office:value-type="float" office:value="1703.9" calcext:value-type="float">
            <text:p>1703,9</text:p>
          </table:table-cell>
          <table:table-cell office:value-type="float" office:value="1792.2" calcext:value-type="float">
            <text:p>1792,2</text:p>
          </table:table-cell>
          <table:table-cell office:value-type="float" office:value="1783.9" calcext:value-type="float">
            <text:p>1783,9</text:p>
          </table:table-cell>
          <table:table-cell office:value-type="float" office:value="1747.2" calcext:value-type="float">
            <text:p>1747,2</text:p>
          </table:table-cell>
          <table:table-cell office:value-type="float" office:value="1747.5" calcext:value-type="float">
            <text:p>1747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665.1" calcext:value-type="float">
            <text:p>2665,1</text:p>
          </table:table-cell>
          <table:table-cell office:value-type="float" office:value="1720.7" calcext:value-type="float">
            <text:p>1720,7</text:p>
          </table:table-cell>
          <table:table-cell/>
          <table:table-cell office:value-type="float" office:value="1747.3" calcext:value-type="float">
            <text:p>1747,3</text:p>
          </table:table-cell>
          <table:table-cell office:value-type="float" office:value="2884.6" calcext:value-type="float">
            <text:p>2884,6</text:p>
          </table:table-cell>
          <table:table-cell office:value-type="float" office:value="1532.5" calcext:value-type="float">
            <text:p>1532,5</text:p>
          </table:table-cell>
          <table:table-cell office:value-type="float" office:value="1605.3" calcext:value-type="float">
            <text:p>1605,3</text:p>
          </table:table-cell>
          <table:table-cell office:value-type="float" office:value="1610.1" calcext:value-type="float">
            <text:p>1610,1</text:p>
          </table:table-cell>
          <table:table-cell office:value-type="float" office:value="1526.3" calcext:value-type="float">
            <text:p>1526,3</text:p>
          </table:table-cell>
          <table:table-cell office:value-type="float" office:value="1584.6" calcext:value-type="float">
            <text:p>1584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547.2" calcext:value-type="float">
            <text:p>2547,2</text:p>
          </table:table-cell>
          <table:table-cell office:value-type="float" office:value="2126.5" calcext:value-type="float">
            <text:p>2126,5</text:p>
          </table:table-cell>
          <table:table-cell/>
          <table:table-cell office:value-type="float" office:value="1747.3" calcext:value-type="float">
            <text:p>1747,3</text:p>
          </table:table-cell>
          <table:table-cell office:value-type="float" office:value="1950.9" calcext:value-type="float">
            <text:p>1950,9</text:p>
          </table:table-cell>
          <table:table-cell office:value-type="float" office:value="1531.8" calcext:value-type="float">
            <text:p>1531,8</text:p>
          </table:table-cell>
          <table:table-cell office:value-type="float" office:value="1607.2" calcext:value-type="float">
            <text:p>1607,2</text:p>
          </table:table-cell>
          <table:table-cell office:value-type="float" office:value="1610.4" calcext:value-type="float">
            <text:p>1610,4</text:p>
          </table:table-cell>
          <table:table-cell office:value-type="float" office:value="1757.5" calcext:value-type="float">
            <text:p>1757,5</text:p>
          </table:table-cell>
          <table:table-cell office:value-type="float" office:value="1571.7" calcext:value-type="float">
            <text:p>1571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901.5" calcext:value-type="float">
            <text:p>1901,5</text:p>
          </table:table-cell>
          <table:table-cell office:value-type="float" office:value="2101.2" calcext:value-type="float">
            <text:p>2101,2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2695" calcext:value-type="float">
            <text:p>2695</text:p>
          </table:table-cell>
          <table:table-cell office:value-type="float" office:value="1532.2" calcext:value-type="float">
            <text:p>1532,2</text:p>
          </table:table-cell>
          <table:table-cell office:value-type="float" office:value="1606.7" calcext:value-type="float">
            <text:p>1606,7</text:p>
          </table:table-cell>
          <table:table-cell office:value-type="float" office:value="1580.3" calcext:value-type="float">
            <text:p>1580,3</text:p>
          </table:table-cell>
          <table:table-cell office:value-type="float" office:value="1766.1" calcext:value-type="float">
            <text:p>1766,1</text:p>
          </table:table-cell>
          <table:table-cell office:value-type="float" office:value="1757.8" calcext:value-type="float">
            <text:p>175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55.5" calcext:value-type="float">
            <text:p>2355,5</text:p>
          </table:table-cell>
          <table:table-cell office:value-type="float" office:value="2118.2" calcext:value-type="float">
            <text:p>2118,2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2498.5" calcext:value-type="float">
            <text:p>2498,5</text:p>
          </table:table-cell>
          <table:table-cell office:value-type="float" office:value="2125.2" calcext:value-type="float">
            <text:p>2125,2</text:p>
          </table:table-cell>
          <table:table-cell office:value-type="float" office:value="1780.5" calcext:value-type="float">
            <text:p>1780,5</text:p>
          </table:table-cell>
          <table:table-cell office:value-type="float" office:value="1610.5" calcext:value-type="float">
            <text:p>1610,5</text:p>
          </table:table-cell>
          <table:table-cell office:value-type="float" office:value="1760" calcext:value-type="float">
            <text:p>1760</text:p>
          </table:table-cell>
          <table:table-cell office:value-type="float" office:value="1468.6" calcext:value-type="float">
            <text:p>1468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450.2" calcext:value-type="float">
            <text:p>2450,2</text:p>
          </table:table-cell>
          <table:table-cell office:value-type="float" office:value="2415.4" calcext:value-type="float">
            <text:p>2415,4</text:p>
          </table:table-cell>
          <table:table-cell/>
          <table:table-cell office:value-type="float" office:value="2070.7" calcext:value-type="float">
            <text:p>2070,7</text:p>
          </table:table-cell>
          <table:table-cell office:value-type="float" office:value="2458.6" calcext:value-type="float">
            <text:p>2458,6</text:p>
          </table:table-cell>
          <table:table-cell office:value-type="float" office:value="1528.9" calcext:value-type="float">
            <text:p>1528,9</text:p>
          </table:table-cell>
          <table:table-cell office:value-type="float" office:value="1600.1" calcext:value-type="float">
            <text:p>1600,1</text:p>
          </table:table-cell>
          <table:table-cell office:value-type="float" office:value="1609.9" calcext:value-type="float">
            <text:p>1609,9</text:p>
          </table:table-cell>
          <table:table-cell office:value-type="float" office:value="1527.2" calcext:value-type="float">
            <text:p>1527,2</text:p>
          </table:table-cell>
          <table:table-cell office:value-type="float" office:value="1808.3" calcext:value-type="float">
            <text:p>1808,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02.9" calcext:value-type="float">
            <text:p>2702,9</text:p>
          </table:table-cell>
          <table:table-cell office:value-type="float" office:value="2287.1" calcext:value-type="float">
            <text:p>2287,1</text:p>
          </table:table-cell>
          <table:table-cell/>
          <table:table-cell office:value-type="float" office:value="2070.7" calcext:value-type="float">
            <text:p>2070,7</text:p>
          </table:table-cell>
          <table:table-cell office:value-type="float" office:value="2602.7" calcext:value-type="float">
            <text:p>2602,7</text:p>
          </table:table-cell>
          <table:table-cell office:value-type="float" office:value="1530.7" calcext:value-type="float">
            <text:p>1530,7</text:p>
          </table:table-cell>
          <table:table-cell office:value-type="float" office:value="1609.3" calcext:value-type="float">
            <text:p>1609,3</text:p>
          </table:table-cell>
          <table:table-cell office:value-type="float" office:value="1708.3" calcext:value-type="float">
            <text:p>1708,3</text:p>
          </table:table-cell>
          <table:table-cell office:value-type="float" office:value="1526.3" calcext:value-type="float">
            <text:p>1526,3</text:p>
          </table:table-cell>
          <table:table-cell office:value-type="float" office:value="1584.6" calcext:value-type="float">
            <text:p>1584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54.9" calcext:value-type="float">
            <text:p>2254,9</text:p>
          </table:table-cell>
          <table:table-cell office:value-type="float" office:value="2559" calcext:value-type="float">
            <text:p>2559</text:p>
          </table:table-cell>
          <table:table-cell/>
          <table:table-cell office:value-type="float" office:value="2080.3" calcext:value-type="float">
            <text:p>2080,3</text:p>
          </table:table-cell>
          <table:table-cell office:value-type="float" office:value="2141.7" calcext:value-type="float">
            <text:p>2141,7</text:p>
          </table:table-cell>
          <table:table-cell office:value-type="float" office:value="1531" calcext:value-type="float">
            <text:p>1531</text:p>
          </table:table-cell>
          <table:table-cell office:value-type="float" office:value="1606.9" calcext:value-type="float">
            <text:p>1606,9</text:p>
          </table:table-cell>
          <table:table-cell office:value-type="float" office:value="1580.3" calcext:value-type="float">
            <text:p>1580,3</text:p>
          </table:table-cell>
          <table:table-cell office:value-type="float" office:value="1757.5" calcext:value-type="float">
            <text:p>1757,5</text:p>
          </table:table-cell>
          <table:table-cell office:value-type="float" office:value="1571.7" calcext:value-type="float">
            <text:p>1571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894.7" calcext:value-type="float">
            <text:p>1894,7</text:p>
          </table:table-cell>
          <table:table-cell office:value-type="float" office:value="2191.7" calcext:value-type="float">
            <text:p>2191,7</text:p>
          </table:table-cell>
          <table:table-cell/>
          <table:table-cell office:value-type="float" office:value="2080.3" calcext:value-type="float">
            <text:p>2080,3</text:p>
          </table:table-cell>
          <table:table-cell office:value-type="float" office:value="2518.4" calcext:value-type="float">
            <text:p>2518,4</text:p>
          </table:table-cell>
          <table:table-cell office:value-type="float" office:value="2082.6" calcext:value-type="float">
            <text:p>2082,6</text:p>
          </table:table-cell>
          <table:table-cell office:value-type="float" office:value="1609.3" calcext:value-type="float">
            <text:p>1609,3</text:p>
          </table:table-cell>
          <table:table-cell office:value-type="float" office:value="1609" calcext:value-type="float">
            <text:p>1609</text:p>
          </table:table-cell>
          <table:table-cell office:value-type="float" office:value="1766.1" calcext:value-type="float">
            <text:p>1766,1</text:p>
          </table:table-cell>
          <table:table-cell office:value-type="float" office:value="1757.8" calcext:value-type="float">
            <text:p>1757,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37.1" calcext:value-type="float">
            <text:p>2237,1</text:p>
          </table:table-cell>
          <table:table-cell office:value-type="float" office:value="2049.6" calcext:value-type="float">
            <text:p>2049,6</text:p>
          </table:table-cell>
          <table:table-cell/>
          <table:table-cell office:value-type="float" office:value="2258.5" calcext:value-type="float">
            <text:p>2258,5</text:p>
          </table:table-cell>
          <table:table-cell office:value-type="float" office:value="2033.3" calcext:value-type="float">
            <text:p>2033,3</text:p>
          </table:table-cell>
          <table:table-cell office:value-type="float" office:value="1533.7" calcext:value-type="float">
            <text:p>1533,7</text:p>
          </table:table-cell>
          <table:table-cell office:value-type="float" office:value="1703.2" calcext:value-type="float">
            <text:p>1703,2</text:p>
          </table:table-cell>
          <table:table-cell office:value-type="float" office:value="1708.3" calcext:value-type="float">
            <text:p>1708,3</text:p>
          </table:table-cell>
          <table:table-cell office:value-type="float" office:value="1760" calcext:value-type="float">
            <text:p>1760</text:p>
          </table:table-cell>
          <table:table-cell office:value-type="float" office:value="1468.6" calcext:value-type="float">
            <text:p>1468,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089.8" calcext:value-type="float">
            <text:p>2089,8</text:p>
          </table:table-cell>
          <table:table-cell office:value-type="float" office:value="2764" calcext:value-type="float">
            <text:p>2764</text:p>
          </table:table-cell>
          <table:table-cell/>
          <table:table-cell office:value-type="float" office:value="2258.5" calcext:value-type="float">
            <text:p>2258,5</text:p>
          </table:table-cell>
          <table:table-cell office:value-type="float" office:value="2028.1" calcext:value-type="float">
            <text:p>2028,1</text:p>
          </table:table-cell>
          <table:table-cell office:value-type="float" office:value="1532.3" calcext:value-type="float">
            <text:p>1532,3</text:p>
          </table:table-cell>
          <table:table-cell office:value-type="float" office:value="1602" calcext:value-type="float">
            <text:p>1602</text:p>
          </table:table-cell>
          <table:table-cell office:value-type="float" office:value="1709.9" calcext:value-type="float">
            <text:p>1709,9</text:p>
          </table:table-cell>
          <table:table-cell office:value-type="float" office:value="1527.2" calcext:value-type="float">
            <text:p>1527,2</text:p>
          </table:table-cell>
          <table:table-cell office:value-type="float" office:value="1808.3" calcext:value-type="float">
            <text:p>1808,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7.9" calcext:value-type="float">
            <text:p>1467,9</text:p>
          </table:table-cell>
          <table:table-cell office:value-type="float" office:value="1546.8" calcext:value-type="float">
            <text:p>1546,8</text:p>
          </table:table-cell>
          <table:table-cell/>
          <table:table-cell office:value-type="float" office:value="1530.7" calcext:value-type="float">
            <text:p>1530,7</text:p>
          </table:table-cell>
          <table:table-cell office:value-type="float" office:value="1539.2" calcext:value-type="float">
            <text:p>1539,2</text:p>
          </table:table-cell>
          <table:table-cell office:value-type="float" office:value="1500.6" calcext:value-type="float">
            <text:p>1500,6</text:p>
          </table:table-cell>
          <table:table-cell office:value-type="float" office:value="1319.9" calcext:value-type="float">
            <text:p>1319,9</text:p>
          </table:table-cell>
          <table:table-cell office:value-type="float" office:value="1249.9" calcext:value-type="float">
            <text:p>1249,9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2.9" calcext:value-type="float">
            <text:p>1422,9</text:p>
          </table:table-cell>
          <table:table-cell office:value-type="float" office:value="1547.8" calcext:value-type="float">
            <text:p>1547,8</text:p>
          </table:table-cell>
          <table:table-cell/>
          <table:table-cell office:value-type="float" office:value="1530.7" calcext:value-type="float">
            <text:p>1530,7</text:p>
          </table:table-cell>
          <table:table-cell office:value-type="float" office:value="1539.2" calcext:value-type="float">
            <text:p>1539,2</text:p>
          </table:table-cell>
          <table:table-cell office:value-type="float" office:value="1447.6" calcext:value-type="float">
            <text:p>1447,6</text:p>
          </table:table-cell>
          <table:table-cell office:value-type="float" office:value="1247.4" calcext:value-type="float">
            <text:p>1247,4</text:p>
          </table:table-cell>
          <table:table-cell office:value-type="float" office:value="1246.5" calcext:value-type="float">
            <text:p>1246,5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75.4" calcext:value-type="float">
            <text:p>1475,4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float" office:value="1537.2" calcext:value-type="float">
            <text:p>1537,2</text:p>
          </table:table-cell>
          <table:table-cell office:value-type="float" office:value="2376.9" calcext:value-type="float">
            <text:p>2376,9</text:p>
          </table:table-cell>
          <table:table-cell office:value-type="float" office:value="1434.9" calcext:value-type="float">
            <text:p>1434,9</text:p>
          </table:table-cell>
          <table:table-cell office:value-type="float" office:value="1247.2" calcext:value-type="float">
            <text:p>1247,2</text:p>
          </table:table-cell>
          <table:table-cell office:value-type="float" office:value="1248.2" calcext:value-type="float">
            <text:p>1248,2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24.7" calcext:value-type="float">
            <text:p>1424,7</text:p>
          </table:table-cell>
          <table:table-cell office:value-type="float" office:value="1591.1" calcext:value-type="float">
            <text:p>1591,1</text:p>
          </table:table-cell>
          <table:table-cell/>
          <table:table-cell table:number-columns-repeated="2" office:value-type="float" office:value="1537.2" calcext:value-type="float">
            <text:p>1537,2</text:p>
          </table:table-cell>
          <table:table-cell office:value-type="float" office:value="1355.8" calcext:value-type="float">
            <text:p>1355,8</text:p>
          </table:table-cell>
          <table:table-cell office:value-type="float" office:value="1247.8" calcext:value-type="float">
            <text:p>1247,8</text:p>
          </table:table-cell>
          <table:table-cell office:value-type="float" office:value="1249.9" calcext:value-type="float">
            <text:p>1249,9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12.4" calcext:value-type="float">
            <text:p>1412,4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float" office:value="1539.2" calcext:value-type="float">
            <text:p>1539,2</text:p>
          </table:table-cell>
          <table:table-cell office:value-type="float" office:value="1518.9" calcext:value-type="float">
            <text:p>1518,9</text:p>
          </table:table-cell>
          <table:table-cell office:value-type="float" office:value="1553" calcext:value-type="float">
            <text:p>1553</text:p>
          </table:table-cell>
          <table:table-cell office:value-type="float" office:value="1247.4" calcext:value-type="float">
            <text:p>1247,4</text:p>
          </table:table-cell>
          <table:table-cell office:value-type="float" office:value="1282.1" calcext:value-type="float">
            <text:p>1282,1</text:p>
          </table:table-cell>
          <table:table-cell office:value-type="float" office:value="1333.6" calcext:value-type="float">
            <text:p>1333,6</text:p>
          </table:table-cell>
          <table:table-cell office:value-type="float" office:value="1529.6" calcext:value-type="float">
            <text:p>1529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12.5" calcext:value-type="float">
            <text:p>1412,5</text:p>
          </table:table-cell>
          <table:table-cell office:value-type="float" office:value="1546.9" calcext:value-type="float">
            <text:p>1546,9</text:p>
          </table:table-cell>
          <table:table-cell/>
          <table:table-cell office:value-type="float" office:value="1539.2" calcext:value-type="float">
            <text:p>1539,2</text:p>
          </table:table-cell>
          <table:table-cell office:value-type="float" office:value="1518.6" calcext:value-type="float">
            <text:p>1518,6</text:p>
          </table:table-cell>
          <table:table-cell office:value-type="float" office:value="1484.4" calcext:value-type="float">
            <text:p>1484,4</text:p>
          </table:table-cell>
          <table:table-cell office:value-type="float" office:value="1370" calcext:value-type="float">
            <text:p>1370</text:p>
          </table:table-cell>
          <table:table-cell office:value-type="float" office:value="1245.5" calcext:value-type="float">
            <text:p>1245,5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69.1" calcext:value-type="float">
            <text:p>1469,1</text:p>
          </table:table-cell>
          <table:table-cell office:value-type="float" office:value="1548.9" calcext:value-type="float">
            <text:p>1548,9</text:p>
          </table:table-cell>
          <table:table-cell/>
          <table:table-cell office:value-type="float" office:value="1589.8" calcext:value-type="float">
            <text:p>1589,8</text:p>
          </table:table-cell>
          <table:table-cell office:value-type="float" office:value="1532.6" calcext:value-type="float">
            <text:p>1532,6</text:p>
          </table:table-cell>
          <table:table-cell office:value-type="float" office:value="1491.7" calcext:value-type="float">
            <text:p>1491,7</text:p>
          </table:table-cell>
          <table:table-cell office:value-type="float" office:value="1319.1" calcext:value-type="float">
            <text:p>1319,1</text:p>
          </table:table-cell>
          <table:table-cell office:value-type="float" office:value="1247.5" calcext:value-type="float">
            <text:p>1247,5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13" calcext:value-type="float">
            <text:p>1813</text:p>
          </table:table-cell>
          <table:table-cell office:value-type="float" office:value="1539.2" calcext:value-type="float">
            <text:p>1539,2</text:p>
          </table:table-cell>
          <table:table-cell/>
          <table:table-cell office:value-type="float" office:value="1589.8" calcext:value-type="float">
            <text:p>1589,8</text:p>
          </table:table-cell>
          <table:table-cell office:value-type="float" office:value="1539.2" calcext:value-type="float">
            <text:p>1539,2</text:p>
          </table:table-cell>
          <table:table-cell office:value-type="float" office:value="1331.9" calcext:value-type="float">
            <text:p>1331,9</text:p>
          </table:table-cell>
          <table:table-cell office:value-type="float" office:value="1318.1" calcext:value-type="float">
            <text:p>1318,1</text:p>
          </table:table-cell>
          <table:table-cell office:value-type="float" office:value="1246.2" calcext:value-type="float">
            <text:p>1246,2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41" calcext:value-type="float">
            <text:p>1841</text:p>
          </table:table-cell>
          <table:table-cell office:value-type="float" office:value="1538.4" calcext:value-type="float">
            <text:p>1538,4</text:p>
          </table:table-cell>
          <table:table-cell/>
          <table:table-cell office:value-type="float" office:value="1589.8" calcext:value-type="float">
            <text:p>1589,8</text:p>
          </table:table-cell>
          <table:table-cell office:value-type="float" office:value="1538.1" calcext:value-type="float">
            <text:p>1538,1</text:p>
          </table:table-cell>
          <table:table-cell office:value-type="float" office:value="1475.9" calcext:value-type="float">
            <text:p>1475,9</text:p>
          </table:table-cell>
          <table:table-cell office:value-type="float" office:value="1247.2" calcext:value-type="float">
            <text:p>1247,2</text:p>
          </table:table-cell>
          <table:table-cell office:value-type="float" office:value="1226.1" calcext:value-type="float">
            <text:p>1226,1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32.7" calcext:value-type="float">
            <text:p>1332,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831.6" calcext:value-type="float">
            <text:p>1831,6</text:p>
          </table:table-cell>
          <table:table-cell office:value-type="float" office:value="1539.2" calcext:value-type="float">
            <text:p>1539,2</text:p>
          </table:table-cell>
          <table:table-cell/>
          <table:table-cell office:value-type="float" office:value="1589.8" calcext:value-type="float">
            <text:p>1589,8</text:p>
          </table:table-cell>
          <table:table-cell office:value-type="float" office:value="1538.4" calcext:value-type="float">
            <text:p>1538,4</text:p>
          </table:table-cell>
          <table:table-cell office:value-type="float" office:value="1572.9" calcext:value-type="float">
            <text:p>1572,9</text:p>
          </table:table-cell>
          <table:table-cell office:value-type="float" office:value="1246.7" calcext:value-type="float">
            <text:p>1246,7</text:p>
          </table:table-cell>
          <table:table-cell office:value-type="float" office:value="1247.7" calcext:value-type="float">
            <text:p>1247,7</text:p>
          </table:table-cell>
          <table:table-cell office:value-type="float" office:value="1333.6" calcext:value-type="float">
            <text:p>1333,6</text:p>
          </table:table-cell>
          <table:table-cell office:value-type="float" office:value="1529.6" calcext:value-type="float">
            <text:p>1529,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808.2" calcext:value-type="float">
            <text:p>1808,2</text:p>
          </table:table-cell>
          <table:table-cell office:value-type="float" office:value="2516.5" calcext:value-type="float">
            <text:p>2516,5</text:p>
          </table:table-cell>
          <table:table-cell/>
          <table:table-cell office:value-type="float" office:value="1860.8" calcext:value-type="float">
            <text:p>1860,8</text:p>
          </table:table-cell>
          <table:table-cell office:value-type="float" office:value="2288.2" calcext:value-type="float">
            <text:p>2288,2</text:p>
          </table:table-cell>
          <table:table-cell office:value-type="float" office:value="1447.3" calcext:value-type="float">
            <text:p>1447,3</text:p>
          </table:table-cell>
          <table:table-cell office:value-type="float" office:value="1299.4" calcext:value-type="float">
            <text:p>1299,4</text:p>
          </table:table-cell>
          <table:table-cell office:value-type="float" office:value="1392.4" calcext:value-type="float">
            <text:p>1392,4</text:p>
          </table:table-cell>
          <table:table-cell office:value-type="float" office:value="1268" calcext:value-type="float">
            <text:p>1268</text:p>
          </table:table-cell>
          <table:table-cell office:value-type="float" office:value="1244.8" calcext:value-type="float">
            <text:p>1244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48.1" calcext:value-type="float">
            <text:p>2748,1</text:p>
          </table:table-cell>
          <table:table-cell office:value-type="float" office:value="2070.1" calcext:value-type="float">
            <text:p>2070,1</text:p>
          </table:table-cell>
          <table:table-cell/>
          <table:table-cell office:value-type="float" office:value="1860.8" calcext:value-type="float">
            <text:p>1860,8</text:p>
          </table:table-cell>
          <table:table-cell office:value-type="float" office:value="2681" calcext:value-type="float">
            <text:p>2681</text:p>
          </table:table-cell>
          <table:table-cell office:value-type="float" office:value="1442.5" calcext:value-type="float">
            <text:p>1442,5</text:p>
          </table:table-cell>
          <table:table-cell office:value-type="float" office:value="1660.2" calcext:value-type="float">
            <text:p>1660,2</text:p>
          </table:table-cell>
          <table:table-cell office:value-type="float" office:value="1431.9" calcext:value-type="float">
            <text:p>1431,9</text:p>
          </table:table-cell>
          <table:table-cell office:value-type="float" office:value="1269.2" calcext:value-type="float">
            <text:p>1269,2</text:p>
          </table:table-cell>
          <table:table-cell office:value-type="float" office:value="1242.4" calcext:value-type="float">
            <text:p>1242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08.5" calcext:value-type="float">
            <text:p>2708,5</text:p>
          </table:table-cell>
          <table:table-cell office:value-type="float" office:value="2081.2" calcext:value-type="float">
            <text:p>2081,2</text:p>
          </table:table-cell>
          <table:table-cell/>
          <table:table-cell office:value-type="float" office:value="2099.2" calcext:value-type="float">
            <text:p>2099,2</text:p>
          </table:table-cell>
          <table:table-cell office:value-type="float" office:value="2384.3" calcext:value-type="float">
            <text:p>2384,3</text:p>
          </table:table-cell>
          <table:table-cell office:value-type="float" office:value="1369.3" calcext:value-type="float">
            <text:p>1369,3</text:p>
          </table:table-cell>
          <table:table-cell office:value-type="float" office:value="1537" calcext:value-type="float">
            <text:p>1537</text:p>
          </table:table-cell>
          <table:table-cell office:value-type="float" office:value="1282.6" calcext:value-type="float">
            <text:p>1282,6</text:p>
          </table:table-cell>
          <table:table-cell office:value-type="float" office:value="1269.2" calcext:value-type="float">
            <text:p>1269,2</text:p>
          </table:table-cell>
          <table:table-cell office:value-type="float" office:value="1276.1" calcext:value-type="float">
            <text:p>1276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705.9" calcext:value-type="float">
            <text:p>2705,9</text:p>
          </table:table-cell>
          <table:table-cell office:value-type="float" office:value="2232.5" calcext:value-type="float">
            <text:p>2232,5</text:p>
          </table:table-cell>
          <table:table-cell/>
          <table:table-cell office:value-type="float" office:value="2099.2" calcext:value-type="float">
            <text:p>2099,2</text:p>
          </table:table-cell>
          <table:table-cell office:value-type="float" office:value="2428.6" calcext:value-type="float">
            <text:p>2428,6</text:p>
          </table:table-cell>
          <table:table-cell office:value-type="float" office:value="1419.8" calcext:value-type="float">
            <text:p>1419,8</text:p>
          </table:table-cell>
          <table:table-cell office:value-type="float" office:value="1282" calcext:value-type="float">
            <text:p>1282</text:p>
          </table:table-cell>
          <table:table-cell office:value-type="float" office:value="1382.1" calcext:value-type="float">
            <text:p>1382,1</text:p>
          </table:table-cell>
          <table:table-cell office:value-type="float" office:value="1269.5" calcext:value-type="float">
            <text:p>1269,5</text:p>
          </table:table-cell>
          <table:table-cell office:value-type="float" office:value="1455.4" calcext:value-type="float">
            <text:p>1455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346.3" calcext:value-type="float">
            <text:p>2346,3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float" office:value="2142.2" calcext:value-type="float">
            <text:p>2142,2</text:p>
          </table:table-cell>
          <table:table-cell office:value-type="float" office:value="2394.4" calcext:value-type="float">
            <text:p>2394,4</text:p>
          </table:table-cell>
          <table:table-cell office:value-type="float" office:value="1321.8" calcext:value-type="float">
            <text:p>1321,8</text:p>
          </table:table-cell>
          <table:table-cell office:value-type="float" office:value="1530.4" calcext:value-type="float">
            <text:p>1530,4</text:p>
          </table:table-cell>
          <table:table-cell office:value-type="float" office:value="1410.2" calcext:value-type="float">
            <text:p>1410,2</text:p>
          </table:table-cell>
          <table:table-cell office:value-type="float" office:value="1267.2" calcext:value-type="float">
            <text:p>1267,2</text:p>
          </table:table-cell>
          <table:table-cell office:value-type="float" office:value="1447.2" calcext:value-type="float">
            <text:p>1447,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48.3" calcext:value-type="float">
            <text:p>2548,3</text:p>
          </table:table-cell>
          <table:table-cell office:value-type="float" office:value="2413.5" calcext:value-type="float">
            <text:p>2413,5</text:p>
          </table:table-cell>
          <table:table-cell/>
          <table:table-cell office:value-type="float" office:value="2142.2" calcext:value-type="float">
            <text:p>2142,2</text:p>
          </table:table-cell>
          <table:table-cell office:value-type="float" office:value="2284.1" calcext:value-type="float">
            <text:p>2284,1</text:p>
          </table:table-cell>
          <table:table-cell office:value-type="float" office:value="1357.2" calcext:value-type="float">
            <text:p>1357,2</text:p>
          </table:table-cell>
          <table:table-cell office:value-type="float" office:value="1275.1" calcext:value-type="float">
            <text:p>1275,1</text:p>
          </table:table-cell>
          <table:table-cell office:value-type="float" office:value="1411.9" calcext:value-type="float">
            <text:p>1411,9</text:p>
          </table:table-cell>
          <table:table-cell office:value-type="float" office:value="1268" calcext:value-type="float">
            <text:p>1268</text:p>
          </table:table-cell>
          <table:table-cell office:value-type="float" office:value="1244.8" calcext:value-type="float">
            <text:p>1244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87.6" calcext:value-type="float">
            <text:p>2687,6</text:p>
          </table:table-cell>
          <table:table-cell office:value-type="float" office:value="2470.9" calcext:value-type="float">
            <text:p>2470,9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2647.6" calcext:value-type="float">
            <text:p>2647,6</text:p>
          </table:table-cell>
          <table:table-cell office:value-type="float" office:value="1366.5" calcext:value-type="float">
            <text:p>1366,5</text:p>
          </table:table-cell>
          <table:table-cell office:value-type="float" office:value="1559.9" calcext:value-type="float">
            <text:p>1559,9</text:p>
          </table:table-cell>
          <table:table-cell office:value-type="float" office:value="1313.7" calcext:value-type="float">
            <text:p>1313,7</text:p>
          </table:table-cell>
          <table:table-cell office:value-type="float" office:value="1269.2" calcext:value-type="float">
            <text:p>1269,2</text:p>
          </table:table-cell>
          <table:table-cell office:value-type="float" office:value="1242.4" calcext:value-type="float">
            <text:p>1242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687.9" calcext:value-type="float">
            <text:p>2687,9</text:p>
          </table:table-cell>
          <table:table-cell office:value-type="float" office:value="1681.1" calcext:value-type="float">
            <text:p>1681,1</text:p>
          </table:table-cell>
          <table:table-cell/>
          <table:table-cell office:value-type="float" office:value="2502" calcext:value-type="float">
            <text:p>2502</text:p>
          </table:table-cell>
          <table:table-cell office:value-type="float" office:value="2563.4" calcext:value-type="float">
            <text:p>2563,4</text:p>
          </table:table-cell>
          <table:table-cell office:value-type="float" office:value="1346.7" calcext:value-type="float">
            <text:p>1346,7</text:p>
          </table:table-cell>
          <table:table-cell office:value-type="float" office:value="1282" calcext:value-type="float">
            <text:p>1282</text:p>
          </table:table-cell>
          <table:table-cell office:value-type="float" office:value="1251.5" calcext:value-type="float">
            <text:p>1251,5</text:p>
          </table:table-cell>
          <table:table-cell office:value-type="float" office:value="1269.2" calcext:value-type="float">
            <text:p>1269,2</text:p>
          </table:table-cell>
          <table:table-cell office:value-type="float" office:value="1276.1" calcext:value-type="float">
            <text:p>1276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68.4" calcext:value-type="float">
            <text:p>2568,4</text:p>
          </table:table-cell>
          <table:table-cell office:value-type="float" office:value="2791.4" calcext:value-type="float">
            <text:p>2791,4</text:p>
          </table:table-cell>
          <table:table-cell/>
          <table:table-cell office:value-type="float" office:value="2571.7" calcext:value-type="float">
            <text:p>2571,7</text:p>
          </table:table-cell>
          <table:table-cell office:value-type="float" office:value="1986.1" calcext:value-type="float">
            <text:p>1986,1</text:p>
          </table:table-cell>
          <table:table-cell office:value-type="float" office:value="1458.1" calcext:value-type="float">
            <text:p>1458,1</text:p>
          </table:table-cell>
          <table:table-cell office:value-type="float" office:value="1563.6" calcext:value-type="float">
            <text:p>1563,6</text:p>
          </table:table-cell>
          <table:table-cell office:value-type="float" office:value="1251.6" calcext:value-type="float">
            <text:p>1251,6</text:p>
          </table:table-cell>
          <table:table-cell office:value-type="float" office:value="1269.5" calcext:value-type="float">
            <text:p>1269,5</text:p>
          </table:table-cell>
          <table:table-cell office:value-type="float" office:value="1455.4" calcext:value-type="float">
            <text:p>1455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27.5" calcext:value-type="float">
            <text:p>3027,5</text:p>
          </table:table-cell>
          <table:table-cell office:value-type="float" office:value="2800.8" calcext:value-type="float">
            <text:p>2800,8</text:p>
          </table:table-cell>
          <table:table-cell/>
          <table:table-cell office:value-type="float" office:value="2571.7" calcext:value-type="float">
            <text:p>2571,7</text:p>
          </table:table-cell>
          <table:table-cell office:value-type="float" office:value="1696.4" calcext:value-type="float">
            <text:p>1696,4</text:p>
          </table:table-cell>
          <table:table-cell office:value-type="float" office:value="1439.2" calcext:value-type="float">
            <text:p>1439,2</text:p>
          </table:table-cell>
          <table:table-cell office:value-type="float" office:value="1346.8" calcext:value-type="float">
            <text:p>1346,8</text:p>
          </table:table-cell>
          <table:table-cell office:value-type="float" office:value="1431.3" calcext:value-type="float">
            <text:p>1431,3</text:p>
          </table:table-cell>
          <table:table-cell office:value-type="float" office:value="1267.2" calcext:value-type="float">
            <text:p>1267,2</text:p>
          </table:table-cell>
          <table:table-cell office:value-type="float" office:value="1447.2" calcext:value-type="float">
            <text:p>1447,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725.1" calcext:value-type="float">
            <text:p>1725,1</text:p>
          </table:table-cell>
          <table:table-cell office:value-type="float" office:value="1335.7" calcext:value-type="float">
            <text:p>1335,7</text:p>
          </table:table-cell>
          <table:table-cell/>
          <table:table-cell office:value-type="float" office:value="1263.9" calcext:value-type="float">
            <text:p>1263,9</text:p>
          </table:table-cell>
          <table:table-cell office:value-type="float" office:value="1371.2" calcext:value-type="float">
            <text:p>1371,2</text:p>
          </table:table-cell>
          <table:table-cell office:value-type="float" office:value="1394.4" calcext:value-type="float">
            <text:p>1394,4</text:p>
          </table:table-cell>
          <table:table-cell office:value-type="float" office:value="1574.3" calcext:value-type="float">
            <text:p>1574,3</text:p>
          </table:table-cell>
          <table:table-cell office:value-type="float" office:value="1412" calcext:value-type="float">
            <text:p>1412</text:p>
          </table:table-cell>
          <table:table-cell office:value-type="float" office:value="1357.2" calcext:value-type="float">
            <text:p>1357,2</text:p>
          </table:table-cell>
          <table:table-cell office:value-type="float" office:value="1356.1" calcext:value-type="float">
            <text:p>1356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27.8" calcext:value-type="float">
            <text:p>1527,8</text:p>
          </table:table-cell>
          <table:table-cell office:value-type="float" office:value="1284.5" calcext:value-type="float">
            <text:p>1284,5</text:p>
          </table:table-cell>
          <table:table-cell/>
          <table:table-cell office:value-type="float" office:value="1263.9" calcext:value-type="float">
            <text:p>1263,9</text:p>
          </table:table-cell>
          <table:table-cell office:value-type="float" office:value="1333.2" calcext:value-type="float">
            <text:p>1333,2</text:p>
          </table:table-cell>
          <table:table-cell office:value-type="float" office:value="1724.4" calcext:value-type="float">
            <text:p>1724,4</text:p>
          </table:table-cell>
          <table:table-cell office:value-type="float" office:value="1380.2" calcext:value-type="float">
            <text:p>1380,2</text:p>
          </table:table-cell>
          <table:table-cell office:value-type="float" office:value="1411" calcext:value-type="float">
            <text:p>1411</text:p>
          </table:table-cell>
          <table:table-cell office:value-type="float" office:value="1607.2" calcext:value-type="float">
            <text:p>1607,2</text:p>
          </table:table-cell>
          <table:table-cell office:value-type="float" office:value="1276.9" calcext:value-type="float">
            <text:p>1276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46.6" calcext:value-type="float">
            <text:p>1546,6</text:p>
          </table:table-cell>
          <table:table-cell office:value-type="float" office:value="1293.5" calcext:value-type="float">
            <text:p>1293,5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1330.2" calcext:value-type="float">
            <text:p>1330,2</text:p>
          </table:table-cell>
          <table:table-cell office:value-type="float" office:value="1571.8" calcext:value-type="float">
            <text:p>1571,8</text:p>
          </table:table-cell>
          <table:table-cell office:value-type="float" office:value="1405.4" calcext:value-type="float">
            <text:p>1405,4</text:p>
          </table:table-cell>
          <table:table-cell office:value-type="float" office:value="1406.5" calcext:value-type="float">
            <text:p>1406,5</text:p>
          </table:table-cell>
          <table:table-cell office:value-type="float" office:value="1387.3" calcext:value-type="float">
            <text:p>1387,3</text:p>
          </table:table-cell>
          <table:table-cell office:value-type="float" office:value="1411.7" calcext:value-type="float">
            <text:p>1411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14.8" calcext:value-type="float">
            <text:p>1614,8</text:p>
          </table:table-cell>
          <table:table-cell office:value-type="float" office:value="1556.6" calcext:value-type="float">
            <text:p>1556,6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float" office:value="1365.7" calcext:value-type="float">
            <text:p>1365,7</text:p>
          </table:table-cell>
          <table:table-cell office:value-type="float" office:value="1580.4" calcext:value-type="float">
            <text:p>1580,4</text:p>
          </table:table-cell>
          <table:table-cell office:value-type="float" office:value="1329.6" calcext:value-type="float">
            <text:p>1329,6</text:p>
          </table:table-cell>
          <table:table-cell office:value-type="float" office:value="1521.4" calcext:value-type="float">
            <text:p>1521,4</text:p>
          </table:table-cell>
          <table:table-cell office:value-type="float" office:value="1533.1" calcext:value-type="float">
            <text:p>1533,1</text:p>
          </table:table-cell>
          <table:table-cell office:value-type="float" office:value="1397.7" calcext:value-type="float">
            <text:p>1397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68.4" calcext:value-type="float">
            <text:p>1568,4</text:p>
          </table:table-cell>
          <table:table-cell office:value-type="float" office:value="1344.7" calcext:value-type="float">
            <text:p>1344,7</text:p>
          </table:table-cell>
          <table:table-cell/>
          <table:table-cell office:value-type="float" office:value="1315.1" calcext:value-type="float">
            <text:p>1315,1</text:p>
          </table:table-cell>
          <table:table-cell office:value-type="float" office:value="1304.9" calcext:value-type="float">
            <text:p>1304,9</text:p>
          </table:table-cell>
          <table:table-cell office:value-type="float" office:value="1573.8" calcext:value-type="float">
            <text:p>1573,8</text:p>
          </table:table-cell>
          <table:table-cell office:value-type="float" office:value="1496.2" calcext:value-type="float">
            <text:p>1496,2</text:p>
          </table:table-cell>
          <table:table-cell office:value-type="float" office:value="1406.8" calcext:value-type="float">
            <text:p>1406,8</text:p>
          </table:table-cell>
          <table:table-cell office:value-type="float" office:value="1395" calcext:value-type="float">
            <text:p>1395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18.2" calcext:value-type="float">
            <text:p>1318,2</text:p>
          </table:table-cell>
          <table:table-cell office:value-type="float" office:value="1343.9" calcext:value-type="float">
            <text:p>1343,9</text:p>
          </table:table-cell>
          <table:table-cell/>
          <table:table-cell office:value-type="float" office:value="1315.1" calcext:value-type="float">
            <text:p>1315,1</text:p>
          </table:table-cell>
          <table:table-cell office:value-type="float" office:value="1304.8" calcext:value-type="float">
            <text:p>1304,8</text:p>
          </table:table-cell>
          <table:table-cell office:value-type="float" office:value="1433.1" calcext:value-type="float">
            <text:p>1433,1</text:p>
          </table:table-cell>
          <table:table-cell office:value-type="float" office:value="1348.7" calcext:value-type="float">
            <text:p>1348,7</text:p>
          </table:table-cell>
          <table:table-cell office:value-type="float" office:value="1372.2" calcext:value-type="float">
            <text:p>1372,2</text:p>
          </table:table-cell>
          <table:table-cell office:value-type="float" office:value="1357.2" calcext:value-type="float">
            <text:p>1357,2</text:p>
          </table:table-cell>
          <table:table-cell office:value-type="float" office:value="1356.1" calcext:value-type="float">
            <text:p>1356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40.3" calcext:value-type="float">
            <text:p>1540,3</text:p>
          </table:table-cell>
          <table:table-cell office:value-type="float" office:value="1331.5" calcext:value-type="float">
            <text:p>1331,5</text:p>
          </table:table-cell>
          <table:table-cell/>
          <table:table-cell office:value-type="float" office:value="1399.4" calcext:value-type="float">
            <text:p>1399,4</text:p>
          </table:table-cell>
          <table:table-cell office:value-type="float" office:value="1416.8" calcext:value-type="float">
            <text:p>1416,8</text:p>
          </table:table-cell>
          <table:table-cell office:value-type="float" office:value="1564.6" calcext:value-type="float">
            <text:p>1564,6</text:p>
          </table:table-cell>
          <table:table-cell office:value-type="float" office:value="1570.3" calcext:value-type="float">
            <text:p>1570,3</text:p>
          </table:table-cell>
          <table:table-cell office:value-type="float" office:value="1337.8" calcext:value-type="float">
            <text:p>1337,8</text:p>
          </table:table-cell>
          <table:table-cell office:value-type="float" office:value="1607.2" calcext:value-type="float">
            <text:p>1607,2</text:p>
          </table:table-cell>
          <table:table-cell office:value-type="float" office:value="1276.9" calcext:value-type="float">
            <text:p>1276,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28.8" calcext:value-type="float">
            <text:p>1528,8</text:p>
          </table:table-cell>
          <table:table-cell office:value-type="float" office:value="1453.2" calcext:value-type="float">
            <text:p>1453,2</text:p>
          </table:table-cell>
          <table:table-cell/>
          <table:table-cell office:value-type="float" office:value="1399.4" calcext:value-type="float">
            <text:p>1399,4</text:p>
          </table:table-cell>
          <table:table-cell office:value-type="float" office:value="1284.9" calcext:value-type="float">
            <text:p>1284,9</text:p>
          </table:table-cell>
          <table:table-cell office:value-type="float" office:value="1652.9" calcext:value-type="float">
            <text:p>1652,9</text:p>
          </table:table-cell>
          <table:table-cell office:value-type="float" office:value="1551.1" calcext:value-type="float">
            <text:p>1551,1</text:p>
          </table:table-cell>
          <table:table-cell office:value-type="float" office:value="1601" calcext:value-type="float">
            <text:p>1601</text:p>
          </table:table-cell>
          <table:table-cell office:value-type="float" office:value="1387.3" calcext:value-type="float">
            <text:p>1387,3</text:p>
          </table:table-cell>
          <table:table-cell office:value-type="float" office:value="1411.7" calcext:value-type="float">
            <text:p>1411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06" calcext:value-type="float">
            <text:p>1606</text:p>
          </table:table-cell>
          <table:table-cell office:value-type="float" office:value="1331.3" calcext:value-type="float">
            <text:p>1331,3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1365.5" calcext:value-type="float">
            <text:p>1365,5</text:p>
          </table:table-cell>
          <table:table-cell office:value-type="float" office:value="1413.5" calcext:value-type="float">
            <text:p>1413,5</text:p>
          </table:table-cell>
          <table:table-cell office:value-type="float" office:value="1528.6" calcext:value-type="float">
            <text:p>1528,6</text:p>
          </table:table-cell>
          <table:table-cell office:value-type="float" office:value="1560.9" calcext:value-type="float">
            <text:p>1560,9</text:p>
          </table:table-cell>
          <table:table-cell office:value-type="float" office:value="1533.1" calcext:value-type="float">
            <text:p>1533,1</text:p>
          </table:table-cell>
          <table:table-cell office:value-type="float" office:value="1397.7" calcext:value-type="float">
            <text:p>1397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46.7" calcext:value-type="float">
            <text:p>1346,7</text:p>
          </table:table-cell>
          <table:table-cell office:value-type="float" office:value="1334.5" calcext:value-type="float">
            <text:p>1334,5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1296.3" calcext:value-type="float">
            <text:p>1296,3</text:p>
          </table:table-cell>
          <table:table-cell office:value-type="float" office:value="1394.3" calcext:value-type="float">
            <text:p>1394,3</text:p>
          </table:table-cell>
          <table:table-cell office:value-type="float" office:value="1429.2" calcext:value-type="float">
            <text:p>1429,2</text:p>
          </table:table-cell>
          <table:table-cell office:value-type="float" office:value="1374.1" calcext:value-type="float">
            <text:p>1374,1</text:p>
          </table:table-cell>
          <table:table-cell office:value-type="float" office:value="1395" calcext:value-type="float">
            <text:p>1395</text:p>
          </table:table-cell>
          <table:table-cell office:value-type="float" office:value="1407" calcext:value-type="float">
            <text:p>140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09.3" calcext:value-type="float">
            <text:p>1709,3</text:p>
          </table:table-cell>
          <table:table-cell office:value-type="float" office:value="1547.2" calcext:value-type="float">
            <text:p>1547,2</text:p>
          </table:table-cell>
          <table:table-cell/>
          <table:table-cell office:value-type="float" office:value="1552.7" calcext:value-type="float">
            <text:p>1552,7</text:p>
          </table:table-cell>
          <table:table-cell office:value-type="float" office:value="1584.6" calcext:value-type="float">
            <text:p>1584,6</text:p>
          </table:table-cell>
          <table:table-cell office:value-type="float" office:value="1183.7" calcext:value-type="float">
            <text:p>1183,7</text:p>
          </table:table-cell>
          <table:table-cell office:value-type="float" office:value="1253.8" calcext:value-type="float">
            <text:p>1253,8</text:p>
          </table:table-cell>
          <table:table-cell office:value-type="float" office:value="1396.4" calcext:value-type="float">
            <text:p>1396,4</text:p>
          </table:table-cell>
          <table:table-cell office:value-type="float" office:value="1349.5" calcext:value-type="float">
            <text:p>1349,5</text:p>
          </table:table-cell>
          <table:table-cell office:value-type="float" office:value="1622" calcext:value-type="float">
            <text:p>16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79.2" calcext:value-type="float">
            <text:p>1479,2</text:p>
          </table:table-cell>
          <table:table-cell office:value-type="float" office:value="2246.3" calcext:value-type="float">
            <text:p>2246,3</text:p>
          </table:table-cell>
          <table:table-cell/>
          <table:table-cell office:value-type="float" office:value="1552.7" calcext:value-type="float">
            <text:p>1552,7</text:p>
          </table:table-cell>
          <table:table-cell office:value-type="float" office:value="1889.7" calcext:value-type="float">
            <text:p>1889,7</text:p>
          </table:table-cell>
          <table:table-cell office:value-type="float" office:value="1142.1" calcext:value-type="float">
            <text:p>1142,1</text:p>
          </table:table-cell>
          <table:table-cell office:value-type="float" office:value="1520.7" calcext:value-type="float">
            <text:p>1520,7</text:p>
          </table:table-cell>
          <table:table-cell office:value-type="float" office:value="1316.8" calcext:value-type="float">
            <text:p>1316,8</text:p>
          </table:table-cell>
          <table:table-cell office:value-type="float" office:value="1207.3" calcext:value-type="float">
            <text:p>1207,3</text:p>
          </table:table-cell>
          <table:table-cell office:value-type="float" office:value="1238.9" calcext:value-type="float">
            <text:p>1238,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49.4" calcext:value-type="float">
            <text:p>1449,4</text:p>
          </table:table-cell>
          <table:table-cell office:value-type="float" office:value="1590.7" calcext:value-type="float">
            <text:p>1590,7</text:p>
          </table:table-cell>
          <table:table-cell/>
          <table:table-cell office:value-type="float" office:value="1625.1" calcext:value-type="float">
            <text:p>1625,1</text:p>
          </table:table-cell>
          <table:table-cell office:value-type="float" office:value="1712.8" calcext:value-type="float">
            <text:p>1712,8</text:p>
          </table:table-cell>
          <table:table-cell office:value-type="float" office:value="1213.2" calcext:value-type="float">
            <text:p>1213,2</text:p>
          </table:table-cell>
          <table:table-cell office:value-type="float" office:value="1296.4" calcext:value-type="float">
            <text:p>1296,4</text:p>
          </table:table-cell>
          <table:table-cell office:value-type="float" office:value="1329.6" calcext:value-type="float">
            <text:p>1329,6</text:p>
          </table:table-cell>
          <table:table-cell office:value-type="float" office:value="1258" calcext:value-type="float">
            <text:p>1258</text:p>
          </table:table-cell>
          <table:table-cell office:value-type="float" office:value="1290.8" calcext:value-type="float">
            <text:p>1290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68.9" calcext:value-type="float">
            <text:p>1468,9</text:p>
          </table:table-cell>
          <table:table-cell office:value-type="float" office:value="1712.2" calcext:value-type="float">
            <text:p>1712,2</text:p>
          </table:table-cell>
          <table:table-cell/>
          <table:table-cell office:value-type="float" office:value="1625.1" calcext:value-type="float">
            <text:p>1625,1</text:p>
          </table:table-cell>
          <table:table-cell office:value-type="float" office:value="1773.5" calcext:value-type="float">
            <text:p>1773,5</text:p>
          </table:table-cell>
          <table:table-cell office:value-type="float" office:value="1178.3" calcext:value-type="float">
            <text:p>1178,3</text:p>
          </table:table-cell>
          <table:table-cell office:value-type="float" office:value="1393.5" calcext:value-type="float">
            <text:p>1393,5</text:p>
          </table:table-cell>
          <table:table-cell office:value-type="float" office:value="1315.4" calcext:value-type="float">
            <text:p>1315,4</text:p>
          </table:table-cell>
          <table:table-cell office:value-type="float" office:value="1256" calcext:value-type="float">
            <text:p>1256</text:p>
          </table:table-cell>
          <table:table-cell office:value-type="float" office:value="1380.3" calcext:value-type="float">
            <text:p>1380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1.4" calcext:value-type="float">
            <text:p>1741,4</text:p>
          </table:table-cell>
          <table:table-cell office:value-type="float" office:value="1593.3" calcext:value-type="float">
            <text:p>1593,3</text:p>
          </table:table-cell>
          <table:table-cell/>
          <table:table-cell office:value-type="float" office:value="1771.2" calcext:value-type="float">
            <text:p>1771,2</text:p>
          </table:table-cell>
          <table:table-cell office:value-type="float" office:value="1713.3" calcext:value-type="float">
            <text:p>1713,3</text:p>
          </table:table-cell>
          <table:table-cell office:value-type="float" office:value="1321.5" calcext:value-type="float">
            <text:p>1321,5</text:p>
          </table:table-cell>
          <table:table-cell office:value-type="float" office:value="1280.1" calcext:value-type="float">
            <text:p>1280,1</text:p>
          </table:table-cell>
          <table:table-cell office:value-type="float" office:value="1315.3" calcext:value-type="float">
            <text:p>1315,3</text:p>
          </table:table-cell>
          <table:table-cell office:value-type="float" office:value="1358.8" calcext:value-type="float">
            <text:p>1358,8</text:p>
          </table:table-cell>
          <table:table-cell office:value-type="float" office:value="1759.9" calcext:value-type="float">
            <text:p>1759,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33.7" calcext:value-type="float">
            <text:p>1533,7</text:p>
          </table:table-cell>
          <table:table-cell office:value-type="float" office:value="2389.6" calcext:value-type="float">
            <text:p>2389,6</text:p>
          </table:table-cell>
          <table:table-cell/>
          <table:table-cell office:value-type="float" office:value="1771.2" calcext:value-type="float">
            <text:p>1771,2</text:p>
          </table:table-cell>
          <table:table-cell office:value-type="float" office:value="1355.6" calcext:value-type="float">
            <text:p>1355,6</text:p>
          </table:table-cell>
          <table:table-cell office:value-type="float" office:value="1165.9" calcext:value-type="float">
            <text:p>1165,9</text:p>
          </table:table-cell>
          <table:table-cell office:value-type="float" office:value="1219.7" calcext:value-type="float">
            <text:p>1219,7</text:p>
          </table:table-cell>
          <table:table-cell office:value-type="float" office:value="1558.7" calcext:value-type="float">
            <text:p>1558,7</text:p>
          </table:table-cell>
          <table:table-cell office:value-type="float" office:value="1349.5" calcext:value-type="float">
            <text:p>1349,5</text:p>
          </table:table-cell>
          <table:table-cell office:value-type="float" office:value="1622" calcext:value-type="float">
            <text:p>162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742" calcext:value-type="float">
            <text:p>1742</text:p>
          </table:table-cell>
          <table:table-cell office:value-type="float" office:value="1566.3" calcext:value-type="float">
            <text:p>1566,3</text:p>
          </table:table-cell>
          <table:table-cell/>
          <table:table-cell office:value-type="float" office:value="2365.7" calcext:value-type="float">
            <text:p>2365,7</text:p>
          </table:table-cell>
          <table:table-cell office:value-type="float" office:value="1641.7" calcext:value-type="float">
            <text:p>1641,7</text:p>
          </table:table-cell>
          <table:table-cell office:value-type="float" office:value="1195.3" calcext:value-type="float">
            <text:p>1195,3</text:p>
          </table:table-cell>
          <table:table-cell office:value-type="float" office:value="1248.6" calcext:value-type="float">
            <text:p>1248,6</text:p>
          </table:table-cell>
          <table:table-cell office:value-type="float" office:value="1317.5" calcext:value-type="float">
            <text:p>1317,5</text:p>
          </table:table-cell>
          <table:table-cell office:value-type="float" office:value="1207.3" calcext:value-type="float">
            <text:p>1207,3</text:p>
          </table:table-cell>
          <table:table-cell office:value-type="float" office:value="1238.9" calcext:value-type="float">
            <text:p>1238,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89.8" calcext:value-type="float">
            <text:p>1589,8</text:p>
          </table:table-cell>
          <table:table-cell office:value-type="float" office:value="1619.5" calcext:value-type="float">
            <text:p>1619,5</text:p>
          </table:table-cell>
          <table:table-cell/>
          <table:table-cell office:value-type="float" office:value="2365.7" calcext:value-type="float">
            <text:p>2365,7</text:p>
          </table:table-cell>
          <table:table-cell office:value-type="float" office:value="1867.7" calcext:value-type="float">
            <text:p>1867,7</text:p>
          </table:table-cell>
          <table:table-cell office:value-type="float" office:value="1176.7" calcext:value-type="float">
            <text:p>1176,7</text:p>
          </table:table-cell>
          <table:table-cell office:value-type="float" office:value="1299.1" calcext:value-type="float">
            <text:p>1299,1</text:p>
          </table:table-cell>
          <table:table-cell office:value-type="float" office:value="1337.1" calcext:value-type="float">
            <text:p>1337,1</text:p>
          </table:table-cell>
          <table:table-cell office:value-type="float" office:value="1258" calcext:value-type="float">
            <text:p>1258</text:p>
          </table:table-cell>
          <table:table-cell office:value-type="float" office:value="1290.8" calcext:value-type="float">
            <text:p>1290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29.4" calcext:value-type="float">
            <text:p>1529,4</text:p>
          </table:table-cell>
          <table:table-cell office:value-type="float" office:value="1677.7" calcext:value-type="float">
            <text:p>1677,7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773.5" calcext:value-type="float">
            <text:p>1773,5</text:p>
          </table:table-cell>
          <table:table-cell office:value-type="float" office:value="1325.3" calcext:value-type="float">
            <text:p>1325,3</text:p>
          </table:table-cell>
          <table:table-cell office:value-type="float" office:value="1219.7" calcext:value-type="float">
            <text:p>1219,7</text:p>
          </table:table-cell>
          <table:table-cell office:value-type="float" office:value="1473.1" calcext:value-type="float">
            <text:p>1473,1</text:p>
          </table:table-cell>
          <table:table-cell office:value-type="float" office:value="1256" calcext:value-type="float">
            <text:p>1256</text:p>
          </table:table-cell>
          <table:table-cell office:value-type="float" office:value="1380.3" calcext:value-type="float">
            <text:p>1380,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82.9" calcext:value-type="float">
            <text:p>1582,9</text:p>
          </table:table-cell>
          <table:table-cell office:value-type="float" office:value="1537" calcext:value-type="float">
            <text:p>1537</text:p>
          </table:table-cell>
          <table:table-cell/>
          <table:table-cell office:value-type="float" office:value="2450" calcext:value-type="float">
            <text:p>2450</text:p>
          </table:table-cell>
          <table:table-cell office:value-type="float" office:value="1712.5" calcext:value-type="float">
            <text:p>1712,5</text:p>
          </table:table-cell>
          <table:table-cell office:value-type="float" office:value="1321.6" calcext:value-type="float">
            <text:p>1321,6</text:p>
          </table:table-cell>
          <table:table-cell office:value-type="float" office:value="1523.5" calcext:value-type="float">
            <text:p>1523,5</text:p>
          </table:table-cell>
          <table:table-cell office:value-type="float" office:value="1383" calcext:value-type="float">
            <text:p>1383</text:p>
          </table:table-cell>
          <table:table-cell office:value-type="float" office:value="1358.8" calcext:value-type="float">
            <text:p>1358,8</text:p>
          </table:table-cell>
          <table:table-cell office:value-type="float" office:value="1759.9" calcext:value-type="float">
            <text:p>1759,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51" calcext:value-type="float">
            <text:p>1351</text:p>
          </table:table-cell>
          <table:table-cell office:value-type="float" office:value="1216.9" calcext:value-type="float">
            <text:p>1216,9</text:p>
          </table:table-cell>
          <table:table-cell/>
          <table:table-cell office:value-type="float" office:value="1263.8" calcext:value-type="float">
            <text:p>1263,8</text:p>
          </table:table-cell>
          <table:table-cell office:value-type="float" office:value="1319.3" calcext:value-type="float">
            <text:p>1319,3</text:p>
          </table:table-cell>
          <table:table-cell office:value-type="float" office:value="1248.5" calcext:value-type="float">
            <text:p>1248,5</text:p>
          </table:table-cell>
          <table:table-cell office:value-type="float" office:value="1305.2" calcext:value-type="float">
            <text:p>1305,2</text:p>
          </table:table-cell>
          <table:table-cell office:value-type="float" office:value="1353.4" calcext:value-type="float">
            <text:p>1353,4</text:p>
          </table:table-cell>
          <table:table-cell office:value-type="float" office:value="1256" calcext:value-type="float">
            <text:p>1256</text:p>
          </table:table-cell>
          <table:table-cell office:value-type="float" office:value="1176.7" calcext:value-type="float">
            <text:p>1176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04.4" calcext:value-type="float">
            <text:p>1404,4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float" office:value="1263.8" calcext:value-type="float">
            <text:p>1263,8</text:p>
          </table:table-cell>
          <table:table-cell office:value-type="float" office:value="1403.5" calcext:value-type="float">
            <text:p>1403,5</text:p>
          </table:table-cell>
          <table:table-cell office:value-type="float" office:value="1280.4" calcext:value-type="float">
            <text:p>1280,4</text:p>
          </table:table-cell>
          <table:table-cell office:value-type="float" office:value="1264.9" calcext:value-type="float">
            <text:p>1264,9</text:p>
          </table:table-cell>
          <table:table-cell office:value-type="float" office:value="1434.6" calcext:value-type="float">
            <text:p>1434,6</text:p>
          </table:table-cell>
          <table:table-cell office:value-type="float" office:value="1256.9" calcext:value-type="float">
            <text:p>1256,9</text:p>
          </table:table-cell>
          <table:table-cell office:value-type="float" office:value="1259.2" calcext:value-type="float">
            <text:p>1259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97.1" calcext:value-type="float">
            <text:p>1297,1</text:p>
          </table:table-cell>
          <table:table-cell office:value-type="float" office:value="1379.9" calcext:value-type="float">
            <text:p>1379,9</text:p>
          </table:table-cell>
          <table:table-cell/>
          <table:table-cell office:value-type="float" office:value="1312.8" calcext:value-type="float">
            <text:p>1312,8</text:p>
          </table:table-cell>
          <table:table-cell office:value-type="float" office:value="1265.1" calcext:value-type="float">
            <text:p>1265,1</text:p>
          </table:table-cell>
          <table:table-cell office:value-type="float" office:value="1261.2" calcext:value-type="float">
            <text:p>1261,2</text:p>
          </table:table-cell>
          <table:table-cell office:value-type="float" office:value="1314.9" calcext:value-type="float">
            <text:p>1314,9</text:p>
          </table:table-cell>
          <table:table-cell office:value-type="float" office:value="1155.5" calcext:value-type="float">
            <text:p>1155,5</text:p>
          </table:table-cell>
          <table:table-cell office:value-type="float" office:value="1284" calcext:value-type="float">
            <text:p>1284</text:p>
          </table:table-cell>
          <table:table-cell office:value-type="float" office:value="1211.8" calcext:value-type="float">
            <text:p>1211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6.7" calcext:value-type="float">
            <text:p>1316,7</text:p>
          </table:table-cell>
          <table:table-cell office:value-type="float" office:value="1314.6" calcext:value-type="float">
            <text:p>1314,6</text:p>
          </table:table-cell>
          <table:table-cell/>
          <table:table-cell office:value-type="float" office:value="1312.8" calcext:value-type="float">
            <text:p>1312,8</text:p>
          </table:table-cell>
          <table:table-cell office:value-type="float" office:value="1296.2" calcext:value-type="float">
            <text:p>1296,2</text:p>
          </table:table-cell>
          <table:table-cell office:value-type="float" office:value="1299.7" calcext:value-type="float">
            <text:p>1299,7</text:p>
          </table:table-cell>
          <table:table-cell office:value-type="float" office:value="1369" calcext:value-type="float">
            <text:p>1369</text:p>
          </table:table-cell>
          <table:table-cell office:value-type="float" office:value="1334.4" calcext:value-type="float">
            <text:p>1334,4</text:p>
          </table:table-cell>
          <table:table-cell office:value-type="float" office:value="1255" calcext:value-type="float">
            <text:p>1255</text:p>
          </table:table-cell>
          <table:table-cell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78.7" calcext:value-type="float">
            <text:p>1378,7</text:p>
          </table:table-cell>
          <table:table-cell office:value-type="float" office:value="1395.6" calcext:value-type="float">
            <text:p>1395,6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1445.7" calcext:value-type="float">
            <text:p>1445,7</text:p>
          </table:table-cell>
          <table:table-cell office:value-type="float" office:value="1344.8" calcext:value-type="float">
            <text:p>1344,8</text:p>
          </table:table-cell>
          <table:table-cell office:value-type="float" office:value="1386.2" calcext:value-type="float">
            <text:p>1386,2</text:p>
          </table:table-cell>
          <table:table-cell office:value-type="float" office:value="1244.5" calcext:value-type="float">
            <text:p>1244,5</text:p>
          </table:table-cell>
          <table:table-cell office:value-type="float" office:value="1334.2" calcext:value-type="float">
            <text:p>1334,2</text:p>
          </table:table-cell>
          <table:table-cell office:value-type="float" office:value="1232.6" calcext:value-type="float">
            <text:p>1232,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94.5" calcext:value-type="float">
            <text:p>1494,5</text:p>
          </table:table-cell>
          <table:table-cell office:value-type="float" office:value="1389.7" calcext:value-type="float">
            <text:p>1389,7</text:p>
          </table:table-cell>
          <table:table-cell/>
          <table:table-cell office:value-type="float" office:value="1319" calcext:value-type="float">
            <text:p>1319</text:p>
          </table:table-cell>
          <table:table-cell office:value-type="float" office:value="1345" calcext:value-type="float">
            <text:p>1345</text:p>
          </table:table-cell>
          <table:table-cell office:value-type="float" office:value="1308.1" calcext:value-type="float">
            <text:p>1308,1</text:p>
          </table:table-cell>
          <table:table-cell office:value-type="float" office:value="1496.3" calcext:value-type="float">
            <text:p>1496,3</text:p>
          </table:table-cell>
          <table:table-cell office:value-type="float" office:value="1221.8" calcext:value-type="float">
            <text:p>1221,8</text:p>
          </table:table-cell>
          <table:table-cell office:value-type="float" office:value="1256" calcext:value-type="float">
            <text:p>1256</text:p>
          </table:table-cell>
          <table:table-cell office:value-type="float" office:value="1176.7" calcext:value-type="float">
            <text:p>1176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19.3" calcext:value-type="float">
            <text:p>1319,3</text:p>
          </table:table-cell>
          <table:table-cell office:value-type="float" office:value="1375.9" calcext:value-type="float">
            <text:p>1375,9</text:p>
          </table:table-cell>
          <table:table-cell/>
          <table:table-cell office:value-type="float" office:value="1353.7" calcext:value-type="float">
            <text:p>1353,7</text:p>
          </table:table-cell>
          <table:table-cell office:value-type="float" office:value="1270.7" calcext:value-type="float">
            <text:p>1270,7</text:p>
          </table:table-cell>
          <table:table-cell office:value-type="float" office:value="1269.7" calcext:value-type="float">
            <text:p>1269,7</text:p>
          </table:table-cell>
          <table:table-cell office:value-type="float" office:value="1396.5" calcext:value-type="float">
            <text:p>1396,5</text:p>
          </table:table-cell>
          <table:table-cell office:value-type="float" office:value="1348.4" calcext:value-type="float">
            <text:p>1348,4</text:p>
          </table:table-cell>
          <table:table-cell office:value-type="float" office:value="1256.9" calcext:value-type="float">
            <text:p>1256,9</text:p>
          </table:table-cell>
          <table:table-cell office:value-type="float" office:value="1259.2" calcext:value-type="float">
            <text:p>1259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407.8" calcext:value-type="float">
            <text:p>1407,8</text:p>
          </table:table-cell>
          <table:table-cell office:value-type="float" office:value="1326.2" calcext:value-type="float">
            <text:p>1326,2</text:p>
          </table:table-cell>
          <table:table-cell/>
          <table:table-cell office:value-type="float" office:value="1353.7" calcext:value-type="float">
            <text:p>1353,7</text:p>
          </table:table-cell>
          <table:table-cell office:value-type="float" office:value="1481.5" calcext:value-type="float">
            <text:p>1481,5</text:p>
          </table:table-cell>
          <table:table-cell office:value-type="float" office:value="1414.1" calcext:value-type="float">
            <text:p>1414,1</text:p>
          </table:table-cell>
          <table:table-cell office:value-type="float" office:value="1304.7" calcext:value-type="float">
            <text:p>1304,7</text:p>
          </table:table-cell>
          <table:table-cell office:value-type="float" office:value="1194.6" calcext:value-type="float">
            <text:p>1194,6</text:p>
          </table:table-cell>
          <table:table-cell office:value-type="float" office:value="1284" calcext:value-type="float">
            <text:p>1284</text:p>
          </table:table-cell>
          <table:table-cell office:value-type="float" office:value="1211.8" calcext:value-type="float">
            <text:p>1211,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98.2" calcext:value-type="float">
            <text:p>1298,2</text:p>
          </table:table-cell>
          <table:table-cell office:value-type="float" office:value="1256.6" calcext:value-type="float">
            <text:p>1256,6</text:p>
          </table:table-cell>
          <table:table-cell/>
          <table:table-cell office:value-type="float" office:value="1425.9" calcext:value-type="float">
            <text:p>1425,9</text:p>
          </table:table-cell>
          <table:table-cell office:value-type="float" office:value="1338.4" calcext:value-type="float">
            <text:p>1338,4</text:p>
          </table:table-cell>
          <table:table-cell office:value-type="float" office:value="1388.5" calcext:value-type="float">
            <text:p>1388,5</text:p>
          </table:table-cell>
          <table:table-cell office:value-type="float" office:value="1147" calcext:value-type="float">
            <text:p>1147</text:p>
          </table:table-cell>
          <table:table-cell office:value-type="float" office:value="1137.8" calcext:value-type="float">
            <text:p>1137,8</text:p>
          </table:table-cell>
          <table:table-cell office:value-type="float" office:value="1255" calcext:value-type="float">
            <text:p>1255</text:p>
          </table:table-cell>
          <table:table-cell office:value-type="float" office:value="1344" calcext:value-type="float">
            <text:p>13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04.5" calcext:value-type="float">
            <text:p>1304,5</text:p>
          </table:table-cell>
          <table:table-cell office:value-type="float" office:value="1482.7" calcext:value-type="float">
            <text:p>1482,7</text:p>
          </table:table-cell>
          <table:table-cell/>
          <table:table-cell office:value-type="float" office:value="1425.9" calcext:value-type="float">
            <text:p>1425,9</text:p>
          </table:table-cell>
          <table:table-cell office:value-type="float" office:value="1279.6" calcext:value-type="float">
            <text:p>1279,6</text:p>
          </table:table-cell>
          <table:table-cell office:value-type="float" office:value="1441.9" calcext:value-type="float">
            <text:p>1441,9</text:p>
          </table:table-cell>
          <table:table-cell office:value-type="float" office:value="1220.8" calcext:value-type="float">
            <text:p>1220,8</text:p>
          </table:table-cell>
          <table:table-cell office:value-type="float" office:value="1273.3" calcext:value-type="float">
            <text:p>1273,3</text:p>
          </table:table-cell>
          <table:table-cell office:value-type="float" office:value="1334.2" calcext:value-type="float">
            <text:p>1334,2</text:p>
          </table:table-cell>
          <table:table-cell office:value-type="float" office:value="1232.6" calcext:value-type="float">
            <text:p>1232,6</text:p>
          </table:table-cell>
        </table:table-row>
      </table:table>
      <table:table table:name="6" table:style-name="ta1">
        <table:table-column table:style-name="co1" table:number-columns-repeated="11" table:default-cell-style-name="Default"/>
        <table:table-row table:style-name="ro1">
          <table:table-cell table:style-name="ce65" office:value-type="string" calcext:value-type="string">
            <text:p>Team Size</text:p>
          </table:table-cell>
          <table:table-cell table:style-name="ce65" office:value-type="string" calcext:value-type="string">
            <text:p>PB OR</text:p>
          </table:table-cell>
          <table:table-cell table:style-name="ce65" office:value-type="string" calcext:value-type="string">
            <text:p>PB V C1</text:p>
          </table:table-cell>
          <table:table-cell table:style-name="ce65" office:value-type="string" calcext:value-type="string">
            <text:p>PB V B1</text:p>
          </table:table-cell>
          <table:table-cell table:style-name="ce65" office:value-type="string" calcext:value-type="string">
            <text:p>PB T C1</text:p>
          </table:table-cell>
          <table:table-cell table:style-name="ce65" office:value-type="string" calcext:value-type="string">
            <text:p>PB T B1</text:p>
          </table:table-cell>
          <table:table-cell table:style-name="ce65" office:value-type="string" calcext:value-type="string">
            <text:p>PR OR</text:p>
          </table:table-cell>
          <table:table-cell table:style-name="ce65" office:value-type="string" calcext:value-type="string">
            <text:p>PR V C1 </text:p>
          </table:table-cell>
          <table:table-cell table:style-name="ce65" office:value-type="string" calcext:value-type="string">
            <text:p>PR V B1</text:p>
          </table:table-cell>
          <table:table-cell table:style-name="ce65" office:value-type="string" calcext:value-type="string">
            <text:p>PR T C1</text:p>
          </table:table-cell>
          <table:table-cell table:style-name="ce65" office:value-type="string" calcext:value-type="string">
            <text:p>PR T B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67.2" calcext:value-type="float">
            <text:p>1067,2</text:p>
          </table:table-cell>
          <table:table-cell office:value-type="float" office:value="1083.6" calcext:value-type="float">
            <text:p>1083,6</text:p>
          </table:table-cell>
          <table:table-cell office:value-type="float" office:value="1018.3" calcext:value-type="float">
            <text:p>1018,3</text:p>
          </table:table-cell>
          <table:table-cell office:value-type="float" office:value="1042.8" calcext:value-type="float">
            <text:p>1042,8</text:p>
          </table:table-cell>
          <table:table-cell office:value-type="float" office:value="1072.5" calcext:value-type="float">
            <text:p>1072,5</text:p>
          </table:table-cell>
          <table:table-cell office:value-type="float" office:value="878.5" calcext:value-type="float">
            <text:p>878,5</text:p>
          </table:table-cell>
          <table:table-cell office:value-type="float" office:value="898.4" calcext:value-type="float">
            <text:p>898,4</text:p>
          </table:table-cell>
          <table:table-cell office:value-type="float" office:value="884" calcext:value-type="float">
            <text:p>884</text:p>
          </table:table-cell>
          <table:table-cell office:value-type="float" office:value="878.5" calcext:value-type="float">
            <text:p>878,5</text:p>
          </table:table-cell>
          <table:table-cell office:value-type="float" office:value="871.7" calcext:value-type="float">
            <text:p>871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6" calcext:value-type="float">
            <text:p>1086</text:p>
          </table:table-cell>
          <table:table-cell office:value-type="float" office:value="1102.5" calcext:value-type="float">
            <text:p>1102,5</text:p>
          </table:table-cell>
          <table:table-cell office:value-type="float" office:value="1096.4" calcext:value-type="float">
            <text:p>1096,4</text:p>
          </table:table-cell>
          <table:table-cell office:value-type="float" office:value="1042.8" calcext:value-type="float">
            <text:p>1042,8</text:p>
          </table:table-cell>
          <table:table-cell office:value-type="float" office:value="1018.3" calcext:value-type="float">
            <text:p>1018,3</text:p>
          </table:table-cell>
          <table:table-cell table:number-columns-repeated="3" office:value-type="float" office:value="898.4" calcext:value-type="float">
            <text:p>898,4</text:p>
          </table:table-cell>
          <table:table-cell office:value-type="float" office:value="916.5" calcext:value-type="float">
            <text:p>916,5</text:p>
          </table:table-cell>
          <table:table-cell office:value-type="float" office:value="954.1" calcext:value-type="float">
            <text:p>954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02.2" calcext:value-type="float">
            <text:p>1102,2</text:p>
          </table:table-cell>
          <table:table-cell office:value-type="float" office:value="1087.5" calcext:value-type="float">
            <text:p>1087,5</text:p>
          </table:table-cell>
          <table:table-cell office:value-type="float" office:value="1103.4" calcext:value-type="float">
            <text:p>1103,4</text:p>
          </table:table-cell>
          <table:table-cell office:value-type="float" office:value="1081.9" calcext:value-type="float">
            <text:p>1081,9</text:p>
          </table:table-cell>
          <table:table-cell office:value-type="float" office:value="1093.4" calcext:value-type="float">
            <text:p>1093,4</text:p>
          </table:table-cell>
          <table:table-cell office:value-type="float" office:value="878.5" calcext:value-type="float">
            <text:p>878,5</text:p>
          </table:table-cell>
          <table:table-cell office:value-type="float" office:value="859.6" calcext:value-type="float">
            <text:p>859,6</text:p>
          </table:table-cell>
          <table:table-cell office:value-type="float" office:value="865.1" calcext:value-type="float">
            <text:p>865,1</text:p>
          </table:table-cell>
          <table:table-cell office:value-type="float" office:value="879" calcext:value-type="float">
            <text:p>879</text:p>
          </table:table-cell>
          <table:table-cell office:value-type="float" office:value="897.6" calcext:value-type="float">
            <text:p>897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102.3" calcext:value-type="float">
            <text:p>1102,3</text:p>
          </table:table-cell>
          <table:table-cell office:value-type="float" office:value="1105.3" calcext:value-type="float">
            <text:p>1105,3</text:p>
          </table:table-cell>
          <table:table-cell office:value-type="float" office:value="1025" calcext:value-type="float">
            <text:p>1025</text:p>
          </table:table-cell>
          <table:table-cell office:value-type="float" office:value="1081.9" calcext:value-type="float">
            <text:p>1081,9</text:p>
          </table:table-cell>
          <table:table-cell office:value-type="float" office:value="1101.1" calcext:value-type="float">
            <text:p>1101,1</text:p>
          </table:table-cell>
          <table:table-cell office:value-type="float" office:value="1019.9" calcext:value-type="float">
            <text:p>1019,9</text:p>
          </table:table-cell>
          <table:table-cell office:value-type="float" office:value="898.4" calcext:value-type="float">
            <text:p>898,4</text:p>
          </table:table-cell>
          <table:table-cell office:value-type="float" office:value="878.7" calcext:value-type="float">
            <text:p>878,7</text:p>
          </table:table-cell>
          <table:table-cell office:value-type="float" office:value="877.6" calcext:value-type="float">
            <text:p>877,6</text:p>
          </table:table-cell>
          <table:table-cell office:value-type="float" office:value="913.8" calcext:value-type="float">
            <text:p>913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5.7" calcext:value-type="float">
            <text:p>1085,7</text:p>
          </table:table-cell>
          <table:table-cell office:value-type="float" office:value="1079.8" calcext:value-type="float">
            <text:p>1079,8</text:p>
          </table:table-cell>
          <table:table-cell office:value-type="float" office:value="1093.3" calcext:value-type="float">
            <text:p>1093,3</text:p>
          </table:table-cell>
          <table:table-cell office:value-type="float" office:value="1082.1" calcext:value-type="float">
            <text:p>1082,1</text:p>
          </table:table-cell>
          <table:table-cell office:value-type="float" office:value="1018.3" calcext:value-type="float">
            <text:p>1018,3</text:p>
          </table:table-cell>
          <table:table-cell office:value-type="float" office:value="859.7" calcext:value-type="float">
            <text:p>859,7</text:p>
          </table:table-cell>
          <table:table-cell office:value-type="float" office:value="871.7" calcext:value-type="float">
            <text:p>871,7</text:p>
          </table:table-cell>
          <table:table-cell office:value-type="float" office:value="898.4" calcext:value-type="float">
            <text:p>898,4</text:p>
          </table:table-cell>
          <table:table-cell office:value-type="float" office:value="878.7" calcext:value-type="float">
            <text:p>878,7</text:p>
          </table:table-cell>
          <table:table-cell office:value-type="float" office:value="898.4" calcext:value-type="float">
            <text:p>898,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97.5" calcext:value-type="float">
            <text:p>1097,5</text:p>
          </table:table-cell>
          <table:table-cell office:value-type="float" office:value="1240.5" calcext:value-type="float">
            <text:p>1240,5</text:p>
          </table:table-cell>
          <table:table-cell office:value-type="float" office:value="1380.2" calcext:value-type="float">
            <text:p>1380,2</text:p>
          </table:table-cell>
          <table:table-cell office:value-type="float" office:value="1082.1" calcext:value-type="float">
            <text:p>1082,1</text:p>
          </table:table-cell>
          <table:table-cell office:value-type="float" office:value="1088" calcext:value-type="float">
            <text:p>1088</text:p>
          </table:table-cell>
          <table:table-cell office:value-type="float" office:value="878.5" calcext:value-type="float">
            <text:p>878,5</text:p>
          </table:table-cell>
          <table:table-cell office:value-type="float" office:value="881.8" calcext:value-type="float">
            <text:p>881,8</text:p>
          </table:table-cell>
          <table:table-cell office:value-type="float" office:value="898.4" calcext:value-type="float">
            <text:p>898,4</text:p>
          </table:table-cell>
          <table:table-cell office:value-type="float" office:value="878.5" calcext:value-type="float">
            <text:p>878,5</text:p>
          </table:table-cell>
          <table:table-cell office:value-type="float" office:value="871.7" calcext:value-type="float">
            <text:p>871,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6.6" calcext:value-type="float">
            <text:p>1086,6</text:p>
          </table:table-cell>
          <table:table-cell office:value-type="float" office:value="1094" calcext:value-type="float">
            <text:p>1094</text:p>
          </table:table-cell>
          <table:table-cell office:value-type="float" office:value="1096.4" calcext:value-type="float">
            <text:p>1096,4</text:p>
          </table:table-cell>
          <table:table-cell office:value-type="float" office:value="1086.6" calcext:value-type="float">
            <text:p>1086,6</text:p>
          </table:table-cell>
          <table:table-cell office:value-type="float" office:value="1068.4" calcext:value-type="float">
            <text:p>1068,4</text:p>
          </table:table-cell>
          <table:table-cell office:value-type="float" office:value="845.9" calcext:value-type="float">
            <text:p>845,9</text:p>
          </table:table-cell>
          <table:table-cell office:value-type="float" office:value="874.3" calcext:value-type="float">
            <text:p>874,3</text:p>
          </table:table-cell>
          <table:table-cell office:value-type="float" office:value="925.2" calcext:value-type="float">
            <text:p>925,2</text:p>
          </table:table-cell>
          <table:table-cell office:value-type="float" office:value="916.5" calcext:value-type="float">
            <text:p>916,5</text:p>
          </table:table-cell>
          <table:table-cell office:value-type="float" office:value="954.1" calcext:value-type="float">
            <text:p>954,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083" calcext:value-type="float">
            <text:p>1083</text:p>
          </table:table-cell>
          <table:table-cell office:value-type="float" office:value="1105.2" calcext:value-type="float">
            <text:p>1105,2</text:p>
          </table:table-cell>
          <table:table-cell office:value-type="float" office:value="1093.3" calcext:value-type="float">
            <text:p>1093,3</text:p>
          </table:table-cell>
          <table:table-cell office:value-type="float" office:value="1086.6" calcext:value-type="float">
            <text:p>1086,6</text:p>
          </table:table-cell>
          <table:table-cell office:value-type="float" office:value="1104.9" calcext:value-type="float">
            <text:p>1104,9</text:p>
          </table:table-cell>
          <table:table-cell office:value-type="float" office:value="862" calcext:value-type="float">
            <text:p>862</text:p>
          </table:table-cell>
          <table:table-cell office:value-type="float" office:value="872.8" calcext:value-type="float">
            <text:p>872,8</text:p>
          </table:table-cell>
          <table:table-cell office:value-type="float" office:value="898.4" calcext:value-type="float">
            <text:p>898,4</text:p>
          </table:table-cell>
          <table:table-cell office:value-type="float" office:value="879" calcext:value-type="float">
            <text:p>879</text:p>
          </table:table-cell>
          <table:table-cell office:value-type="float" office:value="897.6" calcext:value-type="float">
            <text:p>897,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18.2" calcext:value-type="float">
            <text:p>1418,2</text:p>
          </table:table-cell>
          <table:table-cell office:value-type="float" office:value="1089.9" calcext:value-type="float">
            <text:p>1089,9</text:p>
          </table:table-cell>
          <table:table-cell office:value-type="float" office:value="1085.6" calcext:value-type="float">
            <text:p>1085,6</text:p>
          </table:table-cell>
          <table:table-cell office:value-type="float" office:value="1260.6" calcext:value-type="float">
            <text:p>1260,6</text:p>
          </table:table-cell>
          <table:table-cell office:value-type="float" office:value="1097.7" calcext:value-type="float">
            <text:p>1097,7</text:p>
          </table:table-cell>
          <table:table-cell office:value-type="float" office:value="898.4" calcext:value-type="float">
            <text:p>898,4</text:p>
          </table:table-cell>
          <table:table-cell office:value-type="float" office:value="883.2" calcext:value-type="float">
            <text:p>883,2</text:p>
          </table:table-cell>
          <table:table-cell office:value-type="float" office:value="858.5" calcext:value-type="float">
            <text:p>858,5</text:p>
          </table:table-cell>
          <table:table-cell office:value-type="float" office:value="877.6" calcext:value-type="float">
            <text:p>877,6</text:p>
          </table:table-cell>
          <table:table-cell office:value-type="float" office:value="913.8" calcext:value-type="float">
            <text:p>913,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81.2" calcext:value-type="float">
            <text:p>981,2</text:p>
          </table:table-cell>
          <table:table-cell office:value-type="float" office:value="1094.8" calcext:value-type="float">
            <text:p>1094,8</text:p>
          </table:table-cell>
          <table:table-cell office:value-type="float" office:value="1025.6" calcext:value-type="float">
            <text:p>1025,6</text:p>
          </table:table-cell>
          <table:table-cell office:value-type="float" office:value="1260.6" calcext:value-type="float">
            <text:p>1260,6</text:p>
          </table:table-cell>
          <table:table-cell office:value-type="float" office:value="1041.5" calcext:value-type="float">
            <text:p>1041,5</text:p>
          </table:table-cell>
          <table:table-cell office:value-type="float" office:value="878.5" calcext:value-type="float">
            <text:p>878,5</text:p>
          </table:table-cell>
          <table:table-cell office:value-type="float" office:value="872" calcext:value-type="float">
            <text:p>872</text:p>
          </table:table-cell>
          <table:table-cell office:value-type="float" office:value="898.4" calcext:value-type="float">
            <text:p>898,4</text:p>
          </table:table-cell>
          <table:table-cell office:value-type="float" office:value="878.7" calcext:value-type="float">
            <text:p>878,7</text:p>
          </table:table-cell>
          <table:table-cell office:value-type="float" office:value="898.4" calcext:value-type="float">
            <text:p>898,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89" calcext:value-type="float">
            <text:p>989</text:p>
          </table:table-cell>
          <table:table-cell office:value-type="float" office:value="950.4" calcext:value-type="float">
            <text:p>950,4</text:p>
          </table:table-cell>
          <table:table-cell office:value-type="float" office:value="1030" calcext:value-type="float">
            <text:p>1030</text:p>
          </table:table-cell>
          <table:table-cell office:value-type="float" office:value="924.9" calcext:value-type="float">
            <text:p>924,9</text:p>
          </table:table-cell>
          <table:table-cell office:value-type="float" office:value="996.1" calcext:value-type="float">
            <text:p>996,1</text:p>
          </table:table-cell>
          <table:table-cell office:value-type="float" office:value="872.4" calcext:value-type="float">
            <text:p>872,4</text:p>
          </table:table-cell>
          <table:table-cell office:value-type="float" office:value="898.4" calcext:value-type="float">
            <text:p>898,4</text:p>
          </table:table-cell>
          <table:table-cell office:value-type="float" office:value="866.1" calcext:value-type="float">
            <text:p>866,1</text:p>
          </table:table-cell>
          <table:table-cell office:value-type="float" office:value="874.4" calcext:value-type="float">
            <text:p>874,4</text:p>
          </table:table-cell>
          <table:table-cell office:value-type="float" office:value="822.1" calcext:value-type="float">
            <text:p>822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9.4" calcext:value-type="float">
            <text:p>1009,4</text:p>
          </table:table-cell>
          <table:table-cell office:value-type="float" office:value="1094.1" calcext:value-type="float">
            <text:p>1094,1</text:p>
          </table:table-cell>
          <table:table-cell office:value-type="float" office:value="959.9" calcext:value-type="float">
            <text:p>959,9</text:p>
          </table:table-cell>
          <table:table-cell office:value-type="float" office:value="924.9" calcext:value-type="float">
            <text:p>924,9</text:p>
          </table:table-cell>
          <table:table-cell office:value-type="float" office:value="1014.3" calcext:value-type="float">
            <text:p>1014,3</text:p>
          </table:table-cell>
          <table:table-cell office:value-type="float" office:value="833.1" calcext:value-type="float">
            <text:p>833,1</text:p>
          </table:table-cell>
          <table:table-cell office:value-type="float" office:value="898.4" calcext:value-type="float">
            <text:p>898,4</text:p>
          </table:table-cell>
          <table:table-cell office:value-type="float" office:value="874.7" calcext:value-type="float">
            <text:p>874,7</text:p>
          </table:table-cell>
          <table:table-cell office:value-type="float" office:value="873.2" calcext:value-type="float">
            <text:p>873,2</text:p>
          </table:table-cell>
          <table:table-cell office:value-type="float" office:value="822.5" calcext:value-type="float">
            <text:p>822,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9" calcext:value-type="float">
            <text:p>1029</text:p>
          </table:table-cell>
          <table:table-cell office:value-type="float" office:value="893" calcext:value-type="float">
            <text:p>893</text:p>
          </table:table-cell>
          <table:table-cell office:value-type="float" office:value="1093.6" calcext:value-type="float">
            <text:p>1093,6</text:p>
          </table:table-cell>
          <table:table-cell office:value-type="float" office:value="1029.9" calcext:value-type="float">
            <text:p>1029,9</text:p>
          </table:table-cell>
          <table:table-cell office:value-type="float" office:value="996" calcext:value-type="float">
            <text:p>996</text:p>
          </table:table-cell>
          <table:table-cell office:value-type="float" office:value="882.8" calcext:value-type="float">
            <text:p>882,8</text:p>
          </table:table-cell>
          <table:table-cell office:value-type="float" office:value="898.4" calcext:value-type="float">
            <text:p>898,4</text:p>
          </table:table-cell>
          <table:table-cell office:value-type="float" office:value="871.4" calcext:value-type="float">
            <text:p>871,4</text:p>
          </table:table-cell>
          <table:table-cell office:value-type="float" office:value="884.4" calcext:value-type="float">
            <text:p>884,4</text:p>
          </table:table-cell>
          <table:table-cell office:value-type="float" office:value="870.6" calcext:value-type="float">
            <text:p>870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32" calcext:value-type="float">
            <text:p>1032</text:p>
          </table:table-cell>
          <table:table-cell office:value-type="float" office:value="1100.2" calcext:value-type="float">
            <text:p>1100,2</text:p>
          </table:table-cell>
          <table:table-cell office:value-type="float" office:value="1062.6" calcext:value-type="float">
            <text:p>1062,6</text:p>
          </table:table-cell>
          <table:table-cell office:value-type="float" office:value="1029.9" calcext:value-type="float">
            <text:p>1029,9</text:p>
          </table:table-cell>
          <table:table-cell office:value-type="float" office:value="966.7" calcext:value-type="float">
            <text:p>966,7</text:p>
          </table:table-cell>
          <table:table-cell office:value-type="float" office:value="885.3" calcext:value-type="float">
            <text:p>885,3</text:p>
          </table:table-cell>
          <table:table-cell office:value-type="float" office:value="898.4" calcext:value-type="float">
            <text:p>898,4</text:p>
          </table:table-cell>
          <table:table-cell office:value-type="float" office:value="884" calcext:value-type="float">
            <text:p>884</text:p>
          </table:table-cell>
          <table:table-cell office:value-type="float" office:value="874.2" calcext:value-type="float">
            <text:p>874,2</text:p>
          </table:table-cell>
          <table:table-cell office:value-type="float" office:value="884.2" calcext:value-type="float">
            <text:p>88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82.6" calcext:value-type="float">
            <text:p>882,6</text:p>
          </table:table-cell>
          <table:table-cell office:value-type="float" office:value="975.8" calcext:value-type="float">
            <text:p>975,8</text:p>
          </table:table-cell>
          <table:table-cell office:value-type="float" office:value="1032.4" calcext:value-type="float">
            <text:p>1032,4</text:p>
          </table:table-cell>
          <table:table-cell office:value-type="float" office:value="1031.6" calcext:value-type="float">
            <text:p>1031,6</text:p>
          </table:table-cell>
          <table:table-cell office:value-type="float" office:value="1042.9" calcext:value-type="float">
            <text:p>1042,9</text:p>
          </table:table-cell>
          <table:table-cell office:value-type="float" office:value="882.5" calcext:value-type="float">
            <text:p>882,5</text:p>
          </table:table-cell>
          <table:table-cell office:value-type="float" office:value="858.3" calcext:value-type="float">
            <text:p>858,3</text:p>
          </table:table-cell>
          <table:table-cell office:value-type="float" office:value="882.4" calcext:value-type="float">
            <text:p>882,4</text:p>
          </table:table-cell>
          <table:table-cell office:value-type="float" office:value="862.5" calcext:value-type="float">
            <text:p>862,5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1063.9" calcext:value-type="float">
            <text:p>1063,9</text:p>
          </table:table-cell>
          <table:table-cell office:value-type="float" office:value="1013.6" calcext:value-type="float">
            <text:p>1013,6</text:p>
          </table:table-cell>
          <table:table-cell office:value-type="float" office:value="1031.6" calcext:value-type="float">
            <text:p>1031,6</text:p>
          </table:table-cell>
          <table:table-cell office:value-type="float" office:value="914.8" calcext:value-type="float">
            <text:p>914,8</text:p>
          </table:table-cell>
          <table:table-cell office:value-type="float" office:value="875" calcext:value-type="float">
            <text:p>875</text:p>
          </table:table-cell>
          <table:table-cell office:value-type="float" office:value="882.9" calcext:value-type="float">
            <text:p>882,9</text:p>
          </table:table-cell>
          <table:table-cell office:value-type="float" office:value="884.1" calcext:value-type="float">
            <text:p>884,1</text:p>
          </table:table-cell>
          <table:table-cell office:value-type="float" office:value="874.4" calcext:value-type="float">
            <text:p>874,4</text:p>
          </table:table-cell>
          <table:table-cell office:value-type="float" office:value="822.1" calcext:value-type="float">
            <text:p>822,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26.6" calcext:value-type="float">
            <text:p>926,6</text:p>
          </table:table-cell>
          <table:table-cell office:value-type="float" office:value="1080.1" calcext:value-type="float">
            <text:p>1080,1</text:p>
          </table:table-cell>
          <table:table-cell office:value-type="float" office:value="996" calcext:value-type="float">
            <text:p>996</text:p>
          </table:table-cell>
          <table:table-cell office:value-type="float" office:value="1094.1" calcext:value-type="float">
            <text:p>1094,1</text:p>
          </table:table-cell>
          <table:table-cell office:value-type="float" office:value="1039.9" calcext:value-type="float">
            <text:p>1039,9</text:p>
          </table:table-cell>
          <table:table-cell office:value-type="float" office:value="832.9" calcext:value-type="float">
            <text:p>832,9</text:p>
          </table:table-cell>
          <table:table-cell office:value-type="float" office:value="883.9" calcext:value-type="float">
            <text:p>883,9</text:p>
          </table:table-cell>
          <table:table-cell office:value-type="float" office:value="882.9" calcext:value-type="float">
            <text:p>882,9</text:p>
          </table:table-cell>
          <table:table-cell office:value-type="float" office:value="873.2" calcext:value-type="float">
            <text:p>873,2</text:p>
          </table:table-cell>
          <table:table-cell office:value-type="float" office:value="822.5" calcext:value-type="float">
            <text:p>822,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24.7" calcext:value-type="float">
            <text:p>1024,7</text:p>
          </table:table-cell>
          <table:table-cell office:value-type="float" office:value="1002.8" calcext:value-type="float">
            <text:p>1002,8</text:p>
          </table:table-cell>
          <table:table-cell office:value-type="float" office:value="1064.1" calcext:value-type="float">
            <text:p>1064,1</text:p>
          </table:table-cell>
          <table:table-cell office:value-type="float" office:value="1094.1" calcext:value-type="float">
            <text:p>1094,1</text:p>
          </table:table-cell>
          <table:table-cell office:value-type="float" office:value="1071.2" calcext:value-type="float">
            <text:p>1071,2</text:p>
          </table:table-cell>
          <table:table-cell office:value-type="float" office:value="886.2" calcext:value-type="float">
            <text:p>886,2</text:p>
          </table:table-cell>
          <table:table-cell office:value-type="float" office:value="882.9" calcext:value-type="float">
            <text:p>882,9</text:p>
          </table:table-cell>
          <table:table-cell office:value-type="float" office:value="822.1" calcext:value-type="float">
            <text:p>822,1</text:p>
          </table:table-cell>
          <table:table-cell office:value-type="float" office:value="884.4" calcext:value-type="float">
            <text:p>884,4</text:p>
          </table:table-cell>
          <table:table-cell office:value-type="float" office:value="870.6" calcext:value-type="float">
            <text:p>870,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62.6" calcext:value-type="float">
            <text:p>1062,6</text:p>
          </table:table-cell>
          <table:table-cell office:value-type="float" office:value="1017.5" calcext:value-type="float">
            <text:p>1017,5</text:p>
          </table:table-cell>
          <table:table-cell office:value-type="float" office:value="927.2" calcext:value-type="float">
            <text:p>927,2</text:p>
          </table:table-cell>
          <table:table-cell office:value-type="float" office:value="1366.1" calcext:value-type="float">
            <text:p>1366,1</text:p>
          </table:table-cell>
          <table:table-cell office:value-type="float" office:value="1037.7" calcext:value-type="float">
            <text:p>1037,7</text:p>
          </table:table-cell>
          <table:table-cell office:value-type="float" office:value="871.6" calcext:value-type="float">
            <text:p>871,6</text:p>
          </table:table-cell>
          <table:table-cell office:value-type="float" office:value="883" calcext:value-type="float">
            <text:p>883</text:p>
          </table:table-cell>
          <table:table-cell office:value-type="float" office:value="882.9" calcext:value-type="float">
            <text:p>882,9</text:p>
          </table:table-cell>
          <table:table-cell office:value-type="float" office:value="874.2" calcext:value-type="float">
            <text:p>874,2</text:p>
          </table:table-cell>
          <table:table-cell office:value-type="float" office:value="884.2" calcext:value-type="float">
            <text:p>884,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71.9" calcext:value-type="float">
            <text:p>1071,9</text:p>
          </table:table-cell>
          <table:table-cell office:value-type="float" office:value="1196.7" calcext:value-type="float">
            <text:p>1196,7</text:p>
          </table:table-cell>
          <table:table-cell office:value-type="float" office:value="1040.1" calcext:value-type="float">
            <text:p>1040,1</text:p>
          </table:table-cell>
          <table:table-cell office:value-type="float" office:value="1366.1" calcext:value-type="float">
            <text:p>1366,1</text:p>
          </table:table-cell>
          <table:table-cell office:value-type="float" office:value="1104.6" calcext:value-type="float">
            <text:p>1104,6</text:p>
          </table:table-cell>
          <table:table-cell office:value-type="float" office:value="822" calcext:value-type="float">
            <text:p>822</text:p>
          </table:table-cell>
          <table:table-cell office:value-type="float" office:value="882.9" calcext:value-type="float">
            <text:p>882,9</text:p>
          </table:table-cell>
          <table:table-cell office:value-type="float" office:value="833" calcext:value-type="float">
            <text:p>833</text:p>
          </table:table-cell>
          <table:table-cell office:value-type="float" office:value="862.5" calcext:value-type="float">
            <text:p>862,5</text:p>
          </table:table-cell>
          <table:table-cell office:value-type="float" office:value="846" calcext:value-type="float">
            <text:p>84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16.9" calcext:value-type="float">
            <text:p>916,9</text:p>
          </table:table-cell>
          <table:table-cell office:value-type="float" office:value="820.7" calcext:value-type="float">
            <text:p>820,7</text:p>
          </table:table-cell>
          <table:table-cell/>
          <table:table-cell office:value-type="float" office:value="747.1" calcext:value-type="float">
            <text:p>747,1</text:p>
          </table:table-cell>
          <table:table-cell office:value-type="float" office:value="775.5" calcext:value-type="float">
            <text:p>775,5</text:p>
          </table:table-cell>
          <table:table-cell office:value-type="float" office:value="718.8" calcext:value-type="float">
            <text:p>718,8</text:p>
          </table:table-cell>
          <table:table-cell office:value-type="float" office:value="794.1" calcext:value-type="float">
            <text:p>794,1</text:p>
          </table:table-cell>
          <table:table-cell office:value-type="float" office:value="792.4" calcext:value-type="float">
            <text:p>792,4</text:p>
          </table:table-cell>
          <table:table-cell office:value-type="float" office:value="809.6" calcext:value-type="float">
            <text:p>809,6</text:p>
          </table:table-cell>
          <table:table-cell office:value-type="float" office:value="869.4" calcext:value-type="float">
            <text:p>869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07.7" calcext:value-type="float">
            <text:p>1007,7</text:p>
          </table:table-cell>
          <table:table-cell office:value-type="float" office:value="760.9" calcext:value-type="float">
            <text:p>760,9</text:p>
          </table:table-cell>
          <table:table-cell/>
          <table:table-cell office:value-type="float" office:value="747.1" calcext:value-type="float">
            <text:p>747,1</text:p>
          </table:table-cell>
          <table:table-cell office:value-type="float" office:value="874.7" calcext:value-type="float">
            <text:p>874,7</text:p>
          </table:table-cell>
          <table:table-cell office:value-type="float" office:value="846.5" calcext:value-type="float">
            <text:p>846,5</text:p>
          </table:table-cell>
          <table:table-cell office:value-type="float" office:value="804" calcext:value-type="float">
            <text:p>804</text:p>
          </table:table-cell>
          <table:table-cell office:value-type="float" office:value="836" calcext:value-type="float">
            <text:p>836</text:p>
          </table:table-cell>
          <table:table-cell office:value-type="float" office:value="753.2" calcext:value-type="float">
            <text:p>753,2</text:p>
          </table:table-cell>
          <table:table-cell office:value-type="float" office:value="788.9" calcext:value-type="float">
            <text:p>788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36" calcext:value-type="float">
            <text:p>1036</text:p>
          </table:table-cell>
          <table:table-cell office:value-type="float" office:value="764.8" calcext:value-type="float">
            <text:p>764,8</text:p>
          </table:table-cell>
          <table:table-cell/>
          <table:table-cell office:value-type="float" office:value="754.3" calcext:value-type="float">
            <text:p>754,3</text:p>
          </table:table-cell>
          <table:table-cell office:value-type="float" office:value="897.8" calcext:value-type="float">
            <text:p>897,8</text:p>
          </table:table-cell>
          <table:table-cell office:value-type="float" office:value="838.6" calcext:value-type="float">
            <text:p>838,6</text:p>
          </table:table-cell>
          <table:table-cell office:value-type="float" office:value="860.5" calcext:value-type="float">
            <text:p>860,5</text:p>
          </table:table-cell>
          <table:table-cell office:value-type="float" office:value="937.9" calcext:value-type="float">
            <text:p>937,9</text:p>
          </table:table-cell>
          <table:table-cell office:value-type="float" office:value="720.8" calcext:value-type="float">
            <text:p>720,8</text:p>
          </table:table-cell>
          <table:table-cell office:value-type="float" office:value="775.7" calcext:value-type="float">
            <text:p>775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1.7" calcext:value-type="float">
            <text:p>971,7</text:p>
          </table:table-cell>
          <table:table-cell office:value-type="float" office:value="802.5" calcext:value-type="float">
            <text:p>802,5</text:p>
          </table:table-cell>
          <table:table-cell/>
          <table:table-cell office:value-type="float" office:value="754.3" calcext:value-type="float">
            <text:p>754,3</text:p>
          </table:table-cell>
          <table:table-cell office:value-type="float" office:value="818.3" calcext:value-type="float">
            <text:p>818,3</text:p>
          </table:table-cell>
          <table:table-cell office:value-type="float" office:value="701.8" calcext:value-type="float">
            <text:p>701,8</text:p>
          </table:table-cell>
          <table:table-cell office:value-type="float" office:value="777" calcext:value-type="float">
            <text:p>777</text:p>
          </table:table-cell>
          <table:table-cell office:value-type="float" office:value="831.3" calcext:value-type="float">
            <text:p>831,3</text:p>
          </table:table-cell>
          <table:table-cell office:value-type="float" office:value="720.6" calcext:value-type="float">
            <text:p>720,6</text:p>
          </table:table-cell>
          <table:table-cell office:value-type="float" office:value="782.5" calcext:value-type="float">
            <text:p>782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2.5" calcext:value-type="float">
            <text:p>902,5</text:p>
          </table:table-cell>
          <table:table-cell office:value-type="float" office:value="776.4" calcext:value-type="float">
            <text:p>776,4</text:p>
          </table:table-cell>
          <table:table-cell/>
          <table:table-cell office:value-type="float" office:value="769.9" calcext:value-type="float">
            <text:p>769,9</text:p>
          </table:table-cell>
          <table:table-cell office:value-type="float" office:value="822" calcext:value-type="float">
            <text:p>822</text:p>
          </table:table-cell>
          <table:table-cell office:value-type="float" office:value="774.9" calcext:value-type="float">
            <text:p>774,9</text:p>
          </table:table-cell>
          <table:table-cell office:value-type="float" office:value="925.6" calcext:value-type="float">
            <text:p>925,6</text:p>
          </table:table-cell>
          <table:table-cell office:value-type="float" office:value="1097" calcext:value-type="float">
            <text:p>1097</text:p>
          </table:table-cell>
          <table:table-cell office:value-type="float" office:value="729.5" calcext:value-type="float">
            <text:p>729,5</text:p>
          </table:table-cell>
          <table:table-cell office:value-type="float" office:value="845.4" calcext:value-type="float">
            <text:p>845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60.4" calcext:value-type="float">
            <text:p>760,4</text:p>
          </table:table-cell>
          <table:table-cell office:value-type="float" office:value="815.1" calcext:value-type="float">
            <text:p>815,1</text:p>
          </table:table-cell>
          <table:table-cell/>
          <table:table-cell office:value-type="float" office:value="769.9" calcext:value-type="float">
            <text:p>769,9</text:p>
          </table:table-cell>
          <table:table-cell office:value-type="float" office:value="833.4" calcext:value-type="float">
            <text:p>833,4</text:p>
          </table:table-cell>
          <table:table-cell office:value-type="float" office:value="815.8" calcext:value-type="float">
            <text:p>815,8</text:p>
          </table:table-cell>
          <table:table-cell office:value-type="float" office:value="843.5" calcext:value-type="float">
            <text:p>843,5</text:p>
          </table:table-cell>
          <table:table-cell office:value-type="float" office:value="808.3" calcext:value-type="float">
            <text:p>808,3</text:p>
          </table:table-cell>
          <table:table-cell office:value-type="float" office:value="809.6" calcext:value-type="float">
            <text:p>809,6</text:p>
          </table:table-cell>
          <table:table-cell office:value-type="float" office:value="869.4" calcext:value-type="float">
            <text:p>869,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96.3" calcext:value-type="float">
            <text:p>796,3</text:p>
          </table:table-cell>
          <table:table-cell office:value-type="float" office:value="735.1" calcext:value-type="float">
            <text:p>735,1</text:p>
          </table:table-cell>
          <table:table-cell/>
          <table:table-cell office:value-type="float" office:value="936.6" calcext:value-type="float">
            <text:p>936,6</text:p>
          </table:table-cell>
          <table:table-cell office:value-type="float" office:value="837.1" calcext:value-type="float">
            <text:p>837,1</text:p>
          </table:table-cell>
          <table:table-cell office:value-type="float" office:value="928.6" calcext:value-type="float">
            <text:p>928,6</text:p>
          </table:table-cell>
          <table:table-cell office:value-type="float" office:value="882.7" calcext:value-type="float">
            <text:p>882,7</text:p>
          </table:table-cell>
          <table:table-cell office:value-type="float" office:value="1013" calcext:value-type="float">
            <text:p>1013</text:p>
          </table:table-cell>
          <table:table-cell office:value-type="float" office:value="753.2" calcext:value-type="float">
            <text:p>753,2</text:p>
          </table:table-cell>
          <table:table-cell office:value-type="float" office:value="788.9" calcext:value-type="float">
            <text:p>788,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75.7" calcext:value-type="float">
            <text:p>775,7</text:p>
          </table:table-cell>
          <table:table-cell office:value-type="float" office:value="823.8" calcext:value-type="float">
            <text:p>823,8</text:p>
          </table:table-cell>
          <table:table-cell/>
          <table:table-cell office:value-type="float" office:value="936.6" calcext:value-type="float">
            <text:p>936,6</text:p>
          </table:table-cell>
          <table:table-cell office:value-type="float" office:value="756.3" calcext:value-type="float">
            <text:p>756,3</text:p>
          </table:table-cell>
          <table:table-cell office:value-type="float" office:value="778.4" calcext:value-type="float">
            <text:p>778,4</text:p>
          </table:table-cell>
          <table:table-cell office:value-type="float" office:value="885.6" calcext:value-type="float">
            <text:p>885,6</text:p>
          </table:table-cell>
          <table:table-cell office:value-type="float" office:value="935.8" calcext:value-type="float">
            <text:p>935,8</text:p>
          </table:table-cell>
          <table:table-cell office:value-type="float" office:value="720.8" calcext:value-type="float">
            <text:p>720,8</text:p>
          </table:table-cell>
          <table:table-cell office:value-type="float" office:value="775.7" calcext:value-type="float">
            <text:p>775,7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43.4" calcext:value-type="float">
            <text:p>843,4</text:p>
          </table:table-cell>
          <table:table-cell office:value-type="float" office:value="745.2" calcext:value-type="float">
            <text:p>745,2</text:p>
          </table:table-cell>
          <table:table-cell/>
          <table:table-cell office:value-type="float" office:value="1076.6" calcext:value-type="float">
            <text:p>1076,6</text:p>
          </table:table-cell>
          <table:table-cell office:value-type="float" office:value="1029.3" calcext:value-type="float">
            <text:p>1029,3</text:p>
          </table:table-cell>
          <table:table-cell office:value-type="float" office:value="818.5" calcext:value-type="float">
            <text:p>818,5</text:p>
          </table:table-cell>
          <table:table-cell office:value-type="float" office:value="828" calcext:value-type="float">
            <text:p>828</text:p>
          </table:table-cell>
          <table:table-cell office:value-type="float" office:value="895.8" calcext:value-type="float">
            <text:p>895,8</text:p>
          </table:table-cell>
          <table:table-cell office:value-type="float" office:value="720.6" calcext:value-type="float">
            <text:p>720,6</text:p>
          </table:table-cell>
          <table:table-cell office:value-type="float" office:value="782.5" calcext:value-type="float">
            <text:p>782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34.3" calcext:value-type="float">
            <text:p>1034,3</text:p>
          </table:table-cell>
          <table:table-cell office:value-type="float" office:value="844.6" calcext:value-type="float">
            <text:p>844,6</text:p>
          </table:table-cell>
          <table:table-cell/>
          <table:table-cell office:value-type="float" office:value="1076.6" calcext:value-type="float">
            <text:p>1076,6</text:p>
          </table:table-cell>
          <table:table-cell office:value-type="float" office:value="770" calcext:value-type="float">
            <text:p>770</text:p>
          </table:table-cell>
          <table:table-cell office:value-type="float" office:value="780.5" calcext:value-type="float">
            <text:p>780,5</text:p>
          </table:table-cell>
          <table:table-cell office:value-type="float" office:value="813.3" calcext:value-type="float">
            <text:p>813,3</text:p>
          </table:table-cell>
          <table:table-cell office:value-type="float" office:value="927.1" calcext:value-type="float">
            <text:p>927,1</text:p>
          </table:table-cell>
          <table:table-cell office:value-type="float" office:value="729.5" calcext:value-type="float">
            <text:p>729,5</text:p>
          </table:table-cell>
          <table:table-cell office:value-type="float" office:value="845.4" calcext:value-type="float">
            <text:p>845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5.5" calcext:value-type="float">
            <text:p>825,5</text:p>
          </table:table-cell>
          <table:table-cell office:value-type="float" office:value="866.2" calcext:value-type="float">
            <text:p>866,2</text:p>
          </table:table-cell>
          <table:table-cell/>
          <table:table-cell office:value-type="float" office:value="742.3" calcext:value-type="float">
            <text:p>742,3</text:p>
          </table:table-cell>
          <table:table-cell office:value-type="float" office:value="805" calcext:value-type="float">
            <text:p>805</text:p>
          </table:table-cell>
          <table:table-cell office:value-type="float" office:value="744" calcext:value-type="float">
            <text:p>744</text:p>
          </table:table-cell>
          <table:table-cell office:value-type="float" office:value="755.4" calcext:value-type="float">
            <text:p>755,4</text:p>
          </table:table-cell>
          <table:table-cell office:value-type="float" office:value="747.8" calcext:value-type="float">
            <text:p>747,8</text:p>
          </table:table-cell>
          <table:table-cell office:value-type="float" office:value="728.4" calcext:value-type="float">
            <text:p>728,4</text:p>
          </table:table-cell>
          <table:table-cell office:value-type="float" office:value="731.4" calcext:value-type="float">
            <text:p>731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0.4" calcext:value-type="float">
            <text:p>790,4</text:p>
          </table:table-cell>
          <table:table-cell office:value-type="float" office:value="805" calcext:value-type="float">
            <text:p>805</text:p>
          </table:table-cell>
          <table:table-cell/>
          <table:table-cell office:value-type="float" office:value="742.3" calcext:value-type="float">
            <text:p>742,3</text:p>
          </table:table-cell>
          <table:table-cell office:value-type="float" office:value="815.8" calcext:value-type="float">
            <text:p>815,8</text:p>
          </table:table-cell>
          <table:table-cell office:value-type="float" office:value="729.8" calcext:value-type="float">
            <text:p>729,8</text:p>
          </table:table-cell>
          <table:table-cell office:value-type="float" office:value="733.1" calcext:value-type="float">
            <text:p>733,1</text:p>
          </table:table-cell>
          <table:table-cell office:value-type="float" office:value="700.6" calcext:value-type="float">
            <text:p>700,6</text:p>
          </table:table-cell>
          <table:table-cell office:value-type="float" office:value="682.5" calcext:value-type="float">
            <text:p>682,5</text:p>
          </table:table-cell>
          <table:table-cell office:value-type="float" office:value="691.6" calcext:value-type="float">
            <text:p>691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46" calcext:value-type="float">
            <text:p>746</text:p>
          </table:table-cell>
          <table:table-cell office:value-type="float" office:value="865.9" calcext:value-type="float">
            <text:p>865,9</text:p>
          </table:table-cell>
          <table:table-cell/>
          <table:table-cell office:value-type="float" office:value="754.4" calcext:value-type="float">
            <text:p>754,4</text:p>
          </table:table-cell>
          <table:table-cell office:value-type="float" office:value="840.9" calcext:value-type="float">
            <text:p>840,9</text:p>
          </table:table-cell>
          <table:table-cell office:value-type="float" office:value="764.2" calcext:value-type="float">
            <text:p>764,2</text:p>
          </table:table-cell>
          <table:table-cell office:value-type="float" office:value="764.8" calcext:value-type="float">
            <text:p>764,8</text:p>
          </table:table-cell>
          <table:table-cell office:value-type="float" office:value="707.7" calcext:value-type="float">
            <text:p>707,7</text:p>
          </table:table-cell>
          <table:table-cell office:value-type="float" office:value="739.9" calcext:value-type="float">
            <text:p>739,9</text:p>
          </table:table-cell>
          <table:table-cell office:value-type="float" office:value="799.5" calcext:value-type="float">
            <text:p>799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73.2" calcext:value-type="float">
            <text:p>773,2</text:p>
          </table:table-cell>
          <table:table-cell office:value-type="float" office:value="730.8" calcext:value-type="float">
            <text:p>730,8</text:p>
          </table:table-cell>
          <table:table-cell/>
          <table:table-cell office:value-type="float" office:value="754.4" calcext:value-type="float">
            <text:p>754,4</text:p>
          </table:table-cell>
          <table:table-cell office:value-type="float" office:value="811.6" calcext:value-type="float">
            <text:p>811,6</text:p>
          </table:table-cell>
          <table:table-cell office:value-type="float" office:value="794.6" calcext:value-type="float">
            <text:p>794,6</text:p>
          </table:table-cell>
          <table:table-cell office:value-type="float" office:value="789.8" calcext:value-type="float">
            <text:p>789,8</text:p>
          </table:table-cell>
          <table:table-cell office:value-type="float" office:value="731.9" calcext:value-type="float">
            <text:p>731,9</text:p>
          </table:table-cell>
          <table:table-cell office:value-type="float" office:value="675.7" calcext:value-type="float">
            <text:p>675,7</text:p>
          </table:table-cell>
          <table:table-cell office:value-type="float" office:value="690.8" calcext:value-type="float">
            <text:p>690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10.5" calcext:value-type="float">
            <text:p>810,5</text:p>
          </table:table-cell>
          <table:table-cell office:value-type="float" office:value="725.8" calcext:value-type="float">
            <text:p>725,8</text:p>
          </table:table-cell>
          <table:table-cell/>
          <table:table-cell office:value-type="float" office:value="786.2" calcext:value-type="float">
            <text:p>786,2</text:p>
          </table:table-cell>
          <table:table-cell office:value-type="float" office:value="757.3" calcext:value-type="float">
            <text:p>757,3</text:p>
          </table:table-cell>
          <table:table-cell office:value-type="float" office:value="715.9" calcext:value-type="float">
            <text:p>715,9</text:p>
          </table:table-cell>
          <table:table-cell office:value-type="float" office:value="691.6" calcext:value-type="float">
            <text:p>691,6</text:p>
          </table:table-cell>
          <table:table-cell office:value-type="float" office:value="865.6" calcext:value-type="float">
            <text:p>865,6</text:p>
          </table:table-cell>
          <table:table-cell office:value-type="float" office:value="680.7" calcext:value-type="float">
            <text:p>680,7</text:p>
          </table:table-cell>
          <table:table-cell office:value-type="float" office:value="753.4" calcext:value-type="float">
            <text:p>753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6.8" calcext:value-type="float">
            <text:p>826,8</text:p>
          </table:table-cell>
          <table:table-cell office:value-type="float" office:value="780.3" calcext:value-type="float">
            <text:p>780,3</text:p>
          </table:table-cell>
          <table:table-cell/>
          <table:table-cell office:value-type="float" office:value="786.2" calcext:value-type="float">
            <text:p>786,2</text:p>
          </table:table-cell>
          <table:table-cell office:value-type="float" office:value="773.5" calcext:value-type="float">
            <text:p>773,5</text:p>
          </table:table-cell>
          <table:table-cell office:value-type="float" office:value="698.1" calcext:value-type="float">
            <text:p>698,1</text:p>
          </table:table-cell>
          <table:table-cell office:value-type="float" office:value="712.6" calcext:value-type="float">
            <text:p>712,6</text:p>
          </table:table-cell>
          <table:table-cell office:value-type="float" office:value="709.5" calcext:value-type="float">
            <text:p>709,5</text:p>
          </table:table-cell>
          <table:table-cell office:value-type="float" office:value="728.4" calcext:value-type="float">
            <text:p>728,4</text:p>
          </table:table-cell>
          <table:table-cell office:value-type="float" office:value="731.4" calcext:value-type="float">
            <text:p>731,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0.1" calcext:value-type="float">
            <text:p>790,1</text:p>
          </table:table-cell>
          <table:table-cell office:value-type="float" office:value="779.2" calcext:value-type="float">
            <text:p>779,2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755.1" calcext:value-type="float">
            <text:p>755,1</text:p>
          </table:table-cell>
          <table:table-cell office:value-type="float" office:value="704.3" calcext:value-type="float">
            <text:p>704,3</text:p>
          </table:table-cell>
          <table:table-cell office:value-type="float" office:value="726" calcext:value-type="float">
            <text:p>726</text:p>
          </table:table-cell>
          <table:table-cell office:value-type="float" office:value="666.3" calcext:value-type="float">
            <text:p>666,3</text:p>
          </table:table-cell>
          <table:table-cell office:value-type="float" office:value="682.5" calcext:value-type="float">
            <text:p>682,5</text:p>
          </table:table-cell>
          <table:table-cell office:value-type="float" office:value="691.6" calcext:value-type="float">
            <text:p>691,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7.9" calcext:value-type="float">
            <text:p>797,9</text:p>
          </table:table-cell>
          <table:table-cell office:value-type="float" office:value="834.6" calcext:value-type="float">
            <text:p>834,6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float" office:value="724.7" calcext:value-type="float">
            <text:p>724,7</text:p>
          </table:table-cell>
          <table:table-cell office:value-type="float" office:value="795.9" calcext:value-type="float">
            <text:p>795,9</text:p>
          </table:table-cell>
          <table:table-cell office:value-type="float" office:value="733.6" calcext:value-type="float">
            <text:p>733,6</text:p>
          </table:table-cell>
          <table:table-cell office:value-type="float" office:value="771.1" calcext:value-type="float">
            <text:p>771,1</text:p>
          </table:table-cell>
          <table:table-cell office:value-type="float" office:value="739.9" calcext:value-type="float">
            <text:p>739,9</text:p>
          </table:table-cell>
          <table:table-cell office:value-type="float" office:value="799.5" calcext:value-type="float">
            <text:p>799,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55.8" calcext:value-type="float">
            <text:p>755,8</text:p>
          </table:table-cell>
          <table:table-cell office:value-type="float" office:value="775.7" calcext:value-type="float">
            <text:p>775,7</text:p>
          </table:table-cell>
          <table:table-cell/>
          <table:table-cell office:value-type="float" office:value="847.5" calcext:value-type="float">
            <text:p>847,5</text:p>
          </table:table-cell>
          <table:table-cell office:value-type="float" office:value="683" calcext:value-type="float">
            <text:p>683</text:p>
          </table:table-cell>
          <table:table-cell office:value-type="float" office:value="715.8" calcext:value-type="float">
            <text:p>715,8</text:p>
          </table:table-cell>
          <table:table-cell office:value-type="float" office:value="762.6" calcext:value-type="float">
            <text:p>762,6</text:p>
          </table:table-cell>
          <table:table-cell office:value-type="float" office:value="753.7" calcext:value-type="float">
            <text:p>753,7</text:p>
          </table:table-cell>
          <table:table-cell office:value-type="float" office:value="675.7" calcext:value-type="float">
            <text:p>675,7</text:p>
          </table:table-cell>
          <table:table-cell office:value-type="float" office:value="690.8" calcext:value-type="float">
            <text:p>690,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22.9" calcext:value-type="float">
            <text:p>822,9</text:p>
          </table:table-cell>
          <table:table-cell office:value-type="float" office:value="731.9" calcext:value-type="float">
            <text:p>731,9</text:p>
          </table:table-cell>
          <table:table-cell/>
          <table:table-cell office:value-type="float" office:value="847.5" calcext:value-type="float">
            <text:p>847,5</text:p>
          </table:table-cell>
          <table:table-cell office:value-type="float" office:value="697.3" calcext:value-type="float">
            <text:p>697,3</text:p>
          </table:table-cell>
          <table:table-cell office:value-type="float" office:value="799.5" calcext:value-type="float">
            <text:p>799,5</text:p>
          </table:table-cell>
          <table:table-cell office:value-type="float" office:value="782" calcext:value-type="float">
            <text:p>782</text:p>
          </table:table-cell>
          <table:table-cell office:value-type="float" office:value="747.5" calcext:value-type="float">
            <text:p>747,5</text:p>
          </table:table-cell>
          <table:table-cell office:value-type="float" office:value="680.7" calcext:value-type="float">
            <text:p>680,7</text:p>
          </table:table-cell>
          <table:table-cell office:value-type="float" office:value="753.4" calcext:value-type="float">
            <text:p>753,4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74.9" calcext:value-type="float">
            <text:p>874,9</text:p>
          </table:table-cell>
          <table:table-cell office:value-type="float" office:value="871" calcext:value-type="float">
            <text:p>871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846.8" calcext:value-type="float">
            <text:p>846,8</text:p>
          </table:table-cell>
          <table:table-cell office:value-type="float" office:value="705.5" calcext:value-type="float">
            <text:p>705,5</text:p>
          </table:table-cell>
          <table:table-cell office:value-type="float" office:value="729.4" calcext:value-type="float">
            <text:p>729,4</text:p>
          </table:table-cell>
          <table:table-cell office:value-type="float" office:value="754.1" calcext:value-type="float">
            <text:p>754,1</text:p>
          </table:table-cell>
          <table:table-cell office:value-type="float" office:value="695.2" calcext:value-type="float">
            <text:p>695,2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44.5" calcext:value-type="float">
            <text:p>844,5</text:p>
          </table:table-cell>
          <table:table-cell office:value-type="float" office:value="737.2" calcext:value-type="float">
            <text:p>737,2</text:p>
          </table:table-cell>
          <table:table-cell/>
          <table:table-cell office:value-type="float" office:value="808" calcext:value-type="float">
            <text:p>808</text:p>
          </table:table-cell>
          <table:table-cell office:value-type="float" office:value="909.8" calcext:value-type="float">
            <text:p>909,8</text:p>
          </table:table-cell>
          <table:table-cell office:value-type="float" office:value="723.5" calcext:value-type="float">
            <text:p>723,5</text:p>
          </table:table-cell>
          <table:table-cell office:value-type="float" office:value="697.6" calcext:value-type="float">
            <text:p>697,6</text:p>
          </table:table-cell>
          <table:table-cell office:value-type="float" office:value="686.7" calcext:value-type="float">
            <text:p>686,7</text:p>
          </table:table-cell>
          <table:table-cell office:value-type="float" office:value="699.7" calcext:value-type="float">
            <text:p>699,7</text:p>
          </table:table-cell>
          <table:table-cell office:value-type="float" office:value="737.3" calcext:value-type="float">
            <text:p>737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16.3" calcext:value-type="float">
            <text:p>816,3</text:p>
          </table:table-cell>
          <table:table-cell office:value-type="float" office:value="1016.1" calcext:value-type="float">
            <text:p>1016,1</text:p>
          </table:table-cell>
          <table:table-cell/>
          <table:table-cell office:value-type="float" office:value="860.4" calcext:value-type="float">
            <text:p>860,4</text:p>
          </table:table-cell>
          <table:table-cell office:value-type="float" office:value="1179.7" calcext:value-type="float">
            <text:p>1179,7</text:p>
          </table:table-cell>
          <table:table-cell office:value-type="float" office:value="698.2" calcext:value-type="float">
            <text:p>698,2</text:p>
          </table:table-cell>
          <table:table-cell office:value-type="float" office:value="729.4" calcext:value-type="float">
            <text:p>729,4</text:p>
          </table:table-cell>
          <table:table-cell office:value-type="float" office:value="755.7" calcext:value-type="float">
            <text:p>755,7</text:p>
          </table:table-cell>
          <table:table-cell office:value-type="float" office:value="726.5" calcext:value-type="float">
            <text:p>726,5</text:p>
          </table:table-cell>
          <table:table-cell office:value-type="float" office:value="692.7" calcext:value-type="float">
            <text:p>692,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74.9" calcext:value-type="float">
            <text:p>874,9</text:p>
          </table:table-cell>
          <table:table-cell office:value-type="float" office:value="1054.5" calcext:value-type="float">
            <text:p>1054,5</text:p>
          </table:table-cell>
          <table:table-cell/>
          <table:table-cell office:value-type="float" office:value="860.4" calcext:value-type="float">
            <text:p>860,4</text:p>
          </table:table-cell>
          <table:table-cell office:value-type="float" office:value="958.9" calcext:value-type="float">
            <text:p>958,9</text:p>
          </table:table-cell>
          <table:table-cell office:value-type="float" office:value="768.9" calcext:value-type="float">
            <text:p>768,9</text:p>
          </table:table-cell>
          <table:table-cell office:value-type="float" office:value="715" calcext:value-type="float">
            <text:p>715</text:p>
          </table:table-cell>
          <table:table-cell office:value-type="float" office:value="698.9" calcext:value-type="float">
            <text:p>698,9</text:p>
          </table:table-cell>
          <table:table-cell office:value-type="float" office:value="697.8" calcext:value-type="float">
            <text:p>697,8</text:p>
          </table:table-cell>
          <table:table-cell office:value-type="float" office:value="720.1" calcext:value-type="float">
            <text:p>720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38.3" calcext:value-type="float">
            <text:p>838,3</text:p>
          </table:table-cell>
          <table:table-cell office:value-type="float" office:value="836.6" calcext:value-type="float">
            <text:p>836,6</text:p>
          </table:table-cell>
          <table:table-cell/>
          <table:table-cell office:value-type="float" office:value="871.7" calcext:value-type="float">
            <text:p>871,7</text:p>
          </table:table-cell>
          <table:table-cell office:value-type="float" office:value="1180.7" calcext:value-type="float">
            <text:p>1180,7</text:p>
          </table:table-cell>
          <table:table-cell office:value-type="float" office:value="703.7" calcext:value-type="float">
            <text:p>703,7</text:p>
          </table:table-cell>
          <table:table-cell office:value-type="float" office:value="736.7" calcext:value-type="float">
            <text:p>736,7</text:p>
          </table:table-cell>
          <table:table-cell office:value-type="float" office:value="749.2" calcext:value-type="float">
            <text:p>749,2</text:p>
          </table:table-cell>
          <table:table-cell office:value-type="float" office:value="700.4" calcext:value-type="float">
            <text:p>700,4</text:p>
          </table:table-cell>
          <table:table-cell office:value-type="float" office:value="760.3" calcext:value-type="float">
            <text:p>760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13.9" calcext:value-type="float">
            <text:p>813,9</text:p>
          </table:table-cell>
          <table:table-cell office:value-type="float" office:value="783.7" calcext:value-type="float">
            <text:p>783,7</text:p>
          </table:table-cell>
          <table:table-cell/>
          <table:table-cell office:value-type="float" office:value="871.7" calcext:value-type="float">
            <text:p>871,7</text:p>
          </table:table-cell>
          <table:table-cell office:value-type="float" office:value="982.1" calcext:value-type="float">
            <text:p>982,1</text:p>
          </table:table-cell>
          <table:table-cell office:value-type="float" office:value="687.8" calcext:value-type="float">
            <text:p>687,8</text:p>
          </table:table-cell>
          <table:table-cell office:value-type="float" office:value="743.1" calcext:value-type="float">
            <text:p>743,1</text:p>
          </table:table-cell>
          <table:table-cell office:value-type="float" office:value="711.8" calcext:value-type="float">
            <text:p>711,8</text:p>
          </table:table-cell>
          <table:table-cell office:value-type="float" office:value="695.2" calcext:value-type="float">
            <text:p>695,2</text:p>
          </table:table-cell>
          <table:table-cell office:value-type="float" office:value="747" calcext:value-type="float">
            <text:p>74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783.9" calcext:value-type="float">
            <text:p>783,9</text:p>
          </table:table-cell>
          <table:table-cell office:value-type="float" office:value="957.7" calcext:value-type="float">
            <text:p>957,7</text:p>
          </table:table-cell>
          <table:table-cell/>
          <table:table-cell office:value-type="float" office:value="965.4" calcext:value-type="float">
            <text:p>965,4</text:p>
          </table:table-cell>
          <table:table-cell office:value-type="float" office:value="814.1" calcext:value-type="float">
            <text:p>814,1</text:p>
          </table:table-cell>
          <table:table-cell office:value-type="float" office:value="727.5" calcext:value-type="float">
            <text:p>727,5</text:p>
          </table:table-cell>
          <table:table-cell office:value-type="float" office:value="775.3" calcext:value-type="float">
            <text:p>775,3</text:p>
          </table:table-cell>
          <table:table-cell office:value-type="float" office:value="720.6" calcext:value-type="float">
            <text:p>720,6</text:p>
          </table:table-cell>
          <table:table-cell office:value-type="float" office:value="699.7" calcext:value-type="float">
            <text:p>699,7</text:p>
          </table:table-cell>
          <table:table-cell office:value-type="float" office:value="737.3" calcext:value-type="float">
            <text:p>737,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11.2" calcext:value-type="float">
            <text:p>911,2</text:p>
          </table:table-cell>
          <table:table-cell office:value-type="float" office:value="955.2" calcext:value-type="float">
            <text:p>955,2</text:p>
          </table:table-cell>
          <table:table-cell/>
          <table:table-cell office:value-type="float" office:value="965.4" calcext:value-type="float">
            <text:p>965,4</text:p>
          </table:table-cell>
          <table:table-cell office:value-type="float" office:value="754.4" calcext:value-type="float">
            <text:p>754,4</text:p>
          </table:table-cell>
          <table:table-cell office:value-type="float" office:value="744.2" calcext:value-type="float">
            <text:p>744,2</text:p>
          </table:table-cell>
          <table:table-cell office:value-type="float" office:value="760.1" calcext:value-type="float">
            <text:p>760,1</text:p>
          </table:table-cell>
          <table:table-cell office:value-type="float" office:value="682.6" calcext:value-type="float">
            <text:p>682,6</text:p>
          </table:table-cell>
          <table:table-cell office:value-type="float" office:value="726.5" calcext:value-type="float">
            <text:p>726,5</text:p>
          </table:table-cell>
          <table:table-cell office:value-type="float" office:value="692.7" calcext:value-type="float">
            <text:p>692,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69.6" calcext:value-type="float">
            <text:p>869,6</text:p>
          </table:table-cell>
          <table:table-cell office:value-type="float" office:value="743.7" calcext:value-type="float">
            <text:p>743,7</text:p>
          </table:table-cell>
          <table:table-cell/>
          <table:table-cell office:value-type="float" office:value="966.5" calcext:value-type="float">
            <text:p>966,5</text:p>
          </table:table-cell>
          <table:table-cell office:value-type="float" office:value="873.4" calcext:value-type="float">
            <text:p>873,4</text:p>
          </table:table-cell>
          <table:table-cell office:value-type="float" office:value="718.1" calcext:value-type="float">
            <text:p>718,1</text:p>
          </table:table-cell>
          <table:table-cell office:value-type="float" office:value="785.8" calcext:value-type="float">
            <text:p>785,8</text:p>
          </table:table-cell>
          <table:table-cell office:value-type="float" office:value="728.5" calcext:value-type="float">
            <text:p>728,5</text:p>
          </table:table-cell>
          <table:table-cell office:value-type="float" office:value="697.8" calcext:value-type="float">
            <text:p>697,8</text:p>
          </table:table-cell>
          <table:table-cell office:value-type="float" office:value="720.1" calcext:value-type="float">
            <text:p>720,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05.9" calcext:value-type="float">
            <text:p>905,9</text:p>
          </table:table-cell>
          <table:table-cell office:value-type="float" office:value="908.9" calcext:value-type="float">
            <text:p>908,9</text:p>
          </table:table-cell>
          <table:table-cell/>
          <table:table-cell office:value-type="float" office:value="966.5" calcext:value-type="float">
            <text:p>966,5</text:p>
          </table:table-cell>
          <table:table-cell office:value-type="float" office:value="825" calcext:value-type="float">
            <text:p>825</text:p>
          </table:table-cell>
          <table:table-cell office:value-type="float" office:value="716.5" calcext:value-type="float">
            <text:p>716,5</text:p>
          </table:table-cell>
          <table:table-cell office:value-type="float" office:value="720" calcext:value-type="float">
            <text:p>720</text:p>
          </table:table-cell>
          <table:table-cell office:value-type="float" office:value="718.9" calcext:value-type="float">
            <text:p>718,9</text:p>
          </table:table-cell>
          <table:table-cell office:value-type="float" office:value="700.4" calcext:value-type="float">
            <text:p>700,4</text:p>
          </table:table-cell>
          <table:table-cell office:value-type="float" office:value="760.3" calcext:value-type="float">
            <text:p>760,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62.8" calcext:value-type="float">
            <text:p>662,8</text:p>
          </table:table-cell>
          <table:table-cell office:value-type="float" office:value="775.5" calcext:value-type="float">
            <text:p>775,5</text:p>
          </table:table-cell>
          <table:table-cell/>
          <table:table-cell office:value-type="float" office:value="676.2" calcext:value-type="float">
            <text:p>676,2</text:p>
          </table:table-cell>
          <table:table-cell office:value-type="float" office:value="758" calcext:value-type="float">
            <text:p>758</text:p>
          </table:table-cell>
          <table:table-cell office:value-type="float" office:value="701.3" calcext:value-type="float">
            <text:p>701,3</text:p>
          </table:table-cell>
          <table:table-cell office:value-type="float" office:value="747.7" calcext:value-type="float">
            <text:p>747,7</text:p>
          </table:table-cell>
          <table:table-cell office:value-type="float" office:value="661.5" calcext:value-type="float">
            <text:p>661,5</text:p>
          </table:table-cell>
          <table:table-cell office:value-type="float" office:value="662.7" calcext:value-type="float">
            <text:p>662,7</text:p>
          </table:table-cell>
          <table:table-cell office:value-type="float" office:value="686.1" calcext:value-type="float">
            <text:p>686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38.9" calcext:value-type="float">
            <text:p>638,9</text:p>
          </table:table-cell>
          <table:table-cell office:value-type="float" office:value="723.3" calcext:value-type="float">
            <text:p>723,3</text:p>
          </table:table-cell>
          <table:table-cell/>
          <table:table-cell office:value-type="float" office:value="676.2" calcext:value-type="float">
            <text:p>676,2</text:p>
          </table:table-cell>
          <table:table-cell office:value-type="float" office:value="703" calcext:value-type="float">
            <text:p>703</text:p>
          </table:table-cell>
          <table:table-cell office:value-type="float" office:value="701.9" calcext:value-type="float">
            <text:p>701,9</text:p>
          </table:table-cell>
          <table:table-cell office:value-type="float" office:value="745.4" calcext:value-type="float">
            <text:p>745,4</text:p>
          </table:table-cell>
          <table:table-cell office:value-type="float" office:value="663.1" calcext:value-type="float">
            <text:p>663,1</text:p>
          </table:table-cell>
          <table:table-cell office:value-type="float" office:value="677.9" calcext:value-type="float">
            <text:p>677,9</text:p>
          </table:table-cell>
          <table:table-cell office:value-type="float" office:value="704.4" calcext:value-type="float">
            <text:p>704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93.9" calcext:value-type="float">
            <text:p>793,9</text:p>
          </table:table-cell>
          <table:table-cell office:value-type="float" office:value="744.7" calcext:value-type="float">
            <text:p>744,7</text:p>
          </table:table-cell>
          <table:table-cell/>
          <table:table-cell office:value-type="float" office:value="682.9" calcext:value-type="float">
            <text:p>682,9</text:p>
          </table:table-cell>
          <table:table-cell office:value-type="float" office:value="653.2" calcext:value-type="float">
            <text:p>653,2</text:p>
          </table:table-cell>
          <table:table-cell office:value-type="float" office:value="689" calcext:value-type="float">
            <text:p>689</text:p>
          </table:table-cell>
          <table:table-cell office:value-type="float" office:value="735.1" calcext:value-type="float">
            <text:p>735,1</text:p>
          </table:table-cell>
          <table:table-cell office:value-type="float" office:value="723.9" calcext:value-type="float">
            <text:p>723,9</text:p>
          </table:table-cell>
          <table:table-cell office:value-type="float" office:value="709.1" calcext:value-type="float">
            <text:p>709,1</text:p>
          </table:table-cell>
          <table:table-cell office:value-type="float" office:value="696.7" calcext:value-type="float">
            <text:p>696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6" calcext:value-type="float">
            <text:p>716</text:p>
          </table:table-cell>
          <table:table-cell office:value-type="float" office:value="676.9" calcext:value-type="float">
            <text:p>676,9</text:p>
          </table:table-cell>
          <table:table-cell/>
          <table:table-cell office:value-type="float" office:value="682.9" calcext:value-type="float">
            <text:p>682,9</text:p>
          </table:table-cell>
          <table:table-cell office:value-type="float" office:value="677.6" calcext:value-type="float">
            <text:p>677,6</text:p>
          </table:table-cell>
          <table:table-cell office:value-type="float" office:value="694.3" calcext:value-type="float">
            <text:p>694,3</text:p>
          </table:table-cell>
          <table:table-cell office:value-type="float" office:value="702.4" calcext:value-type="float">
            <text:p>702,4</text:p>
          </table:table-cell>
          <table:table-cell office:value-type="float" office:value="686.6" calcext:value-type="float">
            <text:p>686,6</text:p>
          </table:table-cell>
          <table:table-cell office:value-type="float" office:value="665.2" calcext:value-type="float">
            <text:p>665,2</text:p>
          </table:table-cell>
          <table:table-cell office:value-type="float" office:value="714.4" calcext:value-type="float">
            <text:p>714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.9" calcext:value-type="float">
            <text:p>700,9</text:p>
          </table:table-cell>
          <table:table-cell office:value-type="float" office:value="753.5" calcext:value-type="float">
            <text:p>753,5</text:p>
          </table:table-cell>
          <table:table-cell/>
          <table:table-cell office:value-type="float" office:value="684.1" calcext:value-type="float">
            <text:p>684,1</text:p>
          </table:table-cell>
          <table:table-cell office:value-type="float" office:value="685.2" calcext:value-type="float">
            <text:p>685,2</text:p>
          </table:table-cell>
          <table:table-cell office:value-type="float" office:value="658.3" calcext:value-type="float">
            <text:p>658,3</text:p>
          </table:table-cell>
          <table:table-cell office:value-type="float" office:value="731.6" calcext:value-type="float">
            <text:p>731,6</text:p>
          </table:table-cell>
          <table:table-cell office:value-type="float" office:value="678.7" calcext:value-type="float">
            <text:p>678,7</text:p>
          </table:table-cell>
          <table:table-cell office:value-type="float" office:value="685" calcext:value-type="float">
            <text:p>685</text:p>
          </table:table-cell>
          <table:table-cell office:value-type="float" office:value="686.4" calcext:value-type="float">
            <text:p>686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29" calcext:value-type="float">
            <text:p>729</text:p>
          </table:table-cell>
          <table:table-cell office:value-type="float" office:value="710.5" calcext:value-type="float">
            <text:p>710,5</text:p>
          </table:table-cell>
          <table:table-cell/>
          <table:table-cell office:value-type="float" office:value="684.1" calcext:value-type="float">
            <text:p>684,1</text:p>
          </table:table-cell>
          <table:table-cell office:value-type="float" office:value="695.6" calcext:value-type="float">
            <text:p>695,6</text:p>
          </table:table-cell>
          <table:table-cell office:value-type="float" office:value="674.8" calcext:value-type="float">
            <text:p>674,8</text:p>
          </table:table-cell>
          <table:table-cell office:value-type="float" office:value="761.8" calcext:value-type="float">
            <text:p>761,8</text:p>
          </table:table-cell>
          <table:table-cell office:value-type="float" office:value="688.3" calcext:value-type="float">
            <text:p>688,3</text:p>
          </table:table-cell>
          <table:table-cell office:value-type="float" office:value="662.7" calcext:value-type="float">
            <text:p>662,7</text:p>
          </table:table-cell>
          <table:table-cell office:value-type="float" office:value="686.1" calcext:value-type="float">
            <text:p>686,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45.2" calcext:value-type="float">
            <text:p>645,2</text:p>
          </table:table-cell>
          <table:table-cell office:value-type="float" office:value="650.4" calcext:value-type="float">
            <text:p>650,4</text:p>
          </table:table-cell>
          <table:table-cell/>
          <table:table-cell office:value-type="float" office:value="695.2" calcext:value-type="float">
            <text:p>695,2</text:p>
          </table:table-cell>
          <table:table-cell office:value-type="float" office:value="668.8" calcext:value-type="float">
            <text:p>668,8</text:p>
          </table:table-cell>
          <table:table-cell office:value-type="float" office:value="689.2" calcext:value-type="float">
            <text:p>689,2</text:p>
          </table:table-cell>
          <table:table-cell office:value-type="float" office:value="729.8" calcext:value-type="float">
            <text:p>729,8</text:p>
          </table:table-cell>
          <table:table-cell office:value-type="float" office:value="694.6" calcext:value-type="float">
            <text:p>694,6</text:p>
          </table:table-cell>
          <table:table-cell office:value-type="float" office:value="677.9" calcext:value-type="float">
            <text:p>677,9</text:p>
          </table:table-cell>
          <table:table-cell office:value-type="float" office:value="704.4" calcext:value-type="float">
            <text:p>704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85.5" calcext:value-type="float">
            <text:p>785,5</text:p>
          </table:table-cell>
          <table:table-cell office:value-type="float" office:value="687.6" calcext:value-type="float">
            <text:p>687,6</text:p>
          </table:table-cell>
          <table:table-cell/>
          <table:table-cell office:value-type="float" office:value="695.2" calcext:value-type="float">
            <text:p>695,2</text:p>
          </table:table-cell>
          <table:table-cell office:value-type="float" office:value="678.6" calcext:value-type="float">
            <text:p>678,6</text:p>
          </table:table-cell>
          <table:table-cell office:value-type="float" office:value="696.2" calcext:value-type="float">
            <text:p>696,2</text:p>
          </table:table-cell>
          <table:table-cell office:value-type="float" office:value="698.7" calcext:value-type="float">
            <text:p>698,7</text:p>
          </table:table-cell>
          <table:table-cell office:value-type="float" office:value="705.7" calcext:value-type="float">
            <text:p>705,7</text:p>
          </table:table-cell>
          <table:table-cell office:value-type="float" office:value="709.1" calcext:value-type="float">
            <text:p>709,1</text:p>
          </table:table-cell>
          <table:table-cell office:value-type="float" office:value="696.7" calcext:value-type="float">
            <text:p>696,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25.2" calcext:value-type="float">
            <text:p>625,2</text:p>
          </table:table-cell>
          <table:table-cell office:value-type="float" office:value="703.2" calcext:value-type="float">
            <text:p>703,2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780.6" calcext:value-type="float">
            <text:p>780,6</text:p>
          </table:table-cell>
          <table:table-cell office:value-type="float" office:value="701.4" calcext:value-type="float">
            <text:p>701,4</text:p>
          </table:table-cell>
          <table:table-cell office:value-type="float" office:value="707.1" calcext:value-type="float">
            <text:p>707,1</text:p>
          </table:table-cell>
          <table:table-cell office:value-type="float" office:value="676.8" calcext:value-type="float">
            <text:p>676,8</text:p>
          </table:table-cell>
          <table:table-cell office:value-type="float" office:value="665.2" calcext:value-type="float">
            <text:p>665,2</text:p>
          </table:table-cell>
          <table:table-cell office:value-type="float" office:value="714.4" calcext:value-type="float">
            <text:p>714,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11.1" calcext:value-type="float">
            <text:p>711,1</text:p>
          </table:table-cell>
          <table:table-cell office:value-type="float" office:value="737" calcext:value-type="float">
            <text:p>737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640.4" calcext:value-type="float">
            <text:p>640,4</text:p>
          </table:table-cell>
          <table:table-cell office:value-type="float" office:value="718.4" calcext:value-type="float">
            <text:p>718,4</text:p>
          </table:table-cell>
          <table:table-cell office:value-type="float" office:value="738" calcext:value-type="float">
            <text:p>738</text:p>
          </table:table-cell>
          <table:table-cell office:value-type="float" office:value="706.4" calcext:value-type="float">
            <text:p>706,4</text:p>
          </table:table-cell>
          <table:table-cell office:value-type="float" office:value="685" calcext:value-type="float">
            <text:p>685</text:p>
          </table:table-cell>
          <table:table-cell office:value-type="float" office:value="686.4" calcext:value-type="float">
            <text:p>686,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19.8" calcext:value-type="float">
            <text:p>819,8</text:p>
          </table:table-cell>
          <table:table-cell office:value-type="float" office:value="729.6" calcext:value-type="float">
            <text:p>729,6</text:p>
          </table:table-cell>
          <table:table-cell/>
          <table:table-cell office:value-type="float" office:value="690.3" calcext:value-type="float">
            <text:p>690,3</text:p>
          </table:table-cell>
          <table:table-cell office:value-type="float" office:value="717.8" calcext:value-type="float">
            <text:p>717,8</text:p>
          </table:table-cell>
          <table:table-cell office:value-type="float" office:value="656.8" calcext:value-type="float">
            <text:p>656,8</text:p>
          </table:table-cell>
          <table:table-cell office:value-type="float" office:value="718.1" calcext:value-type="float">
            <text:p>718,1</text:p>
          </table:table-cell>
          <table:table-cell office:value-type="float" office:value="731.7" calcext:value-type="float">
            <text:p>731,7</text:p>
          </table:table-cell>
          <table:table-cell office:value-type="float" office:value="652.4" calcext:value-type="float">
            <text:p>652,4</text:p>
          </table:table-cell>
          <table:table-cell office:value-type="float" office:value="748.7" calcext:value-type="float">
            <text:p>748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39.7" calcext:value-type="float">
            <text:p>739,7</text:p>
          </table:table-cell>
          <table:table-cell office:value-type="float" office:value="623.5" calcext:value-type="float">
            <text:p>623,5</text:p>
          </table:table-cell>
          <table:table-cell/>
          <table:table-cell office:value-type="float" office:value="690.3" calcext:value-type="float">
            <text:p>690,3</text:p>
          </table:table-cell>
          <table:table-cell office:value-type="float" office:value="734.5" calcext:value-type="float">
            <text:p>734,5</text:p>
          </table:table-cell>
          <table:table-cell office:value-type="float" office:value="692" calcext:value-type="float">
            <text:p>692</text:p>
          </table:table-cell>
          <table:table-cell office:value-type="float" office:value="697.7" calcext:value-type="float">
            <text:p>697,7</text:p>
          </table:table-cell>
          <table:table-cell office:value-type="float" office:value="704.2" calcext:value-type="float">
            <text:p>704,2</text:p>
          </table:table-cell>
          <table:table-cell office:value-type="float" office:value="712.2" calcext:value-type="float">
            <text:p>712,2</text:p>
          </table:table-cell>
          <table:table-cell office:value-type="float" office:value="680.7" calcext:value-type="float">
            <text:p>680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20.8" calcext:value-type="float">
            <text:p>820,8</text:p>
          </table:table-cell>
          <table:table-cell office:value-type="float" office:value="744.5" calcext:value-type="float">
            <text:p>744,5</text:p>
          </table:table-cell>
          <table:table-cell/>
          <table:table-cell office:value-type="float" office:value="698.5" calcext:value-type="float">
            <text:p>698,5</text:p>
          </table:table-cell>
          <table:table-cell office:value-type="float" office:value="667.1" calcext:value-type="float">
            <text:p>667,1</text:p>
          </table:table-cell>
          <table:table-cell office:value-type="float" office:value="643.1" calcext:value-type="float">
            <text:p>643,1</text:p>
          </table:table-cell>
          <table:table-cell office:value-type="float" office:value="666.7" calcext:value-type="float">
            <text:p>666,7</text:p>
          </table:table-cell>
          <table:table-cell office:value-type="float" office:value="720.9" calcext:value-type="float">
            <text:p>720,9</text:p>
          </table:table-cell>
          <table:table-cell office:value-type="float" office:value="640.3" calcext:value-type="float">
            <text:p>640,3</text:p>
          </table:table-cell>
          <table:table-cell office:value-type="float" office:value="705.7" calcext:value-type="float">
            <text:p>705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49.6" calcext:value-type="float">
            <text:p>749,6</text:p>
          </table:table-cell>
          <table:table-cell office:value-type="float" office:value="726.9" calcext:value-type="float">
            <text:p>726,9</text:p>
          </table:table-cell>
          <table:table-cell/>
          <table:table-cell office:value-type="float" office:value="698.5" calcext:value-type="float">
            <text:p>698,5</text:p>
          </table:table-cell>
          <table:table-cell office:value-type="float" office:value="783.5" calcext:value-type="float">
            <text:p>783,5</text:p>
          </table:table-cell>
          <table:table-cell office:value-type="float" office:value="685.5" calcext:value-type="float">
            <text:p>685,5</text:p>
          </table:table-cell>
          <table:table-cell office:value-type="float" office:value="705.2" calcext:value-type="float">
            <text:p>705,2</text:p>
          </table:table-cell>
          <table:table-cell office:value-type="float" office:value="763.8" calcext:value-type="float">
            <text:p>763,8</text:p>
          </table:table-cell>
          <table:table-cell office:value-type="float" office:value="669.6" calcext:value-type="float">
            <text:p>669,6</text:p>
          </table:table-cell>
          <table:table-cell office:value-type="float" office:value="647.8" calcext:value-type="float">
            <text:p>647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75" calcext:value-type="float">
            <text:p>675</text:p>
          </table:table-cell>
          <table:table-cell office:value-type="float" office:value="815.4" calcext:value-type="float">
            <text:p>815,4</text:p>
          </table:table-cell>
          <table:table-cell/>
          <table:table-cell office:value-type="float" office:value="713.6" calcext:value-type="float">
            <text:p>713,6</text:p>
          </table:table-cell>
          <table:table-cell office:value-type="float" office:value="733.6" calcext:value-type="float">
            <text:p>733,6</text:p>
          </table:table-cell>
          <table:table-cell office:value-type="float" office:value="667.9" calcext:value-type="float">
            <text:p>667,9</text:p>
          </table:table-cell>
          <table:table-cell office:value-type="float" office:value="761.1" calcext:value-type="float">
            <text:p>761,1</text:p>
          </table:table-cell>
          <table:table-cell office:value-type="float" office:value="714.7" calcext:value-type="float">
            <text:p>714,7</text:p>
          </table:table-cell>
          <table:table-cell office:value-type="float" office:value="646.5" calcext:value-type="float">
            <text:p>646,5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6.2" calcext:value-type="float">
            <text:p>766,2</text:p>
          </table:table-cell>
          <table:table-cell office:value-type="float" office:value="701.6" calcext:value-type="float">
            <text:p>701,6</text:p>
          </table:table-cell>
          <table:table-cell/>
          <table:table-cell office:value-type="float" office:value="713.6" calcext:value-type="float">
            <text:p>713,6</text:p>
          </table:table-cell>
          <table:table-cell office:value-type="float" office:value="716.9" calcext:value-type="float">
            <text:p>716,9</text:p>
          </table:table-cell>
          <table:table-cell office:value-type="float" office:value="622.6" calcext:value-type="float">
            <text:p>622,6</text:p>
          </table:table-cell>
          <table:table-cell office:value-type="float" office:value="757.2" calcext:value-type="float">
            <text:p>757,2</text:p>
          </table:table-cell>
          <table:table-cell office:value-type="float" office:value="714.5" calcext:value-type="float">
            <text:p>714,5</text:p>
          </table:table-cell>
          <table:table-cell office:value-type="float" office:value="652.4" calcext:value-type="float">
            <text:p>652,4</text:p>
          </table:table-cell>
          <table:table-cell office:value-type="float" office:value="748.7" calcext:value-type="float">
            <text:p>748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6.3" calcext:value-type="float">
            <text:p>726,3</text:p>
          </table:table-cell>
          <table:table-cell office:value-type="float" office:value="775.7" calcext:value-type="float">
            <text:p>775,7</text:p>
          </table:table-cell>
          <table:table-cell/>
          <table:table-cell office:value-type="float" office:value="718.4" calcext:value-type="float">
            <text:p>718,4</text:p>
          </table:table-cell>
          <table:table-cell office:value-type="float" office:value="765" calcext:value-type="float">
            <text:p>765</text:p>
          </table:table-cell>
          <table:table-cell office:value-type="float" office:value="680.8" calcext:value-type="float">
            <text:p>680,8</text:p>
          </table:table-cell>
          <table:table-cell office:value-type="float" office:value="715.6" calcext:value-type="float">
            <text:p>715,6</text:p>
          </table:table-cell>
          <table:table-cell office:value-type="float" office:value="723" calcext:value-type="float">
            <text:p>723</text:p>
          </table:table-cell>
          <table:table-cell office:value-type="float" office:value="712.2" calcext:value-type="float">
            <text:p>712,2</text:p>
          </table:table-cell>
          <table:table-cell office:value-type="float" office:value="680.7" calcext:value-type="float">
            <text:p>680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6.8" calcext:value-type="float">
            <text:p>716,8</text:p>
          </table:table-cell>
          <table:table-cell office:value-type="float" office:value="721.3" calcext:value-type="float">
            <text:p>721,3</text:p>
          </table:table-cell>
          <table:table-cell/>
          <table:table-cell office:value-type="float" office:value="718.4" calcext:value-type="float">
            <text:p>718,4</text:p>
          </table:table-cell>
          <table:table-cell office:value-type="float" office:value="699.1" calcext:value-type="float">
            <text:p>699,1</text:p>
          </table:table-cell>
          <table:table-cell office:value-type="float" office:value="619.6" calcext:value-type="float">
            <text:p>619,6</text:p>
          </table:table-cell>
          <table:table-cell office:value-type="float" office:value="675.6" calcext:value-type="float">
            <text:p>675,6</text:p>
          </table:table-cell>
          <table:table-cell office:value-type="float" office:value="738.5" calcext:value-type="float">
            <text:p>738,5</text:p>
          </table:table-cell>
          <table:table-cell office:value-type="float" office:value="640.3" calcext:value-type="float">
            <text:p>640,3</text:p>
          </table:table-cell>
          <table:table-cell office:value-type="float" office:value="705.7" calcext:value-type="float">
            <text:p>705,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37.4" calcext:value-type="float">
            <text:p>837,4</text:p>
          </table:table-cell>
          <table:table-cell office:value-type="float" office:value="745.1" calcext:value-type="float">
            <text:p>745,1</text:p>
          </table:table-cell>
          <table:table-cell/>
          <table:table-cell office:value-type="float" office:value="766.3" calcext:value-type="float">
            <text:p>766,3</text:p>
          </table:table-cell>
          <table:table-cell office:value-type="float" office:value="679.3" calcext:value-type="float">
            <text:p>679,3</text:p>
          </table:table-cell>
          <table:table-cell office:value-type="float" office:value="715.6" calcext:value-type="float">
            <text:p>715,6</text:p>
          </table:table-cell>
          <table:table-cell office:value-type="float" office:value="670.2" calcext:value-type="float">
            <text:p>670,2</text:p>
          </table:table-cell>
          <table:table-cell office:value-type="float" office:value="693.1" calcext:value-type="float">
            <text:p>693,1</text:p>
          </table:table-cell>
          <table:table-cell office:value-type="float" office:value="669.6" calcext:value-type="float">
            <text:p>669,6</text:p>
          </table:table-cell>
          <table:table-cell office:value-type="float" office:value="647.8" calcext:value-type="float">
            <text:p>647,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25.1" calcext:value-type="float">
            <text:p>825,1</text:p>
          </table:table-cell>
          <table:table-cell office:value-type="float" office:value="790.4" calcext:value-type="float">
            <text:p>790,4</text:p>
          </table:table-cell>
          <table:table-cell/>
          <table:table-cell office:value-type="float" office:value="766.3" calcext:value-type="float">
            <text:p>766,3</text:p>
          </table:table-cell>
          <table:table-cell office:value-type="float" office:value="724.8" calcext:value-type="float">
            <text:p>724,8</text:p>
          </table:table-cell>
          <table:table-cell office:value-type="float" office:value="666.9" calcext:value-type="float">
            <text:p>666,9</text:p>
          </table:table-cell>
          <table:table-cell office:value-type="float" office:value="703.7" calcext:value-type="float">
            <text:p>703,7</text:p>
          </table:table-cell>
          <table:table-cell office:value-type="float" office:value="656.8" calcext:value-type="float">
            <text:p>656,8</text:p>
          </table:table-cell>
          <table:table-cell office:value-type="float" office:value="646.5" calcext:value-type="float">
            <text:p>646,5</text:p>
          </table:table-cell>
          <table:table-cell office:value-type="float" office:value="640" calcext:value-type="float">
            <text:p>64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93.4" calcext:value-type="float">
            <text:p>693,4</text:p>
          </table:table-cell>
          <table:table-cell office:value-type="float" office:value="721.9" calcext:value-type="float">
            <text:p>721,9</text:p>
          </table:table-cell>
          <table:table-cell/>
          <table:table-cell office:value-type="float" office:value="641.8" calcext:value-type="float">
            <text:p>641,8</text:p>
          </table:table-cell>
          <table:table-cell office:value-type="float" office:value="677" calcext:value-type="float">
            <text:p>677</text:p>
          </table:table-cell>
          <table:table-cell office:value-type="float" office:value="708.3" calcext:value-type="float">
            <text:p>708,3</text:p>
          </table:table-cell>
          <table:table-cell office:value-type="float" office:value="750.7" calcext:value-type="float">
            <text:p>750,7</text:p>
          </table:table-cell>
          <table:table-cell office:value-type="float" office:value="764.2" calcext:value-type="float">
            <text:p>764,2</text:p>
          </table:table-cell>
          <table:table-cell office:value-type="float" office:value="705.6" calcext:value-type="float">
            <text:p>705,6</text:p>
          </table:table-cell>
          <table:table-cell office:value-type="float" office:value="664.7" calcext:value-type="float">
            <text:p>664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62.7" calcext:value-type="float">
            <text:p>662,7</text:p>
          </table:table-cell>
          <table:table-cell office:value-type="float" office:value="712.2" calcext:value-type="float">
            <text:p>712,2</text:p>
          </table:table-cell>
          <table:table-cell/>
          <table:table-cell office:value-type="float" office:value="641.8" calcext:value-type="float">
            <text:p>641,8</text:p>
          </table:table-cell>
          <table:table-cell office:value-type="float" office:value="713.9" calcext:value-type="float">
            <text:p>713,9</text:p>
          </table:table-cell>
          <table:table-cell office:value-type="float" office:value="643.5" calcext:value-type="float">
            <text:p>643,5</text:p>
          </table:table-cell>
          <table:table-cell office:value-type="float" office:value="672.2" calcext:value-type="float">
            <text:p>672,2</text:p>
          </table:table-cell>
          <table:table-cell office:value-type="float" office:value="725.4" calcext:value-type="float">
            <text:p>725,4</text:p>
          </table:table-cell>
          <table:table-cell office:value-type="float" office:value="711.5" calcext:value-type="float">
            <text:p>711,5</text:p>
          </table:table-cell>
          <table:table-cell office:value-type="float" office:value="703.3" calcext:value-type="float">
            <text:p>703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25.3" calcext:value-type="float">
            <text:p>725,3</text:p>
          </table:table-cell>
          <table:table-cell office:value-type="float" office:value="674.5" calcext:value-type="float">
            <text:p>674,5</text:p>
          </table:table-cell>
          <table:table-cell/>
          <table:table-cell office:value-type="float" office:value="663.6" calcext:value-type="float">
            <text:p>663,6</text:p>
          </table:table-cell>
          <table:table-cell office:value-type="float" office:value="693.8" calcext:value-type="float">
            <text:p>693,8</text:p>
          </table:table-cell>
          <table:table-cell office:value-type="float" office:value="642.3" calcext:value-type="float">
            <text:p>642,3</text:p>
          </table:table-cell>
          <table:table-cell office:value-type="float" office:value="730.4" calcext:value-type="float">
            <text:p>730,4</text:p>
          </table:table-cell>
          <table:table-cell office:value-type="float" office:value="663.6" calcext:value-type="float">
            <text:p>663,6</text:p>
          </table:table-cell>
          <table:table-cell office:value-type="float" office:value="743.5" calcext:value-type="float">
            <text:p>743,5</text:p>
          </table:table-cell>
          <table:table-cell office:value-type="float" office:value="695.1" calcext:value-type="float">
            <text:p>695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53.7" calcext:value-type="float">
            <text:p>653,7</text:p>
          </table:table-cell>
          <table:table-cell office:value-type="float" office:value="707.1" calcext:value-type="float">
            <text:p>707,1</text:p>
          </table:table-cell>
          <table:table-cell/>
          <table:table-cell office:value-type="float" office:value="663.6" calcext:value-type="float">
            <text:p>663,6</text:p>
          </table:table-cell>
          <table:table-cell office:value-type="float" office:value="693.4" calcext:value-type="float">
            <text:p>693,4</text:p>
          </table:table-cell>
          <table:table-cell office:value-type="float" office:value="663.2" calcext:value-type="float">
            <text:p>663,2</text:p>
          </table:table-cell>
          <table:table-cell office:value-type="float" office:value="697" calcext:value-type="float">
            <text:p>697</text:p>
          </table:table-cell>
          <table:table-cell office:value-type="float" office:value="745.6" calcext:value-type="float">
            <text:p>745,6</text:p>
          </table:table-cell>
          <table:table-cell office:value-type="float" office:value="649.7" calcext:value-type="float">
            <text:p>649,7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5.4" calcext:value-type="float">
            <text:p>735,4</text:p>
          </table:table-cell>
          <table:table-cell office:value-type="float" office:value="705.5" calcext:value-type="float">
            <text:p>705,5</text:p>
          </table:table-cell>
          <table:table-cell/>
          <table:table-cell office:value-type="float" office:value="674.8" calcext:value-type="float">
            <text:p>674,8</text:p>
          </table:table-cell>
          <table:table-cell office:value-type="float" office:value="660.9" calcext:value-type="float">
            <text:p>660,9</text:p>
          </table:table-cell>
          <table:table-cell office:value-type="float" office:value="672.1" calcext:value-type="float">
            <text:p>672,1</text:p>
          </table:table-cell>
          <table:table-cell office:value-type="float" office:value="706.8" calcext:value-type="float">
            <text:p>706,8</text:p>
          </table:table-cell>
          <table:table-cell office:value-type="float" office:value="665.5" calcext:value-type="float">
            <text:p>665,5</text:p>
          </table:table-cell>
          <table:table-cell office:value-type="float" office:value="698.3" calcext:value-type="float">
            <text:p>698,3</text:p>
          </table:table-cell>
          <table:table-cell office:value-type="float" office:value="670.2" calcext:value-type="float">
            <text:p>670,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61.5" calcext:value-type="float">
            <text:p>661,5</text:p>
          </table:table-cell>
          <table:table-cell office:value-type="float" office:value="683.6" calcext:value-type="float">
            <text:p>683,6</text:p>
          </table:table-cell>
          <table:table-cell/>
          <table:table-cell office:value-type="float" office:value="674.8" calcext:value-type="float">
            <text:p>674,8</text:p>
          </table:table-cell>
          <table:table-cell office:value-type="float" office:value="644.5" calcext:value-type="float">
            <text:p>644,5</text:p>
          </table:table-cell>
          <table:table-cell office:value-type="float" office:value="608.5" calcext:value-type="float">
            <text:p>608,5</text:p>
          </table:table-cell>
          <table:table-cell office:value-type="float" office:value="736.6" calcext:value-type="float">
            <text:p>736,6</text:p>
          </table:table-cell>
          <table:table-cell office:value-type="float" office:value="729.3" calcext:value-type="float">
            <text:p>729,3</text:p>
          </table:table-cell>
          <table:table-cell office:value-type="float" office:value="705.6" calcext:value-type="float">
            <text:p>705,6</text:p>
          </table:table-cell>
          <table:table-cell office:value-type="float" office:value="664.7" calcext:value-type="float">
            <text:p>664,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2.7" calcext:value-type="float">
            <text:p>732,7</text:p>
          </table:table-cell>
          <table:table-cell office:value-type="float" office:value="650.2" calcext:value-type="float">
            <text:p>650,2</text:p>
          </table:table-cell>
          <table:table-cell/>
          <table:table-cell office:value-type="float" office:value="685.2" calcext:value-type="float">
            <text:p>685,2</text:p>
          </table:table-cell>
          <table:table-cell office:value-type="float" office:value="712.8" calcext:value-type="float">
            <text:p>712,8</text:p>
          </table:table-cell>
          <table:table-cell office:value-type="float" office:value="626" calcext:value-type="float">
            <text:p>626</text:p>
          </table:table-cell>
          <table:table-cell office:value-type="float" office:value="733.6" calcext:value-type="float">
            <text:p>733,6</text:p>
          </table:table-cell>
          <table:table-cell office:value-type="float" office:value="712" calcext:value-type="float">
            <text:p>712</text:p>
          </table:table-cell>
          <table:table-cell office:value-type="float" office:value="711.5" calcext:value-type="float">
            <text:p>711,5</text:p>
          </table:table-cell>
          <table:table-cell office:value-type="float" office:value="703.3" calcext:value-type="float">
            <text:p>703,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72.9" calcext:value-type="float">
            <text:p>672,9</text:p>
          </table:table-cell>
          <table:table-cell office:value-type="float" office:value="690.2" calcext:value-type="float">
            <text:p>690,2</text:p>
          </table:table-cell>
          <table:table-cell/>
          <table:table-cell office:value-type="float" office:value="685.2" calcext:value-type="float">
            <text:p>685,2</text:p>
          </table:table-cell>
          <table:table-cell office:value-type="float" office:value="695.6" calcext:value-type="float">
            <text:p>695,6</text:p>
          </table:table-cell>
          <table:table-cell office:value-type="float" office:value="644.7" calcext:value-type="float">
            <text:p>644,7</text:p>
          </table:table-cell>
          <table:table-cell office:value-type="float" office:value="674.1" calcext:value-type="float">
            <text:p>674,1</text:p>
          </table:table-cell>
          <table:table-cell office:value-type="float" office:value="666.2" calcext:value-type="float">
            <text:p>666,2</text:p>
          </table:table-cell>
          <table:table-cell office:value-type="float" office:value="743.5" calcext:value-type="float">
            <text:p>743,5</text:p>
          </table:table-cell>
          <table:table-cell office:value-type="float" office:value="695.1" calcext:value-type="float">
            <text:p>695,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08.7" calcext:value-type="float">
            <text:p>708,7</text:p>
          </table:table-cell>
          <table:table-cell office:value-type="float" office:value="746.5" calcext:value-type="float">
            <text:p>746,5</text:p>
          </table:table-cell>
          <table:table-cell/>
          <table:table-cell office:value-type="float" office:value="702.1" calcext:value-type="float">
            <text:p>702,1</text:p>
          </table:table-cell>
          <table:table-cell office:value-type="float" office:value="702.2" calcext:value-type="float">
            <text:p>702,2</text:p>
          </table:table-cell>
          <table:table-cell office:value-type="float" office:value="664.9" calcext:value-type="float">
            <text:p>664,9</text:p>
          </table:table-cell>
          <table:table-cell office:value-type="float" office:value="754.2" calcext:value-type="float">
            <text:p>754,2</text:p>
          </table:table-cell>
          <table:table-cell office:value-type="float" office:value="724.4" calcext:value-type="float">
            <text:p>724,4</text:p>
          </table:table-cell>
          <table:table-cell office:value-type="float" office:value="649.7" calcext:value-type="float">
            <text:p>649,7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734.8" calcext:value-type="float">
            <text:p>734,8</text:p>
          </table:table-cell>
          <table:table-cell office:value-type="float" office:value="667.2" calcext:value-type="float">
            <text:p>667,2</text:p>
          </table:table-cell>
          <table:table-cell/>
          <table:table-cell office:value-type="float" office:value="702.1" calcext:value-type="float">
            <text:p>702,1</text:p>
          </table:table-cell>
          <table:table-cell office:value-type="float" office:value="679.8" calcext:value-type="float">
            <text:p>679,8</text:p>
          </table:table-cell>
          <table:table-cell office:value-type="float" office:value="647.5" calcext:value-type="float">
            <text:p>647,5</text:p>
          </table:table-cell>
          <table:table-cell office:value-type="float" office:value="742" calcext:value-type="float">
            <text:p>742</text:p>
          </table:table-cell>
          <table:table-cell office:value-type="float" office:value="656.3" calcext:value-type="float">
            <text:p>656,3</text:p>
          </table:table-cell>
          <table:table-cell office:value-type="float" office:value="698.3" calcext:value-type="float">
            <text:p>698,3</text:p>
          </table:table-cell>
          <table:table-cell office:value-type="float" office:value="670.2" calcext:value-type="float">
            <text:p>670,2</text:p>
          </table:table-cell>
        </table:table-row>
      </table:table>
      <table:table table:name="Tabella pivot_1_1" table:style-name="ta1">
        <table:table-column table:style-name="co2" table:default-cell-style-name="ce33"/>
        <table:table-column table:style-name="co2" table:default-cell-style-name="ce39"/>
        <table:table-column table:style-name="co2" table:number-columns-repeated="8" table:default-cell-style-name="ce46"/>
        <table:table-column table:style-name="co2" table:default-cell-style-name="ce53"/>
        <table:table-column table:style-name="co1" table:number-columns-repeated="4" table:default-cell-style-name="Default"/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Media - PB OR</text:p>
          </table:table-cell>
          <table:table-cell table:style-name="ce44" office:value-type="string" calcext:value-type="string">
            <text:p>Media - PB V C1</text:p>
          </table:table-cell>
          <table:table-cell table:style-name="ce44" office:value-type="string" calcext:value-type="string">
            <text:p>Media - PB V B1</text:p>
          </table:table-cell>
          <table:table-cell table:style-name="ce44" office:value-type="string" calcext:value-type="string">
            <text:p>Media - PB T C1</text:p>
          </table:table-cell>
          <table:table-cell table:style-name="ce44" office:value-type="string" calcext:value-type="string">
            <text:p>Media - PB T B1</text:p>
          </table:table-cell>
          <table:table-cell table:style-name="ce44" office:value-type="string" calcext:value-type="string">
            <text:p>Media - PR OR</text:p>
          </table:table-cell>
          <table:table-cell table:style-name="ce44" office:value-type="string" calcext:value-type="string">
            <text:p>Media - PR V C1 </text:p>
          </table:table-cell>
          <table:table-cell table:style-name="ce44" office:value-type="string" calcext:value-type="string">
            <text:p>Media - PR V B1</text:p>
          </table:table-cell>
          <table:table-cell table:style-name="ce44" office:value-type="string" calcext:value-type="string">
            <text:p>Media - PR T C1</text:p>
          </table:table-cell>
          <table:table-cell table:style-name="ce51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1888.24" calcext:value-type="float">
            <text:p>1888,24</text:p>
          </table:table-cell>
          <table:table-cell table:style-name="ce45" office:value-type="float" office:value="1860.29" calcext:value-type="float">
            <text:p>1860,29</text:p>
          </table:table-cell>
          <table:table-cell table:style-name="ce45" office:value-type="float" office:value="1839.53" calcext:value-type="float">
            <text:p>1839,53</text:p>
          </table:table-cell>
          <table:table-cell table:style-name="ce45" office:value-type="float" office:value="1778.7" calcext:value-type="float">
            <text:p>1778,7</text:p>
          </table:table-cell>
          <table:table-cell table:style-name="ce45" office:value-type="float" office:value="1737.03" calcext:value-type="float">
            <text:p>1737,03</text:p>
          </table:table-cell>
          <table:table-cell table:style-name="ce45" office:value-type="float" office:value="1543.74" calcext:value-type="float">
            <text:p>1543,74</text:p>
          </table:table-cell>
          <table:table-cell table:style-name="ce45" office:value-type="float" office:value="1675.33" calcext:value-type="float">
            <text:p>1675,33</text:p>
          </table:table-cell>
          <table:table-cell table:style-name="ce45" office:value-type="float" office:value="1707.69" calcext:value-type="float">
            <text:p>1707,69</text:p>
          </table:table-cell>
          <table:table-cell table:style-name="ce45" office:value-type="float" office:value="1552.7" calcext:value-type="float">
            <text:p>1552,7</text:p>
          </table:table-cell>
          <table:table-cell table:style-name="ce52" office:value-type="float" office:value="1485.82" calcext:value-type="float">
            <text:p>1485,82</text:p>
          </table:table-cell>
          <table:table-cell table:formula="of:=MIN([.B3:.F3])" office:value-type="float" office:value="1737.03" calcext:value-type="float">
            <text:p>1737,03</text:p>
          </table:table-cell>
          <table:table-cell table:formula="of:=MAX([.B3:.F3])" office:value-type="float" office:value="1888.24" calcext:value-type="float">
            <text:p>1888,24</text:p>
          </table:table-cell>
          <table:table-cell table:formula="of:=MIN([.G3:.K3])" office:value-type="float" office:value="1485.82" calcext:value-type="float">
            <text:p>1485,82</text:p>
          </table:table-cell>
          <table:table-cell table:formula="of:=MAX([.G3:.K3])" office:value-type="float" office:value="1707.69" calcext:value-type="float">
            <text:p>1707,6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62.4" calcext:value-type="float">
            <text:p>1262,4</text:p>
          </table:table-cell>
          <table:table-cell office:value-type="float" office:value="1475.73" calcext:value-type="float">
            <text:p>1475,73</text:p>
          </table:table-cell>
          <table:table-cell office:value-type="float" office:value="1329.91" calcext:value-type="float">
            <text:p>1329,91</text:p>
          </table:table-cell>
          <table:table-cell office:value-type="float" office:value="1442.98" calcext:value-type="float">
            <text:p>1442,98</text:p>
          </table:table-cell>
          <table:table-cell office:value-type="float" office:value="1303.71" calcext:value-type="float">
            <text:p>1303,71</text:p>
          </table:table-cell>
          <table:table-cell office:value-type="float" office:value="1324.66" calcext:value-type="float">
            <text:p>1324,66</text:p>
          </table:table-cell>
          <table:table-cell office:value-type="float" office:value="1486.49" calcext:value-type="float">
            <text:p>1486,49</text:p>
          </table:table-cell>
          <table:table-cell office:value-type="float" office:value="1469.82" calcext:value-type="float">
            <text:p>1469,82</text:p>
          </table:table-cell>
          <table:table-cell office:value-type="float" office:value="1485.58" calcext:value-type="float">
            <text:p>1485,58</text:p>
          </table:table-cell>
          <table:table-cell office:value-type="float" office:value="1537.84" calcext:value-type="float">
            <text:p>1537,84</text:p>
          </table:table-cell>
          <table:table-cell table:formula="of:=MIN([.B4:.F4])" office:value-type="float" office:value="1262.4" calcext:value-type="float">
            <text:p>1262,4</text:p>
          </table:table-cell>
          <table:table-cell table:formula="of:=MAX([.B4:.F4])" office:value-type="float" office:value="1475.73" calcext:value-type="float">
            <text:p>1475,73</text:p>
          </table:table-cell>
          <table:table-cell table:formula="of:=MIN([.G4:.K4])" office:value-type="float" office:value="1324.66" calcext:value-type="float">
            <text:p>1324,66</text:p>
          </table:table-cell>
          <table:table-cell table:formula="of:=MAX([.G4:.K4])" office:value-type="float" office:value="1537.84" calcext:value-type="float">
            <text:p>1537,8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67.52" calcext:value-type="float">
            <text:p>1467,52</text:p>
          </table:table-cell>
          <table:table-cell office:value-type="float" office:value="1395.8" calcext:value-type="float">
            <text:p>1395,8</text:p>
          </table:table-cell>
          <table:table-cell office:value-type="float" office:value="1314.17" calcext:value-type="float">
            <text:p>1314,17</text:p>
          </table:table-cell>
          <table:table-cell office:value-type="float" office:value="1331.22" calcext:value-type="float">
            <text:p>1331,22</text:p>
          </table:table-cell>
          <table:table-cell office:value-type="float" office:value="1420.05" calcext:value-type="float">
            <text:p>1420,05</text:p>
          </table:table-cell>
          <table:table-cell office:value-type="float" office:value="1501.28" calcext:value-type="float">
            <text:p>1501,28</text:p>
          </table:table-cell>
          <table:table-cell office:value-type="float" office:value="1375.47" calcext:value-type="float">
            <text:p>1375,47</text:p>
          </table:table-cell>
          <table:table-cell office:value-type="float" office:value="1237.48" calcext:value-type="float">
            <text:p>1237,48</text:p>
          </table:table-cell>
          <table:table-cell office:value-type="float" office:value="1223" calcext:value-type="float">
            <text:p>1223</text:p>
          </table:table-cell>
          <table:table-cell office:value-type="float" office:value="1333.54" calcext:value-type="float">
            <text:p>1333,54</text:p>
          </table:table-cell>
          <table:table-cell table:formula="of:=MIN([.B5:.F5])" office:value-type="float" office:value="1314.17" calcext:value-type="float">
            <text:p>1314,17</text:p>
          </table:table-cell>
          <table:table-cell table:formula="of:=MAX([.B5:.F5])" office:value-type="float" office:value="1467.52" calcext:value-type="float">
            <text:p>1467,52</text:p>
          </table:table-cell>
          <table:table-cell table:formula="of:=MIN([.G5:.K5])" office:value-type="float" office:value="1223" calcext:value-type="float">
            <text:p>1223</text:p>
          </table:table-cell>
          <table:table-cell table:formula="of:=MAX([.G5:.K5])" office:value-type="float" office:value="1501.28" calcext:value-type="float">
            <text:p>1501,2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1140.7" calcext:value-type="float">
            <text:p>1140,7</text:p>
          </table:table-cell>
          <table:table-cell office:value-type="float" office:value="1179.03" calcext:value-type="float">
            <text:p>1179,03</text:p>
          </table:table-cell>
          <table:table-cell office:value-type="float" office:value="1134.7" calcext:value-type="float">
            <text:p>1134,7</text:p>
          </table:table-cell>
          <table:table-cell office:value-type="float" office:value="1158.65" calcext:value-type="float">
            <text:p>1158,65</text:p>
          </table:table-cell>
          <table:table-cell office:value-type="float" office:value="1148.29" calcext:value-type="float">
            <text:p>1148,29</text:p>
          </table:table-cell>
          <table:table-cell office:value-type="float" office:value="1068.41" calcext:value-type="float">
            <text:p>1068,41</text:p>
          </table:table-cell>
          <table:table-cell office:value-type="float" office:value="1127.89" calcext:value-type="float">
            <text:p>1127,89</text:p>
          </table:table-cell>
          <table:table-cell office:value-type="float" office:value="1203.8" calcext:value-type="float">
            <text:p>1203,8</text:p>
          </table:table-cell>
          <table:table-cell office:value-type="float" office:value="1107.76" calcext:value-type="float">
            <text:p>1107,76</text:p>
          </table:table-cell>
          <table:table-cell table:formula="of:=MIN([.B6:.F6])" office:value-type="float" office:value="1134.7" calcext:value-type="float">
            <text:p>1134,7</text:p>
          </table:table-cell>
          <table:table-cell table:formula="of:=MAX([.B6:.F6])" office:value-type="float" office:value="1200" calcext:value-type="float">
            <text:p>1200</text:p>
          </table:table-cell>
          <table:table-cell table:formula="of:=MIN([.G6:.K6])" office:value-type="float" office:value="1068.41" calcext:value-type="float">
            <text:p>1068,41</text:p>
          </table:table-cell>
          <table:table-cell table:formula="of:=MAX([.G6:.K6])" office:value-type="float" office:value="1203.8" calcext:value-type="float">
            <text:p>1203,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132.54" calcext:value-type="float">
            <text:p>1132,54</text:p>
          </table:table-cell>
          <table:table-cell office:value-type="float" office:value="1135.33" calcext:value-type="float">
            <text:p>1135,33</text:p>
          </table:table-cell>
          <table:table-cell office:value-type="float" office:value="1171.3" calcext:value-type="float">
            <text:p>1171,3</text:p>
          </table:table-cell>
          <table:table-cell office:value-type="float" office:value="1216.1" calcext:value-type="float">
            <text:p>1216,1</text:p>
          </table:table-cell>
          <table:table-cell office:value-type="float" office:value="1088.9" calcext:value-type="float">
            <text:p>1088,9</text:p>
          </table:table-cell>
          <table:table-cell office:value-type="float" office:value="1012.35" calcext:value-type="float">
            <text:p>1012,35</text:p>
          </table:table-cell>
          <table:table-cell office:value-type="float" office:value="1094.62" calcext:value-type="float">
            <text:p>1094,62</text:p>
          </table:table-cell>
          <table:table-cell office:value-type="float" office:value="1204.16" calcext:value-type="float">
            <text:p>1204,16</text:p>
          </table:table-cell>
          <table:table-cell office:value-type="float" office:value="1176.36" calcext:value-type="float">
            <text:p>1176,36</text:p>
          </table:table-cell>
          <table:table-cell office:value-type="float" office:value="1240.66" calcext:value-type="float">
            <text:p>1240,66</text:p>
          </table:table-cell>
          <table:table-cell table:formula="of:=MIN([.B7:.F7])" office:value-type="float" office:value="1088.9" calcext:value-type="float">
            <text:p>1088,9</text:p>
          </table:table-cell>
          <table:table-cell table:formula="of:=MAX([.B7:.F7])" office:value-type="float" office:value="1216.1" calcext:value-type="float">
            <text:p>1216,1</text:p>
          </table:table-cell>
          <table:table-cell table:formula="of:=MIN([.G7:.K7])" office:value-type="float" office:value="1012.35" calcext:value-type="float">
            <text:p>1012,35</text:p>
          </table:table-cell>
          <table:table-cell table:formula="of:=MAX([.G7:.K7])" office:value-type="float" office:value="1240.66" calcext:value-type="float">
            <text:p>1240,6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53.34" calcext:value-type="float">
            <text:p>1153,34</text:p>
          </table:table-cell>
          <table:table-cell office:value-type="float" office:value="1048.4" calcext:value-type="float">
            <text:p>1048,4</text:p>
          </table:table-cell>
          <table:table-cell office:value-type="float" office:value="1081.47" calcext:value-type="float">
            <text:p>1081,47</text:p>
          </table:table-cell>
          <table:table-cell office:value-type="float" office:value="1159.48" calcext:value-type="float">
            <text:p>1159,48</text:p>
          </table:table-cell>
          <table:table-cell office:value-type="float" office:value="1067.06" calcext:value-type="float">
            <text:p>1067,06</text:p>
          </table:table-cell>
          <table:table-cell office:value-type="float" office:value="1082.25" calcext:value-type="float">
            <text:p>1082,25</text:p>
          </table:table-cell>
          <table:table-cell office:value-type="float" office:value="1083.29" calcext:value-type="float">
            <text:p>1083,29</text:p>
          </table:table-cell>
          <table:table-cell office:value-type="float" office:value="1102.21" calcext:value-type="float">
            <text:p>1102,21</text:p>
          </table:table-cell>
          <table:table-cell office:value-type="float" office:value="1161.94" calcext:value-type="float">
            <text:p>1161,94</text:p>
          </table:table-cell>
          <table:table-cell office:value-type="float" office:value="1130.96" calcext:value-type="float">
            <text:p>1130,96</text:p>
          </table:table-cell>
          <table:table-cell table:formula="of:=MIN([.B8:.F8])" office:value-type="float" office:value="1048.4" calcext:value-type="float">
            <text:p>1048,4</text:p>
          </table:table-cell>
          <table:table-cell table:formula="of:=MAX([.B8:.F8])" office:value-type="float" office:value="1159.48" calcext:value-type="float">
            <text:p>1159,48</text:p>
          </table:table-cell>
          <table:table-cell table:formula="of:=MIN([.G8:.K8])" office:value-type="float" office:value="1082.25" calcext:value-type="float">
            <text:p>1082,25</text:p>
          </table:table-cell>
          <table:table-cell table:formula="of:=MAX([.G8:.K8])" office:value-type="float" office:value="1161.94" calcext:value-type="float">
            <text:p>1161,9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243.17" calcext:value-type="float">
            <text:p>1243,17</text:p>
          </table:table-cell>
          <table:table-cell office:value-type="float" office:value="1112.12" calcext:value-type="float">
            <text:p>1112,12</text:p>
          </table:table-cell>
          <table:table-cell office:value-type="float" office:value="1215.09" calcext:value-type="float">
            <text:p>1215,09</text:p>
          </table:table-cell>
          <table:table-cell office:value-type="float" office:value="1152.86" calcext:value-type="float">
            <text:p>1152,86</text:p>
          </table:table-cell>
          <table:table-cell office:value-type="float" office:value="997.18" calcext:value-type="float">
            <text:p>997,18</text:p>
          </table:table-cell>
          <table:table-cell office:value-type="float" office:value="1124.86" calcext:value-type="float">
            <text:p>1124,86</text:p>
          </table:table-cell>
          <table:table-cell office:value-type="float" office:value="1047.82" calcext:value-type="float">
            <text:p>1047,82</text:p>
          </table:table-cell>
          <table:table-cell office:value-type="float" office:value="1259.62" calcext:value-type="float">
            <text:p>1259,62</text:p>
          </table:table-cell>
          <table:table-cell office:value-type="float" office:value="1128.72" calcext:value-type="float">
            <text:p>1128,72</text:p>
          </table:table-cell>
          <table:table-cell office:value-type="float" office:value="1076.86" calcext:value-type="float">
            <text:p>1076,86</text:p>
          </table:table-cell>
          <table:table-cell table:formula="of:=MIN([.B9:.F9])" office:value-type="float" office:value="997.18" calcext:value-type="float">
            <text:p>997,18</text:p>
          </table:table-cell>
          <table:table-cell table:formula="of:=MAX([.B9:.F9])" office:value-type="float" office:value="1243.17" calcext:value-type="float">
            <text:p>1243,17</text:p>
          </table:table-cell>
          <table:table-cell table:formula="of:=MIN([.G9:.K9])" office:value-type="float" office:value="1047.82" calcext:value-type="float">
            <text:p>1047,82</text:p>
          </table:table-cell>
          <table:table-cell table:formula="of:=MAX([.G9:.K9])" office:value-type="float" office:value="1259.62" calcext:value-type="float">
            <text:p>1259,6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0" office:value-type="float" office:value="1008.48" calcext:value-type="float">
            <text:p>1008,48</text:p>
          </table:table-cell>
          <table:table-cell table:style-name="ce47" office:value-type="float" office:value="1022.73" calcext:value-type="float">
            <text:p>1022,73</text:p>
          </table:table-cell>
          <table:table-cell table:style-name="ce47" office:value-type="float" office:value="1105.56" calcext:value-type="float">
            <text:p>1105,56</text:p>
          </table:table-cell>
          <table:table-cell table:style-name="ce47" office:value-type="float" office:value="1034.38" calcext:value-type="float">
            <text:p>1034,38</text:p>
          </table:table-cell>
          <table:table-cell table:style-name="ce47" office:value-type="float" office:value="1032.27" calcext:value-type="float">
            <text:p>1032,27</text:p>
          </table:table-cell>
          <table:table-cell table:style-name="ce47" office:value-type="float" office:value="1022.71" calcext:value-type="float">
            <text:p>1022,71</text:p>
          </table:table-cell>
          <table:table-cell table:style-name="ce47" office:value-type="float" office:value="1042.4" calcext:value-type="float">
            <text:p>1042,4</text:p>
          </table:table-cell>
          <table:table-cell table:style-name="ce47" office:value-type="float" office:value="1103.01" calcext:value-type="float">
            <text:p>1103,01</text:p>
          </table:table-cell>
          <table:table-cell table:style-name="ce47" office:value-type="float" office:value="1063.52" calcext:value-type="float">
            <text:p>1063,52</text:p>
          </table:table-cell>
          <table:table-cell table:style-name="ce54" office:value-type="float" office:value="1144.3" calcext:value-type="float">
            <text:p>1144,3</text:p>
          </table:table-cell>
          <table:table-cell table:formula="of:=MIN([.B10:.F10])" office:value-type="float" office:value="1008.48" calcext:value-type="float">
            <text:p>1008,48</text:p>
          </table:table-cell>
          <table:table-cell table:formula="of:=MAX([.B10:.F10])" office:value-type="float" office:value="1105.56" calcext:value-type="float">
            <text:p>1105,56</text:p>
          </table:table-cell>
          <table:table-cell table:formula="of:=MIN([.G10:.K10])" office:value-type="float" office:value="1022.71" calcext:value-type="float">
            <text:p>1022,71</text:p>
          </table:table-cell>
          <table:table-cell table:formula="of:=MAX([.G10:.K10])" office:value-type="float" office:value="1144.3" calcext:value-type="float">
            <text:p>1144,3</text:p>
          </table:table-cell>
        </table:table-row>
        <table:table-row table:style-name="ro2">
          <table:table-cell table:style-name="ce34" office:value-type="string" calcext:value-type="string">
            <text:p>Totale Risultato</text:p>
          </table:table-cell>
          <table:table-cell table:style-name="ce41" office:value-type="float" office:value="1294.46125" calcext:value-type="float">
            <text:p>1294,46125</text:p>
          </table:table-cell>
          <table:table-cell table:style-name="ce48" office:value-type="float" office:value="1273.8875" calcext:value-type="float">
            <text:p>1273,8875</text:p>
          </table:table-cell>
          <table:table-cell table:style-name="ce48" office:value-type="float" office:value="1279.5075" calcext:value-type="float">
            <text:p>1279,5075</text:p>
          </table:table-cell>
          <table:table-cell table:style-name="ce48" office:value-type="float" office:value="1281.3025" calcext:value-type="float">
            <text:p>1281,3025</text:p>
          </table:table-cell>
          <table:table-cell table:style-name="ce48" office:value-type="float" office:value="1225.60625" calcext:value-type="float">
            <text:p>1225,60625</text:p>
          </table:table-cell>
          <table:table-cell table:style-name="ce48" office:value-type="float" office:value="1220.0175" calcext:value-type="float">
            <text:p>1220,0175</text:p>
          </table:table-cell>
          <table:table-cell table:style-name="ce48" office:value-type="float" office:value="1234.22875" calcext:value-type="float">
            <text:p>1234,22875</text:p>
          </table:table-cell>
          <table:table-cell table:style-name="ce48" office:value-type="float" office:value="1276.485" calcext:value-type="float">
            <text:p>1276,485</text:p>
          </table:table-cell>
          <table:table-cell table:style-name="ce48" office:value-type="float" office:value="1249.4525" calcext:value-type="float">
            <text:p>1249,4525</text:p>
          </table:table-cell>
          <table:table-cell table:style-name="ce55" office:value-type="float" office:value="1257.2175" calcext:value-type="float">
            <text:p>1257,2175</text:p>
          </table:table-cell>
          <table:table-cell table:formula="of:=MIN([.B11:.F11])" office:value-type="float" office:value="1225.60625" calcext:value-type="float">
            <text:p>1225,60625</text:p>
          </table:table-cell>
          <table:table-cell table:formula="of:=MAX([.B11:.F11])" office:value-type="float" office:value="1294.46125" calcext:value-type="float">
            <text:p>1294,46125</text:p>
          </table:table-cell>
          <table:table-cell table:formula="of:=MIN([.G11:.K11])" office:value-type="float" office:value="1220.0175" calcext:value-type="float">
            <text:p>1220,0175</text:p>
          </table:table-cell>
          <table:table-cell table:formula="of:=MAX([.G11:.K11])" office:value-type="float" office:value="1276.485" calcext:value-type="float">
            <text:p>1276,485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Dev.St - PB OR</text:p>
          </table:table-cell>
          <table:table-cell table:style-name="ce44" office:value-type="string" calcext:value-type="string">
            <text:p>Dev.St - PB V C1</text:p>
          </table:table-cell>
          <table:table-cell table:style-name="ce44" office:value-type="string" calcext:value-type="string">
            <text:p>Dev.St - PB V B1</text:p>
          </table:table-cell>
          <table:table-cell table:style-name="ce44" office:value-type="string" calcext:value-type="string">
            <text:p>Dev.St - PB T C1</text:p>
          </table:table-cell>
          <table:table-cell table:style-name="ce44" office:value-type="string" calcext:value-type="string">
            <text:p>Dev.St - PB T B1</text:p>
          </table:table-cell>
          <table:table-cell table:style-name="ce44" office:value-type="string" calcext:value-type="string">
            <text:p>Dev.St - PR OR</text:p>
          </table:table-cell>
          <table:table-cell table:style-name="ce44" office:value-type="string" calcext:value-type="string">
            <text:p>Dev.St - PR V C1 </text:p>
          </table:table-cell>
          <table:table-cell table:style-name="ce44" office:value-type="string" calcext:value-type="string">
            <text:p>Dev.St - PR V B1</text:p>
          </table:table-cell>
          <table:table-cell table:style-name="ce44" office:value-type="string" calcext:value-type="string">
            <text:p>Dev.St - PR T C1</text:p>
          </table:table-cell>
          <table:table-cell table:style-name="ce51" office:value-type="string" calcext:value-type="string">
            <text:p>Dev.St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153.519837154682" calcext:value-type="float">
            <text:p>153,519837154682</text:p>
          </table:table-cell>
          <table:table-cell table:style-name="ce45" office:value-type="float" office:value="184.502609466641" calcext:value-type="float">
            <text:p>184,502609466641</text:p>
          </table:table-cell>
          <table:table-cell table:style-name="ce45" office:value-type="float" office:value="107.073171709817" calcext:value-type="float">
            <text:p>107,073171709817</text:p>
          </table:table-cell>
          <table:table-cell table:style-name="ce45" office:value-type="float" office:value="74.7626377276779" calcext:value-type="float">
            <text:p>74,7626377276779</text:p>
          </table:table-cell>
          <table:table-cell table:style-name="ce45" office:value-type="float" office:value="112.132020850424" calcext:value-type="float">
            <text:p>112,132020850424</text:p>
          </table:table-cell>
          <table:table-cell table:style-name="ce45" office:value-type="float" office:value="0.683455273672756" calcext:value-type="float">
            <text:p>0,683455273672756</text:p>
          </table:table-cell>
          <table:table-cell table:style-name="ce45" office:value-type="float" office:value="141.738096854727" calcext:value-type="float">
            <text:p>141,738096854727</text:p>
          </table:table-cell>
          <table:table-cell table:style-name="ce45" office:value-type="float" office:value="23.6657326106756" calcext:value-type="float">
            <text:p>23,6657326106756</text:p>
          </table:table-cell>
          <table:table-cell table:style-name="ce45" office:value-type="float" office:value="17.0117606378646" calcext:value-type="float">
            <text:p>17,0117606378646</text:p>
          </table:table-cell>
          <table:table-cell table:style-name="ce52" office:value-type="float" office:value="115.061260205162" calcext:value-type="float">
            <text:p>115,061260205162</text:p>
          </table:table-cell>
          <table:table-cell table:style-name="ce90" table:formula="of:=MIN([.B17:.F17])" office:value-type="float" office:value="74.7626377276779" calcext:value-type="float">
            <text:p>74,76</text:p>
          </table:table-cell>
          <table:table-cell table:style-name="ce90" table:formula="of:=MAX([.B17:.F17])" office:value-type="float" office:value="184.502609466641" calcext:value-type="float">
            <text:p>184,50</text:p>
          </table:table-cell>
          <table:table-cell table:style-name="ce90" table:formula="of:=MIN([.G17:.K17])" office:value-type="float" office:value="0.683455273672756" calcext:value-type="float">
            <text:p>0,68</text:p>
          </table:table-cell>
          <table:table-cell table:style-name="ce90" table:formula="of:=MAX([.G17:.K17])" office:value-type="float" office:value="141.738096854727" calcext:value-type="float">
            <text:p>141,7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.182737930903" calcext:value-type="float">
            <text:p>182,182737930903</text:p>
          </table:table-cell>
          <table:table-cell office:value-type="float" office:value="410.976724523421" calcext:value-type="float">
            <text:p>410,976724523421</text:p>
          </table:table-cell>
          <table:table-cell office:value-type="float" office:value="230.976992144239" calcext:value-type="float">
            <text:p>230,976992144239</text:p>
          </table:table-cell>
          <table:table-cell office:value-type="float" office:value="173.487491191728" calcext:value-type="float">
            <text:p>173,487491191728</text:p>
          </table:table-cell>
          <table:table-cell office:value-type="float" office:value="132.806637258836" calcext:value-type="float">
            <text:p>132,806637258836</text:p>
          </table:table-cell>
          <table:table-cell office:value-type="float" office:value="133.103445151172" calcext:value-type="float">
            <text:p>133,103445151172</text:p>
          </table:table-cell>
          <table:table-cell office:value-type="float" office:value="72.9706029850377" calcext:value-type="float">
            <text:p>72,9706029850377</text:p>
          </table:table-cell>
          <table:table-cell office:value-type="float" office:value="115.555837585126" calcext:value-type="float">
            <text:p>115,555837585126</text:p>
          </table:table-cell>
          <table:table-cell office:value-type="float" office:value="113.51897462539" calcext:value-type="float">
            <text:p>113,51897462539</text:p>
          </table:table-cell>
          <table:table-cell office:value-type="float" office:value="123.87071647488" calcext:value-type="float">
            <text:p>123,87071647488</text:p>
          </table:table-cell>
          <table:table-cell table:style-name="ce90" table:formula="of:=MIN([.B18:.F18])" office:value-type="float" office:value="132.806637258836" calcext:value-type="float">
            <text:p>132,81</text:p>
          </table:table-cell>
          <table:table-cell table:style-name="ce90" table:formula="of:=MAX([.B18:.F18])" office:value-type="float" office:value="410.976724523421" calcext:value-type="float">
            <text:p>410,98</text:p>
          </table:table-cell>
          <table:table-cell table:style-name="ce90" table:formula="of:=MIN([.G18:.K18])" office:value-type="float" office:value="72.9706029850377" calcext:value-type="float">
            <text:p>72,97</text:p>
          </table:table-cell>
          <table:table-cell table:style-name="ce90" table:formula="of:=MAX([.G18:.K18])" office:value-type="float" office:value="133.103445151172" calcext:value-type="float">
            <text:p>133,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35.674764049915" calcext:value-type="float">
            <text:p>135,674764049915</text:p>
          </table:table-cell>
          <table:table-cell office:value-type="float" office:value="197.377379656332" calcext:value-type="float">
            <text:p>197,377379656332</text:p>
          </table:table-cell>
          <table:table-cell office:value-type="float" office:value="107.356639757399" calcext:value-type="float">
            <text:p>107,356639757399</text:p>
          </table:table-cell>
          <table:table-cell office:value-type="float" office:value="133.747663904832" calcext:value-type="float">
            <text:p>133,747663904832</text:p>
          </table:table-cell>
          <table:table-cell office:value-type="float" office:value="142.620385990222" calcext:value-type="float">
            <text:p>142,620385990222</text:p>
          </table:table-cell>
          <table:table-cell office:value-type="float" office:value="186.848695770431" calcext:value-type="float">
            <text:p>186,848695770431</text:p>
          </table:table-cell>
          <table:table-cell office:value-type="float" office:value="139.160691648181" calcext:value-type="float">
            <text:p>139,160691648181</text:p>
          </table:table-cell>
          <table:table-cell office:value-type="float" office:value="119.700223892857" calcext:value-type="float">
            <text:p>119,700223892857</text:p>
          </table:table-cell>
          <table:table-cell office:value-type="float" office:value="122.575038241887" calcext:value-type="float">
            <text:p>122,575038241887</text:p>
          </table:table-cell>
          <table:table-cell office:value-type="float" office:value="39.7644363722158" calcext:value-type="float">
            <text:p>39,7644363722158</text:p>
          </table:table-cell>
          <table:table-cell table:style-name="ce90" table:formula="of:=MIN([.B19:.F19])" office:value-type="float" office:value="107.356639757399" calcext:value-type="float">
            <text:p>107,36</text:p>
          </table:table-cell>
          <table:table-cell table:style-name="ce90" table:formula="of:=MAX([.B19:.F19])" office:value-type="float" office:value="197.377379656332" calcext:value-type="float">
            <text:p>197,38</text:p>
          </table:table-cell>
          <table:table-cell table:style-name="ce90" table:formula="of:=MIN([.G19:.K19])" office:value-type="float" office:value="39.7644363722158" calcext:value-type="float">
            <text:p>39,76</text:p>
          </table:table-cell>
          <table:table-cell table:style-name="ce90" table:formula="of:=MAX([.G19:.K19])" office:value-type="float" office:value="186.848695770431" calcext:value-type="float">
            <text:p>186,8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4.0591834963498" calcext:value-type="float">
            <text:p>94,0591834963498</text:p>
          </table:table-cell>
          <table:table-cell office:value-type="float" office:value="93.4539779784682" calcext:value-type="float">
            <text:p>93,4539779784682</text:p>
          </table:table-cell>
          <table:table-cell office:value-type="float" office:value="79.6179634253477" calcext:value-type="float">
            <text:p>79,6179634253477</text:p>
          </table:table-cell>
          <table:table-cell office:value-type="float" office:value="64.6536928566343" calcext:value-type="float">
            <text:p>64,6536928566343</text:p>
          </table:table-cell>
          <table:table-cell office:value-type="float" office:value="84.5376750330881" calcext:value-type="float">
            <text:p>84,5376750330881</text:p>
          </table:table-cell>
          <table:table-cell office:value-type="float" office:value="143.578661754145" calcext:value-type="float">
            <text:p>143,578661754145</text:p>
          </table:table-cell>
          <table:table-cell office:value-type="float" office:value="117.059868870591" calcext:value-type="float">
            <text:p>117,059868870591</text:p>
          </table:table-cell>
          <table:table-cell office:value-type="float" office:value="111.906161135123" calcext:value-type="float">
            <text:p>111,906161135123</text:p>
          </table:table-cell>
          <table:table-cell office:value-type="float" office:value="40.4491285443828" calcext:value-type="float">
            <text:p>40,4491285443828</text:p>
          </table:table-cell>
          <table:table-cell office:value-type="float" office:value="66.1087770269577" calcext:value-type="float">
            <text:p>66,1087770269577</text:p>
          </table:table-cell>
          <table:table-cell table:style-name="ce90" table:formula="of:=MIN([.B20:.F20])" office:value-type="float" office:value="64.6536928566343" calcext:value-type="float">
            <text:p>64,65</text:p>
          </table:table-cell>
          <table:table-cell table:style-name="ce90" table:formula="of:=MAX([.B20:.F20])" office:value-type="float" office:value="94.0591834963498" calcext:value-type="float">
            <text:p>94,06</text:p>
          </table:table-cell>
          <table:table-cell table:style-name="ce90" table:formula="of:=MIN([.G20:.K20])" office:value-type="float" office:value="40.4491285443828" calcext:value-type="float">
            <text:p>40,45</text:p>
          </table:table-cell>
          <table:table-cell table:style-name="ce90" table:formula="of:=MAX([.G20:.K20])" office:value-type="float" office:value="143.578661754145" calcext:value-type="float">
            <text:p>143,5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3.780109903492" calcext:value-type="float">
            <text:p>163,780109903492</text:p>
          </table:table-cell>
          <table:table-cell office:value-type="float" office:value="109.367673926074" calcext:value-type="float">
            <text:p>109,367673926074</text:p>
          </table:table-cell>
          <table:table-cell office:value-type="float" office:value="143.602096084981" calcext:value-type="float">
            <text:p>143,602096084981</text:p>
          </table:table-cell>
          <table:table-cell office:value-type="float" office:value="230.474840275463" calcext:value-type="float">
            <text:p>230,474840275463</text:p>
          </table:table-cell>
          <table:table-cell office:value-type="float" office:value="135.490818877148" calcext:value-type="float">
            <text:p>135,490818877148</text:p>
          </table:table-cell>
          <table:table-cell office:value-type="float" office:value="54.4095835104237" calcext:value-type="float">
            <text:p>54,4095835104237</text:p>
          </table:table-cell>
          <table:table-cell office:value-type="float" office:value="59.2923064149136" calcext:value-type="float">
            <text:p>59,2923064149136</text:p>
          </table:table-cell>
          <table:table-cell office:value-type="float" office:value="74.9870548828263" calcext:value-type="float">
            <text:p>74,9870548828263</text:p>
          </table:table-cell>
          <table:table-cell office:value-type="float" office:value="33.1145647714115" calcext:value-type="float">
            <text:p>33,1145647714115</text:p>
          </table:table-cell>
          <table:table-cell office:value-type="float" office:value="60.668462977069" calcext:value-type="float">
            <text:p>60,668462977069</text:p>
          </table:table-cell>
          <table:table-cell table:style-name="ce90" table:formula="of:=MIN([.B21:.F21])" office:value-type="float" office:value="109.367673926074" calcext:value-type="float">
            <text:p>109,37</text:p>
          </table:table-cell>
          <table:table-cell table:style-name="ce90" table:formula="of:=MAX([.B21:.F21])" office:value-type="float" office:value="230.474840275463" calcext:value-type="float">
            <text:p>230,47</text:p>
          </table:table-cell>
          <table:table-cell table:style-name="ce90" table:formula="of:=MIN([.G21:.K21])" office:value-type="float" office:value="33.1145647714115" calcext:value-type="float">
            <text:p>33,11</text:p>
          </table:table-cell>
          <table:table-cell table:style-name="ce90" table:formula="of:=MAX([.G21:.K21])" office:value-type="float" office:value="74.9870548828263" calcext:value-type="float">
            <text:p>74,9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1.0477172158883" calcext:value-type="float">
            <text:p>21,0477172158883</text:p>
          </table:table-cell>
          <table:table-cell office:value-type="float" office:value="41.3320940674435" calcext:value-type="float">
            <text:p>41,3320940674435</text:p>
          </table:table-cell>
          <table:table-cell office:value-type="float" office:value="117.822069664388" calcext:value-type="float">
            <text:p>117,822069664388</text:p>
          </table:table-cell>
          <table:table-cell office:value-type="float" office:value="35.3425748920478" calcext:value-type="float">
            <text:p>35,3425748920478</text:p>
          </table:table-cell>
          <table:table-cell office:value-type="float" office:value="130.763765623356" calcext:value-type="float">
            <text:p>130,763765623356</text:p>
          </table:table-cell>
          <table:table-cell office:value-type="float" office:value="59.5541816798414" calcext:value-type="float">
            <text:p>59,5541816798414</text:p>
          </table:table-cell>
          <table:table-cell office:value-type="float" office:value="82.4681205072603" calcext:value-type="float">
            <text:p>82,4681205072603</text:p>
          </table:table-cell>
          <table:table-cell office:value-type="float" office:value="42.1854583950441" calcext:value-type="float">
            <text:p>42,1854583950441</text:p>
          </table:table-cell>
          <table:table-cell office:value-type="float" office:value="53.4969382301455" calcext:value-type="float">
            <text:p>53,4969382301455</text:p>
          </table:table-cell>
          <table:table-cell office:value-type="float" office:value="88.7270105435769" calcext:value-type="float">
            <text:p>88,7270105435769</text:p>
          </table:table-cell>
          <table:table-cell table:style-name="ce90" table:formula="of:=MIN([.B22:.F22])" office:value-type="float" office:value="21.0477172158883" calcext:value-type="float">
            <text:p>21,05</text:p>
          </table:table-cell>
          <table:table-cell table:style-name="ce90" table:formula="of:=MAX([.B22:.F22])" office:value-type="float" office:value="130.763765623356" calcext:value-type="float">
            <text:p>130,76</text:p>
          </table:table-cell>
          <table:table-cell table:style-name="ce90" table:formula="of:=MIN([.G22:.K22])" office:value-type="float" office:value="42.1854583950441" calcext:value-type="float">
            <text:p>42,19</text:p>
          </table:table-cell>
          <table:table-cell table:style-name="ce90" table:formula="of:=MAX([.G22:.K22])" office:value-type="float" office:value="88.7270105435769" calcext:value-type="float">
            <text:p>88,7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5.5638627599076" calcext:value-type="float">
            <text:p>65,5638627599076</text:p>
          </table:table-cell>
          <table:table-cell office:value-type="float" office:value="165.261131546411" calcext:value-type="float">
            <text:p>165,261131546411</text:p>
          </table:table-cell>
          <table:table-cell office:value-type="float" office:value="81.1109419252421" calcext:value-type="float">
            <text:p>81,1109419252421</text:p>
          </table:table-cell>
          <table:table-cell office:value-type="float" office:value="80.2899645036663" calcext:value-type="float">
            <text:p>80,2899645036663</text:p>
          </table:table-cell>
          <table:table-cell office:value-type="float" office:value="143.175513269553" calcext:value-type="float">
            <text:p>143,175513269553</text:p>
          </table:table-cell>
          <table:table-cell office:value-type="float" office:value="18.8865148834941" calcext:value-type="float">
            <text:p>18,8865148834941</text:p>
          </table:table-cell>
          <table:table-cell office:value-type="float" office:value="33.7335974956719" calcext:value-type="float">
            <text:p>33,7335974956719</text:p>
          </table:table-cell>
          <table:table-cell office:value-type="float" office:value="61.3944916095898" calcext:value-type="float">
            <text:p>61,3944916095898</text:p>
          </table:table-cell>
          <table:table-cell office:value-type="float" office:value="36.3624751632779" calcext:value-type="float">
            <text:p>36,3624751632779</text:p>
          </table:table-cell>
          <table:table-cell office:value-type="float" office:value="116.096659728004" calcext:value-type="float">
            <text:p>116,096659728004</text:p>
          </table:table-cell>
          <table:table-cell table:style-name="ce90" table:formula="of:=MIN([.B23:.F23])" office:value-type="float" office:value="65.5638627599076" calcext:value-type="float">
            <text:p>65,56</text:p>
          </table:table-cell>
          <table:table-cell table:style-name="ce90" table:formula="of:=MAX([.B23:.F23])" office:value-type="float" office:value="165.261131546411" calcext:value-type="float">
            <text:p>165,26</text:p>
          </table:table-cell>
          <table:table-cell table:style-name="ce90" table:formula="of:=MIN([.G23:.K23])" office:value-type="float" office:value="18.8865148834941" calcext:value-type="float">
            <text:p>18,89</text:p>
          </table:table-cell>
          <table:table-cell table:style-name="ce90" table:formula="of:=MAX([.G23:.K23])" office:value-type="float" office:value="116.096659728004" calcext:value-type="float">
            <text:p>116,10</text:p>
          </table:table-cell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48.7306433366111" calcext:value-type="float">
            <text:p>48,7306433366111</text:p>
          </table:table-cell>
          <table:table-cell table:style-name="ce49" office:value-type="float" office:value="61.0586120051873" calcext:value-type="float">
            <text:p>61,0586120051873</text:p>
          </table:table-cell>
          <table:table-cell table:style-name="ce49" office:value-type="float" office:value="159.615301271526" calcext:value-type="float">
            <text:p>159,615301271526</text:p>
          </table:table-cell>
          <table:table-cell table:style-name="ce49" office:value-type="float" office:value="87.3496514017086" calcext:value-type="float">
            <text:p>87,3496514017086</text:p>
          </table:table-cell>
          <table:table-cell table:style-name="ce49" office:value-type="float" office:value="118.418993831226" calcext:value-type="float">
            <text:p>118,418993831226</text:p>
          </table:table-cell>
          <table:table-cell table:style-name="ce49" office:value-type="float" office:value="56.9767681701158" calcext:value-type="float">
            <text:p>56,9767681701158</text:p>
          </table:table-cell>
          <table:table-cell table:style-name="ce49" office:value-type="float" office:value="80.8053463577751" calcext:value-type="float">
            <text:p>80,8053463577751</text:p>
          </table:table-cell>
          <table:table-cell table:style-name="ce49" office:value-type="float" office:value="50.5402898685791" calcext:value-type="float">
            <text:p>50,5402898685791</text:p>
          </table:table-cell>
          <table:table-cell table:style-name="ce49" office:value-type="float" office:value="52.7272756739811" calcext:value-type="float">
            <text:p>52,7272756739811</text:p>
          </table:table-cell>
          <table:table-cell table:style-name="ce56" office:value-type="float" office:value="56.9534897964998" calcext:value-type="float">
            <text:p>56,9534897964998</text:p>
          </table:table-cell>
          <table:table-cell table:style-name="ce90" table:formula="of:=MIN([.B24:.F24])" office:value-type="float" office:value="48.7306433366111" calcext:value-type="float">
            <text:p>48,73</text:p>
          </table:table-cell>
          <table:table-cell table:style-name="ce90" table:formula="of:=MAX([.B24:.F24])" office:value-type="float" office:value="159.615301271526" calcext:value-type="float">
            <text:p>159,62</text:p>
          </table:table-cell>
          <table:table-cell table:style-name="ce90" table:formula="of:=MIN([.G24:.K24])" office:value-type="float" office:value="50.5402898685791" calcext:value-type="float">
            <text:p>50,54</text:p>
          </table:table-cell>
          <table:table-cell table:style-name="ce90" table:formula="of:=MAX([.G24:.K24])" office:value-type="float" office:value="80.8053463577751" calcext:value-type="float">
            <text:p>80,81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2_1" table:style-name="ta1">
        <table:table-column table:style-name="co3" table:default-cell-style-name="ce33"/>
        <table:table-column table:style-name="co4" table:default-cell-style-name="ce39"/>
        <table:table-column table:style-name="co4" table:number-columns-repeated="2" table:default-cell-style-name="Pivot_20_Table_20_Value"/>
        <table:table-column table:style-name="co4" table:number-columns-repeated="6" table:default-cell-style-name="ce46"/>
        <table:table-column table:style-name="co4" table:default-cell-style-name="ce53"/>
        <table:table-column table:style-name="co1" table:number-columns-repeated="4" table:default-cell-style-name="Default"/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Media - PB OR</text:p>
          </table:table-cell>
          <table:table-cell table:style-name="ce44" office:value-type="string" calcext:value-type="string">
            <text:p>Media - PB V C1</text:p>
          </table:table-cell>
          <table:table-cell table:style-name="ce44" office:value-type="string" calcext:value-type="string">
            <text:p>Media - PB V B1</text:p>
          </table:table-cell>
          <table:table-cell table:style-name="ce44" office:value-type="string" calcext:value-type="string">
            <text:p>Media - PB T C1</text:p>
          </table:table-cell>
          <table:table-cell table:style-name="ce44" office:value-type="string" calcext:value-type="string">
            <text:p>Media - PB T B1</text:p>
          </table:table-cell>
          <table:table-cell table:style-name="ce44" office:value-type="string" calcext:value-type="string">
            <text:p>Media - PR OR</text:p>
          </table:table-cell>
          <table:table-cell table:style-name="ce44" office:value-type="string" calcext:value-type="string">
            <text:p>Media - PR V C1 </text:p>
          </table:table-cell>
          <table:table-cell table:style-name="ce44" office:value-type="string" calcext:value-type="string">
            <text:p>Media - PR V B1</text:p>
          </table:table-cell>
          <table:table-cell table:style-name="ce44" office:value-type="string" calcext:value-type="string">
            <text:p>Media - PR T C1</text:p>
          </table:table-cell>
          <table:table-cell table:style-name="ce51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1642.02" calcext:value-type="float">
            <text:p>1642,02</text:p>
          </table:table-cell>
          <table:table-cell table:style-name="ce45" office:value-type="float" office:value="1635.14" calcext:value-type="float">
            <text:p>1635,14</text:p>
          </table:table-cell>
          <table:table-cell table:style-name="ce45" office:value-type="float" office:value="1681.76" calcext:value-type="float">
            <text:p>1681,76</text:p>
          </table:table-cell>
          <table:table-cell table:style-name="ce45" office:value-type="float" office:value="1661.28" calcext:value-type="float">
            <text:p>1661,28</text:p>
          </table:table-cell>
          <table:table-cell table:style-name="ce45" office:value-type="float" office:value="1639.28" calcext:value-type="float">
            <text:p>1639,28</text:p>
          </table:table-cell>
          <table:table-cell table:style-name="ce45" office:value-type="float" office:value="1513.1" calcext:value-type="float">
            <text:p>1513,1</text:p>
          </table:table-cell>
          <table:table-cell table:style-name="ce45" office:value-type="float" office:value="1601.35" calcext:value-type="float">
            <text:p>1601,35</text:p>
          </table:table-cell>
          <table:table-cell table:style-name="ce45" office:value-type="float" office:value="1642.11" calcext:value-type="float">
            <text:p>1642,11</text:p>
          </table:table-cell>
          <table:table-cell table:style-name="ce45" office:value-type="float" office:value="1793.94" calcext:value-type="float">
            <text:p>1793,94</text:p>
          </table:table-cell>
          <table:table-cell table:style-name="ce52" office:value-type="float" office:value="1516.12" calcext:value-type="float">
            <text:p>1516,12</text:p>
          </table:table-cell>
          <table:table-cell table:formula="of:=MIN([.B3:.F3])" office:value-type="float" office:value="1635.14" calcext:value-type="float">
            <text:p>1635,14</text:p>
          </table:table-cell>
          <table:table-cell table:formula="of:=MAX([.B3:.F3])" office:value-type="float" office:value="1681.76" calcext:value-type="float">
            <text:p>1681,76</text:p>
          </table:table-cell>
          <table:table-cell table:formula="of:=MIN([.G3:.K3])" office:value-type="float" office:value="1513.1" calcext:value-type="float">
            <text:p>1513,1</text:p>
          </table:table-cell>
          <table:table-cell table:formula="of:=MAX([.G3:.K3])" office:value-type="float" office:value="1793.94" calcext:value-type="float">
            <text:p>1793,9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279.68" calcext:value-type="float">
            <text:p>1279,68</text:p>
          </table:table-cell>
          <table:table-cell table:style-name="ce46" office:value-type="float" office:value="1286.72" calcext:value-type="float">
            <text:p>1286,72</text:p>
          </table:table-cell>
          <table:table-cell table:style-name="ce46" office:value-type="float" office:value="1308.19" calcext:value-type="float">
            <text:p>1308,19</text:p>
          </table:table-cell>
          <table:table-cell office:value-type="float" office:value="1281.48" calcext:value-type="float">
            <text:p>1281,48</text:p>
          </table:table-cell>
          <table:table-cell office:value-type="float" office:value="1272.46" calcext:value-type="float">
            <text:p>1272,46</text:p>
          </table:table-cell>
          <table:table-cell office:value-type="float" office:value="1251.04" calcext:value-type="float">
            <text:p>1251,04</text:p>
          </table:table-cell>
          <table:table-cell office:value-type="float" office:value="1255.29" calcext:value-type="float">
            <text:p>1255,29</text:p>
          </table:table-cell>
          <table:table-cell office:value-type="float" office:value="1237.17" calcext:value-type="float">
            <text:p>1237,17</text:p>
          </table:table-cell>
          <table:table-cell office:value-type="float" office:value="1274.18" calcext:value-type="float">
            <text:p>1274,18</text:p>
          </table:table-cell>
          <table:table-cell office:value-type="float" office:value="1238.28" calcext:value-type="float">
            <text:p>1238,28</text:p>
          </table:table-cell>
          <table:table-cell table:formula="of:=MIN([.B4:.F4])" office:value-type="float" office:value="1272.46" calcext:value-type="float">
            <text:p>1272,46</text:p>
          </table:table-cell>
          <table:table-cell table:formula="of:=MAX([.B4:.F4])" office:value-type="float" office:value="1308.19" calcext:value-type="float">
            <text:p>1308,19</text:p>
          </table:table-cell>
          <table:table-cell table:formula="of:=MIN([.G4:.K4])" office:value-type="float" office:value="1237.17" calcext:value-type="float">
            <text:p>1237,17</text:p>
          </table:table-cell>
          <table:table-cell table:formula="of:=MAX([.G4:.K4])" office:value-type="float" office:value="1274.18" calcext:value-type="float">
            <text:p>1274,1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273.79" calcext:value-type="float">
            <text:p>1273,79</text:p>
          </table:table-cell>
          <table:table-cell table:number-columns-repeated="2"/>
          <table:table-cell office:value-type="float" office:value="1297.24" calcext:value-type="float">
            <text:p>1297,24</text:p>
          </table:table-cell>
          <table:table-cell office:value-type="float" office:value="1292.19" calcext:value-type="float">
            <text:p>1292,19</text:p>
          </table:table-cell>
          <table:table-cell office:value-type="float" office:value="1468.48" calcext:value-type="float">
            <text:p>1468,48</text:p>
          </table:table-cell>
          <table:table-cell office:value-type="float" office:value="1430.75" calcext:value-type="float">
            <text:p>1430,75</text:p>
          </table:table-cell>
          <table:table-cell office:value-type="float" office:value="1540.72" calcext:value-type="float">
            <text:p>1540,72</text:p>
          </table:table-cell>
          <table:table-cell office:value-type="float" office:value="1590.06" calcext:value-type="float">
            <text:p>1590,06</text:p>
          </table:table-cell>
          <table:table-cell office:value-type="float" office:value="1370.66" calcext:value-type="float">
            <text:p>1370,66</text:p>
          </table:table-cell>
          <table:table-cell table:formula="of:=MIN([.B5:.F5])" office:value-type="float" office:value="1273.79" calcext:value-type="float">
            <text:p>1273,79</text:p>
          </table:table-cell>
          <table:table-cell table:formula="of:=MAX([.B5:.F5])" office:value-type="float" office:value="1297.24" calcext:value-type="float">
            <text:p>1297,24</text:p>
          </table:table-cell>
          <table:table-cell table:formula="of:=MIN([.G5:.K5])" office:value-type="float" office:value="1370.66" calcext:value-type="float">
            <text:p>1370,66</text:p>
          </table:table-cell>
          <table:table-cell table:formula="of:=MAX([.G5:.K5])" office:value-type="float" office:value="1590.06" calcext:value-type="float">
            <text:p>1590,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04.52" calcext:value-type="float">
            <text:p>1404,52</text:p>
          </table:table-cell>
          <table:table-cell table:number-columns-repeated="2"/>
          <table:table-cell office:value-type="float" office:value="1397.68" calcext:value-type="float">
            <text:p>1397,68</text:p>
          </table:table-cell>
          <table:table-cell office:value-type="float" office:value="1378.12" calcext:value-type="float">
            <text:p>1378,12</text:p>
          </table:table-cell>
          <table:table-cell office:value-type="float" office:value="1322.09" calcext:value-type="float">
            <text:p>1322,09</text:p>
          </table:table-cell>
          <table:table-cell office:value-type="float" office:value="1382.4" calcext:value-type="float">
            <text:p>1382,4</text:p>
          </table:table-cell>
          <table:table-cell office:value-type="float" office:value="1341.76" calcext:value-type="float">
            <text:p>1341,76</text:p>
          </table:table-cell>
          <table:table-cell office:value-type="float" office:value="1427.36" calcext:value-type="float">
            <text:p>1427,36</text:p>
          </table:table-cell>
          <table:table-cell office:value-type="float" office:value="1396.2" calcext:value-type="float">
            <text:p>1396,2</text:p>
          </table:table-cell>
          <table:table-cell table:formula="of:=MIN([.B6:.F6])" office:value-type="float" office:value="1378.12" calcext:value-type="float">
            <text:p>1378,12</text:p>
          </table:table-cell>
          <table:table-cell table:formula="of:=MAX([.B6:.F6])" office:value-type="float" office:value="1404.52" calcext:value-type="float">
            <text:p>1404,52</text:p>
          </table:table-cell>
          <table:table-cell table:formula="of:=MIN([.G6:.K6])" office:value-type="float" office:value="1322.09" calcext:value-type="float">
            <text:p>1322,09</text:p>
          </table:table-cell>
          <table:table-cell table:formula="of:=MAX([.G6:.K6])" office:value-type="float" office:value="1427.36" calcext:value-type="float">
            <text:p>1427,3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322.44" calcext:value-type="float">
            <text:p>1322,44</text:p>
          </table:table-cell>
          <table:table-cell table:number-columns-repeated="2"/>
          <table:table-cell office:value-type="float" office:value="1374.22" calcext:value-type="float">
            <text:p>1374,22</text:p>
          </table:table-cell>
          <table:table-cell office:value-type="float" office:value="1357" calcext:value-type="float">
            <text:p>1357</text:p>
          </table:table-cell>
          <table:table-cell office:value-type="float" office:value="1238.65" calcext:value-type="float">
            <text:p>1238,65</text:p>
          </table:table-cell>
          <table:table-cell office:value-type="float" office:value="1258.5" calcext:value-type="float">
            <text:p>1258,5</text:p>
          </table:table-cell>
          <table:table-cell office:value-type="float" office:value="1330.82" calcext:value-type="float">
            <text:p>1330,82</text:p>
          </table:table-cell>
          <table:table-cell office:value-type="float" office:value="1258.4" calcext:value-type="float">
            <text:p>1258,4</text:p>
          </table:table-cell>
          <table:table-cell office:value-type="float" office:value="1273.36" calcext:value-type="float">
            <text:p>1273,36</text:p>
          </table:table-cell>
          <table:table-cell table:formula="of:=MIN([.B7:.F7])" office:value-type="float" office:value="1322.44" calcext:value-type="float">
            <text:p>1322,44</text:p>
          </table:table-cell>
          <table:table-cell table:formula="of:=MAX([.B7:.F7])" office:value-type="float" office:value="1374.22" calcext:value-type="float">
            <text:p>1374,22</text:p>
          </table:table-cell>
          <table:table-cell table:formula="of:=MIN([.G7:.K7])" office:value-type="float" office:value="1238.65" calcext:value-type="float">
            <text:p>1238,65</text:p>
          </table:table-cell>
          <table:table-cell table:formula="of:=MAX([.G7:.K7])" office:value-type="float" office:value="1330.82" calcext:value-type="float">
            <text:p>1330,8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329.89" calcext:value-type="float">
            <text:p>1329,89</text:p>
          </table:table-cell>
          <table:table-cell table:number-columns-repeated="2"/>
          <table:table-cell office:value-type="float" office:value="1419.84" calcext:value-type="float">
            <text:p>1419,84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1247.67" calcext:value-type="float">
            <text:p>1247,67</text:p>
          </table:table-cell>
          <table:table-cell office:value-type="float" office:value="1248.14" calcext:value-type="float">
            <text:p>1248,14</text:p>
          </table:table-cell>
          <table:table-cell office:value-type="float" office:value="1286.54" calcext:value-type="float">
            <text:p>1286,54</text:p>
          </table:table-cell>
          <table:table-cell office:value-type="float" office:value="1281.58" calcext:value-type="float">
            <text:p>1281,58</text:p>
          </table:table-cell>
          <table:table-cell office:value-type="float" office:value="1247.54" calcext:value-type="float">
            <text:p>1247,54</text:p>
          </table:table-cell>
          <table:table-cell table:formula="of:=MIN([.B8:.F8])" office:value-type="float" office:value="1329.89" calcext:value-type="float">
            <text:p>1329,89</text:p>
          </table:table-cell>
          <table:table-cell table:formula="of:=MAX([.B8:.F8])" office:value-type="float" office:value="1419.84" calcext:value-type="float">
            <text:p>1419,84</text:p>
          </table:table-cell>
          <table:table-cell table:formula="of:=MIN([.G8:.K8])" office:value-type="float" office:value="1247.54" calcext:value-type="float">
            <text:p>1247,54</text:p>
          </table:table-cell>
          <table:table-cell table:formula="of:=MAX([.G8:.K8])" office:value-type="float" office:value="1286.54" calcext:value-type="float">
            <text:p>1286,5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55.46" calcext:value-type="float">
            <text:p>1355,46</text:p>
          </table:table-cell>
          <table:table-cell table:style-name="ce46" office:value-type="float" office:value="1421.4" calcext:value-type="float">
            <text:p>1421,4</text:p>
          </table:table-cell>
          <table:table-cell/>
          <table:table-cell office:value-type="float" office:value="1337.18" calcext:value-type="float">
            <text:p>1337,18</text:p>
          </table:table-cell>
          <table:table-cell office:value-type="float" office:value="1360.6" calcext:value-type="float">
            <text:p>1360,6</text:p>
          </table:table-cell>
          <table:table-cell office:value-type="float" office:value="1499.17" calcext:value-type="float">
            <text:p>1499,17</text:p>
          </table:table-cell>
          <table:table-cell office:value-type="float" office:value="1226.08" calcext:value-type="float">
            <text:p>1226,08</text:p>
          </table:table-cell>
          <table:table-cell office:value-type="float" office:value="1245.84" calcext:value-type="float">
            <text:p>1245,84</text:p>
          </table:table-cell>
          <table:table-cell office:value-type="float" office:value="1428.66" calcext:value-type="float">
            <text:p>1428,66</text:p>
          </table:table-cell>
          <table:table-cell office:value-type="float" office:value="1229.26" calcext:value-type="float">
            <text:p>1229,26</text:p>
          </table:table-cell>
          <table:table-cell table:formula="of:=MIN([.B9:.F9])" office:value-type="float" office:value="1337.18" calcext:value-type="float">
            <text:p>1337,18</text:p>
          </table:table-cell>
          <table:table-cell table:formula="of:=MAX([.B9:.F9])" office:value-type="float" office:value="1421.4" calcext:value-type="float">
            <text:p>1421,4</text:p>
          </table:table-cell>
          <table:table-cell table:formula="of:=MIN([.G9:.K9])" office:value-type="float" office:value="1226.08" calcext:value-type="float">
            <text:p>1226,08</text:p>
          </table:table-cell>
          <table:table-cell table:formula="of:=MAX([.G9:.K9])" office:value-type="float" office:value="1499.17" calcext:value-type="float">
            <text:p>1499,17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0" office:value-type="float" office:value="1284.43" calcext:value-type="float">
            <text:p>1284,43</text:p>
          </table:table-cell>
          <table:table-cell table:style-name="ce47" office:value-type="float" office:value="1236.86" calcext:value-type="float">
            <text:p>1236,86</text:p>
          </table:table-cell>
          <table:table-cell table:style-name="ce58"/>
          <table:table-cell table:style-name="ce47" office:value-type="float" office:value="1322.62" calcext:value-type="float">
            <text:p>1322,62</text:p>
          </table:table-cell>
          <table:table-cell table:style-name="ce47" office:value-type="float" office:value="1256.18" calcext:value-type="float">
            <text:p>1256,18</text:p>
          </table:table-cell>
          <table:table-cell table:style-name="ce47" office:value-type="float" office:value="1305.85" calcext:value-type="float">
            <text:p>1305,85</text:p>
          </table:table-cell>
          <table:table-cell table:style-name="ce47" office:value-type="float" office:value="1202.77" calcext:value-type="float">
            <text:p>1202,77</text:p>
          </table:table-cell>
          <table:table-cell table:style-name="ce47" office:value-type="float" office:value="1301.14" calcext:value-type="float">
            <text:p>1301,14</text:p>
          </table:table-cell>
          <table:table-cell table:style-name="ce47" office:value-type="float" office:value="1225.18" calcext:value-type="float">
            <text:p>1225,18</text:p>
          </table:table-cell>
          <table:table-cell table:style-name="ce54" office:value-type="float" office:value="1226.66" calcext:value-type="float">
            <text:p>1226,66</text:p>
          </table:table-cell>
          <table:table-cell table:formula="of:=MIN([.B10:.F10])" office:value-type="float" office:value="1236.86" calcext:value-type="float">
            <text:p>1236,86</text:p>
          </table:table-cell>
          <table:table-cell table:formula="of:=MAX([.B10:.F10])" office:value-type="float" office:value="1322.62" calcext:value-type="float">
            <text:p>1322,62</text:p>
          </table:table-cell>
          <table:table-cell table:formula="of:=MIN([.G10:.K10])" office:value-type="float" office:value="1202.77" calcext:value-type="float">
            <text:p>1202,77</text:p>
          </table:table-cell>
          <table:table-cell table:formula="of:=MAX([.G10:.K10])" office:value-type="float" office:value="1305.85" calcext:value-type="float">
            <text:p>1305,85</text:p>
          </table:table-cell>
        </table:table-row>
        <table:table-row table:style-name="ro2">
          <table:table-cell table:style-name="ce34" office:value-type="string" calcext:value-type="string">
            <text:p>Totale Risultato</text:p>
          </table:table-cell>
          <table:table-cell table:style-name="ce41" office:value-type="float" office:value="1361.52875" calcext:value-type="float">
            <text:p>1361,52875</text:p>
          </table:table-cell>
          <table:table-cell table:style-name="ce48" office:value-type="float" office:value="1395.03" calcext:value-type="float">
            <text:p>1395,03</text:p>
          </table:table-cell>
          <table:table-cell table:style-name="ce48" office:value-type="float" office:value="1494.975" calcext:value-type="float">
            <text:p>1494,975</text:p>
          </table:table-cell>
          <table:table-cell table:style-name="ce48" office:value-type="float" office:value="1386.4425" calcext:value-type="float">
            <text:p>1386,4425</text:p>
          </table:table-cell>
          <table:table-cell table:style-name="ce48" office:value-type="float" office:value="1360.88625" calcext:value-type="float">
            <text:p>1360,88625</text:p>
          </table:table-cell>
          <table:table-cell table:style-name="ce48" office:value-type="float" office:value="1355.75625" calcext:value-type="float">
            <text:p>1355,75625</text:p>
          </table:table-cell>
          <table:table-cell table:style-name="ce48" office:value-type="float" office:value="1325.66" calcext:value-type="float">
            <text:p>1325,66</text:p>
          </table:table-cell>
          <table:table-cell table:style-name="ce48" office:value-type="float" office:value="1365.7625" calcext:value-type="float">
            <text:p>1365,7625</text:p>
          </table:table-cell>
          <table:table-cell table:style-name="ce48" office:value-type="float" office:value="1409.92" calcext:value-type="float">
            <text:p>1409,92</text:p>
          </table:table-cell>
          <table:table-cell table:style-name="ce55" office:value-type="float" office:value="1312.26" calcext:value-type="float">
            <text:p>1312,26</text:p>
          </table:table-cell>
          <table:table-cell table:formula="of:=MIN([.B11:.F11])" office:value-type="float" office:value="1360.88625" calcext:value-type="float">
            <text:p>1360,88625</text:p>
          </table:table-cell>
          <table:table-cell table:formula="of:=MAX([.B11:.F11])" office:value-type="float" office:value="1494.975" calcext:value-type="float">
            <text:p>1494,975</text:p>
          </table:table-cell>
          <table:table-cell table:formula="of:=MIN([.G11:.K11])" office:value-type="float" office:value="1312.26" calcext:value-type="float">
            <text:p>1312,26</text:p>
          </table:table-cell>
          <table:table-cell table:formula="of:=MAX([.G11:.K11])" office:value-type="float" office:value="1409.92" calcext:value-type="float">
            <text:p>1409,92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Dev.St - PB OR</text:p>
          </table:table-cell>
          <table:table-cell table:style-name="ce44" office:value-type="string" calcext:value-type="string">
            <text:p>Dev.St - PB V C1</text:p>
          </table:table-cell>
          <table:table-cell table:style-name="ce44" office:value-type="string" calcext:value-type="string">
            <text:p>Dev.St - PB V B1</text:p>
          </table:table-cell>
          <table:table-cell table:style-name="ce44" office:value-type="string" calcext:value-type="string">
            <text:p>Dev.St - PB T C1</text:p>
          </table:table-cell>
          <table:table-cell table:style-name="ce44" office:value-type="string" calcext:value-type="string">
            <text:p>Dev.St - PB T B1</text:p>
          </table:table-cell>
          <table:table-cell table:style-name="ce44" office:value-type="string" calcext:value-type="string">
            <text:p>Dev.St - PR OR</text:p>
          </table:table-cell>
          <table:table-cell table:style-name="ce44" office:value-type="string" calcext:value-type="string">
            <text:p>Dev.St - PR V C1 </text:p>
          </table:table-cell>
          <table:table-cell table:style-name="ce44" office:value-type="string" calcext:value-type="string">
            <text:p>Dev.St - PR V B1</text:p>
          </table:table-cell>
          <table:table-cell table:style-name="ce44" office:value-type="string" calcext:value-type="string">
            <text:p>Dev.St - PR T C1</text:p>
          </table:table-cell>
          <table:table-cell table:style-name="ce51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19.32675865219" calcext:value-type="float">
            <text:p>19,32675865219</text:p>
          </table:table-cell>
          <table:table-cell table:style-name="ce45" office:value-type="float" office:value="1.59135162676257" calcext:value-type="float">
            <text:p>1,59135162676257</text:p>
          </table:table-cell>
          <table:table-cell table:style-name="ce45" office:value-type="float" office:value="79.3657130000103" calcext:value-type="float">
            <text:p>79,3657130000103</text:p>
          </table:table-cell>
          <table:table-cell table:style-name="ce45" office:value-type="float" office:value="31.6148319622294" calcext:value-type="float">
            <text:p>31,6148319622294</text:p>
          </table:table-cell>
          <table:table-cell table:style-name="ce45" office:value-type="float" office:value="60.6046334862277" calcext:value-type="float">
            <text:p>60,6046334862277</text:p>
          </table:table-cell>
          <table:table-cell table:style-name="ce45" office:value-type="float" office:value="4.18449519058155" calcext:value-type="float">
            <text:p>4,18449519058155</text:p>
          </table:table-cell>
          <table:table-cell table:style-name="ce45" office:value-type="float" office:value="110.300655029787" calcext:value-type="float">
            <text:p>110,300655029787</text:p>
          </table:table-cell>
          <table:table-cell table:style-name="ce45" office:value-type="float" office:value="114.943529178462" calcext:value-type="float">
            <text:p>114,943529178462</text:p>
          </table:table-cell>
          <table:table-cell table:style-name="ce45" office:value-type="float" office:value="222.32" calcext:value-type="float">
            <text:p>222,32</text:p>
          </table:table-cell>
          <table:table-cell table:style-name="ce52" office:value-type="float" office:value="5.66053001052017" calcext:value-type="float">
            <text:p>5,66053001052017</text:p>
          </table:table-cell>
          <table:table-cell table:style-name="ce90" table:formula="of:=MIN([.B17:.F17])" office:value-type="float" office:value="1.59135162676257" calcext:value-type="float">
            <text:p>1,59</text:p>
          </table:table-cell>
          <table:table-cell table:style-name="ce90" table:formula="of:=MAX([.B17:.F17])" office:value-type="float" office:value="79.3657130000103" calcext:value-type="float">
            <text:p>79,37</text:p>
          </table:table-cell>
          <table:table-cell table:style-name="ce90" table:formula="of:=MIN([.G17:.K17])" office:value-type="float" office:value="4.18449519058155" calcext:value-type="float">
            <text:p>4,18</text:p>
          </table:table-cell>
          <table:table-cell table:style-name="ce90" table:formula="of:=MAX([.G17:.K17])" office:value-type="float" office:value="222.32" calcext:value-type="float">
            <text:p>222,3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5.105976699132" calcext:value-type="float">
            <text:p>35,105976699132</text:p>
          </table:table-cell>
          <table:table-cell table:style-name="ce46" office:value-type="float" office:value="68.7935869104091" calcext:value-type="float">
            <text:p>68,7935869104091</text:p>
          </table:table-cell>
          <table:table-cell table:style-name="ce46" office:value-type="float" office:value="75.0877280252906" calcext:value-type="float">
            <text:p>75,0877280252906</text:p>
          </table:table-cell>
          <table:table-cell office:value-type="float" office:value="50.1993784822082" calcext:value-type="float">
            <text:p>50,1993784822082</text:p>
          </table:table-cell>
          <table:table-cell office:value-type="float" office:value="36.2855398196031" calcext:value-type="float">
            <text:p>36,2855398196031</text:p>
          </table:table-cell>
          <table:table-cell office:value-type="float" office:value="30.0533924873715" calcext:value-type="float">
            <text:p>30,0533924873715</text:p>
          </table:table-cell>
          <table:table-cell office:value-type="float" office:value="54.7599205623967" calcext:value-type="float">
            <text:p>54,7599205623967</text:p>
          </table:table-cell>
          <table:table-cell office:value-type="float" office:value="6.91997832366544" calcext:value-type="float">
            <text:p>6,91997832366544</text:p>
          </table:table-cell>
          <table:table-cell office:value-type="float" office:value="66.5599999999999" calcext:value-type="float">
            <text:p>66,5599999999999</text:p>
          </table:table-cell>
          <table:table-cell office:value-type="float" office:value="0.0399999999999734" calcext:value-type="float">
            <text:p>0,039999999999973</text:p>
          </table:table-cell>
          <table:table-cell table:style-name="ce90" table:formula="of:=MIN([.B18:.F18])" office:value-type="float" office:value="35.105976699132" calcext:value-type="float">
            <text:p>35,11</text:p>
          </table:table-cell>
          <table:table-cell table:style-name="ce90" table:formula="of:=MAX([.B18:.F18])" office:value-type="float" office:value="75.0877280252906" calcext:value-type="float">
            <text:p>75,09</text:p>
          </table:table-cell>
          <table:table-cell table:style-name="ce90" table:formula="of:=MIN([.G18:.K18])" office:value-type="float" office:value="0.0399999999999734" calcext:value-type="float">
            <text:p>0,04</text:p>
          </table:table-cell>
          <table:table-cell table:style-name="ce90" table:formula="of:=MAX([.G18:.K18])" office:value-type="float" office:value="66.5599999999999" calcext:value-type="float">
            <text:p>66,5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.3973306105883" calcext:value-type="float">
            <text:p>56,3973306105883</text:p>
          </table:table-cell>
          <table:table-cell table:number-columns-repeated="2"/>
          <table:table-cell office:value-type="float" office:value="124.981672256375" calcext:value-type="float">
            <text:p>124,981672256375</text:p>
          </table:table-cell>
          <table:table-cell office:value-type="float" office:value="71.6227121798665" calcext:value-type="float">
            <text:p>71,6227121798665</text:p>
          </table:table-cell>
          <table:table-cell office:value-type="float" office:value="192.592397565428" calcext:value-type="float">
            <text:p>192,592397565428</text:p>
          </table:table-cell>
          <table:table-cell office:value-type="float" office:value="104.27582893461" calcext:value-type="float">
            <text:p>104,27582893461</text:p>
          </table:table-cell>
          <table:table-cell office:value-type="float" office:value="93.4374956856187" calcext:value-type="float">
            <text:p>93,4374956856187</text:p>
          </table:table-cell>
          <table:table-cell office:value-type="float" office:value="168.391574611083" calcext:value-type="float">
            <text:p>168,391574611083</text:p>
          </table:table-cell>
          <table:table-cell office:value-type="float" office:value="73.2455759756178" calcext:value-type="float">
            <text:p>73,2455759756178</text:p>
          </table:table-cell>
          <table:table-cell table:style-name="ce90" table:formula="of:=MIN([.B19:.F19])" office:value-type="float" office:value="56.3973306105883" calcext:value-type="float">
            <text:p>56,40</text:p>
          </table:table-cell>
          <table:table-cell table:style-name="ce90" table:formula="of:=MAX([.B19:.F19])" office:value-type="float" office:value="124.981672256375" calcext:value-type="float">
            <text:p>124,98</text:p>
          </table:table-cell>
          <table:table-cell table:style-name="ce90" table:formula="of:=MIN([.G19:.K19])" office:value-type="float" office:value="73.2455759756178" calcext:value-type="float">
            <text:p>73,25</text:p>
          </table:table-cell>
          <table:table-cell table:style-name="ce90" table:formula="of:=MAX([.G19:.K19])" office:value-type="float" office:value="192.592397565428" calcext:value-type="float">
            <text:p>192,5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8.8578509556039" calcext:value-type="float">
            <text:p>48,8578509556039</text:p>
          </table:table-cell>
          <table:table-cell table:number-columns-repeated="2"/>
          <table:table-cell office:value-type="float" office:value="40.0382017578213" calcext:value-type="float">
            <text:p>40,0382017578213</text:p>
          </table:table-cell>
          <table:table-cell office:value-type="float" office:value="61.7311396298497" calcext:value-type="float">
            <text:p>61,7311396298497</text:p>
          </table:table-cell>
          <table:table-cell office:value-type="float" office:value="18.5041319709949" calcext:value-type="float">
            <text:p>18,5041319709949</text:p>
          </table:table-cell>
          <table:table-cell office:value-type="float" office:value="91.729864275491" calcext:value-type="float">
            <text:p>91,729864275491</text:p>
          </table:table-cell>
          <table:table-cell office:value-type="float" office:value="114.192006725515" calcext:value-type="float">
            <text:p>114,192006725515</text:p>
          </table:table-cell>
          <table:table-cell office:value-type="float" office:value="48.9596813715122" calcext:value-type="float">
            <text:p>48,9596813715122</text:p>
          </table:table-cell>
          <table:table-cell office:value-type="float" office:value="97.2237625274809" calcext:value-type="float">
            <text:p>97,2237625274809</text:p>
          </table:table-cell>
          <table:table-cell table:style-name="ce90" table:formula="of:=MIN([.B20:.F20])" office:value-type="float" office:value="40.0382017578213" calcext:value-type="float">
            <text:p>40,04</text:p>
          </table:table-cell>
          <table:table-cell table:style-name="ce90" table:formula="of:=MAX([.B20:.F20])" office:value-type="float" office:value="61.7311396298497" calcext:value-type="float">
            <text:p>61,73</text:p>
          </table:table-cell>
          <table:table-cell table:style-name="ce90" table:formula="of:=MIN([.G20:.K20])" office:value-type="float" office:value="18.5041319709949" calcext:value-type="float">
            <text:p>18,50</text:p>
          </table:table-cell>
          <table:table-cell table:style-name="ce90" table:formula="of:=MAX([.G20:.K20])" office:value-type="float" office:value="114.192006725515" calcext:value-type="float">
            <text:p>114,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.9295661359769" calcext:value-type="float">
            <text:p>25,9295661359769</text:p>
          </table:table-cell>
          <table:table-cell table:number-columns-repeated="2"/>
          <table:table-cell office:value-type="float" office:value="17.3869376257006" calcext:value-type="float">
            <text:p>17,3869376257006</text:p>
          </table:table-cell>
          <table:table-cell office:value-type="float" office:value="26.3746848322402" calcext:value-type="float">
            <text:p>26,3746848322402</text:p>
          </table:table-cell>
          <table:table-cell office:value-type="float" office:value="28.9281955883874" calcext:value-type="float">
            <text:p>28,9281955883874</text:p>
          </table:table-cell>
          <table:table-cell office:value-type="float" office:value="2.44417675301934" calcext:value-type="float">
            <text:p>2,44417675301934</text:p>
          </table:table-cell>
          <table:table-cell office:value-type="float" office:value="85.0165725020716" calcext:value-type="float">
            <text:p>85,0165725020716</text:p>
          </table:table-cell>
          <table:table-cell office:value-type="float" office:value="5.43139024560011" calcext:value-type="float">
            <text:p>5,43139024560011</text:p>
          </table:table-cell>
          <table:table-cell office:value-type="float" office:value="51.6228089123402" calcext:value-type="float">
            <text:p>51,6228089123402</text:p>
          </table:table-cell>
          <table:table-cell table:style-name="ce90" table:formula="of:=MIN([.B21:.F21])" office:value-type="float" office:value="17.3869376257006" calcext:value-type="float">
            <text:p>17,39</text:p>
          </table:table-cell>
          <table:table-cell table:style-name="ce90" table:formula="of:=MAX([.B21:.F21])" office:value-type="float" office:value="26.3746848322402" calcext:value-type="float">
            <text:p>26,37</text:p>
          </table:table-cell>
          <table:table-cell table:style-name="ce90" table:formula="of:=MIN([.G21:.K21])" office:value-type="float" office:value="2.44417675301934" calcext:value-type="float">
            <text:p>2,44</text:p>
          </table:table-cell>
          <table:table-cell table:style-name="ce90" table:formula="of:=MAX([.G21:.K21])" office:value-type="float" office:value="85.0165725020716" calcext:value-type="float">
            <text:p>85,0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4.6870104168986" calcext:value-type="float">
            <text:p>44,6870104168986</text:p>
          </table:table-cell>
          <table:table-cell table:number-columns-repeated="2"/>
          <table:table-cell office:value-type="float" office:value="88.6008487543996" calcext:value-type="float">
            <text:p>88,6008487543996</text:p>
          </table:table-cell>
          <table:table-cell office:value-type="float" office:value="19.9638272883733" calcext:value-type="float">
            <text:p>19,9638272883733</text:p>
          </table:table-cell>
          <table:table-cell office:value-type="float" office:value="28.8063552015871" calcext:value-type="float">
            <text:p>28,8063552015871</text:p>
          </table:table-cell>
          <table:table-cell office:value-type="float" office:value="5.55359343128389" calcext:value-type="float">
            <text:p>5,55359343128389</text:p>
          </table:table-cell>
          <table:table-cell office:value-type="float" office:value="78.0338798215236" calcext:value-type="float">
            <text:p>78,0338798215236</text:p>
          </table:table-cell>
          <table:table-cell office:value-type="float" office:value="61.1974639997443" calcext:value-type="float">
            <text:p>61,1974639997443</text:p>
          </table:table-cell>
          <table:table-cell office:value-type="float" office:value="11.835134135277" calcext:value-type="float">
            <text:p>11,835134135277</text:p>
          </table:table-cell>
          <table:table-cell table:style-name="ce90" table:formula="of:=MIN([.B22:.F22])" office:value-type="float" office:value="19.9638272883733" calcext:value-type="float">
            <text:p>19,96</text:p>
          </table:table-cell>
          <table:table-cell table:style-name="ce90" table:formula="of:=MAX([.B22:.F22])" office:value-type="float" office:value="88.6008487543996" calcext:value-type="float">
            <text:p>88,60</text:p>
          </table:table-cell>
          <table:table-cell table:style-name="ce90" table:formula="of:=MIN([.G22:.K22])" office:value-type="float" office:value="5.55359343128389" calcext:value-type="float">
            <text:p>5,55</text:p>
          </table:table-cell>
          <table:table-cell table:style-name="ce90" table:formula="of:=MAX([.G22:.K22])" office:value-type="float" office:value="78.0338798215236" calcext:value-type="float">
            <text:p>78,0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1.8066459319749" calcext:value-type="float">
            <text:p>71,8066459319749</text:p>
          </table:table-cell>
          <table:table-cell table:style-name="ce46" office:value-type="float" office:value="86.8998964326196" calcext:value-type="float">
            <text:p>86,8998964326196</text:p>
          </table:table-cell>
          <table:table-cell/>
          <table:table-cell office:value-type="float" office:value="59.7932571449324" calcext:value-type="float">
            <text:p>59,7932571449324</text:p>
          </table:table-cell>
          <table:table-cell office:value-type="float" office:value="51.7450094211992" calcext:value-type="float">
            <text:p>51,7450094211992</text:p>
          </table:table-cell>
          <table:table-cell office:value-type="float" office:value="147.914942112012" calcext:value-type="float">
            <text:p>147,914942112012</text:p>
          </table:table-cell>
          <table:table-cell office:value-type="float" office:value="35.9967998577651" calcext:value-type="float">
            <text:p>35,9967998577651</text:p>
          </table:table-cell>
          <table:table-cell office:value-type="float" office:value="22.1719281976106" calcext:value-type="float">
            <text:p>22,1719281976106</text:p>
          </table:table-cell>
          <table:table-cell office:value-type="float" office:value="143.148113504859" calcext:value-type="float">
            <text:p>143,148113504859</text:p>
          </table:table-cell>
          <table:table-cell office:value-type="float" office:value="2.56171817341408" calcext:value-type="float">
            <text:p>2,56171817341408</text:p>
          </table:table-cell>
          <table:table-cell table:style-name="ce90" table:formula="of:=MIN([.B23:.F23])" office:value-type="float" office:value="51.7450094211992" calcext:value-type="float">
            <text:p>51,75</text:p>
          </table:table-cell>
          <table:table-cell table:style-name="ce90" table:formula="of:=MAX([.B23:.F23])" office:value-type="float" office:value="86.8998964326196" calcext:value-type="float">
            <text:p>86,90</text:p>
          </table:table-cell>
          <table:table-cell table:style-name="ce90" table:formula="of:=MIN([.G23:.K23])" office:value-type="float" office:value="2.56171817341408" calcext:value-type="float">
            <text:p>2,56</text:p>
          </table:table-cell>
          <table:table-cell table:style-name="ce90" table:formula="of:=MAX([.G23:.K23])" office:value-type="float" office:value="147.914942112012" calcext:value-type="float">
            <text:p>147,91</text:p>
          </table:table-cell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31.0442281269803" calcext:value-type="float">
            <text:p>31,0442281269803</text:p>
          </table:table-cell>
          <table:table-cell table:style-name="ce49" office:value-type="float" office:value="19.4833364699171" calcext:value-type="float">
            <text:p>19,4833364699171</text:p>
          </table:table-cell>
          <table:table-cell table:style-name="ce59"/>
          <table:table-cell table:style-name="ce49" office:value-type="float" office:value="63.8843768068532" calcext:value-type="float">
            <text:p>63,8843768068532</text:p>
          </table:table-cell>
          <table:table-cell table:style-name="ce49" office:value-type="float" office:value="40.5716354119476" calcext:value-type="float">
            <text:p>40,5716354119476</text:p>
          </table:table-cell>
          <table:table-cell table:style-name="ce49" office:value-type="float" office:value="3.20226482352721" calcext:value-type="float">
            <text:p>3,20226482352721</text:p>
          </table:table-cell>
          <table:table-cell table:style-name="ce49" office:value-type="float" office:value="16.432288337295" calcext:value-type="float">
            <text:p>16,432288337295</text:p>
          </table:table-cell>
          <table:table-cell table:style-name="ce49" office:value-type="float" office:value="25.5586854122038" calcext:value-type="float">
            <text:p>25,5586854122038</text:p>
          </table:table-cell>
          <table:table-cell table:style-name="ce49" office:value-type="float" office:value="0.835224520712814" calcext:value-type="float">
            <text:p>0,835224520712814</text:p>
          </table:table-cell>
          <table:table-cell table:style-name="ce56" office:value-type="float" office:value="7.43252312475378" calcext:value-type="float">
            <text:p>7,43252312475378</text:p>
          </table:table-cell>
          <table:table-cell table:style-name="ce90" table:formula="of:=MIN([.B24:.F24])" office:value-type="float" office:value="19.4833364699171" calcext:value-type="float">
            <text:p>19,48</text:p>
          </table:table-cell>
          <table:table-cell table:style-name="ce90" table:formula="of:=MAX([.B24:.F24])" office:value-type="float" office:value="63.8843768068532" calcext:value-type="float">
            <text:p>63,88</text:p>
          </table:table-cell>
          <table:table-cell table:style-name="ce90" table:formula="of:=MIN([.G24:.K24])" office:value-type="float" office:value="0.835224520712814" calcext:value-type="float">
            <text:p>0,84</text:p>
          </table:table-cell>
          <table:table-cell table:style-name="ce90" table:formula="of:=MAX([.G24:.K24])" office:value-type="float" office:value="25.5586854122038" calcext:value-type="float">
            <text:p>25,56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3_1" table:style-name="ta1">
        <table:table-column table:style-name="co5" table:default-cell-style-name="ce33"/>
        <table:table-column table:style-name="co2" table:default-cell-style-name="ce39"/>
        <table:table-column table:style-name="co2" table:number-columns-repeated="2" table:default-cell-style-name="Pivot_20_Table_20_Value"/>
        <table:table-column table:style-name="co2" table:number-columns-repeated="6" table:default-cell-style-name="ce46"/>
        <table:table-column table:style-name="co2" table:default-cell-style-name="ce53"/>
        <table:table-column table:style-name="co1" table:number-columns-repeated="4" table:default-cell-style-name="Default"/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Media - PB OR</text:p>
          </table:table-cell>
          <table:table-cell table:style-name="ce44" office:value-type="string" calcext:value-type="string">
            <text:p>Media - PB V C1</text:p>
          </table:table-cell>
          <table:table-cell table:style-name="ce44" office:value-type="string" calcext:value-type="string">
            <text:p>Media - PB V B1</text:p>
          </table:table-cell>
          <table:table-cell table:style-name="ce44" office:value-type="string" calcext:value-type="string">
            <text:p>Media - PB T C1</text:p>
          </table:table-cell>
          <table:table-cell table:style-name="ce44" office:value-type="string" calcext:value-type="string">
            <text:p>Media - PB T B1</text:p>
          </table:table-cell>
          <table:table-cell table:style-name="ce44" office:value-type="string" calcext:value-type="string">
            <text:p>Media - PR OR</text:p>
          </table:table-cell>
          <table:table-cell table:style-name="ce44" office:value-type="string" calcext:value-type="string">
            <text:p>Media - PR V C1 </text:p>
          </table:table-cell>
          <table:table-cell table:style-name="ce44" office:value-type="string" calcext:value-type="string">
            <text:p>Media - PR V B1</text:p>
          </table:table-cell>
          <table:table-cell table:style-name="ce44" office:value-type="string" calcext:value-type="string">
            <text:p>Media - PR T C1</text:p>
          </table:table-cell>
          <table:table-cell table:style-name="ce51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1434.14" calcext:value-type="float">
            <text:p>1434,14</text:p>
          </table:table-cell>
          <table:table-cell table:style-name="ce45" office:value-type="float" office:value="1451.96" calcext:value-type="float">
            <text:p>1451,96</text:p>
          </table:table-cell>
          <table:table-cell table:style-name="ce45" office:value-type="float" office:value="1471.58" calcext:value-type="float">
            <text:p>1471,58</text:p>
          </table:table-cell>
          <table:table-cell table:style-name="ce45" office:value-type="float" office:value="1325.98" calcext:value-type="float">
            <text:p>1325,98</text:p>
          </table:table-cell>
          <table:table-cell table:style-name="ce45" office:value-type="float" office:value="1376.68" calcext:value-type="float">
            <text:p>1376,68</text:p>
          </table:table-cell>
          <table:table-cell table:style-name="ce45" office:value-type="float" office:value="1047.09" calcext:value-type="float">
            <text:p>1047,09</text:p>
          </table:table-cell>
          <table:table-cell table:style-name="ce45" office:value-type="float" office:value="1085.5" calcext:value-type="float">
            <text:p>1085,5</text:p>
          </table:table-cell>
          <table:table-cell table:style-name="ce45" office:value-type="float" office:value="1181.05" calcext:value-type="float">
            <text:p>1181,05</text:p>
          </table:table-cell>
          <table:table-cell table:style-name="ce45" office:value-type="float" office:value="1170.7" calcext:value-type="float">
            <text:p>1170,7</text:p>
          </table:table-cell>
          <table:table-cell table:style-name="ce52" office:value-type="float" office:value="1120.74" calcext:value-type="float">
            <text:p>1120,74</text:p>
          </table:table-cell>
          <table:table-cell table:formula="of:=MIN([.B3:.F3])" office:value-type="float" office:value="1325.98" calcext:value-type="float">
            <text:p>1325,98</text:p>
          </table:table-cell>
          <table:table-cell table:formula="of:=MAX([.B3:.F3])" office:value-type="float" office:value="1471.58" calcext:value-type="float">
            <text:p>1471,58</text:p>
          </table:table-cell>
          <table:table-cell table:formula="of:=MIN([.G3:.K3])" office:value-type="float" office:value="1047.09" calcext:value-type="float">
            <text:p>1047,09</text:p>
          </table:table-cell>
          <table:table-cell table:formula="of:=MAX([.G3:.K3])" office:value-type="float" office:value="1181.05" calcext:value-type="float">
            <text:p>1181,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81.44" calcext:value-type="float">
            <text:p>1081,44</text:p>
          </table:table-cell>
          <table:table-cell table:style-name="ce46" office:value-type="float" office:value="1016.29" calcext:value-type="float">
            <text:p>1016,29</text:p>
          </table:table-cell>
          <table:table-cell table:style-name="ce46" office:value-type="float" office:value="1015.24" calcext:value-type="float">
            <text:p>1015,24</text:p>
          </table:table-cell>
          <table:table-cell office:value-type="float" office:value="1022.5" calcext:value-type="float">
            <text:p>1022,5</text:p>
          </table:table-cell>
          <table:table-cell office:value-type="float" office:value="1079.18" calcext:value-type="float">
            <text:p>1079,18</text:p>
          </table:table-cell>
          <table:table-cell office:value-type="float" office:value="1085.56" calcext:value-type="float">
            <text:p>1085,56</text:p>
          </table:table-cell>
          <table:table-cell office:value-type="float" office:value="1018.79" calcext:value-type="float">
            <text:p>1018,79</text:p>
          </table:table-cell>
          <table:table-cell office:value-type="float" office:value="1118.54" calcext:value-type="float">
            <text:p>1118,54</text:p>
          </table:table-cell>
          <table:table-cell office:value-type="float" office:value="973.96" calcext:value-type="float">
            <text:p>973,96</text:p>
          </table:table-cell>
          <table:table-cell office:value-type="float" office:value="1020.12" calcext:value-type="float">
            <text:p>1020,12</text:p>
          </table:table-cell>
          <table:table-cell table:formula="of:=MIN([.B4:.F4])" office:value-type="float" office:value="1015.24" calcext:value-type="float">
            <text:p>1015,24</text:p>
          </table:table-cell>
          <table:table-cell table:formula="of:=MAX([.B4:.F4])" office:value-type="float" office:value="1081.44" calcext:value-type="float">
            <text:p>1081,44</text:p>
          </table:table-cell>
          <table:table-cell table:formula="of:=MIN([.G4:.K4])" office:value-type="float" office:value="973.96" calcext:value-type="float">
            <text:p>973,96</text:p>
          </table:table-cell>
          <table:table-cell table:formula="of:=MAX([.G4:.K4])" office:value-type="float" office:value="1118.54" calcext:value-type="float">
            <text:p>1118,5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196.08" calcext:value-type="float">
            <text:p>1196,08</text:p>
          </table:table-cell>
          <table:table-cell table:number-columns-repeated="2"/>
          <table:table-cell office:value-type="float" office:value="1230.72" calcext:value-type="float">
            <text:p>1230,72</text:p>
          </table:table-cell>
          <table:table-cell office:value-type="float" office:value="1177.82" calcext:value-type="float">
            <text:p>1177,82</text:p>
          </table:table-cell>
          <table:table-cell office:value-type="float" office:value="885.28" calcext:value-type="float">
            <text:p>885,28</text:p>
          </table:table-cell>
          <table:table-cell office:value-type="float" office:value="880.9" calcext:value-type="float">
            <text:p>880,9</text:p>
          </table:table-cell>
          <table:table-cell office:value-type="float" office:value="889.5" calcext:value-type="float">
            <text:p>889,5</text:p>
          </table:table-cell>
          <table:table-cell office:value-type="float" office:value="909.42" calcext:value-type="float">
            <text:p>909,42</text:p>
          </table:table-cell>
          <table:table-cell office:value-type="float" office:value="810.26" calcext:value-type="float">
            <text:p>810,26</text:p>
          </table:table-cell>
          <table:table-cell table:formula="of:=MIN([.B5:.F5])" office:value-type="float" office:value="1177.82" calcext:value-type="float">
            <text:p>1177,82</text:p>
          </table:table-cell>
          <table:table-cell table:formula="of:=MAX([.B5:.F5])" office:value-type="float" office:value="1230.72" calcext:value-type="float">
            <text:p>1230,72</text:p>
          </table:table-cell>
          <table:table-cell table:formula="of:=MIN([.G5:.K5])" office:value-type="float" office:value="810.26" calcext:value-type="float">
            <text:p>810,26</text:p>
          </table:table-cell>
          <table:table-cell table:formula="of:=MAX([.G5:.K5])" office:value-type="float" office:value="909.42" calcext:value-type="float">
            <text:p>909,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977.18" calcext:value-type="float">
            <text:p>977,18</text:p>
          </table:table-cell>
          <table:table-cell table:number-columns-repeated="2"/>
          <table:table-cell office:value-type="float" office:value="971.68" calcext:value-type="float">
            <text:p>971,68</text:p>
          </table:table-cell>
          <table:table-cell office:value-type="float" office:value="1042.27" calcext:value-type="float">
            <text:p>1042,27</text:p>
          </table:table-cell>
          <table:table-cell office:value-type="float" office:value="891.28" calcext:value-type="float">
            <text:p>891,28</text:p>
          </table:table-cell>
          <table:table-cell office:value-type="float" office:value="928.07" calcext:value-type="float">
            <text:p>928,07</text:p>
          </table:table-cell>
          <table:table-cell office:value-type="float" office:value="920.7" calcext:value-type="float">
            <text:p>920,7</text:p>
          </table:table-cell>
          <table:table-cell office:value-type="float" office:value="882.3" calcext:value-type="float">
            <text:p>882,3</text:p>
          </table:table-cell>
          <table:table-cell office:value-type="float" office:value="862.88" calcext:value-type="float">
            <text:p>862,88</text:p>
          </table:table-cell>
          <table:table-cell table:formula="of:=MIN([.B6:.F6])" office:value-type="float" office:value="971.68" calcext:value-type="float">
            <text:p>971,68</text:p>
          </table:table-cell>
          <table:table-cell table:formula="of:=MAX([.B6:.F6])" office:value-type="float" office:value="1042.27" calcext:value-type="float">
            <text:p>1042,27</text:p>
          </table:table-cell>
          <table:table-cell table:formula="of:=MIN([.G6:.K6])" office:value-type="float" office:value="862.88" calcext:value-type="float">
            <text:p>862,88</text:p>
          </table:table-cell>
          <table:table-cell table:formula="of:=MAX([.G6:.K6])" office:value-type="float" office:value="928.07" calcext:value-type="float">
            <text:p>928,0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73.45" calcext:value-type="float">
            <text:p>973,45</text:p>
          </table:table-cell>
          <table:table-cell table:number-columns-repeated="2"/>
          <table:table-cell office:value-type="float" office:value="972.84" calcext:value-type="float">
            <text:p>972,84</text:p>
          </table:table-cell>
          <table:table-cell office:value-type="float" office:value="1042.94" calcext:value-type="float">
            <text:p>1042,94</text:p>
          </table:table-cell>
          <table:table-cell office:value-type="float" office:value="754.85" calcext:value-type="float">
            <text:p>754,85</text:p>
          </table:table-cell>
          <table:table-cell office:value-type="float" office:value="773.91" calcext:value-type="float">
            <text:p>773,91</text:p>
          </table:table-cell>
          <table:table-cell office:value-type="float" office:value="860.68" calcext:value-type="float">
            <text:p>860,68</text:p>
          </table:table-cell>
          <table:table-cell office:value-type="float" office:value="750.78" calcext:value-type="float">
            <text:p>750,78</text:p>
          </table:table-cell>
          <table:table-cell office:value-type="float" office:value="712.62" calcext:value-type="float">
            <text:p>712,62</text:p>
          </table:table-cell>
          <table:table-cell table:formula="of:=MIN([.B7:.F7])" office:value-type="float" office:value="972.84" calcext:value-type="float">
            <text:p>972,84</text:p>
          </table:table-cell>
          <table:table-cell table:formula="of:=MAX([.B7:.F7])" office:value-type="float" office:value="1042.94" calcext:value-type="float">
            <text:p>1042,94</text:p>
          </table:table-cell>
          <table:table-cell table:formula="of:=MIN([.G7:.K7])" office:value-type="float" office:value="712.62" calcext:value-type="float">
            <text:p>712,62</text:p>
          </table:table-cell>
          <table:table-cell table:formula="of:=MAX([.G7:.K7])" office:value-type="float" office:value="860.68" calcext:value-type="float">
            <text:p>860,6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75.17" calcext:value-type="float">
            <text:p>775,17</text:p>
          </table:table-cell>
          <table:table-cell table:number-columns-repeated="2"/>
          <table:table-cell office:value-type="float" office:value="850.14" calcext:value-type="float">
            <text:p>850,14</text:p>
          </table:table-cell>
          <table:table-cell office:value-type="float" office:value="853.41" calcext:value-type="float">
            <text:p>853,41</text:p>
          </table:table-cell>
          <table:table-cell office:value-type="float" office:value="785.02" calcext:value-type="float">
            <text:p>785,02</text:p>
          </table:table-cell>
          <table:table-cell office:value-type="float" office:value="695.34" calcext:value-type="float">
            <text:p>695,34</text:p>
          </table:table-cell>
          <table:table-cell office:value-type="float" office:value="760.28" calcext:value-type="float">
            <text:p>760,28</text:p>
          </table:table-cell>
          <table:table-cell office:value-type="float" office:value="742.94" calcext:value-type="float">
            <text:p>742,94</text:p>
          </table:table-cell>
          <table:table-cell office:value-type="float" office:value="743.2" calcext:value-type="float">
            <text:p>743,2</text:p>
          </table:table-cell>
          <table:table-cell table:formula="of:=MIN([.B8:.F8])" office:value-type="float" office:value="775.17" calcext:value-type="float">
            <text:p>775,17</text:p>
          </table:table-cell>
          <table:table-cell table:formula="of:=MAX([.B8:.F8])" office:value-type="float" office:value="853.41" calcext:value-type="float">
            <text:p>853,41</text:p>
          </table:table-cell>
          <table:table-cell table:formula="of:=MIN([.G8:.K8])" office:value-type="float" office:value="695.34" calcext:value-type="float">
            <text:p>695,34</text:p>
          </table:table-cell>
          <table:table-cell table:formula="of:=MAX([.G8:.K8])" office:value-type="float" office:value="785.02" calcext:value-type="float">
            <text:p>785,0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93.36" calcext:value-type="float">
            <text:p>793,36</text:p>
          </table:table-cell>
          <table:table-cell table:style-name="ce46" office:value-type="float" office:value="812.47" calcext:value-type="float">
            <text:p>812,47</text:p>
          </table:table-cell>
          <table:table-cell/>
          <table:table-cell office:value-type="float" office:value="798.8" calcext:value-type="float">
            <text:p>798,8</text:p>
          </table:table-cell>
          <table:table-cell office:value-type="float" office:value="830.43" calcext:value-type="float">
            <text:p>830,43</text:p>
          </table:table-cell>
          <table:table-cell office:value-type="float" office:value="662.05" calcext:value-type="float">
            <text:p>662,05</text:p>
          </table:table-cell>
          <table:table-cell office:value-type="float" office:value="748.16" calcext:value-type="float">
            <text:p>748,16</text:p>
          </table:table-cell>
          <table:table-cell office:value-type="float" office:value="751.62" calcext:value-type="float">
            <text:p>751,62</text:p>
          </table:table-cell>
          <table:table-cell office:value-type="float" office:value="685.06" calcext:value-type="float">
            <text:p>685,06</text:p>
          </table:table-cell>
          <table:table-cell office:value-type="float" office:value="722" calcext:value-type="float">
            <text:p>722</text:p>
          </table:table-cell>
          <table:table-cell table:formula="of:=MIN([.B9:.F9])" office:value-type="float" office:value="793.36" calcext:value-type="float">
            <text:p>793,36</text:p>
          </table:table-cell>
          <table:table-cell table:formula="of:=MAX([.B9:.F9])" office:value-type="float" office:value="830.43" calcext:value-type="float">
            <text:p>830,43</text:p>
          </table:table-cell>
          <table:table-cell table:formula="of:=MIN([.G9:.K9])" office:value-type="float" office:value="662.05" calcext:value-type="float">
            <text:p>662,05</text:p>
          </table:table-cell>
          <table:table-cell table:formula="of:=MAX([.G9:.K9])" office:value-type="float" office:value="751.62" calcext:value-type="float">
            <text:p>751,6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0" office:value-type="float" office:value="782.77" calcext:value-type="float">
            <text:p>782,77</text:p>
          </table:table-cell>
          <table:table-cell table:style-name="ce47" office:value-type="float" office:value="775.61" calcext:value-type="float">
            <text:p>775,61</text:p>
          </table:table-cell>
          <table:table-cell table:style-name="ce58"/>
          <table:table-cell table:style-name="ce47" office:value-type="float" office:value="779.08" calcext:value-type="float">
            <text:p>779,08</text:p>
          </table:table-cell>
          <table:table-cell table:style-name="ce47" office:value-type="float" office:value="751.26" calcext:value-type="float">
            <text:p>751,26</text:p>
          </table:table-cell>
          <table:table-cell table:style-name="ce47" office:value-type="float" office:value="641.79" calcext:value-type="float">
            <text:p>641,79</text:p>
          </table:table-cell>
          <table:table-cell table:style-name="ce47" office:value-type="float" office:value="713.41" calcext:value-type="float">
            <text:p>713,41</text:p>
          </table:table-cell>
          <table:table-cell table:style-name="ce47" office:value-type="float" office:value="762.72" calcext:value-type="float">
            <text:p>762,72</text:p>
          </table:table-cell>
          <table:table-cell table:style-name="ce47" office:value-type="float" office:value="723.12" calcext:value-type="float">
            <text:p>723,12</text:p>
          </table:table-cell>
          <table:table-cell table:style-name="ce54" office:value-type="float" office:value="651.56" calcext:value-type="float">
            <text:p>651,56</text:p>
          </table:table-cell>
          <table:table-cell table:formula="of:=MIN([.B10:.F10])" office:value-type="float" office:value="751.26" calcext:value-type="float">
            <text:p>751,26</text:p>
          </table:table-cell>
          <table:table-cell table:formula="of:=MAX([.B10:.F10])" office:value-type="float" office:value="782.77" calcext:value-type="float">
            <text:p>782,77</text:p>
          </table:table-cell>
          <table:table-cell table:formula="of:=MIN([.G10:.K10])" office:value-type="float" office:value="641.79" calcext:value-type="float">
            <text:p>641,79</text:p>
          </table:table-cell>
          <table:table-cell table:formula="of:=MAX([.G10:.K10])" office:value-type="float" office:value="762.72" calcext:value-type="float">
            <text:p>762,72</text:p>
          </table:table-cell>
        </table:table-row>
        <table:table-row table:style-name="ro2">
          <table:table-cell table:style-name="ce34" office:value-type="string" calcext:value-type="string">
            <text:p>Totale Risultato</text:p>
          </table:table-cell>
          <table:table-cell table:style-name="ce41" office:value-type="float" office:value="1001.69875" calcext:value-type="float">
            <text:p>1001,69875</text:p>
          </table:table-cell>
          <table:table-cell table:style-name="ce48" office:value-type="float" office:value="1014.0825" calcext:value-type="float">
            <text:p>1014,0825</text:p>
          </table:table-cell>
          <table:table-cell table:style-name="ce48" office:value-type="float" office:value="1243.41" calcext:value-type="float">
            <text:p>1243,41</text:p>
          </table:table-cell>
          <table:table-cell table:style-name="ce48" office:value-type="float" office:value="993.967499999999" calcext:value-type="float">
            <text:p>993,967499999999</text:p>
          </table:table-cell>
          <table:table-cell table:style-name="ce48" office:value-type="float" office:value="1019.24875" calcext:value-type="float">
            <text:p>1019,24875</text:p>
          </table:table-cell>
          <table:table-cell table:style-name="ce48" office:value-type="float" office:value="844.115" calcext:value-type="float">
            <text:p>844,115</text:p>
          </table:table-cell>
          <table:table-cell table:style-name="ce48" office:value-type="float" office:value="855.51" calcext:value-type="float">
            <text:p>855,51</text:p>
          </table:table-cell>
          <table:table-cell table:style-name="ce48" office:value-type="float" office:value="905.636249999999" calcext:value-type="float">
            <text:p>905,636249999999</text:p>
          </table:table-cell>
          <table:table-cell table:style-name="ce48" office:value-type="float" office:value="854.785" calcext:value-type="float">
            <text:p>854,785</text:p>
          </table:table-cell>
          <table:table-cell table:style-name="ce55" office:value-type="float" office:value="830.4225" calcext:value-type="float">
            <text:p>830,4225</text:p>
          </table:table-cell>
          <table:table-cell table:formula="of:=MIN([.B11:.F11])" office:value-type="float" office:value="993.967499999999" calcext:value-type="float">
            <text:p>993,967499999999</text:p>
          </table:table-cell>
          <table:table-cell table:formula="of:=MAX([.B11:.F11])" office:value-type="float" office:value="1243.41" calcext:value-type="float">
            <text:p>1243,41</text:p>
          </table:table-cell>
          <table:table-cell table:formula="of:=MIN([.G11:.K11])" office:value-type="float" office:value="830.4225" calcext:value-type="float">
            <text:p>830,4225</text:p>
          </table:table-cell>
          <table:table-cell table:formula="of:=MAX([.G11:.K11])" office:value-type="float" office:value="905.636249999999" calcext:value-type="float">
            <text:p>905,636249999999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Dev.St - PB OR</text:p>
          </table:table-cell>
          <table:table-cell table:style-name="ce44" office:value-type="string" calcext:value-type="string">
            <text:p>Dev.St - PB V C1</text:p>
          </table:table-cell>
          <table:table-cell table:style-name="ce44" office:value-type="string" calcext:value-type="string">
            <text:p>Dev.St - PB V B1</text:p>
          </table:table-cell>
          <table:table-cell table:style-name="ce44" office:value-type="string" calcext:value-type="string">
            <text:p>Dev.St - PB T C1</text:p>
          </table:table-cell>
          <table:table-cell table:style-name="ce44" office:value-type="string" calcext:value-type="string">
            <text:p>Dev.St - PB T B1</text:p>
          </table:table-cell>
          <table:table-cell table:style-name="ce44" office:value-type="string" calcext:value-type="string">
            <text:p>Dev.St - PR OR</text:p>
          </table:table-cell>
          <table:table-cell table:style-name="ce44" office:value-type="string" calcext:value-type="string">
            <text:p>Dev.St - PR V C1 </text:p>
          </table:table-cell>
          <table:table-cell table:style-name="ce44" office:value-type="string" calcext:value-type="string">
            <text:p>Dev.St - PR V B1</text:p>
          </table:table-cell>
          <table:table-cell table:style-name="ce44" office:value-type="string" calcext:value-type="string">
            <text:p>Dev.St - PR T C1</text:p>
          </table:table-cell>
          <table:table-cell table:style-name="ce51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49.2504050744763" calcext:value-type="float">
            <text:p>49,2504050744763</text:p>
          </table:table-cell>
          <table:table-cell table:style-name="ce45" office:value-type="float" office:value="206.398687980326" calcext:value-type="float">
            <text:p>206,398687980326</text:p>
          </table:table-cell>
          <table:table-cell table:style-name="ce45" office:value-type="float" office:value="156.21656634301" calcext:value-type="float">
            <text:p>156,21656634301</text:p>
          </table:table-cell>
          <table:table-cell table:style-name="ce45" office:value-type="float" office:value="183.903446405988" calcext:value-type="float">
            <text:p>183,903446405988</text:p>
          </table:table-cell>
          <table:table-cell table:style-name="ce45" office:value-type="float" office:value="163.257911293756" calcext:value-type="float">
            <text:p>163,257911293756</text:p>
          </table:table-cell>
          <table:table-cell table:style-name="ce45" office:value-type="float" office:value="0.0299999999999896" calcext:value-type="float">
            <text:p>0,02999999999999</text:p>
          </table:table-cell>
          <table:table-cell table:style-name="ce45" office:value-type="float" office:value="71.9337194923215" calcext:value-type="float">
            <text:p>71,9337194923215</text:p>
          </table:table-cell>
          <table:table-cell table:style-name="ce45" office:value-type="float" office:value="0.049999999999982" calcext:value-type="float">
            <text:p>0,049999999999982</text:p>
          </table:table-cell>
          <table:table-cell table:style-name="ce45" office:value-type="float" office:value="0" calcext:value-type="float">
            <text:p>0</text:p>
          </table:table-cell>
          <table:table-cell table:style-name="ce52" office:value-type="float" office:value="99.7700075172894" calcext:value-type="float">
            <text:p>99,7700075172894</text:p>
          </table:table-cell>
          <table:table-cell table:style-name="ce90" table:formula="of:=MIN([.B17:.F17])" office:value-type="float" office:value="49.2504050744763" calcext:value-type="float">
            <text:p>49,25</text:p>
          </table:table-cell>
          <table:table-cell table:style-name="ce90" table:formula="of:=MAX([.B17:.F17])" office:value-type="float" office:value="206.398687980326" calcext:value-type="float">
            <text:p>206,40</text:p>
          </table:table-cell>
          <table:table-cell table:style-name="ce90" table:formula="of:=MIN([.G17:.K17])" office:value-type="float" office:value="0" calcext:value-type="float">
            <text:p>0,00</text:p>
          </table:table-cell>
          <table:table-cell table:style-name="ce90" table:formula="of:=MAX([.G17:.K17])" office:value-type="float" office:value="99.7700075172894" calcext:value-type="float">
            <text:p>99,77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.442670134849" calcext:value-type="float">
            <text:p>160,442670134849</text:p>
          </table:table-cell>
          <table:table-cell table:style-name="ce46" office:value-type="float" office:value="9.30703497361003" calcext:value-type="float">
            <text:p>9,30703497361003</text:p>
          </table:table-cell>
          <table:table-cell table:style-name="ce46" office:value-type="float" office:value="7.94382779269542" calcext:value-type="float">
            <text:p>7,94382779269542</text:p>
          </table:table-cell>
          <table:table-cell office:value-type="float" office:value="8.1677414258778" calcext:value-type="float">
            <text:p>8,1677414258778</text:p>
          </table:table-cell>
          <table:table-cell office:value-type="float" office:value="137.746454037844" calcext:value-type="float">
            <text:p>137,746454037844</text:p>
          </table:table-cell>
          <table:table-cell office:value-type="float" office:value="133.685385887912" calcext:value-type="float">
            <text:p>133,685385887912</text:p>
          </table:table-cell>
          <table:table-cell office:value-type="float" office:value="95.1468281131851" calcext:value-type="float">
            <text:p>95,1468281131851</text:p>
          </table:table-cell>
          <table:table-cell office:value-type="float" office:value="117.187040239098" calcext:value-type="float">
            <text:p>117,187040239098</text:p>
          </table:table-cell>
          <table:table-cell office:value-type="float" office:value="18.7722774324268" calcext:value-type="float">
            <text:p>18,7722774324268</text:p>
          </table:table-cell>
          <table:table-cell office:value-type="float" office:value="47.8747281976619" calcext:value-type="float">
            <text:p>47,8747281976619</text:p>
          </table:table-cell>
          <table:table-cell table:style-name="ce90" table:formula="of:=MIN([.B18:.F18])" office:value-type="float" office:value="7.94382779269542" calcext:value-type="float">
            <text:p>7,94</text:p>
          </table:table-cell>
          <table:table-cell table:style-name="ce90" table:formula="of:=MAX([.B18:.F18])" office:value-type="float" office:value="160.442670134849" calcext:value-type="float">
            <text:p>160,44</text:p>
          </table:table-cell>
          <table:table-cell table:style-name="ce90" table:formula="of:=MIN([.G18:.K18])" office:value-type="float" office:value="18.7722774324268" calcext:value-type="float">
            <text:p>18,77</text:p>
          </table:table-cell>
          <table:table-cell table:style-name="ce90" table:formula="of:=MAX([.G18:.K18])" office:value-type="float" office:value="133.685385887912" calcext:value-type="float">
            <text:p>133,69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7.2859784347159" calcext:value-type="float">
            <text:p>97,2859784347159</text:p>
          </table:table-cell>
          <table:table-cell table:number-columns-repeated="2"/>
          <table:table-cell office:value-type="float" office:value="43.348790063853" calcext:value-type="float">
            <text:p>43,348790063853</text:p>
          </table:table-cell>
          <table:table-cell office:value-type="float" office:value="145.983648399401" calcext:value-type="float">
            <text:p>145,983648399401</text:p>
          </table:table-cell>
          <table:table-cell office:value-type="float" office:value="21.0974311232434" calcext:value-type="float">
            <text:p>21,0974311232434</text:p>
          </table:table-cell>
          <table:table-cell office:value-type="float" office:value="22.0678499179236" calcext:value-type="float">
            <text:p>22,0678499179236</text:p>
          </table:table-cell>
          <table:table-cell office:value-type="float" office:value="23.4214431664661" calcext:value-type="float">
            <text:p>23,4214431664661</text:p>
          </table:table-cell>
          <table:table-cell office:value-type="float" office:value="37.9166137728569" calcext:value-type="float">
            <text:p>37,9166137728569</text:p>
          </table:table-cell>
          <table:table-cell office:value-type="float" office:value="64.9629309683607" calcext:value-type="float">
            <text:p>64,9629309683607</text:p>
          </table:table-cell>
          <table:table-cell table:style-name="ce90" table:formula="of:=MIN([.B19:.F19])" office:value-type="float" office:value="43.348790063853" calcext:value-type="float">
            <text:p>43,35</text:p>
          </table:table-cell>
          <table:table-cell table:style-name="ce90" table:formula="of:=MAX([.B19:.F19])" office:value-type="float" office:value="145.983648399401" calcext:value-type="float">
            <text:p>145,98</text:p>
          </table:table-cell>
          <table:table-cell table:style-name="ce90" table:formula="of:=MIN([.G19:.K19])" office:value-type="float" office:value="21.0974311232434" calcext:value-type="float">
            <text:p>21,10</text:p>
          </table:table-cell>
          <table:table-cell table:style-name="ce90" table:formula="of:=MAX([.G19:.K19])" office:value-type="float" office:value="64.9629309683607" calcext:value-type="float">
            <text:p>64,9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0.4103521114463" calcext:value-type="float">
            <text:p>50,4103521114463</text:p>
          </table:table-cell>
          <table:table-cell table:number-columns-repeated="2"/>
          <table:table-cell office:value-type="float" office:value="20.3075749413858" calcext:value-type="float">
            <text:p>20,3075749413858</text:p>
          </table:table-cell>
          <table:table-cell office:value-type="float" office:value="127.535360194732" calcext:value-type="float">
            <text:p>127,535360194732</text:p>
          </table:table-cell>
          <table:table-cell office:value-type="float" office:value="70.1574058813465" calcext:value-type="float">
            <text:p>70,1574058813465</text:p>
          </table:table-cell>
          <table:table-cell office:value-type="float" office:value="19.1064936605333" calcext:value-type="float">
            <text:p>19,1064936605333</text:p>
          </table:table-cell>
          <table:table-cell office:value-type="float" office:value="25.3601261826514" calcext:value-type="float">
            <text:p>25,3601261826514</text:p>
          </table:table-cell>
          <table:table-cell office:value-type="float" office:value="31.9766790020477" calcext:value-type="float">
            <text:p>31,9766790020477</text:p>
          </table:table-cell>
          <table:table-cell office:value-type="float" office:value="104.158579099371" calcext:value-type="float">
            <text:p>104,158579099371</text:p>
          </table:table-cell>
          <table:table-cell table:style-name="ce90" table:formula="of:=MIN([.B20:.F20])" office:value-type="float" office:value="20.3075749413858" calcext:value-type="float">
            <text:p>20,31</text:p>
          </table:table-cell>
          <table:table-cell table:style-name="ce90" table:formula="of:=MAX([.B20:.F20])" office:value-type="float" office:value="127.535360194732" calcext:value-type="float">
            <text:p>127,54</text:p>
          </table:table-cell>
          <table:table-cell table:style-name="ce90" table:formula="of:=MIN([.G20:.K20])" office:value-type="float" office:value="19.1064936605333" calcext:value-type="float">
            <text:p>19,11</text:p>
          </table:table-cell>
          <table:table-cell table:style-name="ce90" table:formula="of:=MAX([.G20:.K20])" office:value-type="float" office:value="104.158579099371" calcext:value-type="float">
            <text:p>104,1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.2883558484115" calcext:value-type="float">
            <text:p>30,2883558484115</text:p>
          </table:table-cell>
          <table:table-cell table:number-columns-repeated="2"/>
          <table:table-cell office:value-type="float" office:value="37.8150552029215" calcext:value-type="float">
            <text:p>37,8150552029215</text:p>
          </table:table-cell>
          <table:table-cell office:value-type="float" office:value="70.7387616515867" calcext:value-type="float">
            <text:p>70,7387616515867</text:p>
          </table:table-cell>
          <table:table-cell office:value-type="float" office:value="90.6942473368626" calcext:value-type="float">
            <text:p>90,6942473368626</text:p>
          </table:table-cell>
          <table:table-cell office:value-type="float" office:value="23.6800527871033" calcext:value-type="float">
            <text:p>23,6800527871033</text:p>
          </table:table-cell>
          <table:table-cell office:value-type="float" office:value="109.818257134231" calcext:value-type="float">
            <text:p>109,818257134231</text:p>
          </table:table-cell>
          <table:table-cell office:value-type="float" office:value="11.0956568079587" calcext:value-type="float">
            <text:p>11,0956568079587</text:p>
          </table:table-cell>
          <table:table-cell office:value-type="float" office:value="26.3684205063557" calcext:value-type="float">
            <text:p>26,3684205063557</text:p>
          </table:table-cell>
          <table:table-cell table:style-name="ce90" table:formula="of:=MIN([.B21:.F21])" office:value-type="float" office:value="30.2883558484115" calcext:value-type="float">
            <text:p>30,29</text:p>
          </table:table-cell>
          <table:table-cell table:style-name="ce90" table:formula="of:=MAX([.B21:.F21])" office:value-type="float" office:value="70.7387616515867" calcext:value-type="float">
            <text:p>70,74</text:p>
          </table:table-cell>
          <table:table-cell table:style-name="ce90" table:formula="of:=MIN([.G21:.K21])" office:value-type="float" office:value="11.0956568079587" calcext:value-type="float">
            <text:p>11,10</text:p>
          </table:table-cell>
          <table:table-cell table:style-name="ce90" table:formula="of:=MAX([.G21:.K21])" office:value-type="float" office:value="109.818257134231" calcext:value-type="float">
            <text:p>109,8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40.2356819253756" calcext:value-type="float">
            <text:p>40,2356819253756</text:p>
          </table:table-cell>
          <table:table-cell table:number-columns-repeated="2"/>
          <table:table-cell office:value-type="float" office:value="45.3823578056495" calcext:value-type="float">
            <text:p>45,3823578056495</text:p>
          </table:table-cell>
          <table:table-cell office:value-type="float" office:value="110.075151146841" calcext:value-type="float">
            <text:p>110,075151146841</text:p>
          </table:table-cell>
          <table:table-cell office:value-type="float" office:value="14.8101856841837" calcext:value-type="float">
            <text:p>14,8101856841837</text:p>
          </table:table-cell>
          <table:table-cell office:value-type="float" office:value="40.1083582311717" calcext:value-type="float">
            <text:p>40,1083582311717</text:p>
          </table:table-cell>
          <table:table-cell office:value-type="float" office:value="21.5388393373459" calcext:value-type="float">
            <text:p>21,5388393373459</text:p>
          </table:table-cell>
          <table:table-cell office:value-type="float" office:value="25.6138712419657" calcext:value-type="float">
            <text:p>25,6138712419657</text:p>
          </table:table-cell>
          <table:table-cell office:value-type="float" office:value="10.0005999820011" calcext:value-type="float">
            <text:p>10,0005999820011</text:p>
          </table:table-cell>
          <table:table-cell table:style-name="ce90" table:formula="of:=MIN([.B22:.F22])" office:value-type="float" office:value="40.2356819253756" calcext:value-type="float">
            <text:p>40,24</text:p>
          </table:table-cell>
          <table:table-cell table:style-name="ce90" table:formula="of:=MAX([.B22:.F22])" office:value-type="float" office:value="110.075151146841" calcext:value-type="float">
            <text:p>110,08</text:p>
          </table:table-cell>
          <table:table-cell table:style-name="ce90" table:formula="of:=MIN([.G22:.K22])" office:value-type="float" office:value="10.0005999820011" calcext:value-type="float">
            <text:p>10,00</text:p>
          </table:table-cell>
          <table:table-cell table:style-name="ce90" table:formula="of:=MAX([.G22:.K22])" office:value-type="float" office:value="40.1083582311717" calcext:value-type="float">
            <text:p>40,1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8.1245953589521" calcext:value-type="float">
            <text:p>78,1245953589521</text:p>
          </table:table-cell>
          <table:table-cell table:style-name="ce46" office:value-type="float" office:value="34.3829332663751" calcext:value-type="float">
            <text:p>34,3829332663751</text:p>
          </table:table-cell>
          <table:table-cell/>
          <table:table-cell office:value-type="float" office:value="50.8375451807028" calcext:value-type="float">
            <text:p>50,8375451807028</text:p>
          </table:table-cell>
          <table:table-cell office:value-type="float" office:value="37.7686655840526" calcext:value-type="float">
            <text:p>37,7686655840526</text:p>
          </table:table-cell>
          <table:table-cell office:value-type="float" office:value="43.3393873976087" calcext:value-type="float">
            <text:p>43,3393873976087</text:p>
          </table:table-cell>
          <table:table-cell office:value-type="float" office:value="63.0694410947171" calcext:value-type="float">
            <text:p>63,0694410947171</text:p>
          </table:table-cell>
          <table:table-cell office:value-type="float" office:value="33.6444586819286" calcext:value-type="float">
            <text:p>33,6444586819286</text:p>
          </table:table-cell>
          <table:table-cell office:value-type="float" office:value="58.5278258608672" calcext:value-type="float">
            <text:p>58,5278258608672</text:p>
          </table:table-cell>
          <table:table-cell office:value-type="float" office:value="36.3428122191995" calcext:value-type="float">
            <text:p>36,3428122191995</text:p>
          </table:table-cell>
          <table:table-cell table:style-name="ce90" table:formula="of:=MIN([.B23:.F23])" office:value-type="float" office:value="34.3829332663751" calcext:value-type="float">
            <text:p>34,38</text:p>
          </table:table-cell>
          <table:table-cell table:style-name="ce90" table:formula="of:=MAX([.B23:.F23])" office:value-type="float" office:value="78.1245953589521" calcext:value-type="float">
            <text:p>78,12</text:p>
          </table:table-cell>
          <table:table-cell table:style-name="ce90" table:formula="of:=MIN([.G23:.K23])" office:value-type="float" office:value="33.6444586819286" calcext:value-type="float">
            <text:p>33,64</text:p>
          </table:table-cell>
          <table:table-cell table:style-name="ce90" table:formula="of:=MAX([.G23:.K23])" office:value-type="float" office:value="63.0694410947171" calcext:value-type="float">
            <text:p>63,07</text:p>
          </table:table-cell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85.413488981542" calcext:value-type="float">
            <text:p>85,413488981542</text:p>
          </table:table-cell>
          <table:table-cell table:style-name="ce49" office:value-type="float" office:value="48.4223595046751" calcext:value-type="float">
            <text:p>48,4223595046751</text:p>
          </table:table-cell>
          <table:table-cell table:style-name="ce59"/>
          <table:table-cell table:style-name="ce49" office:value-type="float" office:value="28.4245949839219" calcext:value-type="float">
            <text:p>28,4245949839219</text:p>
          </table:table-cell>
          <table:table-cell table:style-name="ce49" office:value-type="float" office:value="54.8160414477368" calcext:value-type="float">
            <text:p>54,8160414477368</text:p>
          </table:table-cell>
          <table:table-cell table:style-name="ce49" office:value-type="float" office:value="12.883978422832" calcext:value-type="float">
            <text:p>12,883978422832</text:p>
          </table:table-cell>
          <table:table-cell table:style-name="ce49" office:value-type="float" office:value="32.2196663545729" calcext:value-type="float">
            <text:p>32,2196663545729</text:p>
          </table:table-cell>
          <table:table-cell table:style-name="ce49" office:value-type="float" office:value="36.8907251216346" calcext:value-type="float">
            <text:p>36,8907251216346</text:p>
          </table:table-cell>
          <table:table-cell table:style-name="ce49" office:value-type="float" office:value="38.1689612119586" calcext:value-type="float">
            <text:p>38,1689612119586</text:p>
          </table:table-cell>
          <table:table-cell table:style-name="ce56" office:value-type="float" office:value="6.80781903402259" calcext:value-type="float">
            <text:p>6,80781903402259</text:p>
          </table:table-cell>
          <table:table-cell table:style-name="ce90" table:formula="of:=MIN([.B24:.F24])" office:value-type="float" office:value="28.4245949839219" calcext:value-type="float">
            <text:p>28,42</text:p>
          </table:table-cell>
          <table:table-cell table:style-name="ce90" table:formula="of:=MAX([.B24:.F24])" office:value-type="float" office:value="85.413488981542" calcext:value-type="float">
            <text:p>85,41</text:p>
          </table:table-cell>
          <table:table-cell table:style-name="ce90" table:formula="of:=MIN([.G24:.K24])" office:value-type="float" office:value="6.80781903402259" calcext:value-type="float">
            <text:p>6,81</text:p>
          </table:table-cell>
          <table:table-cell table:style-name="ce90" table:formula="of:=MAX([.G24:.K24])" office:value-type="float" office:value="38.1689612119586" calcext:value-type="float">
            <text:p>38,17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4_1" table:style-name="ta1">
        <table:table-column table:style-name="co6" table:default-cell-style-name="ce33"/>
        <table:table-column table:style-name="co7" table:default-cell-style-name="ce39"/>
        <table:table-column table:style-name="co7" table:number-columns-repeated="2" table:default-cell-style-name="Pivot_20_Table_20_Value"/>
        <table:table-column table:style-name="co7" table:number-columns-repeated="6" table:default-cell-style-name="ce46"/>
        <table:table-column table:style-name="co7" table:default-cell-style-name="ce53"/>
        <table:table-column table:style-name="co1" table:number-columns-repeated="4" table:default-cell-style-name="Default"/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Media - PB OR</text:p>
          </table:table-cell>
          <table:table-cell table:style-name="ce44" office:value-type="string" calcext:value-type="string">
            <text:p>Media - PB V C1</text:p>
          </table:table-cell>
          <table:table-cell table:style-name="ce44" office:value-type="string" calcext:value-type="string">
            <text:p>Media - PB V B1</text:p>
          </table:table-cell>
          <table:table-cell table:style-name="ce44" office:value-type="string" calcext:value-type="string">
            <text:p>Media - PB T C1</text:p>
          </table:table-cell>
          <table:table-cell table:style-name="ce44" office:value-type="string" calcext:value-type="string">
            <text:p>Media - PB T B1</text:p>
          </table:table-cell>
          <table:table-cell table:style-name="ce44" office:value-type="string" calcext:value-type="string">
            <text:p>Media - PR OR</text:p>
          </table:table-cell>
          <table:table-cell table:style-name="ce44" office:value-type="string" calcext:value-type="string">
            <text:p>Media - PR V C1 </text:p>
          </table:table-cell>
          <table:table-cell table:style-name="ce44" office:value-type="string" calcext:value-type="string">
            <text:p>Media - PR V B1</text:p>
          </table:table-cell>
          <table:table-cell table:style-name="ce44" office:value-type="string" calcext:value-type="string">
            <text:p>Media - PR T C1</text:p>
          </table:table-cell>
          <table:table-cell table:style-name="ce51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801.04" calcext:value-type="float">
            <text:p>801,04</text:p>
          </table:table-cell>
          <table:table-cell table:style-name="ce45" office:value-type="float" office:value="801.87" calcext:value-type="float">
            <text:p>801,87</text:p>
          </table:table-cell>
          <table:table-cell table:style-name="ce45" office:value-type="float" office:value="821.27" calcext:value-type="float">
            <text:p>821,27</text:p>
          </table:table-cell>
          <table:table-cell table:style-name="ce45" office:value-type="float" office:value="763.34" calcext:value-type="float">
            <text:p>763,34</text:p>
          </table:table-cell>
          <table:table-cell table:style-name="ce45" office:value-type="float" office:value="803.93" calcext:value-type="float">
            <text:p>803,93</text:p>
          </table:table-cell>
          <table:table-cell table:style-name="ce45" office:value-type="float" office:value="720.55" calcext:value-type="float">
            <text:p>720,55</text:p>
          </table:table-cell>
          <table:table-cell table:style-name="ce45" office:value-type="float" office:value="700.66" calcext:value-type="float">
            <text:p>700,66</text:p>
          </table:table-cell>
          <table:table-cell table:style-name="ce45" office:value-type="float" office:value="686.43" calcext:value-type="float">
            <text:p>686,43</text:p>
          </table:table-cell>
          <table:table-cell table:style-name="ce45" office:value-type="float" office:value="703.42" calcext:value-type="float">
            <text:p>703,42</text:p>
          </table:table-cell>
          <table:table-cell table:style-name="ce52" office:value-type="float" office:value="697.42" calcext:value-type="float">
            <text:p>697,42</text:p>
          </table:table-cell>
          <table:table-cell table:formula="of:=MIN([.B3:.F3])" office:value-type="float" office:value="763.34" calcext:value-type="float">
            <text:p>763,34</text:p>
          </table:table-cell>
          <table:table-cell table:formula="of:=MAX([.B3:.F3])" office:value-type="float" office:value="821.27" calcext:value-type="float">
            <text:p>821,27</text:p>
          </table:table-cell>
          <table:table-cell table:formula="of:=MIN([.G3:.K3])" office:value-type="float" office:value="686.43" calcext:value-type="float">
            <text:p>686,43</text:p>
          </table:table-cell>
          <table:table-cell table:formula="of:=MAX([.G3:.K3])" office:value-type="float" office:value="720.55" calcext:value-type="float">
            <text:p>720,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57.22" calcext:value-type="float">
            <text:p>857,22</text:p>
          </table:table-cell>
          <table:table-cell table:style-name="ce46" office:value-type="float" office:value="863.12" calcext:value-type="float">
            <text:p>863,12</text:p>
          </table:table-cell>
          <table:table-cell table:style-name="ce46" office:value-type="float" office:value="998.79" calcext:value-type="float">
            <text:p>998,79</text:p>
          </table:table-cell>
          <table:table-cell office:value-type="float" office:value="855.8" calcext:value-type="float">
            <text:p>855,8</text:p>
          </table:table-cell>
          <table:table-cell office:value-type="float" office:value="949.71" calcext:value-type="float">
            <text:p>949,71</text:p>
          </table:table-cell>
          <table:table-cell office:value-type="float" office:value="465.31" calcext:value-type="float">
            <text:p>465,31</text:p>
          </table:table-cell>
          <table:table-cell office:value-type="float" office:value="445.14" calcext:value-type="float">
            <text:p>445,14</text:p>
          </table:table-cell>
          <table:table-cell office:value-type="float" office:value="436.76" calcext:value-type="float">
            <text:p>436,76</text:p>
          </table:table-cell>
          <table:table-cell office:value-type="float" office:value="469.84" calcext:value-type="float">
            <text:p>469,84</text:p>
          </table:table-cell>
          <table:table-cell office:value-type="float" office:value="438.02" calcext:value-type="float">
            <text:p>438,02</text:p>
          </table:table-cell>
          <table:table-cell table:formula="of:=MIN([.B4:.F4])" office:value-type="float" office:value="855.8" calcext:value-type="float">
            <text:p>855,8</text:p>
          </table:table-cell>
          <table:table-cell table:formula="of:=MAX([.B4:.F4])" office:value-type="float" office:value="998.79" calcext:value-type="float">
            <text:p>998,79</text:p>
          </table:table-cell>
          <table:table-cell table:formula="of:=MIN([.G4:.K4])" office:value-type="float" office:value="436.76" calcext:value-type="float">
            <text:p>436,76</text:p>
          </table:table-cell>
          <table:table-cell table:formula="of:=MAX([.G4:.K4])" office:value-type="float" office:value="469.84" calcext:value-type="float">
            <text:p>469,8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85.09" calcext:value-type="float">
            <text:p>685,09</text:p>
          </table:table-cell>
          <table:table-cell table:number-columns-repeated="2"/>
          <table:table-cell office:value-type="float" office:value="623.38" calcext:value-type="float">
            <text:p>623,38</text:p>
          </table:table-cell>
          <table:table-cell office:value-type="float" office:value="625.2" calcext:value-type="float">
            <text:p>625,2</text:p>
          </table:table-cell>
          <table:table-cell office:value-type="float" office:value="705.62" calcext:value-type="float">
            <text:p>705,62</text:p>
          </table:table-cell>
          <table:table-cell office:value-type="float" office:value="616.7" calcext:value-type="float">
            <text:p>616,7</text:p>
          </table:table-cell>
          <table:table-cell office:value-type="float" office:value="618.01" calcext:value-type="float">
            <text:p>618,01</text:p>
          </table:table-cell>
          <table:table-cell office:value-type="float" office:value="614.36" calcext:value-type="float">
            <text:p>614,36</text:p>
          </table:table-cell>
          <table:table-cell office:value-type="float" office:value="581.12" calcext:value-type="float">
            <text:p>581,12</text:p>
          </table:table-cell>
          <table:table-cell table:formula="of:=MIN([.B5:.F5])" office:value-type="float" office:value="623.38" calcext:value-type="float">
            <text:p>623,38</text:p>
          </table:table-cell>
          <table:table-cell table:formula="of:=MAX([.B5:.F5])" office:value-type="float" office:value="685.09" calcext:value-type="float">
            <text:p>685,09</text:p>
          </table:table-cell>
          <table:table-cell table:formula="of:=MIN([.G5:.K5])" office:value-type="float" office:value="581.12" calcext:value-type="float">
            <text:p>581,12</text:p>
          </table:table-cell>
          <table:table-cell table:formula="of:=MAX([.G5:.K5])" office:value-type="float" office:value="705.62" calcext:value-type="float">
            <text:p>705,6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45.64" calcext:value-type="float">
            <text:p>545,64</text:p>
          </table:table-cell>
          <table:table-cell table:number-columns-repeated="2"/>
          <table:table-cell office:value-type="float" office:value="749.36" calcext:value-type="float">
            <text:p>749,36</text:p>
          </table:table-cell>
          <table:table-cell office:value-type="float" office:value="667.67" calcext:value-type="float">
            <text:p>667,67</text:p>
          </table:table-cell>
          <table:table-cell office:value-type="float" office:value="453.18" calcext:value-type="float">
            <text:p>453,18</text:p>
          </table:table-cell>
          <table:table-cell office:value-type="float" office:value="425.81" calcext:value-type="float">
            <text:p>425,81</text:p>
          </table:table-cell>
          <table:table-cell office:value-type="float" office:value="438.57" calcext:value-type="float">
            <text:p>438,57</text:p>
          </table:table-cell>
          <table:table-cell office:value-type="float" office:value="462.86" calcext:value-type="float">
            <text:p>462,86</text:p>
          </table:table-cell>
          <table:table-cell office:value-type="float" office:value="445.74" calcext:value-type="float">
            <text:p>445,74</text:p>
          </table:table-cell>
          <table:table-cell table:formula="of:=MIN([.B6:.F6])" office:value-type="float" office:value="545.64" calcext:value-type="float">
            <text:p>545,64</text:p>
          </table:table-cell>
          <table:table-cell table:formula="of:=MAX([.B6:.F6])" office:value-type="float" office:value="749.36" calcext:value-type="float">
            <text:p>749,36</text:p>
          </table:table-cell>
          <table:table-cell table:formula="of:=MIN([.G6:.K6])" office:value-type="float" office:value="425.81" calcext:value-type="float">
            <text:p>425,81</text:p>
          </table:table-cell>
          <table:table-cell table:formula="of:=MAX([.G6:.K6])" office:value-type="float" office:value="462.86" calcext:value-type="float">
            <text:p>462,8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12.04" calcext:value-type="float">
            <text:p>612,04</text:p>
          </table:table-cell>
          <table:table-cell table:number-columns-repeated="2"/>
          <table:table-cell office:value-type="float" office:value="647.28" calcext:value-type="float">
            <text:p>647,28</text:p>
          </table:table-cell>
          <table:table-cell office:value-type="float" office:value="575.84" calcext:value-type="float">
            <text:p>575,84</text:p>
          </table:table-cell>
          <table:table-cell office:value-type="float" office:value="527.95" calcext:value-type="float">
            <text:p>527,95</text:p>
          </table:table-cell>
          <table:table-cell office:value-type="float" office:value="501.48" calcext:value-type="float">
            <text:p>501,48</text:p>
          </table:table-cell>
          <table:table-cell office:value-type="float" office:value="498.89" calcext:value-type="float">
            <text:p>498,89</text:p>
          </table:table-cell>
          <table:table-cell office:value-type="float" office:value="533.42" calcext:value-type="float">
            <text:p>533,42</text:p>
          </table:table-cell>
          <table:table-cell office:value-type="float" office:value="536.42" calcext:value-type="float">
            <text:p>536,42</text:p>
          </table:table-cell>
          <table:table-cell table:formula="of:=MIN([.B7:.F7])" office:value-type="float" office:value="575.84" calcext:value-type="float">
            <text:p>575,84</text:p>
          </table:table-cell>
          <table:table-cell table:formula="of:=MAX([.B7:.F7])" office:value-type="float" office:value="647.28" calcext:value-type="float">
            <text:p>647,28</text:p>
          </table:table-cell>
          <table:table-cell table:formula="of:=MIN([.G7:.K7])" office:value-type="float" office:value="498.89" calcext:value-type="float">
            <text:p>498,89</text:p>
          </table:table-cell>
          <table:table-cell table:formula="of:=MAX([.G7:.K7])" office:value-type="float" office:value="536.42" calcext:value-type="float">
            <text:p>536,4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69.74" calcext:value-type="float">
            <text:p>569,74</text:p>
          </table:table-cell>
          <table:table-cell table:number-columns-repeated="2"/>
          <table:table-cell office:value-type="float" office:value="540.92" calcext:value-type="float">
            <text:p>540,92</text:p>
          </table:table-cell>
          <table:table-cell office:value-type="float" office:value="539.41" calcext:value-type="float">
            <text:p>539,41</text:p>
          </table:table-cell>
          <table:table-cell office:value-type="float" office:value="539.18" calcext:value-type="float">
            <text:p>539,18</text:p>
          </table:table-cell>
          <table:table-cell office:value-type="float" office:value="531.48" calcext:value-type="float">
            <text:p>531,48</text:p>
          </table:table-cell>
          <table:table-cell office:value-type="float" office:value="529.85" calcext:value-type="float">
            <text:p>529,85</text:p>
          </table:table-cell>
          <table:table-cell office:value-type="float" office:value="529.68" calcext:value-type="float">
            <text:p>529,68</text:p>
          </table:table-cell>
          <table:table-cell office:value-type="float" office:value="533.66" calcext:value-type="float">
            <text:p>533,66</text:p>
          </table:table-cell>
          <table:table-cell table:formula="of:=MIN([.B8:.F8])" office:value-type="float" office:value="539.41" calcext:value-type="float">
            <text:p>539,41</text:p>
          </table:table-cell>
          <table:table-cell table:formula="of:=MAX([.B8:.F8])" office:value-type="float" office:value="569.74" calcext:value-type="float">
            <text:p>569,74</text:p>
          </table:table-cell>
          <table:table-cell table:formula="of:=MIN([.G8:.K8])" office:value-type="float" office:value="529.68" calcext:value-type="float">
            <text:p>529,68</text:p>
          </table:table-cell>
          <table:table-cell table:formula="of:=MAX([.G8:.K8])" office:value-type="float" office:value="539.18" calcext:value-type="float">
            <text:p>539,1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93.13" calcext:value-type="float">
            <text:p>593,13</text:p>
          </table:table-cell>
          <table:table-cell table:number-columns-repeated="2"/>
          <table:table-cell office:value-type="float" office:value="665.66" calcext:value-type="float">
            <text:p>665,66</text:p>
          </table:table-cell>
          <table:table-cell office:value-type="float" office:value="475.14" calcext:value-type="float">
            <text:p>475,14</text:p>
          </table:table-cell>
          <table:table-cell office:value-type="float" office:value="477.09" calcext:value-type="float">
            <text:p>477,09</text:p>
          </table:table-cell>
          <table:table-cell office:value-type="float" office:value="514.52" calcext:value-type="float">
            <text:p>514,52</text:p>
          </table:table-cell>
          <table:table-cell office:value-type="float" office:value="486.25" calcext:value-type="float">
            <text:p>486,25</text:p>
          </table:table-cell>
          <table:table-cell office:value-type="float" office:value="527.42" calcext:value-type="float">
            <text:p>527,42</text:p>
          </table:table-cell>
          <table:table-cell office:value-type="float" office:value="501.6" calcext:value-type="float">
            <text:p>501,6</text:p>
          </table:table-cell>
          <table:table-cell table:formula="of:=MIN([.B9:.F9])" office:value-type="float" office:value="475.14" calcext:value-type="float">
            <text:p>475,14</text:p>
          </table:table-cell>
          <table:table-cell table:formula="of:=MAX([.B9:.F9])" office:value-type="float" office:value="665.66" calcext:value-type="float">
            <text:p>665,66</text:p>
          </table:table-cell>
          <table:table-cell table:formula="of:=MIN([.G9:.K9])" office:value-type="float" office:value="477.09" calcext:value-type="float">
            <text:p>477,09</text:p>
          </table:table-cell>
          <table:table-cell table:formula="of:=MAX([.G9:.K9])" office:value-type="float" office:value="527.42" calcext:value-type="float">
            <text:p>527,4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0" office:value-type="float" office:value="584.92" calcext:value-type="float">
            <text:p>584,92</text:p>
          </table:table-cell>
          <table:table-cell table:style-name="ce47" office:value-type="float" office:value="680.72" calcext:value-type="float">
            <text:p>680,72</text:p>
          </table:table-cell>
          <table:table-cell table:style-name="ce58"/>
          <table:table-cell table:style-name="ce47" office:value-type="float" office:value="589.16" calcext:value-type="float">
            <text:p>589,16</text:p>
          </table:table-cell>
          <table:table-cell table:style-name="ce47" office:value-type="float" office:value="465.89" calcext:value-type="float">
            <text:p>465,89</text:p>
          </table:table-cell>
          <table:table-cell table:style-name="ce47" office:value-type="float" office:value="468.65" calcext:value-type="float">
            <text:p>468,65</text:p>
          </table:table-cell>
          <table:table-cell table:style-name="ce47" office:value-type="float" office:value="488.42" calcext:value-type="float">
            <text:p>488,42</text:p>
          </table:table-cell>
          <table:table-cell table:style-name="ce47" office:value-type="float" office:value="493.87" calcext:value-type="float">
            <text:p>493,87</text:p>
          </table:table-cell>
          <table:table-cell table:style-name="ce47" office:value-type="float" office:value="554.66" calcext:value-type="float">
            <text:p>554,66</text:p>
          </table:table-cell>
          <table:table-cell table:style-name="ce54" office:value-type="float" office:value="418.34" calcext:value-type="float">
            <text:p>418,34</text:p>
          </table:table-cell>
          <table:table-cell table:formula="of:=MIN([.B10:.F10])" office:value-type="float" office:value="465.89" calcext:value-type="float">
            <text:p>465,89</text:p>
          </table:table-cell>
          <table:table-cell table:formula="of:=MAX([.B10:.F10])" office:value-type="float" office:value="680.72" calcext:value-type="float">
            <text:p>680,72</text:p>
          </table:table-cell>
          <table:table-cell table:formula="of:=MIN([.G10:.K10])" office:value-type="float" office:value="418.34" calcext:value-type="float">
            <text:p>418,34</text:p>
          </table:table-cell>
          <table:table-cell table:formula="of:=MAX([.G10:.K10])" office:value-type="float" office:value="554.66" calcext:value-type="float">
            <text:p>554,66</text:p>
          </table:table-cell>
        </table:table-row>
        <table:table-row table:style-name="ro2">
          <table:table-cell table:style-name="ce34" office:value-type="string" calcext:value-type="string">
            <text:p>Totale Risultato</text:p>
          </table:table-cell>
          <table:table-cell table:style-name="ce41" office:value-type="float" office:value="656.1025" calcext:value-type="float">
            <text:p>656,1025</text:p>
          </table:table-cell>
          <table:table-cell table:style-name="ce48" office:value-type="float" office:value="781.903333333333" calcext:value-type="float">
            <text:p>781,903333333333</text:p>
          </table:table-cell>
          <table:table-cell table:style-name="ce48" office:value-type="float" office:value="910.03" calcext:value-type="float">
            <text:p>910,03</text:p>
          </table:table-cell>
          <table:table-cell table:style-name="ce48" office:value-type="float" office:value="679.3625" calcext:value-type="float">
            <text:p>679,3625</text:p>
          </table:table-cell>
          <table:table-cell table:style-name="ce48" office:value-type="float" office:value="637.84875" calcext:value-type="float">
            <text:p>637,84875</text:p>
          </table:table-cell>
          <table:table-cell table:style-name="ce48" office:value-type="float" office:value="544.69125" calcext:value-type="float">
            <text:p>544,69125</text:p>
          </table:table-cell>
          <table:table-cell table:style-name="ce48" office:value-type="float" office:value="528.02625" calcext:value-type="float">
            <text:p>528,02625</text:p>
          </table:table-cell>
          <table:table-cell table:style-name="ce48" office:value-type="float" office:value="523.57875" calcext:value-type="float">
            <text:p>523,57875</text:p>
          </table:table-cell>
          <table:table-cell table:style-name="ce48" office:value-type="float" office:value="549.4575" calcext:value-type="float">
            <text:p>549,4575</text:p>
          </table:table-cell>
          <table:table-cell table:style-name="ce55" office:value-type="float" office:value="519.04" calcext:value-type="float">
            <text:p>519,04</text:p>
          </table:table-cell>
          <table:table-cell table:formula="of:=MIN([.B11:.F11])" office:value-type="float" office:value="637.84875" calcext:value-type="float">
            <text:p>637,84875</text:p>
          </table:table-cell>
          <table:table-cell table:formula="of:=MAX([.B11:.F11])" office:value-type="float" office:value="910.03" calcext:value-type="float">
            <text:p>910,03</text:p>
          </table:table-cell>
          <table:table-cell table:formula="of:=MIN([.G11:.K11])" office:value-type="float" office:value="519.04" calcext:value-type="float">
            <text:p>519,04</text:p>
          </table:table-cell>
          <table:table-cell table:formula="of:=MAX([.G11:.K11])" office:value-type="float" office:value="549.4575" calcext:value-type="float">
            <text:p>549,4575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Dev.St - PB OR</text:p>
          </table:table-cell>
          <table:table-cell table:style-name="ce44" office:value-type="string" calcext:value-type="string">
            <text:p>Dev.St - PB V C1</text:p>
          </table:table-cell>
          <table:table-cell table:style-name="ce44" office:value-type="string" calcext:value-type="string">
            <text:p>Dev.St - PB V B1</text:p>
          </table:table-cell>
          <table:table-cell table:style-name="ce44" office:value-type="string" calcext:value-type="string">
            <text:p>Dev.St - PB T C1</text:p>
          </table:table-cell>
          <table:table-cell table:style-name="ce44" office:value-type="string" calcext:value-type="string">
            <text:p>Dev.St - PB T B1</text:p>
          </table:table-cell>
          <table:table-cell table:style-name="ce44" office:value-type="string" calcext:value-type="string">
            <text:p>Dev.St - PR OR</text:p>
          </table:table-cell>
          <table:table-cell table:style-name="ce44" office:value-type="string" calcext:value-type="string">
            <text:p>Dev.St - PR V C1 </text:p>
          </table:table-cell>
          <table:table-cell table:style-name="ce44" office:value-type="string" calcext:value-type="string">
            <text:p>Dev.St - PR V B1</text:p>
          </table:table-cell>
          <table:table-cell table:style-name="ce44" office:value-type="string" calcext:value-type="string">
            <text:p>Dev.St - PR T C1</text:p>
          </table:table-cell>
          <table:table-cell table:style-name="ce51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67.297595796581" calcext:value-type="float">
            <text:p>67,297595796581</text:p>
          </table:table-cell>
          <table:table-cell table:style-name="ce45" office:value-type="float" office:value="60.0855232148311" calcext:value-type="float">
            <text:p>60,0855232148311</text:p>
          </table:table-cell>
          <table:table-cell table:style-name="ce45" office:value-type="float" office:value="97.0779691794178" calcext:value-type="float">
            <text:p>97,0779691794178</text:p>
          </table:table-cell>
          <table:table-cell table:style-name="ce45" office:value-type="float" office:value="26.7895949950722" calcext:value-type="float">
            <text:p>26,7895949950722</text:p>
          </table:table-cell>
          <table:table-cell table:style-name="ce45" office:value-type="float" office:value="125.807392867033" calcext:value-type="float">
            <text:p>125,807392867033</text:p>
          </table:table-cell>
          <table:table-cell table:style-name="ce45" office:value-type="float" office:value="58.5670769289368" calcext:value-type="float">
            <text:p>58,5670769289368</text:p>
          </table:table-cell>
          <table:table-cell table:style-name="ce45" office:value-type="float" office:value="60.7835043412273" calcext:value-type="float">
            <text:p>60,7835043412273</text:p>
          </table:table-cell>
          <table:table-cell table:style-name="ce45" office:value-type="float" office:value="24.1008319358482" calcext:value-type="float">
            <text:p>24,1008319358482</text:p>
          </table:table-cell>
          <table:table-cell table:style-name="ce45" office:value-type="float" office:value="15.2670101853637" calcext:value-type="float">
            <text:p>15,2670101853637</text:p>
          </table:table-cell>
          <table:table-cell table:style-name="ce52" office:value-type="float" office:value="65.959393569074" calcext:value-type="float">
            <text:p>65,959393569074</text:p>
          </table:table-cell>
          <table:table-cell table:style-name="ce90" table:formula="of:=MIN([.B17:.F17])" office:value-type="float" office:value="26.7895949950722" calcext:value-type="float">
            <text:p>26,79</text:p>
          </table:table-cell>
          <table:table-cell table:style-name="ce90" table:formula="of:=MAX([.B17:.F17])" office:value-type="float" office:value="125.807392867033" calcext:value-type="float">
            <text:p>125,81</text:p>
          </table:table-cell>
          <table:table-cell table:style-name="ce90" table:formula="of:=MIN([.G17:.K17])" office:value-type="float" office:value="15.2670101853637" calcext:value-type="float">
            <text:p>15,27</text:p>
          </table:table-cell>
          <table:table-cell table:style-name="ce90" table:formula="of:=MAX([.G17:.K17])" office:value-type="float" office:value="65.959393569074" calcext:value-type="float">
            <text:p>65,9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7.564880604784" calcext:value-type="float">
            <text:p>157,564880604784</text:p>
          </table:table-cell>
          <table:table-cell table:style-name="ce46" office:value-type="float" office:value="92.5044193538882" calcext:value-type="float">
            <text:p>92,5044193538882</text:p>
          </table:table-cell>
          <table:table-cell table:style-name="ce46" office:value-type="float" office:value="107.375178230353" calcext:value-type="float">
            <text:p>107,375178230353</text:p>
          </table:table-cell>
          <table:table-cell office:value-type="float" office:value="159.128828312157" calcext:value-type="float">
            <text:p>159,128828312157</text:p>
          </table:table-cell>
          <table:table-cell office:value-type="float" office:value="160.919684625592" calcext:value-type="float">
            <text:p>160,919684625592</text:p>
          </table:table-cell>
          <table:table-cell office:value-type="float" office:value="117.279175048258" calcext:value-type="float">
            <text:p>117,279175048258</text:p>
          </table:table-cell>
          <table:table-cell office:value-type="float" office:value="45.7567525071437" calcext:value-type="float">
            <text:p>45,7567525071437</text:p>
          </table:table-cell>
          <table:table-cell office:value-type="float" office:value="2.4844315245142" calcext:value-type="float">
            <text:p>2,4844315245142</text:p>
          </table:table-cell>
          <table:table-cell office:value-type="float" office:value="58.7735518749718" calcext:value-type="float">
            <text:p>58,7735518749718</text:p>
          </table:table-cell>
          <table:table-cell office:value-type="float" office:value="3.83999999999998" calcext:value-type="float">
            <text:p>3,83999999999998</text:p>
          </table:table-cell>
          <table:table-cell table:style-name="ce90" table:formula="of:=MIN([.B18:.F18])" office:value-type="float" office:value="92.5044193538882" calcext:value-type="float">
            <text:p>92,50</text:p>
          </table:table-cell>
          <table:table-cell table:style-name="ce90" table:formula="of:=MAX([.B18:.F18])" office:value-type="float" office:value="160.919684625592" calcext:value-type="float">
            <text:p>160,92</text:p>
          </table:table-cell>
          <table:table-cell table:style-name="ce90" table:formula="of:=MIN([.G18:.K18])" office:value-type="float" office:value="2.4844315245142" calcext:value-type="float">
            <text:p>2,48</text:p>
          </table:table-cell>
          <table:table-cell table:style-name="ce90" table:formula="of:=MAX([.G18:.K18])" office:value-type="float" office:value="117.279175048258" calcext:value-type="float">
            <text:p>117,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4.805538983591" calcext:value-type="float">
            <text:p>154,805538983591</text:p>
          </table:table-cell>
          <table:table-cell table:number-columns-repeated="2"/>
          <table:table-cell office:value-type="float" office:value="84.872808366402" calcext:value-type="float">
            <text:p>84,872808366402</text:p>
          </table:table-cell>
          <table:table-cell office:value-type="float" office:value="115.797452476296" calcext:value-type="float">
            <text:p>115,797452476296</text:p>
          </table:table-cell>
          <table:table-cell office:value-type="float" office:value="254.491869418259" calcext:value-type="float">
            <text:p>254,491869418259</text:p>
          </table:table-cell>
          <table:table-cell office:value-type="float" office:value="5.87877538267963" calcext:value-type="float">
            <text:p>5,87877538267963</text:p>
          </table:table-cell>
          <table:table-cell office:value-type="float" office:value="5.33768676488232" calcext:value-type="float">
            <text:p>5,33768676488232</text:p>
          </table:table-cell>
          <table:table-cell office:value-type="float" office:value="5.5848366135457" calcext:value-type="float">
            <text:p>5,5848366135457</text:p>
          </table:table-cell>
          <table:table-cell office:value-type="float" office:value="68.9487461814934" calcext:value-type="float">
            <text:p>68,9487461814934</text:p>
          </table:table-cell>
          <table:table-cell table:style-name="ce90" table:formula="of:=MIN([.B19:.F19])" office:value-type="float" office:value="84.872808366402" calcext:value-type="float">
            <text:p>84,87</text:p>
          </table:table-cell>
          <table:table-cell table:style-name="ce90" table:formula="of:=MAX([.B19:.F19])" office:value-type="float" office:value="154.805538983591" calcext:value-type="float">
            <text:p>154,81</text:p>
          </table:table-cell>
          <table:table-cell table:style-name="ce90" table:formula="of:=MIN([.G19:.K19])" office:value-type="float" office:value="5.33768676488232" calcext:value-type="float">
            <text:p>5,34</text:p>
          </table:table-cell>
          <table:table-cell table:style-name="ce90" table:formula="of:=MAX([.G19:.K19])" office:value-type="float" office:value="254.491869418259" calcext:value-type="float">
            <text:p>254,49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8.8119142022879" calcext:value-type="float">
            <text:p>28,8119142022879</text:p>
          </table:table-cell>
          <table:table-cell table:number-columns-repeated="2"/>
          <table:table-cell office:value-type="float" office:value="80.5390489141758" calcext:value-type="float">
            <text:p>80,5390489141758</text:p>
          </table:table-cell>
          <table:table-cell office:value-type="float" office:value="64.2964548011786" calcext:value-type="float">
            <text:p>64,2964548011786</text:p>
          </table:table-cell>
          <table:table-cell office:value-type="float" office:value="34.4554146688151" calcext:value-type="float">
            <text:p>34,4554146688151</text:p>
          </table:table-cell>
          <table:table-cell office:value-type="float" office:value="16.1103351920437" calcext:value-type="float">
            <text:p>16,1103351920437</text:p>
          </table:table-cell>
          <table:table-cell office:value-type="float" office:value="26.9828482558828" calcext:value-type="float">
            <text:p>26,9828482558828</text:p>
          </table:table-cell>
          <table:table-cell office:value-type="float" office:value="53.7667778465476" calcext:value-type="float">
            <text:p>53,7667778465476</text:p>
          </table:table-cell>
          <table:table-cell office:value-type="float" office:value="29.5433647372807" calcext:value-type="float">
            <text:p>29,5433647372807</text:p>
          </table:table-cell>
          <table:table-cell table:style-name="ce90" table:formula="of:=MIN([.B20:.F20])" office:value-type="float" office:value="28.8119142022879" calcext:value-type="float">
            <text:p>28,81</text:p>
          </table:table-cell>
          <table:table-cell table:style-name="ce90" table:formula="of:=MAX([.B20:.F20])" office:value-type="float" office:value="80.5390489141758" calcext:value-type="float">
            <text:p>80,54</text:p>
          </table:table-cell>
          <table:table-cell table:style-name="ce90" table:formula="of:=MIN([.G20:.K20])" office:value-type="float" office:value="16.1103351920437" calcext:value-type="float">
            <text:p>16,11</text:p>
          </table:table-cell>
          <table:table-cell table:style-name="ce90" table:formula="of:=MAX([.G20:.K20])" office:value-type="float" office:value="53.7667778465476" calcext:value-type="float">
            <text:p>53,7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0.379287839457" calcext:value-type="float">
            <text:p>60,379287839457</text:p>
          </table:table-cell>
          <table:table-cell table:number-columns-repeated="2"/>
          <table:table-cell office:value-type="float" office:value="127.191153780442" calcext:value-type="float">
            <text:p>127,191153780442</text:p>
          </table:table-cell>
          <table:table-cell office:value-type="float" office:value="114.772219635241" calcext:value-type="float">
            <text:p>114,772219635241</text:p>
          </table:table-cell>
          <table:table-cell office:value-type="float" office:value="0.0670820393250133" calcext:value-type="float">
            <text:p>0,067082039325013</text:p>
          </table:table-cell>
          <table:table-cell office:value-type="float" office:value="7.1248578933197" calcext:value-type="float">
            <text:p>7,1248578933197</text:p>
          </table:table-cell>
          <table:table-cell office:value-type="float" office:value="5.92392606300923" calcext:value-type="float">
            <text:p>5,92392606300923</text:p>
          </table:table-cell>
          <table:table-cell office:value-type="float" office:value="0.40199502484483" calcext:value-type="float">
            <text:p>0,40199502484483</text:p>
          </table:table-cell>
          <table:table-cell office:value-type="float" office:value="0.256124969497282" calcext:value-type="float">
            <text:p>0,256124969497282</text:p>
          </table:table-cell>
          <table:table-cell table:style-name="ce90" table:formula="of:=MIN([.B21:.F21])" office:value-type="float" office:value="60.379287839457" calcext:value-type="float">
            <text:p>60,38</text:p>
          </table:table-cell>
          <table:table-cell table:style-name="ce90" table:formula="of:=MAX([.B21:.F21])" office:value-type="float" office:value="127.191153780442" calcext:value-type="float">
            <text:p>127,19</text:p>
          </table:table-cell>
          <table:table-cell table:style-name="ce90" table:formula="of:=MIN([.G21:.K21])" office:value-type="float" office:value="0.0670820393250133" calcext:value-type="float">
            <text:p>0,07</text:p>
          </table:table-cell>
          <table:table-cell table:style-name="ce90" table:formula="of:=MAX([.G21:.K21])" office:value-type="float" office:value="7.1248578933197" calcext:value-type="float">
            <text:p>7,1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3.1909447951043" calcext:value-type="float">
            <text:p>73,1909447951043</text:p>
          </table:table-cell>
          <table:table-cell table:number-columns-repeated="2"/>
          <table:table-cell office:value-type="float" office:value="0.85883642214336" calcext:value-type="float">
            <text:p>0,85883642214336</text:p>
          </table:table-cell>
          <table:table-cell office:value-type="float" office:value="4.04115082618803" calcext:value-type="float">
            <text:p>4,04115082618803</text:p>
          </table:table-cell>
          <table:table-cell office:value-type="float" office:value="4.52345001077718" calcext:value-type="float">
            <text:p>4,52345001077718</text:p>
          </table:table-cell>
          <table:table-cell office:value-type="float" office:value="3.29448023214586" calcext:value-type="float">
            <text:p>3,29448023214586</text:p>
          </table:table-cell>
          <table:table-cell office:value-type="float" office:value="1.89169236399578" calcext:value-type="float">
            <text:p>1,89169236399578</text:p>
          </table:table-cell>
          <table:table-cell office:value-type="float" office:value="3.8059952706224" calcext:value-type="float">
            <text:p>3,8059952706224</text:p>
          </table:table-cell>
          <table:table-cell office:value-type="float" office:value="0.195959179422646" calcext:value-type="float">
            <text:p>0,195959179422646</text:p>
          </table:table-cell>
          <table:table-cell table:style-name="ce90" table:formula="of:=MIN([.B22:.F22])" office:value-type="float" office:value="0.85883642214336" calcext:value-type="float">
            <text:p>0,86</text:p>
          </table:table-cell>
          <table:table-cell table:style-name="ce90" table:formula="of:=MAX([.B22:.F22])" office:value-type="float" office:value="73.1909447951043" calcext:value-type="float">
            <text:p>73,19</text:p>
          </table:table-cell>
          <table:table-cell table:style-name="ce90" table:formula="of:=MIN([.G22:.K22])" office:value-type="float" office:value="0.195959179422646" calcext:value-type="float">
            <text:p>0,20</text:p>
          </table:table-cell>
          <table:table-cell table:style-name="ce90" table:formula="of:=MAX([.G22:.K22])" office:value-type="float" office:value="4.52345001077718" calcext:value-type="float">
            <text:p>4,5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.9117363954364" calcext:value-type="float">
            <text:p>6,9117363954364</text:p>
          </table:table-cell>
          <table:table-cell table:number-columns-repeated="2"/>
          <table:table-cell office:value-type="float" office:value="95.9714665929411" calcext:value-type="float">
            <text:p>95,9714665929411</text:p>
          </table:table-cell>
          <table:table-cell office:value-type="float" office:value="3.08389364278343" calcext:value-type="float">
            <text:p>3,08389364278343</text:p>
          </table:table-cell>
          <table:table-cell office:value-type="float" office:value="5.94162435702561" calcext:value-type="float">
            <text:p>5,94162435702561</text:p>
          </table:table-cell>
          <table:table-cell office:value-type="float" office:value="19.5356494645046" calcext:value-type="float">
            <text:p>19,5356494645046</text:p>
          </table:table-cell>
          <table:table-cell office:value-type="float" office:value="16.2549838511147" calcext:value-type="float">
            <text:p>16,2549838511147</text:p>
          </table:table-cell>
          <table:table-cell office:value-type="float" office:value="41.0666969696858" calcext:value-type="float">
            <text:p>41,0666969696858</text:p>
          </table:table-cell>
          <table:table-cell office:value-type="float" office:value="0.209761769634033" calcext:value-type="float">
            <text:p>0,209761769634033</text:p>
          </table:table-cell>
          <table:table-cell table:style-name="ce90" table:formula="of:=MIN([.B23:.F23])" office:value-type="float" office:value="3.08389364278343" calcext:value-type="float">
            <text:p>3,08</text:p>
          </table:table-cell>
          <table:table-cell table:style-name="ce90" table:formula="of:=MAX([.B23:.F23])" office:value-type="float" office:value="95.9714665929411" calcext:value-type="float">
            <text:p>95,97</text:p>
          </table:table-cell>
          <table:table-cell table:style-name="ce90" table:formula="of:=MIN([.G23:.K23])" office:value-type="float" office:value="0.209761769634033" calcext:value-type="float">
            <text:p>0,21</text:p>
          </table:table-cell>
          <table:table-cell table:style-name="ce90" table:formula="of:=MAX([.G23:.K23])" office:value-type="float" office:value="41.0666969696858" calcext:value-type="float">
            <text:p>41,07</text:p>
          </table:table-cell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47.5140568674156" calcext:value-type="float">
            <text:p>47,5140568674156</text:p>
          </table:table-cell>
          <table:table-cell table:style-name="ce49" office:value-type="float" office:value="121.113614428767" calcext:value-type="float">
            <text:p>121,113614428767</text:p>
          </table:table-cell>
          <table:table-cell table:style-name="ce59"/>
          <table:table-cell table:style-name="ce49" office:value-type="float" office:value="76.7787105908923" calcext:value-type="float">
            <text:p>76,7787105908923</text:p>
          </table:table-cell>
          <table:table-cell table:style-name="ce49" office:value-type="float" office:value="53.0683606304171" calcext:value-type="float">
            <text:p>53,0683606304171</text:p>
          </table:table-cell>
          <table:table-cell table:style-name="ce49" office:value-type="float" office:value="9.92101305311106" calcext:value-type="float">
            <text:p>9,92101305311106</text:p>
          </table:table-cell>
          <table:table-cell table:style-name="ce49" office:value-type="float" office:value="23.9665516918892" calcext:value-type="float">
            <text:p>23,9665516918892</text:p>
          </table:table-cell>
          <table:table-cell table:style-name="ce49" office:value-type="float" office:value="31.2098718356869" calcext:value-type="float">
            <text:p>31,2098718356869</text:p>
          </table:table-cell>
          <table:table-cell table:style-name="ce49" office:value-type="float" office:value="52.4276110460891" calcext:value-type="float">
            <text:p>52,4276110460891</text:p>
          </table:table-cell>
          <table:table-cell table:style-name="ce56" office:value-type="float" office:value="3.97069263479308" calcext:value-type="float">
            <text:p>3,97069263479308</text:p>
          </table:table-cell>
          <table:table-cell table:style-name="ce90" table:formula="of:=MIN([.B24:.F24])" office:value-type="float" office:value="47.5140568674156" calcext:value-type="float">
            <text:p>47,51</text:p>
          </table:table-cell>
          <table:table-cell table:style-name="ce90" table:formula="of:=MAX([.B24:.F24])" office:value-type="float" office:value="121.113614428767" calcext:value-type="float">
            <text:p>121,11</text:p>
          </table:table-cell>
          <table:table-cell table:style-name="ce90" table:formula="of:=MIN([.G24:.K24])" office:value-type="float" office:value="3.97069263479308" calcext:value-type="float">
            <text:p>3,97</text:p>
          </table:table-cell>
          <table:table-cell table:style-name="ce90" table:formula="of:=MAX([.G24:.K24])" office:value-type="float" office:value="52.4276110460891" calcext:value-type="float">
            <text:p>52,43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5_1" table:style-name="ta1">
        <table:table-column table:style-name="co8" table:default-cell-style-name="ce33"/>
        <table:table-column table:style-name="co4" table:default-cell-style-name="ce39"/>
        <table:table-column table:style-name="co4" table:number-columns-repeated="2" table:default-cell-style-name="Pivot_20_Table_20_Value"/>
        <table:table-column table:style-name="co4" table:number-columns-repeated="6" table:default-cell-style-name="ce46"/>
        <table:table-column table:style-name="co4" table:default-cell-style-name="ce53"/>
        <table:table-column table:style-name="co1" table:number-columns-repeated="4" table:default-cell-style-name="Default"/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Media - PB OR</text:p>
          </table:table-cell>
          <table:table-cell table:style-name="ce44" office:value-type="string" calcext:value-type="string">
            <text:p>Media - PB V C1</text:p>
          </table:table-cell>
          <table:table-cell table:style-name="ce44" office:value-type="string" calcext:value-type="string">
            <text:p>Media - PB V B1</text:p>
          </table:table-cell>
          <table:table-cell table:style-name="ce44" office:value-type="string" calcext:value-type="string">
            <text:p>Media - PB T C1</text:p>
          </table:table-cell>
          <table:table-cell table:style-name="ce44" office:value-type="string" calcext:value-type="string">
            <text:p>Media - PB T B1</text:p>
          </table:table-cell>
          <table:table-cell table:style-name="ce44" office:value-type="string" calcext:value-type="string">
            <text:p>Media - PR OR</text:p>
          </table:table-cell>
          <table:table-cell table:style-name="ce44" office:value-type="string" calcext:value-type="string">
            <text:p>Media - PR V C1 </text:p>
          </table:table-cell>
          <table:table-cell table:style-name="ce44" office:value-type="string" calcext:value-type="string">
            <text:p>Media - PR V B1</text:p>
          </table:table-cell>
          <table:table-cell table:style-name="ce44" office:value-type="string" calcext:value-type="string">
            <text:p>Media - PR T C1</text:p>
          </table:table-cell>
          <table:table-cell table:style-name="ce51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2466.87" calcext:value-type="float">
            <text:p>2466,87</text:p>
          </table:table-cell>
          <table:table-cell table:style-name="ce45" office:value-type="float" office:value="2705.01" calcext:value-type="float">
            <text:p>2705,01</text:p>
          </table:table-cell>
          <table:table-cell table:style-name="ce45" office:value-type="float" office:value="2638.65" calcext:value-type="float">
            <text:p>2638,65</text:p>
          </table:table-cell>
          <table:table-cell table:style-name="ce45" office:value-type="float" office:value="2409.82" calcext:value-type="float">
            <text:p>2409,82</text:p>
          </table:table-cell>
          <table:table-cell table:style-name="ce45" office:value-type="float" office:value="2904.62" calcext:value-type="float">
            <text:p>2904,62</text:p>
          </table:table-cell>
          <table:table-cell table:style-name="ce45" office:value-type="float" office:value="2545.21" calcext:value-type="float">
            <text:p>2545,21</text:p>
          </table:table-cell>
          <table:table-cell table:style-name="ce45" office:value-type="float" office:value="2566.85" calcext:value-type="float">
            <text:p>2566,85</text:p>
          </table:table-cell>
          <table:table-cell table:style-name="ce45" office:value-type="float" office:value="2499.48" calcext:value-type="float">
            <text:p>2499,48</text:p>
          </table:table-cell>
          <table:table-cell table:style-name="ce45" office:value-type="float" office:value="2339.38" calcext:value-type="float">
            <text:p>2339,38</text:p>
          </table:table-cell>
          <table:table-cell table:style-name="ce52" office:value-type="float" office:value="2519.5" calcext:value-type="float">
            <text:p>2519,5</text:p>
          </table:table-cell>
          <table:table-cell table:formula="of:=MIN([.B3:.F3])" office:value-type="float" office:value="2409.82" calcext:value-type="float">
            <text:p>2409,82</text:p>
          </table:table-cell>
          <table:table-cell table:formula="of:=MAX([.B3:.F3])" office:value-type="float" office:value="2904.62" calcext:value-type="float">
            <text:p>2904,62</text:p>
          </table:table-cell>
          <table:table-cell table:formula="of:=MIN([.G3:.K3])" office:value-type="float" office:value="2339.38" calcext:value-type="float">
            <text:p>2339,38</text:p>
          </table:table-cell>
          <table:table-cell table:formula="of:=MAX([.G3:.K3])" office:value-type="float" office:value="2566.85" calcext:value-type="float">
            <text:p>2566,8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782.46" calcext:value-type="float">
            <text:p>2782,46</text:p>
          </table:table-cell>
          <table:table-cell table:style-name="ce46" office:value-type="float" office:value="2974.75" calcext:value-type="float">
            <text:p>2974,75</text:p>
          </table:table-cell>
          <table:table-cell table:style-name="ce46" office:value-type="float" office:value="2990.6" calcext:value-type="float">
            <text:p>2990,6</text:p>
          </table:table-cell>
          <table:table-cell office:value-type="float" office:value="2540.38" calcext:value-type="float">
            <text:p>2540,38</text:p>
          </table:table-cell>
          <table:table-cell office:value-type="float" office:value="2818.88" calcext:value-type="float">
            <text:p>2818,88</text:p>
          </table:table-cell>
          <table:table-cell office:value-type="float" office:value="1817.52" calcext:value-type="float">
            <text:p>1817,52</text:p>
          </table:table-cell>
          <table:table-cell office:value-type="float" office:value="1768.89" calcext:value-type="float">
            <text:p>1768,89</text:p>
          </table:table-cell>
          <table:table-cell office:value-type="float" office:value="1680.42" calcext:value-type="float">
            <text:p>1680,42</text:p>
          </table:table-cell>
          <table:table-cell office:value-type="float" office:value="1738.56" calcext:value-type="float">
            <text:p>1738,56</text:p>
          </table:table-cell>
          <table:table-cell office:value-type="float" office:value="1753.14" calcext:value-type="float">
            <text:p>1753,14</text:p>
          </table:table-cell>
          <table:table-cell table:formula="of:=MIN([.B4:.F4])" office:value-type="float" office:value="2540.38" calcext:value-type="float">
            <text:p>2540,38</text:p>
          </table:table-cell>
          <table:table-cell table:formula="of:=MAX([.B4:.F4])" office:value-type="float" office:value="2990.6" calcext:value-type="float">
            <text:p>2990,6</text:p>
          </table:table-cell>
          <table:table-cell table:formula="of:=MIN([.G4:.K4])" office:value-type="float" office:value="1680.42" calcext:value-type="float">
            <text:p>1680,42</text:p>
          </table:table-cell>
          <table:table-cell table:formula="of:=MAX([.G4:.K4])" office:value-type="float" office:value="1817.52" calcext:value-type="float">
            <text:p>1817,5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309.89" calcext:value-type="float">
            <text:p>2309,89</text:p>
          </table:table-cell>
          <table:table-cell table:number-columns-repeated="2"/>
          <table:table-cell office:value-type="float" office:value="2020.16" calcext:value-type="float">
            <text:p>2020,16</text:p>
          </table:table-cell>
          <table:table-cell office:value-type="float" office:value="2381.18" calcext:value-type="float">
            <text:p>2381,18</text:p>
          </table:table-cell>
          <table:table-cell office:value-type="float" office:value="1646.09" calcext:value-type="float">
            <text:p>1646,09</text:p>
          </table:table-cell>
          <table:table-cell office:value-type="float" office:value="1633.05" calcext:value-type="float">
            <text:p>1633,05</text:p>
          </table:table-cell>
          <table:table-cell office:value-type="float" office:value="1633.7" calcext:value-type="float">
            <text:p>1633,7</text:p>
          </table:table-cell>
          <table:table-cell office:value-type="float" office:value="1667.42" calcext:value-type="float">
            <text:p>1667,42</text:p>
          </table:table-cell>
          <table:table-cell office:value-type="float" office:value="1638.2" calcext:value-type="float">
            <text:p>1638,2</text:p>
          </table:table-cell>
          <table:table-cell table:formula="of:=MIN([.B5:.F5])" office:value-type="float" office:value="2020.16" calcext:value-type="float">
            <text:p>2020,16</text:p>
          </table:table-cell>
          <table:table-cell table:formula="of:=MAX([.B5:.F5])" office:value-type="float" office:value="2381.18" calcext:value-type="float">
            <text:p>2381,18</text:p>
          </table:table-cell>
          <table:table-cell table:formula="of:=MIN([.G5:.K5])" office:value-type="float" office:value="1633.05" calcext:value-type="float">
            <text:p>1633,05</text:p>
          </table:table-cell>
          <table:table-cell table:formula="of:=MAX([.G5:.K5])" office:value-type="float" office:value="1667.42" calcext:value-type="float">
            <text:p>1667,4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557.05" calcext:value-type="float">
            <text:p>1557,05</text:p>
          </table:table-cell>
          <table:table-cell table:number-columns-repeated="2"/>
          <table:table-cell office:value-type="float" office:value="1557.34" calcext:value-type="float">
            <text:p>1557,34</text:p>
          </table:table-cell>
          <table:table-cell office:value-type="float" office:value="1617.83" calcext:value-type="float">
            <text:p>1617,83</text:p>
          </table:table-cell>
          <table:table-cell office:value-type="float" office:value="1464.87" calcext:value-type="float">
            <text:p>1464,87</text:p>
          </table:table-cell>
          <table:table-cell office:value-type="float" office:value="1281.08" calcext:value-type="float">
            <text:p>1281,08</text:p>
          </table:table-cell>
          <table:table-cell office:value-type="float" office:value="1248.96" calcext:value-type="float">
            <text:p>1248,96</text:p>
          </table:table-cell>
          <table:table-cell office:value-type="float" office:value="1333.6" calcext:value-type="float">
            <text:p>1333,6</text:p>
          </table:table-cell>
          <table:table-cell office:value-type="float" office:value="1372.08" calcext:value-type="float">
            <text:p>1372,08</text:p>
          </table:table-cell>
          <table:table-cell table:formula="of:=MIN([.B6:.F6])" office:value-type="float" office:value="1557.05" calcext:value-type="float">
            <text:p>1557,05</text:p>
          </table:table-cell>
          <table:table-cell table:formula="of:=MAX([.B6:.F6])" office:value-type="float" office:value="1617.83" calcext:value-type="float">
            <text:p>1617,83</text:p>
          </table:table-cell>
          <table:table-cell table:formula="of:=MIN([.G6:.K6])" office:value-type="float" office:value="1248.96" calcext:value-type="float">
            <text:p>1248,96</text:p>
          </table:table-cell>
          <table:table-cell table:formula="of:=MAX([.G6:.K6])" office:value-type="float" office:value="1464.87" calcext:value-type="float">
            <text:p>1464,8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583.67" calcext:value-type="float">
            <text:p>2583,67</text:p>
          </table:table-cell>
          <table:table-cell table:number-columns-repeated="2"/>
          <table:table-cell office:value-type="float" office:value="2235.18" calcext:value-type="float">
            <text:p>2235,18</text:p>
          </table:table-cell>
          <table:table-cell office:value-type="float" office:value="2335.41" calcext:value-type="float">
            <text:p>2335,41</text:p>
          </table:table-cell>
          <table:table-cell office:value-type="float" office:value="1396.84" calcext:value-type="float">
            <text:p>1396,84</text:p>
          </table:table-cell>
          <table:table-cell office:value-type="float" office:value="1433.64" calcext:value-type="float">
            <text:p>1433,64</text:p>
          </table:table-cell>
          <table:table-cell office:value-type="float" office:value="1355.92" calcext:value-type="float">
            <text:p>1355,92</text:p>
          </table:table-cell>
          <table:table-cell office:value-type="float" office:value="1268.62" calcext:value-type="float">
            <text:p>1268,62</text:p>
          </table:table-cell>
          <table:table-cell office:value-type="float" office:value="1333.18" calcext:value-type="float">
            <text:p>1333,18</text:p>
          </table:table-cell>
          <table:table-cell table:formula="of:=MIN([.B7:.F7])" office:value-type="float" office:value="2235.18" calcext:value-type="float">
            <text:p>2235,18</text:p>
          </table:table-cell>
          <table:table-cell table:formula="of:=MAX([.B7:.F7])" office:value-type="float" office:value="2583.67" calcext:value-type="float">
            <text:p>2583,67</text:p>
          </table:table-cell>
          <table:table-cell table:formula="of:=MIN([.G7:.K7])" office:value-type="float" office:value="1268.62" calcext:value-type="float">
            <text:p>1268,62</text:p>
          </table:table-cell>
          <table:table-cell table:formula="of:=MAX([.G7:.K7])" office:value-type="float" office:value="1433.64" calcext:value-type="float">
            <text:p>1433,6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32.27" calcext:value-type="float">
            <text:p>1532,27</text:p>
          </table:table-cell>
          <table:table-cell table:number-columns-repeated="2"/>
          <table:table-cell office:value-type="float" office:value="1344.88" calcext:value-type="float">
            <text:p>1344,88</text:p>
          </table:table-cell>
          <table:table-cell office:value-type="float" office:value="1337.35" calcext:value-type="float">
            <text:p>1337,35</text:p>
          </table:table-cell>
          <table:table-cell office:value-type="float" office:value="1530.32" calcext:value-type="float">
            <text:p>1530,32</text:p>
          </table:table-cell>
          <table:table-cell office:value-type="float" office:value="1461.36" calcext:value-type="float">
            <text:p>1461,36</text:p>
          </table:table-cell>
          <table:table-cell office:value-type="float" office:value="1440.37" calcext:value-type="float">
            <text:p>1440,37</text:p>
          </table:table-cell>
          <table:table-cell office:value-type="float" office:value="1455.96" calcext:value-type="float">
            <text:p>1455,96</text:p>
          </table:table-cell>
          <table:table-cell office:value-type="float" office:value="1369.88" calcext:value-type="float">
            <text:p>1369,88</text:p>
          </table:table-cell>
          <table:table-cell table:formula="of:=MIN([.B8:.F8])" office:value-type="float" office:value="1337.35" calcext:value-type="float">
            <text:p>1337,35</text:p>
          </table:table-cell>
          <table:table-cell table:formula="of:=MAX([.B8:.F8])" office:value-type="float" office:value="1532.27" calcext:value-type="float">
            <text:p>1532,27</text:p>
          </table:table-cell>
          <table:table-cell table:formula="of:=MIN([.G8:.K8])" office:value-type="float" office:value="1369.88" calcext:value-type="float">
            <text:p>1369,88</text:p>
          </table:table-cell>
          <table:table-cell table:formula="of:=MAX([.G8:.K8])" office:value-type="float" office:value="1530.32" calcext:value-type="float">
            <text:p>1530,32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82.6" calcext:value-type="float">
            <text:p>1582,6</text:p>
          </table:table-cell>
          <table:table-cell table:number-columns-repeated="2"/>
          <table:table-cell office:value-type="float" office:value="1952.94" calcext:value-type="float">
            <text:p>1952,94</text:p>
          </table:table-cell>
          <table:table-cell office:value-type="float" office:value="1702.49" calcext:value-type="float">
            <text:p>1702,49</text:p>
          </table:table-cell>
          <table:table-cell office:value-type="float" office:value="1222.36" calcext:value-type="float">
            <text:p>1222,36</text:p>
          </table:table-cell>
          <table:table-cell office:value-type="float" office:value="1325.51" calcext:value-type="float">
            <text:p>1325,51</text:p>
          </table:table-cell>
          <table:table-cell office:value-type="float" office:value="1374.29" calcext:value-type="float">
            <text:p>1374,29</text:p>
          </table:table-cell>
          <table:table-cell office:value-type="float" office:value="1285.92" calcext:value-type="float">
            <text:p>1285,92</text:p>
          </table:table-cell>
          <table:table-cell office:value-type="float" office:value="1458.38" calcext:value-type="float">
            <text:p>1458,38</text:p>
          </table:table-cell>
          <table:table-cell table:formula="of:=MIN([.B9:.F9])" office:value-type="float" office:value="1582.6" calcext:value-type="float">
            <text:p>1582,6</text:p>
          </table:table-cell>
          <table:table-cell table:formula="of:=MAX([.B9:.F9])" office:value-type="float" office:value="1952.94" calcext:value-type="float">
            <text:p>1952,94</text:p>
          </table:table-cell>
          <table:table-cell table:formula="of:=MIN([.G9:.K9])" office:value-type="float" office:value="1222.36" calcext:value-type="float">
            <text:p>1222,36</text:p>
          </table:table-cell>
          <table:table-cell table:formula="of:=MAX([.G9:.K9])" office:value-type="float" office:value="1458.38" calcext:value-type="float">
            <text:p>1458,3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0" office:value-type="float" office:value="1357.22" calcext:value-type="float">
            <text:p>1357,22</text:p>
          </table:table-cell>
          <table:table-cell table:style-name="ce47" office:value-type="float" office:value="1346.41" calcext:value-type="float">
            <text:p>1346,41</text:p>
          </table:table-cell>
          <table:table-cell table:style-name="ce58"/>
          <table:table-cell table:style-name="ce47" office:value-type="float" office:value="1335.04" calcext:value-type="float">
            <text:p>1335,04</text:p>
          </table:table-cell>
          <table:table-cell table:style-name="ce47" office:value-type="float" office:value="1344.5" calcext:value-type="float">
            <text:p>1344,5</text:p>
          </table:table-cell>
          <table:table-cell table:style-name="ce47" office:value-type="float" office:value="1325.69" calcext:value-type="float">
            <text:p>1325,69</text:p>
          </table:table-cell>
          <table:table-cell table:style-name="ce47" office:value-type="float" office:value="1320.55" calcext:value-type="float">
            <text:p>1320,55</text:p>
          </table:table-cell>
          <table:table-cell table:style-name="ce47" office:value-type="float" office:value="1269.83" calcext:value-type="float">
            <text:p>1269,83</text:p>
          </table:table-cell>
          <table:table-cell table:style-name="ce47" office:value-type="float" office:value="1277.22" calcext:value-type="float">
            <text:p>1277,22</text:p>
          </table:table-cell>
          <table:table-cell table:style-name="ce54" office:value-type="float" office:value="1244.86" calcext:value-type="float">
            <text:p>1244,86</text:p>
          </table:table-cell>
          <table:table-cell table:formula="of:=MIN([.B10:.F10])" office:value-type="float" office:value="1335.04" calcext:value-type="float">
            <text:p>1335,04</text:p>
          </table:table-cell>
          <table:table-cell table:formula="of:=MAX([.B10:.F10])" office:value-type="float" office:value="1357.22" calcext:value-type="float">
            <text:p>1357,22</text:p>
          </table:table-cell>
          <table:table-cell table:formula="of:=MIN([.G10:.K10])" office:value-type="float" office:value="1244.86" calcext:value-type="float">
            <text:p>1244,86</text:p>
          </table:table-cell>
          <table:table-cell table:formula="of:=MAX([.G10:.K10])" office:value-type="float" office:value="1325.69" calcext:value-type="float">
            <text:p>1325,69</text:p>
          </table:table-cell>
        </table:table-row>
        <table:table-row table:style-name="ro2">
          <table:table-cell table:style-name="ce34" office:value-type="string" calcext:value-type="string">
            <text:p>Totale Risultato</text:p>
          </table:table-cell>
          <table:table-cell table:style-name="ce41" office:value-type="float" office:value="2021.50375" calcext:value-type="float">
            <text:p>2021,50375</text:p>
          </table:table-cell>
          <table:table-cell table:style-name="ce48" office:value-type="float" office:value="2342.05666666667" calcext:value-type="float">
            <text:p>2342,05666666667</text:p>
          </table:table-cell>
          <table:table-cell table:style-name="ce48" office:value-type="float" office:value="2814.625" calcext:value-type="float">
            <text:p>2814,625</text:p>
          </table:table-cell>
          <table:table-cell table:style-name="ce48" office:value-type="float" office:value="1924.4675" calcext:value-type="float">
            <text:p>1924,4675</text:p>
          </table:table-cell>
          <table:table-cell table:style-name="ce48" office:value-type="float" office:value="2055.2825" calcext:value-type="float">
            <text:p>2055,2825</text:p>
          </table:table-cell>
          <table:table-cell table:style-name="ce48" office:value-type="float" office:value="1618.6125" calcext:value-type="float">
            <text:p>1618,6125</text:p>
          </table:table-cell>
          <table:table-cell table:style-name="ce48" office:value-type="float" office:value="1598.86625" calcext:value-type="float">
            <text:p>1598,86625</text:p>
          </table:table-cell>
          <table:table-cell table:style-name="ce48" office:value-type="float" office:value="1562.87125" calcext:value-type="float">
            <text:p>1562,87125</text:p>
          </table:table-cell>
          <table:table-cell table:style-name="ce48" office:value-type="float" office:value="1545.835" calcext:value-type="float">
            <text:p>1545,835</text:p>
          </table:table-cell>
          <table:table-cell table:style-name="ce55" office:value-type="float" office:value="1586.1525" calcext:value-type="float">
            <text:p>1586,1525</text:p>
          </table:table-cell>
          <table:table-cell table:formula="of:=MIN([.B11:.F11])" office:value-type="float" office:value="1924.4675" calcext:value-type="float">
            <text:p>1924,4675</text:p>
          </table:table-cell>
          <table:table-cell table:formula="of:=MAX([.B11:.F11])" office:value-type="float" office:value="2814.625" calcext:value-type="float">
            <text:p>2814,625</text:p>
          </table:table-cell>
          <table:table-cell table:formula="of:=MIN([.G11:.K11])" office:value-type="float" office:value="1545.835" calcext:value-type="float">
            <text:p>1545,835</text:p>
          </table:table-cell>
          <table:table-cell table:formula="of:=MAX([.G11:.K11])" office:value-type="float" office:value="1618.6125" calcext:value-type="float">
            <text:p>1618,6125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Dev.St - PB OR</text:p>
          </table:table-cell>
          <table:table-cell table:style-name="ce44" office:value-type="string" calcext:value-type="string">
            <text:p>Dev.St - PB V C1</text:p>
          </table:table-cell>
          <table:table-cell table:style-name="ce44" office:value-type="string" calcext:value-type="string">
            <text:p>Dev.St - PB V B1</text:p>
          </table:table-cell>
          <table:table-cell table:style-name="ce44" office:value-type="string" calcext:value-type="string">
            <text:p>Dev.St - PB T C1</text:p>
          </table:table-cell>
          <table:table-cell table:style-name="ce44" office:value-type="string" calcext:value-type="string">
            <text:p>Dev.St - PB T B1</text:p>
          </table:table-cell>
          <table:table-cell table:style-name="ce44" office:value-type="string" calcext:value-type="string">
            <text:p>Dev.St - PR OR</text:p>
          </table:table-cell>
          <table:table-cell table:style-name="ce44" office:value-type="string" calcext:value-type="string">
            <text:p>Dev.St - PR V C1 </text:p>
          </table:table-cell>
          <table:table-cell table:style-name="ce44" office:value-type="string" calcext:value-type="string">
            <text:p>Dev.St - PR V B1</text:p>
          </table:table-cell>
          <table:table-cell table:style-name="ce44" office:value-type="string" calcext:value-type="string">
            <text:p>Dev.St - PR T C1</text:p>
          </table:table-cell>
          <table:table-cell table:style-name="ce51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264.090848194329" calcext:value-type="float">
            <text:p>264,090848194329</text:p>
          </table:table-cell>
          <table:table-cell table:style-name="ce45" office:value-type="float" office:value="366.241503519194" calcext:value-type="float">
            <text:p>366,241503519194</text:p>
          </table:table-cell>
          <table:table-cell table:style-name="ce45" office:value-type="float" office:value="448.245477947073" calcext:value-type="float">
            <text:p>448,245477947073</text:p>
          </table:table-cell>
          <table:table-cell table:style-name="ce45" office:value-type="float" office:value="66.7847108251582" calcext:value-type="float">
            <text:p>66,7847108251582</text:p>
          </table:table-cell>
          <table:table-cell table:style-name="ce45" office:value-type="float" office:value="570.08998728271" calcext:value-type="float">
            <text:p>570,08998728271</text:p>
          </table:table-cell>
          <table:table-cell table:style-name="ce45" office:value-type="float" office:value="262.993655626899" calcext:value-type="float">
            <text:p>262,993655626899</text:p>
          </table:table-cell>
          <table:table-cell table:style-name="ce45" office:value-type="float" office:value="268.61230146812" calcext:value-type="float">
            <text:p>268,61230146812</text:p>
          </table:table-cell>
          <table:table-cell table:style-name="ce45" office:value-type="float" office:value="198.045786625215" calcext:value-type="float">
            <text:p>198,045786625215</text:p>
          </table:table-cell>
          <table:table-cell table:style-name="ce45" office:value-type="float" office:value="237.652354501276" calcext:value-type="float">
            <text:p>237,652354501276</text:p>
          </table:table-cell>
          <table:table-cell table:style-name="ce52" office:value-type="float" office:value="438.84052684318" calcext:value-type="float">
            <text:p>438,84052684318</text:p>
          </table:table-cell>
          <table:table-cell table:style-name="ce90" table:formula="of:=MIN([.B17:.F17])" office:value-type="float" office:value="66.7847108251582" calcext:value-type="float">
            <text:p>66,78</text:p>
          </table:table-cell>
          <table:table-cell table:style-name="ce90" table:formula="of:=MAX([.B17:.F17])" office:value-type="float" office:value="570.08998728271" calcext:value-type="float">
            <text:p>570,09</text:p>
          </table:table-cell>
          <table:table-cell table:style-name="ce90" table:formula="of:=MIN([.G17:.K17])" office:value-type="float" office:value="198.045786625215" calcext:value-type="float">
            <text:p>198,05</text:p>
          </table:table-cell>
          <table:table-cell table:style-name="ce90" table:formula="of:=MAX([.G17:.K17])" office:value-type="float" office:value="438.84052684318" calcext:value-type="float">
            <text:p>438,8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87.700678483733" calcext:value-type="float">
            <text:p>287,700678483733</text:p>
          </table:table-cell>
          <table:table-cell table:style-name="ce46" office:value-type="float" office:value="308.904445581477" calcext:value-type="float">
            <text:p>308,904445581477</text:p>
          </table:table-cell>
          <table:table-cell table:style-name="ce46" office:value-type="float" office:value="336.774648689595" calcext:value-type="float">
            <text:p>336,774648689595</text:p>
          </table:table-cell>
          <table:table-cell office:value-type="float" office:value="320.58886693084" calcext:value-type="float">
            <text:p>320,58886693084</text:p>
          </table:table-cell>
          <table:table-cell office:value-type="float" office:value="289.335078412556" calcext:value-type="float">
            <text:p>289,335078412556</text:p>
          </table:table-cell>
          <table:table-cell office:value-type="float" office:value="316.231484201052" calcext:value-type="float">
            <text:p>316,231484201052</text:p>
          </table:table-cell>
          <table:table-cell office:value-type="float" office:value="33.1687940691247" calcext:value-type="float">
            <text:p>33,1687940691247</text:p>
          </table:table-cell>
          <table:table-cell office:value-type="float" office:value="142.648468621293" calcext:value-type="float">
            <text:p>142,648468621293</text:p>
          </table:table-cell>
          <table:table-cell office:value-type="float" office:value="4.56447149185973" calcext:value-type="float">
            <text:p>4,56447149185973</text:p>
          </table:table-cell>
          <table:table-cell office:value-type="float" office:value="10.2864182298797" calcext:value-type="float">
            <text:p>10,2864182298797</text:p>
          </table:table-cell>
          <table:table-cell table:style-name="ce90" table:formula="of:=MIN([.B18:.F18])" office:value-type="float" office:value="287.700678483733" calcext:value-type="float">
            <text:p>287,70</text:p>
          </table:table-cell>
          <table:table-cell table:style-name="ce90" table:formula="of:=MAX([.B18:.F18])" office:value-type="float" office:value="336.774648689595" calcext:value-type="float">
            <text:p>336,77</text:p>
          </table:table-cell>
          <table:table-cell table:style-name="ce90" table:formula="of:=MIN([.G18:.K18])" office:value-type="float" office:value="4.56447149185973" calcext:value-type="float">
            <text:p>4,56</text:p>
          </table:table-cell>
          <table:table-cell table:style-name="ce90" table:formula="of:=MAX([.G18:.K18])" office:value-type="float" office:value="316.231484201052" calcext:value-type="float">
            <text:p>316,2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74.707340455256" calcext:value-type="float">
            <text:p>274,707340455256</text:p>
          </table:table-cell>
          <table:table-cell table:number-columns-repeated="2"/>
          <table:table-cell office:value-type="float" office:value="169.251287735131" calcext:value-type="float">
            <text:p>169,251287735131</text:p>
          </table:table-cell>
          <table:table-cell office:value-type="float" office:value="304.589969631306" calcext:value-type="float">
            <text:p>304,589969631306</text:p>
          </table:table-cell>
          <table:table-cell office:value-type="float" office:value="229.106291707583" calcext:value-type="float">
            <text:p>229,106291707583</text:p>
          </table:table-cell>
          <table:table-cell office:value-type="float" office:value="57.1462028484833" calcext:value-type="float">
            <text:p>57,1462028484833</text:p>
          </table:table-cell>
          <table:table-cell office:value-type="float" office:value="50.4524528640581" calcext:value-type="float">
            <text:p>50,4524528640581</text:p>
          </table:table-cell>
          <table:table-cell office:value-type="float" office:value="114.890998777102" calcext:value-type="float">
            <text:p>114,890998777102</text:p>
          </table:table-cell>
          <table:table-cell office:value-type="float" office:value="125.934538550788" calcext:value-type="float">
            <text:p>125,934538550788</text:p>
          </table:table-cell>
          <table:table-cell table:style-name="ce90" table:formula="of:=MIN([.B19:.F19])" office:value-type="float" office:value="169.251287735131" calcext:value-type="float">
            <text:p>169,25</text:p>
          </table:table-cell>
          <table:table-cell table:style-name="ce90" table:formula="of:=MAX([.B19:.F19])" office:value-type="float" office:value="304.589969631306" calcext:value-type="float">
            <text:p>304,59</text:p>
          </table:table-cell>
          <table:table-cell table:style-name="ce90" table:formula="of:=MIN([.G19:.K19])" office:value-type="float" office:value="50.4524528640581" calcext:value-type="float">
            <text:p>50,45</text:p>
          </table:table-cell>
          <table:table-cell table:style-name="ce90" table:formula="of:=MAX([.G19:.K19])" office:value-type="float" office:value="229.106291707583" calcext:value-type="float">
            <text:p>229,1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79.219537160433" calcext:value-type="float">
            <text:p>179,219537160433</text:p>
          </table:table-cell>
          <table:table-cell table:number-columns-repeated="2"/>
          <table:table-cell office:value-type="float" office:value="26.6520993544598" calcext:value-type="float">
            <text:p>26,6520993544598</text:p>
          </table:table-cell>
          <table:table-cell office:value-type="float" office:value="253.140352571454" calcext:value-type="float">
            <text:p>253,140352571454</text:p>
          </table:table-cell>
          <table:table-cell office:value-type="float" office:value="72.6021218698187" calcext:value-type="float">
            <text:p>72,6021218698187</text:p>
          </table:table-cell>
          <table:table-cell office:value-type="float" office:value="43.6848898361893" calcext:value-type="float">
            <text:p>43,6848898361893</text:p>
          </table:table-cell>
          <table:table-cell office:value-type="float" office:value="12.8551312712084" calcext:value-type="float">
            <text:p>12,8551312712084</text:p>
          </table:table-cell>
          <table:table-cell office:value-type="float" office:value="0" calcext:value-type="float">
            <text:p>0</text:p>
          </table:table-cell>
          <table:table-cell office:value-type="float" office:value="78.76" calcext:value-type="float">
            <text:p>78,76</text:p>
          </table:table-cell>
          <table:table-cell table:style-name="ce90" table:formula="of:=MIN([.B20:.F20])" office:value-type="float" office:value="26.6520993544598" calcext:value-type="float">
            <text:p>26,65</text:p>
          </table:table-cell>
          <table:table-cell table:style-name="ce90" table:formula="of:=MAX([.B20:.F20])" office:value-type="float" office:value="253.140352571454" calcext:value-type="float">
            <text:p>253,14</text:p>
          </table:table-cell>
          <table:table-cell table:style-name="ce90" table:formula="of:=MIN([.G20:.K20])" office:value-type="float" office:value="0" calcext:value-type="float">
            <text:p>0,00</text:p>
          </table:table-cell>
          <table:table-cell table:style-name="ce90" table:formula="of:=MAX([.G20:.K20])" office:value-type="float" office:value="78.76" calcext:value-type="float">
            <text:p>78,7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05.841916845942" calcext:value-type="float">
            <text:p>305,841916845942</text:p>
          </table:table-cell>
          <table:table-cell table:number-columns-repeated="2"/>
          <table:table-cell office:value-type="float" office:value="265.230031482108" calcext:value-type="float">
            <text:p>265,230031482108</text:p>
          </table:table-cell>
          <table:table-cell office:value-type="float" office:value="286.119148083451" calcext:value-type="float">
            <text:p>286,119148083451</text:p>
          </table:table-cell>
          <table:table-cell office:value-type="float" office:value="47.0113645834706" calcext:value-type="float">
            <text:p>47,0113645834706</text:p>
          </table:table-cell>
          <table:table-cell office:value-type="float" office:value="141.736475192521" calcext:value-type="float">
            <text:p>141,736475192521</text:p>
          </table:table-cell>
          <table:table-cell office:value-type="float" office:value="69.6390091830721" calcext:value-type="float">
            <text:p>69,6390091830721</text:p>
          </table:table-cell>
          <table:table-cell office:value-type="float" office:value="0.87726848797846" calcext:value-type="float">
            <text:p>0,87726848797846</text:p>
          </table:table-cell>
          <table:table-cell office:value-type="float" office:value="97.20951393768" calcext:value-type="float">
            <text:p>97,20951393768</text:p>
          </table:table-cell>
          <table:table-cell table:style-name="ce90" table:formula="of:=MIN([.B21:.F21])" office:value-type="float" office:value="265.230031482108" calcext:value-type="float">
            <text:p>265,23</text:p>
          </table:table-cell>
          <table:table-cell table:style-name="ce90" table:formula="of:=MAX([.B21:.F21])" office:value-type="float" office:value="305.841916845942" calcext:value-type="float">
            <text:p>305,84</text:p>
          </table:table-cell>
          <table:table-cell table:style-name="ce90" table:formula="of:=MIN([.G21:.K21])" office:value-type="float" office:value="0.87726848797846" calcext:value-type="float">
            <text:p>0,88</text:p>
          </table:table-cell>
          <table:table-cell table:style-name="ce90" table:formula="of:=MAX([.G21:.K21])" office:value-type="float" office:value="141.736475192521" calcext:value-type="float">
            <text:p>141,7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14.58627361076" calcext:value-type="float">
            <text:p>114,58627361076</text:p>
          </table:table-cell>
          <table:table-cell table:number-columns-repeated="2"/>
          <table:table-cell office:value-type="float" office:value="69.5219504904747" calcext:value-type="float">
            <text:p>69,5219504904747</text:p>
          </table:table-cell>
          <table:table-cell office:value-type="float" office:value="39.5868980850988" calcext:value-type="float">
            <text:p>39,5868980850988</text:p>
          </table:table-cell>
          <table:table-cell office:value-type="float" office:value="109.57255860844" calcext:value-type="float">
            <text:p>109,57255860844</text:p>
          </table:table-cell>
          <table:table-cell office:value-type="float" office:value="89.0041482179342" calcext:value-type="float">
            <text:p>89,0041482179342</text:p>
          </table:table-cell>
          <table:table-cell office:value-type="float" office:value="83.9025512127015" calcext:value-type="float">
            <text:p>83,9025512127015</text:p>
          </table:table-cell>
          <table:table-cell office:value-type="float" office:value="96.9618192898627" calcext:value-type="float">
            <text:p>96,9618192898627</text:p>
          </table:table-cell>
          <table:table-cell office:value-type="float" office:value="50.4696502860878" calcext:value-type="float">
            <text:p>50,4696502860878</text:p>
          </table:table-cell>
          <table:table-cell table:style-name="ce90" table:formula="of:=MIN([.B22:.F22])" office:value-type="float" office:value="39.5868980850988" calcext:value-type="float">
            <text:p>39,59</text:p>
          </table:table-cell>
          <table:table-cell table:style-name="ce90" table:formula="of:=MAX([.B22:.F22])" office:value-type="float" office:value="114.58627361076" calcext:value-type="float">
            <text:p>114,59</text:p>
          </table:table-cell>
          <table:table-cell table:style-name="ce90" table:formula="of:=MIN([.G22:.K22])" office:value-type="float" office:value="50.4696502860878" calcext:value-type="float">
            <text:p>50,47</text:p>
          </table:table-cell>
          <table:table-cell table:style-name="ce90" table:formula="of:=MAX([.G22:.K22])" office:value-type="float" office:value="109.57255860844" calcext:value-type="float">
            <text:p>109,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6.44884217313" calcext:value-type="float">
            <text:p>106,44884217313</text:p>
          </table:table-cell>
          <table:table-cell table:number-columns-repeated="2"/>
          <table:table-cell office:value-type="float" office:value="378.982852382532" calcext:value-type="float">
            <text:p>378,982852382532</text:p>
          </table:table-cell>
          <table:table-cell office:value-type="float" office:value="145.146914882818" calcext:value-type="float">
            <text:p>145,146914882818</text:p>
          </table:table-cell>
          <table:table-cell office:value-type="float" office:value="68.0001647056828" calcext:value-type="float">
            <text:p>68,0001647056828</text:p>
          </table:table-cell>
          <table:table-cell office:value-type="float" office:value="109.076921940436" calcext:value-type="float">
            <text:p>109,076921940436</text:p>
          </table:table-cell>
          <table:table-cell office:value-type="float" office:value="78.2262928943971" calcext:value-type="float">
            <text:p>78,2262928943971</text:p>
          </table:table-cell>
          <table:table-cell office:value-type="float" office:value="58.66813104233" calcext:value-type="float">
            <text:p>58,66813104233</text:p>
          </table:table-cell>
          <table:table-cell office:value-type="float" office:value="200.01841315239" calcext:value-type="float">
            <text:p>200,01841315239</text:p>
          </table:table-cell>
          <table:table-cell table:style-name="ce90" table:formula="of:=MIN([.B23:.F23])" office:value-type="float" office:value="106.44884217313" calcext:value-type="float">
            <text:p>106,45</text:p>
          </table:table-cell>
          <table:table-cell table:style-name="ce90" table:formula="of:=MAX([.B23:.F23])" office:value-type="float" office:value="378.982852382532" calcext:value-type="float">
            <text:p>378,98</text:p>
          </table:table-cell>
          <table:table-cell table:style-name="ce90" table:formula="of:=MIN([.G23:.K23])" office:value-type="float" office:value="58.66813104233" calcext:value-type="float">
            <text:p>58,67</text:p>
          </table:table-cell>
          <table:table-cell table:style-name="ce90" table:formula="of:=MAX([.G23:.K23])" office:value-type="float" office:value="200.01841315239" calcext:value-type="float">
            <text:p>200,02</text:p>
          </table:table-cell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60.8992085334449" calcext:value-type="float">
            <text:p>60,8992085334449</text:p>
          </table:table-cell>
          <table:table-cell table:style-name="ce49" office:value-type="float" office:value="71.788194711944" calcext:value-type="float">
            <text:p>71,788194711944</text:p>
          </table:table-cell>
          <table:table-cell table:style-name="ce59"/>
          <table:table-cell table:style-name="ce49" office:value-type="float" office:value="53.7229410959602" calcext:value-type="float">
            <text:p>53,7229410959602</text:p>
          </table:table-cell>
          <table:table-cell table:style-name="ce49" office:value-type="float" office:value="71.7353748160557" calcext:value-type="float">
            <text:p>71,7353748160557</text:p>
          </table:table-cell>
          <table:table-cell table:style-name="ce49" office:value-type="float" office:value="64.7453388283666" calcext:value-type="float">
            <text:p>64,7453388283666</text:p>
          </table:table-cell>
          <table:table-cell table:style-name="ce49" office:value-type="float" office:value="93.2733322016534" calcext:value-type="float">
            <text:p>93,2733322016534</text:p>
          </table:table-cell>
          <table:table-cell table:style-name="ce49" office:value-type="float" office:value="91.4324783651849" calcext:value-type="float">
            <text:p>91,4324783651849</text:p>
          </table:table-cell>
          <table:table-cell table:style-name="ce49" office:value-type="float" office:value="30.4946159182239" calcext:value-type="float">
            <text:p>30,4946159182239</text:p>
          </table:table-cell>
          <table:table-cell table:style-name="ce56" office:value-type="float" office:value="56.4330257916408" calcext:value-type="float">
            <text:p>56,4330257916408</text:p>
          </table:table-cell>
          <table:table-cell table:style-name="ce90" table:formula="of:=MIN([.B24:.F24])" office:value-type="float" office:value="53.7229410959602" calcext:value-type="float">
            <text:p>53,72</text:p>
          </table:table-cell>
          <table:table-cell table:style-name="ce90" table:formula="of:=MAX([.B24:.F24])" office:value-type="float" office:value="71.788194711944" calcext:value-type="float">
            <text:p>71,79</text:p>
          </table:table-cell>
          <table:table-cell table:style-name="ce90" table:formula="of:=MIN([.G24:.K24])" office:value-type="float" office:value="30.4946159182239" calcext:value-type="float">
            <text:p>30,49</text:p>
          </table:table-cell>
          <table:table-cell table:style-name="ce90" table:formula="of:=MAX([.G24:.K24])" office:value-type="float" office:value="93.2733322016534" calcext:value-type="float">
            <text:p>93,27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Tabella pivot_6_1" table:style-name="ta1">
        <table:table-column table:style-name="co9" table:default-cell-style-name="ce33"/>
        <table:table-column table:style-name="co2" table:default-cell-style-name="ce39"/>
        <table:table-column table:style-name="co2" table:number-columns-repeated="2" table:default-cell-style-name="Pivot_20_Table_20_Value"/>
        <table:table-column table:style-name="co2" table:number-columns-repeated="6" table:default-cell-style-name="ce46"/>
        <table:table-column table:style-name="co2" table:default-cell-style-name="ce53"/>
        <table:table-column table:style-name="co1" table:number-columns-repeated="4" table:default-cell-style-name="Default"/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Media - PB OR</text:p>
          </table:table-cell>
          <table:table-cell table:style-name="ce44" office:value-type="string" calcext:value-type="string">
            <text:p>Media - PB V C1</text:p>
          </table:table-cell>
          <table:table-cell table:style-name="ce44" office:value-type="string" calcext:value-type="string">
            <text:p>Media - PB V B1</text:p>
          </table:table-cell>
          <table:table-cell table:style-name="ce44" office:value-type="string" calcext:value-type="string">
            <text:p>Media - PB T C1</text:p>
          </table:table-cell>
          <table:table-cell table:style-name="ce44" office:value-type="string" calcext:value-type="string">
            <text:p>Media - PB T B1</text:p>
          </table:table-cell>
          <table:table-cell table:style-name="ce44" office:value-type="string" calcext:value-type="string">
            <text:p>Media - PR OR</text:p>
          </table:table-cell>
          <table:table-cell table:style-name="ce44" office:value-type="string" calcext:value-type="string">
            <text:p>Media - PR V C1 </text:p>
          </table:table-cell>
          <table:table-cell table:style-name="ce44" office:value-type="string" calcext:value-type="string">
            <text:p>Media - PR V B1</text:p>
          </table:table-cell>
          <table:table-cell table:style-name="ce44" office:value-type="string" calcext:value-type="string">
            <text:p>Media - PR T C1</text:p>
          </table:table-cell>
          <table:table-cell table:style-name="ce51" office:value-type="string" calcext:value-type="string">
            <text:p>Media - PR T B1</text:p>
          </table:table-cell>
          <table:table-cell office:value-type="string" calcext:value-type="string">
            <text:p>Min PB </text:p>
          </table:table-cell>
          <table:table-cell office:value-type="string" calcext:value-type="string">
            <text:p>Max PB</text:p>
          </table:table-cell>
          <table:table-cell office:value-type="string" calcext:value-type="string">
            <text:p>Min PR</text:p>
          </table:table-cell>
          <table:table-cell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1110.99" calcext:value-type="float">
            <text:p>1110,99</text:p>
          </table:table-cell>
          <table:table-cell table:style-name="ce45" office:value-type="float" office:value="1108.31" calcext:value-type="float">
            <text:p>1108,31</text:p>
          </table:table-cell>
          <table:table-cell table:style-name="ce45" office:value-type="float" office:value="1101.75" calcext:value-type="float">
            <text:p>1101,75</text:p>
          </table:table-cell>
          <table:table-cell table:style-name="ce45" office:value-type="float" office:value="1110.8" calcext:value-type="float">
            <text:p>1110,8</text:p>
          </table:table-cell>
          <table:table-cell table:style-name="ce45" office:value-type="float" office:value="1070.41" calcext:value-type="float">
            <text:p>1070,41</text:p>
          </table:table-cell>
          <table:table-cell table:style-name="ce45" office:value-type="float" office:value="889.83" calcext:value-type="float">
            <text:p>889,83</text:p>
          </table:table-cell>
          <table:table-cell table:style-name="ce45" office:value-type="float" office:value="881.06" calcext:value-type="float">
            <text:p>881,06</text:p>
          </table:table-cell>
          <table:table-cell table:style-name="ce45" office:value-type="float" office:value="890.35" calcext:value-type="float">
            <text:p>890,35</text:p>
          </table:table-cell>
          <table:table-cell table:style-name="ce45" office:value-type="float" office:value="886.06" calcext:value-type="float">
            <text:p>886,06</text:p>
          </table:table-cell>
          <table:table-cell table:style-name="ce52" office:value-type="float" office:value="907.12" calcext:value-type="float">
            <text:p>907,12</text:p>
          </table:table-cell>
          <table:table-cell table:formula="of:=MIN([.B3:.F3])" office:value-type="float" office:value="1070.41" calcext:value-type="float">
            <text:p>1070,41</text:p>
          </table:table-cell>
          <table:table-cell table:formula="of:=MAX([.B3:.F3])" office:value-type="float" office:value="1110.99" calcext:value-type="float">
            <text:p>1110,99</text:p>
          </table:table-cell>
          <table:table-cell table:formula="of:=MIN([.G3:.K3])" office:value-type="float" office:value="881.06" calcext:value-type="float">
            <text:p>881,06</text:p>
          </table:table-cell>
          <table:table-cell table:formula="of:=MAX([.G3:.K3])" office:value-type="float" office:value="907.12" calcext:value-type="float">
            <text:p>907,1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09.17" calcext:value-type="float">
            <text:p>1009,17</text:p>
          </table:table-cell>
          <table:table-cell table:style-name="ce46" office:value-type="float" office:value="1037.45" calcext:value-type="float">
            <text:p>1037,45</text:p>
          </table:table-cell>
          <table:table-cell table:style-name="ce46" office:value-type="float" office:value="1021.95" calcext:value-type="float">
            <text:p>1021,95</text:p>
          </table:table-cell>
          <table:table-cell office:value-type="float" office:value="1089.32" calcext:value-type="float">
            <text:p>1089,32</text:p>
          </table:table-cell>
          <table:table-cell office:value-type="float" office:value="1018.42" calcext:value-type="float">
            <text:p>1018,42</text:p>
          </table:table-cell>
          <table:table-cell office:value-type="float" office:value="864.38" calcext:value-type="float">
            <text:p>864,38</text:p>
          </table:table-cell>
          <table:table-cell office:value-type="float" office:value="886.75" calcext:value-type="float">
            <text:p>886,75</text:p>
          </table:table-cell>
          <table:table-cell office:value-type="float" office:value="868.36" calcext:value-type="float">
            <text:p>868,36</text:p>
          </table:table-cell>
          <table:table-cell office:value-type="float" office:value="873.74" calcext:value-type="float">
            <text:p>873,74</text:p>
          </table:table-cell>
          <table:table-cell office:value-type="float" office:value="849.08" calcext:value-type="float">
            <text:p>849,08</text:p>
          </table:table-cell>
          <table:table-cell table:formula="of:=MIN([.B4:.F4])" office:value-type="float" office:value="1009.17" calcext:value-type="float">
            <text:p>1009,17</text:p>
          </table:table-cell>
          <table:table-cell table:formula="of:=MAX([.B4:.F4])" office:value-type="float" office:value="1089.32" calcext:value-type="float">
            <text:p>1089,32</text:p>
          </table:table-cell>
          <table:table-cell table:formula="of:=MIN([.G4:.K4])" office:value-type="float" office:value="849.08" calcext:value-type="float">
            <text:p>849,08</text:p>
          </table:table-cell>
          <table:table-cell table:formula="of:=MAX([.G4:.K4])" office:value-type="float" office:value="886.75" calcext:value-type="float">
            <text:p>886,7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04.49" calcext:value-type="float">
            <text:p>904,49</text:p>
          </table:table-cell>
          <table:table-cell table:number-columns-repeated="2"/>
          <table:table-cell office:value-type="float" office:value="856.9" calcext:value-type="float">
            <text:p>856,9</text:p>
          </table:table-cell>
          <table:table-cell office:value-type="float" office:value="841.44" calcext:value-type="float">
            <text:p>841,44</text:p>
          </table:table-cell>
          <table:table-cell office:value-type="float" office:value="800.24" calcext:value-type="float">
            <text:p>800,24</text:p>
          </table:table-cell>
          <table:table-cell office:value-type="float" office:value="841.43" calcext:value-type="float">
            <text:p>841,43</text:p>
          </table:table-cell>
          <table:table-cell office:value-type="float" office:value="907.46" calcext:value-type="float">
            <text:p>907,46</text:p>
          </table:table-cell>
          <table:table-cell office:value-type="float" office:value="746.74" calcext:value-type="float">
            <text:p>746,74</text:p>
          </table:table-cell>
          <table:table-cell office:value-type="float" office:value="812.38" calcext:value-type="float">
            <text:p>812,38</text:p>
          </table:table-cell>
          <table:table-cell table:formula="of:=MIN([.B5:.F5])" office:value-type="float" office:value="841.44" calcext:value-type="float">
            <text:p>841,44</text:p>
          </table:table-cell>
          <table:table-cell table:formula="of:=MAX([.B5:.F5])" office:value-type="float" office:value="904.49" calcext:value-type="float">
            <text:p>904,49</text:p>
          </table:table-cell>
          <table:table-cell table:formula="of:=MIN([.G5:.K5])" office:value-type="float" office:value="746.74" calcext:value-type="float">
            <text:p>746,74</text:p>
          </table:table-cell>
          <table:table-cell table:formula="of:=MAX([.G5:.K5])" office:value-type="float" office:value="907.46" calcext:value-type="float">
            <text:p>907,4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93.91" calcext:value-type="float">
            <text:p>793,91</text:p>
          </table:table-cell>
          <table:table-cell table:number-columns-repeated="2"/>
          <table:table-cell office:value-type="float" office:value="793.08" calcext:value-type="float">
            <text:p>793,08</text:p>
          </table:table-cell>
          <table:table-cell office:value-type="float" office:value="766.42" calcext:value-type="float">
            <text:p>766,42</text:p>
          </table:table-cell>
          <table:table-cell office:value-type="float" office:value="746.21" calcext:value-type="float">
            <text:p>746,21</text:p>
          </table:table-cell>
          <table:table-cell office:value-type="float" office:value="745.15" calcext:value-type="float">
            <text:p>745,15</text:p>
          </table:table-cell>
          <table:table-cell office:value-type="float" office:value="740.17" calcext:value-type="float">
            <text:p>740,17</text:p>
          </table:table-cell>
          <table:table-cell office:value-type="float" office:value="701.44" calcext:value-type="float">
            <text:p>701,44</text:p>
          </table:table-cell>
          <table:table-cell office:value-type="float" office:value="733.34" calcext:value-type="float">
            <text:p>733,34</text:p>
          </table:table-cell>
          <table:table-cell table:formula="of:=MIN([.B6:.F6])" office:value-type="float" office:value="766.42" calcext:value-type="float">
            <text:p>766,42</text:p>
          </table:table-cell>
          <table:table-cell table:formula="of:=MAX([.B6:.F6])" office:value-type="float" office:value="793.91" calcext:value-type="float">
            <text:p>793,91</text:p>
          </table:table-cell>
          <table:table-cell table:formula="of:=MIN([.G6:.K6])" office:value-type="float" office:value="701.44" calcext:value-type="float">
            <text:p>701,44</text:p>
          </table:table-cell>
          <table:table-cell table:formula="of:=MAX([.G6:.K6])" office:value-type="float" office:value="746.21" calcext:value-type="float">
            <text:p>746,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53.34" calcext:value-type="float">
            <text:p>853,34</text:p>
          </table:table-cell>
          <table:table-cell table:number-columns-repeated="2"/>
          <table:table-cell office:value-type="float" office:value="894.4" calcext:value-type="float">
            <text:p>894,4</text:p>
          </table:table-cell>
          <table:table-cell office:value-type="float" office:value="932.49" calcext:value-type="float">
            <text:p>932,49</text:p>
          </table:table-cell>
          <table:table-cell office:value-type="float" office:value="719.39" calcext:value-type="float">
            <text:p>719,39</text:p>
          </table:table-cell>
          <table:table-cell office:value-type="float" office:value="739.24" calcext:value-type="float">
            <text:p>739,24</text:p>
          </table:table-cell>
          <table:table-cell office:value-type="float" office:value="720.7" calcext:value-type="float">
            <text:p>720,7</text:p>
          </table:table-cell>
          <table:table-cell office:value-type="float" office:value="703.92" calcext:value-type="float">
            <text:p>703,92</text:p>
          </table:table-cell>
          <table:table-cell office:value-type="float" office:value="731.48" calcext:value-type="float">
            <text:p>731,48</text:p>
          </table:table-cell>
          <table:table-cell table:formula="of:=MIN([.B7:.F7])" office:value-type="float" office:value="853.34" calcext:value-type="float">
            <text:p>853,34</text:p>
          </table:table-cell>
          <table:table-cell table:formula="of:=MAX([.B7:.F7])" office:value-type="float" office:value="932.49" calcext:value-type="float">
            <text:p>932,49</text:p>
          </table:table-cell>
          <table:table-cell table:formula="of:=MIN([.G7:.K7])" office:value-type="float" office:value="703.92" calcext:value-type="float">
            <text:p>703,92</text:p>
          </table:table-cell>
          <table:table-cell table:formula="of:=MAX([.G7:.K7])" office:value-type="float" office:value="739.24" calcext:value-type="float">
            <text:p>739,24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0.85" calcext:value-type="float">
            <text:p>700,85</text:p>
          </table:table-cell>
          <table:table-cell table:number-columns-repeated="2"/>
          <table:table-cell office:value-type="float" office:value="691.08" calcext:value-type="float">
            <text:p>691,08</text:p>
          </table:table-cell>
          <table:table-cell office:value-type="float" office:value="694.1" calcext:value-type="float">
            <text:p>694,1</text:p>
          </table:table-cell>
          <table:table-cell office:value-type="float" office:value="692.48" calcext:value-type="float">
            <text:p>692,48</text:p>
          </table:table-cell>
          <table:table-cell office:value-type="float" office:value="729.76" calcext:value-type="float">
            <text:p>729,76</text:p>
          </table:table-cell>
          <table:table-cell office:value-type="float" office:value="688.56" calcext:value-type="float">
            <text:p>688,56</text:p>
          </table:table-cell>
          <table:table-cell office:value-type="float" office:value="679.98" calcext:value-type="float">
            <text:p>679,98</text:p>
          </table:table-cell>
          <table:table-cell office:value-type="float" office:value="697.6" calcext:value-type="float">
            <text:p>697,6</text:p>
          </table:table-cell>
          <table:table-cell table:formula="of:=MIN([.B8:.F8])" office:value-type="float" office:value="691.08" calcext:value-type="float">
            <text:p>691,08</text:p>
          </table:table-cell>
          <table:table-cell table:formula="of:=MAX([.B8:.F8])" office:value-type="float" office:value="700.85" calcext:value-type="float">
            <text:p>700,85</text:p>
          </table:table-cell>
          <table:table-cell table:formula="of:=MIN([.G8:.K8])" office:value-type="float" office:value="679.98" calcext:value-type="float">
            <text:p>679,98</text:p>
          </table:table-cell>
          <table:table-cell table:formula="of:=MAX([.G8:.K8])" office:value-type="float" office:value="729.76" calcext:value-type="float">
            <text:p>729,7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67.67" calcext:value-type="float">
            <text:p>767,67</text:p>
          </table:table-cell>
          <table:table-cell table:style-name="ce46" office:value-type="float" office:value="731.028571428571" calcext:value-type="float">
            <text:p>731,028571428571</text:p>
          </table:table-cell>
          <table:table-cell/>
          <table:table-cell office:value-type="float" office:value="717.42" calcext:value-type="float">
            <text:p>717,42</text:p>
          </table:table-cell>
          <table:table-cell office:value-type="float" office:value="722.16" calcext:value-type="float">
            <text:p>722,16</text:p>
          </table:table-cell>
          <table:table-cell office:value-type="float" office:value="665.08" calcext:value-type="float">
            <text:p>665,08</text:p>
          </table:table-cell>
          <table:table-cell office:value-type="float" office:value="707.11" calcext:value-type="float">
            <text:p>707,11</text:p>
          </table:table-cell>
          <table:table-cell office:value-type="float" office:value="716.12" calcext:value-type="float">
            <text:p>716,12</text:p>
          </table:table-cell>
          <table:table-cell office:value-type="float" office:value="664.2" calcext:value-type="float">
            <text:p>664,2</text:p>
          </table:table-cell>
          <table:table-cell office:value-type="float" office:value="684.58" calcext:value-type="float">
            <text:p>684,58</text:p>
          </table:table-cell>
          <table:table-cell table:formula="of:=MIN([.B9:.F9])" office:value-type="float" office:value="717.42" calcext:value-type="float">
            <text:p>717,42</text:p>
          </table:table-cell>
          <table:table-cell table:formula="of:=MAX([.B9:.F9])" office:value-type="float" office:value="767.67" calcext:value-type="float">
            <text:p>767,67</text:p>
          </table:table-cell>
          <table:table-cell table:formula="of:=MIN([.G9:.K9])" office:value-type="float" office:value="664.2" calcext:value-type="float">
            <text:p>664,2</text:p>
          </table:table-cell>
          <table:table-cell table:formula="of:=MAX([.G9:.K9])" office:value-type="float" office:value="716.12" calcext:value-type="float">
            <text:p>716,12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0" office:value-type="float" office:value="698.11" calcext:value-type="float">
            <text:p>698,11</text:p>
          </table:table-cell>
          <table:table-cell table:style-name="ce47" office:value-type="float" office:value="695.89" calcext:value-type="float">
            <text:p>695,89</text:p>
          </table:table-cell>
          <table:table-cell table:style-name="ce58"/>
          <table:table-cell table:style-name="ce47" office:value-type="float" office:value="673.5" calcext:value-type="float">
            <text:p>673,5</text:p>
          </table:table-cell>
          <table:table-cell table:style-name="ce47" office:value-type="float" office:value="687.39" calcext:value-type="float">
            <text:p>687,39</text:p>
          </table:table-cell>
          <table:table-cell table:style-name="ce47" office:value-type="float" office:value="652.1" calcext:value-type="float">
            <text:p>652,1</text:p>
          </table:table-cell>
          <table:table-cell table:style-name="ce47" office:value-type="float" office:value="719.76" calcext:value-type="float">
            <text:p>719,76</text:p>
          </table:table-cell>
          <table:table-cell table:style-name="ce47" office:value-type="float" office:value="705.25" calcext:value-type="float">
            <text:p>705,25</text:p>
          </table:table-cell>
          <table:table-cell table:style-name="ce47" office:value-type="float" office:value="701.72" calcext:value-type="float">
            <text:p>701,72</text:p>
          </table:table-cell>
          <table:table-cell table:style-name="ce54" office:value-type="float" office:value="676.66" calcext:value-type="float">
            <text:p>676,66</text:p>
          </table:table-cell>
          <table:table-cell table:formula="of:=MIN([.B10:.F10])" office:value-type="float" office:value="673.5" calcext:value-type="float">
            <text:p>673,5</text:p>
          </table:table-cell>
          <table:table-cell table:formula="of:=MAX([.B10:.F10])" office:value-type="float" office:value="698.11" calcext:value-type="float">
            <text:p>698,11</text:p>
          </table:table-cell>
          <table:table-cell table:formula="of:=MIN([.G10:.K10])" office:value-type="float" office:value="652.1" calcext:value-type="float">
            <text:p>652,1</text:p>
          </table:table-cell>
          <table:table-cell table:formula="of:=MAX([.G10:.K10])" office:value-type="float" office:value="719.76" calcext:value-type="float">
            <text:p>719,76</text:p>
          </table:table-cell>
        </table:table-row>
        <table:table-row table:style-name="ro2">
          <table:table-cell table:style-name="ce34" office:value-type="string" calcext:value-type="string">
            <text:p>Totale Risultato</text:p>
          </table:table-cell>
          <table:table-cell table:style-name="ce41" office:value-type="float" office:value="854.81625" calcext:value-type="float">
            <text:p>854,81625</text:p>
          </table:table-cell>
          <table:table-cell table:style-name="ce48" office:value-type="float" office:value="906.316216216216" calcext:value-type="float">
            <text:p>906,316216216216</text:p>
          </table:table-cell>
          <table:table-cell table:style-name="ce48" office:value-type="float" office:value="1061.85" calcext:value-type="float">
            <text:p>1061,85</text:p>
          </table:table-cell>
          <table:table-cell table:style-name="ce48" office:value-type="float" office:value="853.3125" calcext:value-type="float">
            <text:p>853,3125</text:p>
          </table:table-cell>
          <table:table-cell table:style-name="ce48" office:value-type="float" office:value="841.60375" calcext:value-type="float">
            <text:p>841,60375</text:p>
          </table:table-cell>
          <table:table-cell table:style-name="ce48" office:value-type="float" office:value="753.71375" calcext:value-type="float">
            <text:p>753,71375</text:p>
          </table:table-cell>
          <table:table-cell table:style-name="ce48" office:value-type="float" office:value="781.2825" calcext:value-type="float">
            <text:p>781,2825</text:p>
          </table:table-cell>
          <table:table-cell table:style-name="ce48" office:value-type="float" office:value="779.62125" calcext:value-type="float">
            <text:p>779,62125</text:p>
          </table:table-cell>
          <table:table-cell table:style-name="ce48" office:value-type="float" office:value="744.725" calcext:value-type="float">
            <text:p>744,725</text:p>
          </table:table-cell>
          <table:table-cell table:style-name="ce55" office:value-type="float" office:value="761.53" calcext:value-type="float">
            <text:p>761,53</text:p>
          </table:table-cell>
          <table:table-cell table:formula="of:=MIN([.B11:.F11])" office:value-type="float" office:value="841.60375" calcext:value-type="float">
            <text:p>841,60375</text:p>
          </table:table-cell>
          <table:table-cell table:formula="of:=MAX([.B11:.F11])" office:value-type="float" office:value="1061.85" calcext:value-type="float">
            <text:p>1061,85</text:p>
          </table:table-cell>
          <table:table-cell table:formula="of:=MIN([.G11:.K11])" office:value-type="float" office:value="744.725" calcext:value-type="float">
            <text:p>744,725</text:p>
          </table:table-cell>
          <table:table-cell table:formula="of:=MAX([.G11:.K11])" office:value-type="float" office:value="781.2825" calcext:value-type="float">
            <text:p>781,2825</text:p>
          </table:table-cell>
        </table:table-row>
        <table:table-row table:style-name="ro2">
          <table:table-cell table:style-name="Default" table:number-columns-repeated="11"/>
          <table:table-cell table:formula="of:=MIN([.B12:.F12])" office:value-type="float" office:value="0" calcext:value-type="float">
            <text:p>0</text:p>
          </table:table-cell>
          <table:table-cell table:formula="of:=MAX([.B12:.F12])" office:value-type="float" office:value="0" calcext:value-type="float">
            <text:p>0</text:p>
          </table:table-cell>
          <table:table-cell table:formula="of:=MIN([.G12:.K12])" office:value-type="float" office:value="0" calcext:value-type="float">
            <text:p>0</text:p>
          </table:table-cell>
          <table:table-cell table:formula="of:=MAX([.G12:.K12])"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 table:number-columns-repeated="11"/>
          <table:table-cell table:number-columns-repeated="4"/>
        </table:table-row>
        <table:table-row table:style-name="ro2">
          <table:table-cell table:style-name="ce29"/>
          <table:table-cell table:style-name="ce36" office:value-type="string" calcext:value-type="string">
            <text:p>Dati</text:p>
          </table:table-cell>
          <table:table-cell table:style-name="ce43" table:number-columns-repeated="8"/>
          <table:table-cell table:style-name="ce50"/>
          <table:table-cell table:number-columns-repeated="4"/>
        </table:table-row>
        <table:table-row table:style-name="ro2">
          <table:table-cell table:style-name="ce31" office:value-type="string" calcext:value-type="string">
            <text:p>Team Size</text:p>
          </table:table-cell>
          <table:table-cell table:style-name="ce37" office:value-type="string" calcext:value-type="string">
            <text:p>Dev.St - PB OR</text:p>
          </table:table-cell>
          <table:table-cell table:style-name="ce44" office:value-type="string" calcext:value-type="string">
            <text:p>Dev.St - PB V C1</text:p>
          </table:table-cell>
          <table:table-cell table:style-name="ce44" office:value-type="string" calcext:value-type="string">
            <text:p>Dev.St - PB V B1</text:p>
          </table:table-cell>
          <table:table-cell table:style-name="ce44" office:value-type="string" calcext:value-type="string">
            <text:p>Dev.St - PB T C1</text:p>
          </table:table-cell>
          <table:table-cell table:style-name="ce44" office:value-type="string" calcext:value-type="string">
            <text:p>Dev.St - PB T B1</text:p>
          </table:table-cell>
          <table:table-cell table:style-name="ce44" office:value-type="string" calcext:value-type="string">
            <text:p>Dev.St - PR OR</text:p>
          </table:table-cell>
          <table:table-cell table:style-name="ce44" office:value-type="string" calcext:value-type="string">
            <text:p>Dev.St - PR V C1 </text:p>
          </table:table-cell>
          <table:table-cell table:style-name="ce44" office:value-type="string" calcext:value-type="string">
            <text:p>Dev.St - PR V B1</text:p>
          </table:table-cell>
          <table:table-cell table:style-name="ce44" office:value-type="string" calcext:value-type="string">
            <text:p>Dev.St - PR T C1</text:p>
          </table:table-cell>
          <table:table-cell table:style-name="ce51" office:value-type="string" calcext:value-type="string">
            <text:p>Dev.St - PR T B1</text:p>
          </table:table-cell>
          <table:table-cell table:style-name="ce90" office:value-type="string" calcext:value-type="string">
            <text:p>Min PB </text:p>
          </table:table-cell>
          <table:table-cell table:style-name="ce90" office:value-type="string" calcext:value-type="string">
            <text:p>Max PB</text:p>
          </table:table-cell>
          <table:table-cell table:style-name="ce90" office:value-type="string" calcext:value-type="string">
            <text:p>Min PR</text:p>
          </table:table-cell>
          <table:table-cell table:style-name="ce90" office:value-type="string" calcext:value-type="string">
            <text:p>Max PR</text:p>
          </table:table-cell>
        </table:table-row>
        <table:table-row table:style-name="ro2">
          <table:table-cell table:style-name="ce32" office:value-type="float" office:value="4" calcext:value-type="float">
            <text:p>4</text:p>
          </table:table-cell>
          <table:table-cell table:style-name="ce38" office:value-type="float" office:value="107.758131479717" calcext:value-type="float">
            <text:p>107,758131479717</text:p>
          </table:table-cell>
          <table:table-cell table:style-name="ce45" office:value-type="float" office:value="44.8434710966937" calcext:value-type="float">
            <text:p>44,8434710966937</text:p>
          </table:table-cell>
          <table:table-cell table:style-name="ce45" office:value-type="float" office:value="98.3113854037263" calcext:value-type="float">
            <text:p>98,3113854037263</text:p>
          </table:table-cell>
          <table:table-cell table:style-name="ce45" office:value-type="float" office:value="76.5618442829063" calcext:value-type="float">
            <text:p>76,5618442829063</text:p>
          </table:table-cell>
          <table:table-cell table:style-name="ce45" office:value-type="float" office:value="31.6057415670002" calcext:value-type="float">
            <text:p>31,6057415670002</text:p>
          </table:table-cell>
          <table:table-cell table:style-name="ce45" office:value-type="float" office:value="46.033402003328" calcext:value-type="float">
            <text:p>46,033402003328</text:p>
          </table:table-cell>
          <table:table-cell table:style-name="ce45" office:value-type="float" office:value="12.8503073893195" calcext:value-type="float">
            <text:p>12,8503073893195</text:p>
          </table:table-cell>
          <table:table-cell table:style-name="ce45" office:value-type="float" office:value="18.3482015467457" calcext:value-type="float">
            <text:p>18,3482015467457</text:p>
          </table:table-cell>
          <table:table-cell table:style-name="ce45" office:value-type="float" office:value="15.2271599453083" calcext:value-type="float">
            <text:p>15,2271599453083</text:p>
          </table:table-cell>
          <table:table-cell table:style-name="ce52" office:value-type="float" office:value="27.1034610336023" calcext:value-type="float">
            <text:p>27,1034610336023</text:p>
          </table:table-cell>
          <table:table-cell table:style-name="ce90" table:formula="of:=MIN([.B17:.F17])" office:value-type="float" office:value="31.6057415670002" calcext:value-type="float">
            <text:p>31,61</text:p>
          </table:table-cell>
          <table:table-cell table:style-name="ce90" table:formula="of:=MAX([.B17:.F17])" office:value-type="float" office:value="107.758131479717" calcext:value-type="float">
            <text:p>107,76</text:p>
          </table:table-cell>
          <table:table-cell table:style-name="ce90" table:formula="of:=MIN([.G17:.K17])" office:value-type="float" office:value="12.8503073893195" calcext:value-type="float">
            <text:p>12,85</text:p>
          </table:table-cell>
          <table:table-cell table:style-name="ce90" table:formula="of:=MAX([.G17:.K17])" office:value-type="float" office:value="46.033402003328" calcext:value-type="float">
            <text:p>46,0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8.4683341647425" calcext:value-type="float">
            <text:p>58,4683341647425</text:p>
          </table:table-cell>
          <table:table-cell table:style-name="ce46" office:value-type="float" office:value="82.9872429955352" calcext:value-type="float">
            <text:p>82,9872429955352</text:p>
          </table:table-cell>
          <table:table-cell table:style-name="ce46" office:value-type="float" office:value="47.5784457501503" calcext:value-type="float">
            <text:p>47,5784457501503</text:p>
          </table:table-cell>
          <table:table-cell office:value-type="float" office:value="148.678369644007" calcext:value-type="float">
            <text:p>148,678369644007</text:p>
          </table:table-cell>
          <table:table-cell office:value-type="float" office:value="51.0636622266754" calcext:value-type="float">
            <text:p>51,0636622266754</text:p>
          </table:table-cell>
          <table:table-cell office:value-type="float" office:value="23.6138010493864" calcext:value-type="float">
            <text:p>23,6138010493864</text:p>
          </table:table-cell>
          <table:table-cell office:value-type="float" office:value="11.911947783633" calcext:value-type="float">
            <text:p>11,911947783633</text:p>
          </table:table-cell>
          <table:table-cell office:value-type="float" office:value="21.3475150778726" calcext:value-type="float">
            <text:p>21,3475150778726</text:p>
          </table:table-cell>
          <table:table-cell office:value-type="float" office:value="6.94135433471017" calcext:value-type="float">
            <text:p>6,94135433471017</text:p>
          </table:table-cell>
          <table:table-cell office:value-type="float" office:value="25.0616360200207" calcext:value-type="float">
            <text:p>25,0616360200207</text:p>
          </table:table-cell>
          <table:table-cell table:style-name="ce90" table:formula="of:=MIN([.B18:.F18])" office:value-type="float" office:value="47.5784457501503" calcext:value-type="float">
            <text:p>47,58</text:p>
          </table:table-cell>
          <table:table-cell table:style-name="ce90" table:formula="of:=MAX([.B18:.F18])" office:value-type="float" office:value="148.678369644007" calcext:value-type="float">
            <text:p>148,68</text:p>
          </table:table-cell>
          <table:table-cell table:style-name="ce90" table:formula="of:=MIN([.G18:.K18])" office:value-type="float" office:value="6.94135433471017" calcext:value-type="float">
            <text:p>6,94</text:p>
          </table:table-cell>
          <table:table-cell table:style-name="ce90" table:formula="of:=MAX([.G18:.K18])" office:value-type="float" office:value="25.0616360200207" calcext:value-type="float">
            <text:p>25,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01.123107646077" calcext:value-type="float">
            <text:p>101,123107646077</text:p>
          </table:table-cell>
          <table:table-cell table:number-columns-repeated="2"/>
          <table:table-cell office:value-type="float" office:value="130.209047304709" calcext:value-type="float">
            <text:p>130,209047304709</text:p>
          </table:table-cell>
          <table:table-cell office:value-type="float" office:value="75.6779254472531" calcext:value-type="float">
            <text:p>75,6779254472531</text:p>
          </table:table-cell>
          <table:table-cell office:value-type="float" office:value="62.0443260903042" calcext:value-type="float">
            <text:p>62,0443260903042</text:p>
          </table:table-cell>
          <table:table-cell office:value-type="float" office:value="44.5766317704692" calcext:value-type="float">
            <text:p>44,5766317704692</text:p>
          </table:table-cell>
          <table:table-cell office:value-type="float" office:value="91.2655049840847" calcext:value-type="float">
            <text:p>91,2655049840847</text:p>
          </table:table-cell>
          <table:table-cell office:value-type="float" office:value="33.6050948518227" calcext:value-type="float">
            <text:p>33,6050948518227</text:p>
          </table:table-cell>
          <table:table-cell office:value-type="float" office:value="37.7654551144296" calcext:value-type="float">
            <text:p>37,7654551144296</text:p>
          </table:table-cell>
          <table:table-cell table:style-name="ce90" table:formula="of:=MIN([.B19:.F19])" office:value-type="float" office:value="75.6779254472531" calcext:value-type="float">
            <text:p>75,68</text:p>
          </table:table-cell>
          <table:table-cell table:style-name="ce90" table:formula="of:=MAX([.B19:.F19])" office:value-type="float" office:value="130.209047304709" calcext:value-type="float">
            <text:p>130,21</text:p>
          </table:table-cell>
          <table:table-cell table:style-name="ce90" table:formula="of:=MIN([.G19:.K19])" office:value-type="float" office:value="33.6050948518227" calcext:value-type="float">
            <text:p>33,61</text:p>
          </table:table-cell>
          <table:table-cell table:style-name="ce90" table:formula="of:=MAX([.G19:.K19])" office:value-type="float" office:value="91.2655049840847" calcext:value-type="float">
            <text:p>91,2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7.23" calcext:value-type="float">
            <text:p>27,23</text:p>
          </table:table-cell>
          <table:table-cell table:number-columns-repeated="2"/>
          <table:table-cell office:value-type="float" office:value="42.0497514855914" calcext:value-type="float">
            <text:p>42,0497514855914</text:p>
          </table:table-cell>
          <table:table-cell office:value-type="float" office:value="50.2531352255757" calcext:value-type="float">
            <text:p>50,2531352255757</text:p>
          </table:table-cell>
          <table:table-cell office:value-type="float" office:value="37.633507676006" calcext:value-type="float">
            <text:p>37,633507676006</text:p>
          </table:table-cell>
          <table:table-cell office:value-type="float" office:value="29.5290788884448" calcext:value-type="float">
            <text:p>29,5290788884448</text:p>
          </table:table-cell>
          <table:table-cell office:value-type="float" office:value="51.0590452319665" calcext:value-type="float">
            <text:p>51,0590452319665</text:p>
          </table:table-cell>
          <table:table-cell office:value-type="float" office:value="27.0460052503137" calcext:value-type="float">
            <text:p>27,0460052503137</text:p>
          </table:table-cell>
          <table:table-cell office:value-type="float" office:value="40.8293815774866" calcext:value-type="float">
            <text:p>40,8293815774866</text:p>
          </table:table-cell>
          <table:table-cell table:style-name="ce90" table:formula="of:=MIN([.B20:.F20])" office:value-type="float" office:value="27.23" calcext:value-type="float">
            <text:p>27,23</text:p>
          </table:table-cell>
          <table:table-cell table:style-name="ce90" table:formula="of:=MAX([.B20:.F20])" office:value-type="float" office:value="50.2531352255757" calcext:value-type="float">
            <text:p>50,25</text:p>
          </table:table-cell>
          <table:table-cell table:style-name="ce90" table:formula="of:=MIN([.G20:.K20])" office:value-type="float" office:value="27.0460052503137" calcext:value-type="float">
            <text:p>27,05</text:p>
          </table:table-cell>
          <table:table-cell table:style-name="ce90" table:formula="of:=MAX([.G20:.K20])" office:value-type="float" office:value="51.0590452319665" calcext:value-type="float">
            <text:p>51,0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.1894424558452" calcext:value-type="float">
            <text:p>39,1894424558452</text:p>
          </table:table-cell>
          <table:table-cell table:number-columns-repeated="2"/>
          <table:table-cell office:value-type="float" office:value="62.2505582304287" calcext:value-type="float">
            <text:p>62,2505582304287</text:p>
          </table:table-cell>
          <table:table-cell office:value-type="float" office:value="139.4687093939" calcext:value-type="float">
            <text:p>139,4687093939</text:p>
          </table:table-cell>
          <table:table-cell office:value-type="float" office:value="22.4622104878393" calcext:value-type="float">
            <text:p>22,4622104878393</text:p>
          </table:table-cell>
          <table:table-cell office:value-type="float" office:value="26.0958694049461" calcext:value-type="float">
            <text:p>26,0958694049461</text:p>
          </table:table-cell>
          <table:table-cell office:value-type="float" office:value="25.2566030970121" calcext:value-type="float">
            <text:p>25,2566030970121</text:p>
          </table:table-cell>
          <table:table-cell office:value-type="float" office:value="11.4328299208901" calcext:value-type="float">
            <text:p>11,4328299208901</text:p>
          </table:table-cell>
          <table:table-cell office:value-type="float" office:value="23.4039654759615" calcext:value-type="float">
            <text:p>23,4039654759615</text:p>
          </table:table-cell>
          <table:table-cell table:style-name="ce90" table:formula="of:=MIN([.B21:.F21])" office:value-type="float" office:value="39.1894424558452" calcext:value-type="float">
            <text:p>39,19</text:p>
          </table:table-cell>
          <table:table-cell table:style-name="ce90" table:formula="of:=MAX([.B21:.F21])" office:value-type="float" office:value="139.4687093939" calcext:value-type="float">
            <text:p>139,47</text:p>
          </table:table-cell>
          <table:table-cell table:style-name="ce90" table:formula="of:=MIN([.G21:.K21])" office:value-type="float" office:value="11.4328299208901" calcext:value-type="float">
            <text:p>11,43</text:p>
          </table:table-cell>
          <table:table-cell table:style-name="ce90" table:formula="of:=MAX([.G21:.K21])" office:value-type="float" office:value="26.0958694049461" calcext:value-type="float">
            <text:p>26,1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5.7282558492548" calcext:value-type="float">
            <text:p>55,7282558492548</text:p>
          </table:table-cell>
          <table:table-cell table:number-columns-repeated="2"/>
          <table:table-cell office:value-type="float" office:value="14.3238821553376" calcext:value-type="float">
            <text:p>14,3238821553376</text:p>
          </table:table-cell>
          <table:table-cell office:value-type="float" office:value="41.7555026313898" calcext:value-type="float">
            <text:p>41,7555026313898</text:p>
          </table:table-cell>
          <table:table-cell office:value-type="float" office:value="15.6167090002983" calcext:value-type="float">
            <text:p>15,6167090002983</text:p>
          </table:table-cell>
          <table:table-cell office:value-type="float" office:value="19.7979392867035" calcext:value-type="float">
            <text:p>19,7979392867035</text:p>
          </table:table-cell>
          <table:table-cell office:value-type="float" office:value="18.7545301194138" calcext:value-type="float">
            <text:p>18,7545301194138</text:p>
          </table:table-cell>
          <table:table-cell office:value-type="float" office:value="16.7005868160373" calcext:value-type="float">
            <text:p>16,7005868160373</text:p>
          </table:table-cell>
          <table:table-cell office:value-type="float" office:value="10.8349434700879" calcext:value-type="float">
            <text:p>10,8349434700879</text:p>
          </table:table-cell>
          <table:table-cell table:style-name="ce90" table:formula="of:=MIN([.B22:.F22])" office:value-type="float" office:value="14.3238821553376" calcext:value-type="float">
            <text:p>14,32</text:p>
          </table:table-cell>
          <table:table-cell table:style-name="ce90" table:formula="of:=MAX([.B22:.F22])" office:value-type="float" office:value="55.7282558492548" calcext:value-type="float">
            <text:p>55,73</text:p>
          </table:table-cell>
          <table:table-cell table:style-name="ce90" table:formula="of:=MIN([.G22:.K22])" office:value-type="float" office:value="10.8349434700879" calcext:value-type="float">
            <text:p>10,83</text:p>
          </table:table-cell>
          <table:table-cell table:style-name="ce90" table:formula="of:=MAX([.G22:.K22])" office:value-type="float" office:value="19.7979392867035" calcext:value-type="float">
            <text:p>19,8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2.6296313876508" calcext:value-type="float">
            <text:p>52,6296313876508</text:p>
          </table:table-cell>
          <table:table-cell table:style-name="ce46" office:value-type="float" office:value="55.7328760193457" calcext:value-type="float">
            <text:p>55,7328760193457</text:p>
          </table:table-cell>
          <table:table-cell/>
          <table:table-cell office:value-type="float" office:value="26.4509659558966" calcext:value-type="float">
            <text:p>26,4509659558966</text:p>
          </table:table-cell>
          <table:table-cell office:value-type="float" office:value="33.6674976795128" calcext:value-type="float">
            <text:p>33,6674976795128</text:p>
          </table:table-cell>
          <table:table-cell office:value-type="float" office:value="28.9430060636417" calcext:value-type="float">
            <text:p>28,9430060636417</text:p>
          </table:table-cell>
          <table:table-cell office:value-type="float" office:value="31.158961792717" calcext:value-type="float">
            <text:p>31,158961792717</text:p>
          </table:table-cell>
          <table:table-cell office:value-type="float" office:value="26.9864336287698" calcext:value-type="float">
            <text:p>26,9864336287698</text:p>
          </table:table-cell>
          <table:table-cell office:value-type="float" office:value="25.9110015244491" calcext:value-type="float">
            <text:p>25,9110015244491</text:p>
          </table:table-cell>
          <table:table-cell office:value-type="float" office:value="39.7809703250185" calcext:value-type="float">
            <text:p>39,7809703250185</text:p>
          </table:table-cell>
          <table:table-cell table:style-name="ce90" table:formula="of:=MIN([.B23:.F23])" office:value-type="float" office:value="26.4509659558966" calcext:value-type="float">
            <text:p>26,45</text:p>
          </table:table-cell>
          <table:table-cell table:style-name="ce90" table:formula="of:=MAX([.B23:.F23])" office:value-type="float" office:value="55.7328760193457" calcext:value-type="float">
            <text:p>55,73</text:p>
          </table:table-cell>
          <table:table-cell table:style-name="ce90" table:formula="of:=MIN([.G23:.K23])" office:value-type="float" office:value="25.9110015244491" calcext:value-type="float">
            <text:p>25,91</text:p>
          </table:table-cell>
          <table:table-cell table:style-name="ce90" table:formula="of:=MAX([.G23:.K23])" office:value-type="float" office:value="39.7809703250185" calcext:value-type="float">
            <text:p>39,78</text:p>
          </table:table-cell>
        </table:table-row>
        <table:table-row table:style-name="ro2">
          <table:table-cell table:style-name="ce35" office:value-type="float" office:value="11" calcext:value-type="float">
            <text:p>11</text:p>
          </table:table-cell>
          <table:table-cell table:style-name="ce42" office:value-type="float" office:value="31.6366069609242" calcext:value-type="float">
            <text:p>31,6366069609242</text:p>
          </table:table-cell>
          <table:table-cell table:style-name="ce49" office:value-type="float" office:value="26.9695550575088" calcext:value-type="float">
            <text:p>26,9695550575088</text:p>
          </table:table-cell>
          <table:table-cell table:style-name="ce59"/>
          <table:table-cell table:style-name="ce49" office:value-type="float" office:value="20.2950240206806" calcext:value-type="float">
            <text:p>20,2950240206806</text:p>
          </table:table-cell>
          <table:table-cell table:style-name="ce49" office:value-type="float" office:value="21.0219623251494" calcext:value-type="float">
            <text:p>21,0219623251494</text:p>
          </table:table-cell>
          <table:table-cell table:style-name="ce49" office:value-type="float" office:value="25.8332731182094" calcext:value-type="float">
            <text:p>25,8332731182094</text:p>
          </table:table-cell>
          <table:table-cell table:style-name="ce49" office:value-type="float" office:value="28.7386916890801" calcext:value-type="float">
            <text:p>28,7386916890801</text:p>
          </table:table-cell>
          <table:table-cell table:style-name="ce49" office:value-type="float" office:value="37.0617390309737" calcext:value-type="float">
            <text:p>37,0617390309737</text:p>
          </table:table-cell>
          <table:table-cell table:style-name="ce49" office:value-type="float" office:value="30.245819545848" calcext:value-type="float">
            <text:p>30,245819545848</text:p>
          </table:table-cell>
          <table:table-cell table:style-name="ce56" office:value-type="float" office:value="19.7243605726523" calcext:value-type="float">
            <text:p>19,7243605726523</text:p>
          </table:table-cell>
          <table:table-cell table:style-name="ce90" table:formula="of:=MIN([.B24:.F24])" office:value-type="float" office:value="20.2950240206806" calcext:value-type="float">
            <text:p>20,30</text:p>
          </table:table-cell>
          <table:table-cell table:style-name="ce90" table:formula="of:=MAX([.B24:.F24])" office:value-type="float" office:value="31.6366069609242" calcext:value-type="float">
            <text:p>31,64</text:p>
          </table:table-cell>
          <table:table-cell table:style-name="ce90" table:formula="of:=MIN([.G24:.K24])" office:value-type="float" office:value="19.7243605726523" calcext:value-type="float">
            <text:p>19,72</text:p>
          </table:table-cell>
          <table:table-cell table:style-name="ce90" table:formula="of:=MAX([.G24:.K24])" office:value-type="float" office:value="37.0617390309737" calcext:value-type="float">
            <text:p>37,06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5:.F25])" office:value-type="float" office:value="0" calcext:value-type="float">
            <text:p>0,00</text:p>
          </table:table-cell>
          <table:table-cell table:style-name="ce90" table:formula="of:=MAX([.B25:.F25])" office:value-type="float" office:value="0" calcext:value-type="float">
            <text:p>0,00</text:p>
          </table:table-cell>
          <table:table-cell table:style-name="ce90" table:formula="of:=MIN([.G25:.K25])" office:value-type="float" office:value="0" calcext:value-type="float">
            <text:p>0,00</text:p>
          </table:table-cell>
          <table:table-cell table:style-name="ce90" table:formula="of:=MAX([.G25:.K25])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1"/>
          <table:table-cell table:style-name="ce90" table:formula="of:=MIN([.B26:.F26])" office:value-type="float" office:value="0" calcext:value-type="float">
            <text:p>0,00</text:p>
          </table:table-cell>
          <table:table-cell table:style-name="ce90" table:formula="of:=MAX([.B26:.F26])" office:value-type="float" office:value="0" calcext:value-type="float">
            <text:p>0,00</text:p>
          </table:table-cell>
          <table:table-cell table:style-name="ce90" table:formula="of:=MIN([.G26:.K26])" office:value-type="float" office:value="0" calcext:value-type="float">
            <text:p>0,00</text:p>
          </table:table-cell>
          <table:table-cell table:style-name="ce90" table:formula="of:=MAX([.G26:.K26])" office:value-type="float" office:value="0" calcext:value-type="float">
            <text:p>0,00</text:p>
          </table:table-cell>
        </table:table-row>
      </table:table>
      <table:table table:name="Punteggi" table:style-name="ta1">
        <table:table-column table:style-name="co1" table:default-cell-style-name="Default"/>
        <table:table-column table:style-name="co1" table:default-cell-style-name="ce139"/>
        <table:table-column table:style-name="co1" table:number-columns-repeated="3" table:default-cell-style-name="Default"/>
        <table:table-column table:style-name="co1" table:default-cell-style-name="ce98"/>
        <table:table-column table:style-name="co1" table:default-cell-style-name="ce139"/>
        <table:table-column table:style-name="co1" table:number-columns-repeated="3" table:default-cell-style-name="Default"/>
        <table:table-column table:style-name="co1" table:default-cell-style-name="ce152"/>
        <table:table-row table:style-name="ro1">
          <table:table-cell table:style-name="ce97" office:value-type="string" calcext:value-type="string">
            <text:p>Migliori</text:p>
          </table:table-cell>
          <table:table-cell table:style-name="ce101"/>
          <table:table-cell table:style-name="ce142" table:number-columns-repeated="3"/>
          <table:table-cell table:style-name="ce148"/>
          <table:table-cell table:style-name="ce142" table:number-columns-repeated="4"/>
          <table:table-cell table:style-name="ce148"/>
        </table:table-row>
        <table:table-row table:style-name="ro1">
          <table:table-cell table:style-name="ce97" office:value-type="string" calcext:value-type="string">
            <text:p>Team Size</text:p>
          </table:table-cell>
          <table:table-cell table:style-name="ce101" office:value-type="string" calcext:value-type="string">
            <text:p>PB OR</text:p>
          </table:table-cell>
          <table:table-cell table:style-name="ce142" office:value-type="string" calcext:value-type="string">
            <text:p>PB V C1</text:p>
          </table:table-cell>
          <table:table-cell table:style-name="ce142" office:value-type="string" calcext:value-type="string">
            <text:p>PB V B1</text:p>
          </table:table-cell>
          <table:table-cell table:style-name="ce142" office:value-type="string" calcext:value-type="string">
            <text:p>PB T C1</text:p>
          </table:table-cell>
          <table:table-cell table:style-name="ce148" office:value-type="string" calcext:value-type="string">
            <text:p>PB T B1</text:p>
          </table:table-cell>
          <table:table-cell table:style-name="ce142" office:value-type="string" calcext:value-type="string">
            <text:p>PR OR</text:p>
          </table:table-cell>
          <table:table-cell table:style-name="ce142" office:value-type="string" calcext:value-type="string">
            <text:p>PR V C1 </text:p>
          </table:table-cell>
          <table:table-cell table:style-name="ce142" office:value-type="string" calcext:value-type="string">
            <text:p>PR V B1</text:p>
          </table:table-cell>
          <table:table-cell table:style-name="ce142" office:value-type="string" calcext:value-type="string">
            <text:p>PR T C1</text:p>
          </table:table-cell>
          <table:table-cell table:style-name="ce148" office:value-type="string" calcext:value-type="string">
            <text:p>PR T B1</text:p>
          </table:table-cell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36"/>
          <table:table-cell table:number-columns-repeated="2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3" table:style-name="ce156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3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"/>
          <table:table-cell table:style-name="ce136" office:value-type="float" office:value="1" calcext:value-type="float">
            <text:p>1</text:p>
          </table:table-cell>
          <table:table-cell/>
          <table:table-cell table:style-name="ce1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36" office:value-type="float" office:value="1" calcext:value-type="float">
            <text:p>1</text:p>
          </table:table-cell>
          <table:table-cell table:style-name="ce143" office:value-type="float" office:value="3" calcext:value-type="float">
            <text:p>3</text:p>
          </table:table-cell>
          <table:table-cell table:number-columns-repeated="2"/>
          <table:table-cell table:style-name="ce150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36" office:value-type="float" office:value="1" calcext:value-type="float">
            <text:p>1</text:p>
          </table:table-cell>
          <table:table-cell table:style-name="ce143" office:value-type="float" office:value="5" calcext:value-type="float">
            <text:p>5</text:p>
          </table:table-cell>
          <table:table-cell table:number-columns-repeated="2"/>
          <table:table-cell table:style-name="ce150"/>
          <table:table-cell table:style-name="ce136" office:value-type="float" office:value="1" calcext:value-type="float">
            <text:p>1</text:p>
          </table:table-cell>
          <table:table-cell/>
          <table:table-cell table:style-name="ce14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37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50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50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36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36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37" office:value-type="float" office:value="2" calcext:value-type="float">
            <text:p>2</text:p>
          </table:table-cell>
          <table:table-cell table:style-name="ce14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0" office:value-type="float" office:value="1" calcext:value-type="float">
            <text:p>1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3"/>
          <table:table-cell table:style-name="ce150" office:value-type="float" office:value="2" calcext:value-type="float">
            <text:p>2</text:p>
          </table:table-cell>
        </table:table-row>
        <table:table-row table:style-name="ro2">
          <table:table-cell table:style-name="ce99" office:value-type="float" office:value="11" calcext:value-type="float">
            <text:p>11</text:p>
          </table:table-cell>
          <table:table-cell table:style-name="ce138" office:value-type="float" office:value="1" calcext:value-type="float">
            <text:p>1</text:p>
          </table:table-cell>
          <table:table-cell table:style-name="ce99"/>
          <table:table-cell table:number-columns-repeated="2" table:style-name="ce99" office:value-type="float" office:value="1" calcext:value-type="float">
            <text:p>1</text:p>
          </table:table-cell>
          <table:table-cell table:style-name="ce151" office:value-type="float" office:value="3" calcext:value-type="float">
            <text:p>3</text:p>
          </table:table-cell>
          <table:table-cell table:style-name="ce155" office:value-type="float" office:value="3" calcext:value-type="float">
            <text:p>3</text:p>
          </table:table-cell>
          <table:table-cell table:style-name="ce99" office:value-type="float" office:value="1" calcext:value-type="float">
            <text:p>1</text:p>
          </table:table-cell>
          <table:table-cell table:style-name="ce99" table:number-columns-repeated="2"/>
          <table:table-cell table:style-name="ce15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Default" table:formula="of:=SUM([.B5:.B12])" office:value-type="float" office:value="13" calcext:value-type="float">
            <text:p>13</text:p>
          </table:table-cell>
          <table:table-cell table:formula="of:=SUM([.C5:.C12])" office:value-type="float" office:value="14" calcext:value-type="float">
            <text:p>14</text:p>
          </table:table-cell>
          <table:table-cell table:formula="of:=SUM([.D5:.D12])" office:value-type="float" office:value="3" calcext:value-type="float">
            <text:p>3</text:p>
          </table:table-cell>
          <table:table-cell table:formula="of:=SUM([.E5:.E12])" office:value-type="float" office:value="7" calcext:value-type="float">
            <text:p>7</text:p>
          </table:table-cell>
          <table:table-cell table:style-name="Default" table:formula="of:=SUM([.F5:.F12])" office:value-type="float" office:value="11" calcext:value-type="float">
            <text:p>11</text:p>
          </table:table-cell>
          <table:table-cell table:style-name="Default" table:formula="of:=SUM([.G5:.G12])" office:value-type="float" office:value="15" calcext:value-type="float">
            <text:p>15</text:p>
          </table:table-cell>
          <table:table-cell table:formula="of:=SUM([.H5:.H12])" office:value-type="float" office:value="4" calcext:value-type="float">
            <text:p>4</text:p>
          </table:table-cell>
          <table:table-cell table:formula="of:=SUM([.I5:.I12])" office:value-type="float" office:value="7" calcext:value-type="float">
            <text:p>7</text:p>
          </table:table-cell>
          <table:table-cell table:formula="of:=SUM([.J5:.J12])" office:value-type="float" office:value="8" calcext:value-type="float">
            <text:p>8</text:p>
          </table:table-cell>
          <table:table-cell table:style-name="Default" table:formula="of:=SUM([.K5:.K12])" office:value-type="float" office:value="14" calcext:value-type="float">
            <text:p>14</text:p>
          </table:table-cell>
        </table:table-row>
        <table:table-row table:style-name="ro1">
          <table:table-cell table:style-name="ce100" office:value-type="string" calcext:value-type="string">
            <text:p>Peggiori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97" office:value-type="string" calcext:value-type="string">
            <text:p>Team Size</text:p>
          </table:table-cell>
          <table:table-cell table:style-name="ce101" office:value-type="string" calcext:value-type="string">
            <text:p>PB OR</text:p>
          </table:table-cell>
          <table:table-cell table:style-name="ce142" office:value-type="string" calcext:value-type="string">
            <text:p>PB V C1</text:p>
          </table:table-cell>
          <table:table-cell table:style-name="ce142" office:value-type="string" calcext:value-type="string">
            <text:p>PB V B1</text:p>
          </table:table-cell>
          <table:table-cell table:style-name="ce142" office:value-type="string" calcext:value-type="string">
            <text:p>PB T C1</text:p>
          </table:table-cell>
          <table:table-cell table:style-name="ce148" office:value-type="string" calcext:value-type="string">
            <text:p>PB T B1</text:p>
          </table:table-cell>
          <table:table-cell table:style-name="ce142" office:value-type="string" calcext:value-type="string">
            <text:p>PR OR</text:p>
          </table:table-cell>
          <table:table-cell table:style-name="ce142" office:value-type="string" calcext:value-type="string">
            <text:p>PR V C1 </text:p>
          </table:table-cell>
          <table:table-cell table:style-name="ce142" office:value-type="string" calcext:value-type="string">
            <text:p>PR V B1</text:p>
          </table:table-cell>
          <table:table-cell table:style-name="ce142" office:value-type="string" calcext:value-type="string">
            <text:p>PR T C1</text:p>
          </table:table-cell>
          <table:table-cell table:style-name="ce148" office:value-type="string" calcext:value-type="string">
            <text:p>PR T B1</text:p>
          </table:table-cell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4"/>
          <table:table-cell table:style-name="ce145" office:value-type="float" office:value="3" calcext:value-type="float">
            <text:p>3</text:p>
          </table:table-cell>
          <table:table-cell table:style-name="ce144"/>
          <table:table-cell table:style-name="ce1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4"/>
          <table:table-cell table:style-name="ce145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52"/>
          <table:table-cell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40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52"/>
          <table:table-cell office:value-type="float" office:value="2" calcext:value-type="float">
            <text:p>2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5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145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44"/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52"/>
          <table:table-cell/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45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2"/>
          <table:table-cell table:style-name="ce140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40" office:value-type="float" office:value="2" calcext:value-type="float">
            <text:p>2</text:p>
          </table:table-cell>
          <table:table-cell table:style-name="ce144"/>
          <table:table-cell table:style-name="ce144"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style-name="ce15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2" calcext:value-type="float">
            <text:p>2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99" office:value-type="float" office:value="11" calcext:value-type="float">
            <text:p>11</text:p>
          </table:table-cell>
          <table:table-cell table:style-name="ce141"/>
          <table:table-cell table:style-name="ce146" office:value-type="float" office:value="4" calcext:value-type="float">
            <text:p>4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/>
          <table:table-cell table:style-name="ce141" office:value-type="float" office:value="1" calcext:value-type="float">
            <text:p>1</text:p>
          </table:table-cell>
          <table:table-cell table:style-name="ce146" office:value-type="float" office:value="2" calcext:value-type="float">
            <text:p>2</text:p>
          </table:table-cell>
          <table:table-cell table:number-columns-repeated="2" table:style-name="ce147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Default" table:formula="of:=SUM([.B18:.B25])" office:value-type="float" office:value="11" calcext:value-type="float">
            <text:p>11</text:p>
          </table:table-cell>
          <table:table-cell table:formula="of:=SUM([.C18:.C25])" office:value-type="float" office:value="8" calcext:value-type="float">
            <text:p>8</text:p>
          </table:table-cell>
          <table:table-cell table:formula="of:=SUM([.D18:.D25])" office:value-type="float" office:value="13" calcext:value-type="float">
            <text:p>13</text:p>
          </table:table-cell>
          <table:table-cell table:formula="of:=SUM([.E18:.E25])" office:value-type="float" office:value="12" calcext:value-type="float">
            <text:p>12</text:p>
          </table:table-cell>
          <table:table-cell table:style-name="Default" table:formula="of:=SUM([.F18:.F25])" office:value-type="float" office:value="4" calcext:value-type="float">
            <text:p>4</text:p>
          </table:table-cell>
          <table:table-cell table:style-name="Default" table:formula="of:=SUM([.G18:.G25])" office:value-type="float" office:value="10" calcext:value-type="float">
            <text:p>10</text:p>
          </table:table-cell>
          <table:table-cell table:formula="of:=SUM([.H18:.H25])" office:value-type="float" office:value="12" calcext:value-type="float">
            <text:p>12</text:p>
          </table:table-cell>
          <table:table-cell table:formula="of:=SUM([.I18:.I25])" office:value-type="float" office:value="12" calcext:value-type="float">
            <text:p>12</text:p>
          </table:table-cell>
          <table:table-cell table:formula="of:=SUM([.J18:.J25])" office:value-type="float" office:value="9" calcext:value-type="float">
            <text:p>9</text:p>
          </table:table-cell>
          <table:table-cell table:style-name="Default" table:formula="of:=SUM([.K18:.K25])" office:value-type="float" office:value="5" calcext:value-type="float">
            <text:p>5</text:p>
          </table:table-cell>
        </table:table-row>
        <table:table-row table:style-name="ro1">
          <table:table-cell table:style-name="ce100" office:value-type="string" calcext:value-type="string">
            <text:p>Differenza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97" office:value-type="string" calcext:value-type="string">
            <text:p>Team Size</text:p>
          </table:table-cell>
          <table:table-cell table:style-name="ce101" office:value-type="string" calcext:value-type="string">
            <text:p>PB OR</text:p>
          </table:table-cell>
          <table:table-cell table:style-name="ce142" office:value-type="string" calcext:value-type="string">
            <text:p>PB V C1</text:p>
          </table:table-cell>
          <table:table-cell table:style-name="ce142" office:value-type="string" calcext:value-type="string">
            <text:p>PB V B1</text:p>
          </table:table-cell>
          <table:table-cell table:style-name="ce142" office:value-type="string" calcext:value-type="string">
            <text:p>PB T C1</text:p>
          </table:table-cell>
          <table:table-cell table:style-name="ce148" office:value-type="string" calcext:value-type="string">
            <text:p>PB T B1</text:p>
          </table:table-cell>
          <table:table-cell table:style-name="ce142" office:value-type="string" calcext:value-type="string">
            <text:p>PR OR</text:p>
          </table:table-cell>
          <table:table-cell table:style-name="ce142" office:value-type="string" calcext:value-type="string">
            <text:p>PR V C1 </text:p>
          </table:table-cell>
          <table:table-cell table:style-name="ce142" office:value-type="string" calcext:value-type="string">
            <text:p>PR V B1</text:p>
          </table:table-cell>
          <table:table-cell table:style-name="ce142" office:value-type="string" calcext:value-type="string">
            <text:p>PR T C1</text:p>
          </table:table-cell>
          <table:table-cell table:style-name="ce148" office:value-type="string" calcext:value-type="string">
            <text:p>PR T B1</text:p>
          </table:table-cell>
        </table:table-row>
        <table:table-row table:style-name="ro1">
          <table:table-cell table:style-name="ce98" office:value-type="float" office:value="2" calcext:value-type="float">
            <text:p>2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1">
          <table:table-cell table:style-name="ce98" office:value-type="float" office:value="3" calcext:value-type="float">
            <text:p>3</text:p>
          </table:table-cell>
          <table:table-cell table:style-name="ce135" table:number-columns-repeated="4"/>
          <table:table-cell/>
          <table:table-cell table:style-name="ce135" table:number-columns-repeated="4"/>
          <table:table-cell table:style-name="ce9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-[.B18]" office:value-type="float" office:value="-2" calcext:value-type="float">
            <text:p>-2</text:p>
          </table:table-cell>
          <table:table-cell table:style-name="ce139" table:formula="of:=[.C5]-[.C18]" office:value-type="float" office:value="1" calcext:value-type="float">
            <text:p>1</text:p>
          </table:table-cell>
          <table:table-cell table:style-name="ce139" table:formula="of:=[.D5]-[.D18]" office:value-type="float" office:value="-2" calcext:value-type="float">
            <text:p>-2</text:p>
          </table:table-cell>
          <table:table-cell table:style-name="ce137" table:formula="of:=[.E5]-[.E18]" office:value-type="float" office:value="2" calcext:value-type="float">
            <text:p>2</text:p>
          </table:table-cell>
          <table:table-cell table:style-name="ce139" table:formula="of:=[.F5]-[.F18]" office:value-type="float" office:value="1" calcext:value-type="float">
            <text:p>1</text:p>
          </table:table-cell>
          <table:table-cell table:style-name="ce137" table:formula="of:=[.G5]-[.G18]" office:value-type="float" office:value="1" calcext:value-type="float">
            <text:p>1</text:p>
          </table:table-cell>
          <table:table-cell table:style-name="ce139" table:formula="of:=[.H5]-[.H18]" office:value-type="float" office:value="0" calcext:value-type="float">
            <text:p>0</text:p>
          </table:table-cell>
          <table:table-cell table:style-name="ce139" table:formula="of:=[.I5]-[.I18]" office:value-type="float" office:value="-1" calcext:value-type="float">
            <text:p>-1</text:p>
          </table:table-cell>
          <table:table-cell table:style-name="ce139" table:formula="of:=[.J5]-[.J18]" office:value-type="float" office:value="0" calcext:value-type="float">
            <text:p>0</text:p>
          </table:table-cell>
          <table:table-cell table:style-name="ce160" table:formula="of:=[.K5]-[.K18]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37" table:formula="of:=[.B6]-[.B19]" office:value-type="float" office:value="2" calcext:value-type="float">
            <text:p>2</text:p>
          </table:table-cell>
          <table:table-cell table:style-name="ce139" table:formula="of:=[.C6]-[.C19]" office:value-type="float" office:value="1" calcext:value-type="float">
            <text:p>1</text:p>
          </table:table-cell>
          <table:table-cell table:style-name="ce139" table:formula="of:=[.D6]-[.D19]" office:value-type="float" office:value="-3" calcext:value-type="float">
            <text:p>-3</text:p>
          </table:table-cell>
          <table:table-cell table:style-name="ce139" table:formula="of:=[.E6]-[.E19]" office:value-type="float" office:value="0" calcext:value-type="float">
            <text:p>0</text:p>
          </table:table-cell>
          <table:table-cell table:style-name="ce139" table:formula="of:=[.F6]-[.F19]" office:value-type="float" office:value="0" calcext:value-type="float">
            <text:p>0</text:p>
          </table:table-cell>
          <table:table-cell table:formula="of:=[.G6]-[.G19]" office:value-type="float" office:value="0" calcext:value-type="float">
            <text:p>0</text:p>
          </table:table-cell>
          <table:table-cell table:style-name="ce139" table:formula="of:=[.H6]-[.H19]" office:value-type="float" office:value="-2" calcext:value-type="float">
            <text:p>-2</text:p>
          </table:table-cell>
          <table:table-cell table:style-name="ce137" table:formula="of:=[.I6]-[.I19]" office:value-type="float" office:value="1" calcext:value-type="float">
            <text:p>1</text:p>
          </table:table-cell>
          <table:table-cell table:style-name="ce139" table:formula="of:=[.J6]-[.J19]" office:value-type="float" office:value="0" calcext:value-type="float">
            <text:p>0</text:p>
          </table:table-cell>
          <table:table-cell table:style-name="ce161" table:formula="of:=[.K6]-[.K19]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-[.B20]" office:value-type="float" office:value="-1" calcext:value-type="float">
            <text:p>-1</text:p>
          </table:table-cell>
          <table:table-cell table:style-name="ce137" table:formula="of:=[.C7]-[.C20]" office:value-type="float" office:value="2" calcext:value-type="float">
            <text:p>2</text:p>
          </table:table-cell>
          <table:table-cell table:style-name="ce139" table:formula="of:=[.D7]-[.D20]" office:value-type="float" office:value="-1" calcext:value-type="float">
            <text:p>-1</text:p>
          </table:table-cell>
          <table:table-cell table:style-name="ce139" table:formula="of:=[.E7]-[.E20]" office:value-type="float" office:value="-2" calcext:value-type="float">
            <text:p>-2</text:p>
          </table:table-cell>
          <table:table-cell table:style-name="ce137" table:formula="of:=[.F7]-[.F20]" office:value-type="float" office:value="2" calcext:value-type="float">
            <text:p>2</text:p>
          </table:table-cell>
          <table:table-cell table:formula="of:=[.G7]-[.G20]" office:value-type="float" office:value="-1" calcext:value-type="float">
            <text:p>-1</text:p>
          </table:table-cell>
          <table:table-cell table:style-name="ce139" table:formula="of:=[.H7]-[.H20]" office:value-type="float" office:value="0" calcext:value-type="float">
            <text:p>0</text:p>
          </table:table-cell>
          <table:table-cell table:style-name="ce139" table:formula="of:=[.I7]-[.I20]" office:value-type="float" office:value="-1" calcext:value-type="float">
            <text:p>-1</text:p>
          </table:table-cell>
          <table:table-cell table:style-name="ce139" table:formula="of:=[.J7]-[.J20]" office:value-type="float" office:value="-1" calcext:value-type="float">
            <text:p>-1</text:p>
          </table:table-cell>
          <table:table-cell table:style-name="ce161" table:formula="of:=[.K7]-[.K20]" office:value-type="float" office:value="3" calcext:value-type="float">
            <text:p>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-[.B21]" office:value-type="float" office:value="0" calcext:value-type="float">
            <text:p>0</text:p>
          </table:table-cell>
          <table:table-cell table:style-name="ce137" table:formula="of:=[.C8]-[.C21]" office:value-type="float" office:value="5" calcext:value-type="float">
            <text:p>5</text:p>
          </table:table-cell>
          <table:table-cell table:style-name="ce139" table:formula="of:=[.D8]-[.D21]" office:value-type="float" office:value="-1" calcext:value-type="float">
            <text:p>-1</text:p>
          </table:table-cell>
          <table:table-cell table:style-name="ce139" table:formula="of:=[.E8]-[.E21]" office:value-type="float" office:value="-2" calcext:value-type="float">
            <text:p>-2</text:p>
          </table:table-cell>
          <table:table-cell table:style-name="ce139" table:formula="of:=[.F8]-[.F21]" office:value-type="float" office:value="-2" calcext:value-type="float">
            <text:p>-2</text:p>
          </table:table-cell>
          <table:table-cell table:formula="of:=[.G8]-[.G21]" office:value-type="float" office:value="-1" calcext:value-type="float">
            <text:p>-1</text:p>
          </table:table-cell>
          <table:table-cell table:style-name="ce139" table:formula="of:=[.H8]-[.H21]" office:value-type="float" office:value="-3" calcext:value-type="float">
            <text:p>-3</text:p>
          </table:table-cell>
          <table:table-cell table:style-name="ce139" table:formula="of:=[.I8]-[.I21]" office:value-type="float" office:value="1" calcext:value-type="float">
            <text:p>1</text:p>
          </table:table-cell>
          <table:table-cell table:style-name="ce139" table:formula="of:=[.J8]-[.J21]" office:value-type="float" office:value="1" calcext:value-type="float">
            <text:p>1</text:p>
          </table:table-cell>
          <table:table-cell table:style-name="ce161" table:formula="of:=[.K8]-[.K21]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37" table:formula="of:=[.B9]-[.B22]" office:value-type="float" office:value="2" calcext:value-type="float">
            <text:p>2</text:p>
          </table:table-cell>
          <table:table-cell table:style-name="ce139" table:formula="of:=[.C9]-[.C22]" office:value-type="float" office:value="-1" calcext:value-type="float">
            <text:p>-1</text:p>
          </table:table-cell>
          <table:table-cell table:style-name="ce139" table:formula="of:=[.D9]-[.D22]" office:value-type="float" office:value="-1" calcext:value-type="float">
            <text:p>-1</text:p>
          </table:table-cell>
          <table:table-cell table:style-name="ce139" table:formula="of:=[.E9]-[.E22]" office:value-type="float" office:value="-2" calcext:value-type="float">
            <text:p>-2</text:p>
          </table:table-cell>
          <table:table-cell table:style-name="ce139" table:formula="of:=[.F9]-[.F22]" office:value-type="float" office:value="2" calcext:value-type="float">
            <text:p>2</text:p>
          </table:table-cell>
          <table:table-cell table:style-name="ce137" table:formula="of:=[.G9]-[.G22]" office:value-type="float" office:value="2" calcext:value-type="float">
            <text:p>2</text:p>
          </table:table-cell>
          <table:table-cell table:style-name="ce139" table:formula="of:=[.H9]-[.H22]" office:value-type="float" office:value="-1" calcext:value-type="float">
            <text:p>-1</text:p>
          </table:table-cell>
          <table:table-cell table:style-name="ce139" table:formula="of:=[.I9]-[.I22]" office:value-type="float" office:value="-2" calcext:value-type="float">
            <text:p>-2</text:p>
          </table:table-cell>
          <table:table-cell table:style-name="ce139" table:formula="of:=[.J9]-[.J22]" office:value-type="float" office:value="1" calcext:value-type="float">
            <text:p>1</text:p>
          </table:table-cell>
          <table:table-cell table:style-name="ce160" table:formula="of:=[.K9]-[.K22]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-[.B23]" office:value-type="float" office:value="0" calcext:value-type="float">
            <text:p>0</text:p>
          </table:table-cell>
          <table:table-cell table:style-name="ce139" table:formula="of:=[.C10]-[.C23]" office:value-type="float" office:value="0" calcext:value-type="float">
            <text:p>0</text:p>
          </table:table-cell>
          <table:table-cell table:style-name="ce139" table:formula="of:=[.D10]-[.D23]" office:value-type="float" office:value="-1" calcext:value-type="float">
            <text:p>-1</text:p>
          </table:table-cell>
          <table:table-cell table:style-name="ce139" table:formula="of:=[.E10]-[.E23]" office:value-type="float" office:value="0" calcext:value-type="float">
            <text:p>0</text:p>
          </table:table-cell>
          <table:table-cell table:style-name="ce137" table:formula="of:=[.F10]-[.F23]" office:value-type="float" office:value="1" calcext:value-type="float">
            <text:p>1</text:p>
          </table:table-cell>
          <table:table-cell table:formula="of:=[.G10]-[.G23]" office:value-type="float" office:value="-1" calcext:value-type="float">
            <text:p>-1</text:p>
          </table:table-cell>
          <table:table-cell table:style-name="ce137" table:formula="of:=[.H10]-[.H23]" office:value-type="float" office:value="1" calcext:value-type="float">
            <text:p>1</text:p>
          </table:table-cell>
          <table:table-cell table:style-name="ce139" table:formula="of:=[.I10]-[.I23]" office:value-type="float" office:value="-1" calcext:value-type="float">
            <text:p>-1</text:p>
          </table:table-cell>
          <table:table-cell table:style-name="ce139" table:formula="of:=[.J10]-[.J23]" office:value-type="float" office:value="0" calcext:value-type="float">
            <text:p>0</text:p>
          </table:table-cell>
          <table:table-cell table:style-name="ce161" table:formula="of:=[.K10]-[.K23]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-[.B24]" office:value-type="float" office:value="0" calcext:value-type="float">
            <text:p>0</text:p>
          </table:table-cell>
          <table:table-cell table:style-name="ce137" table:formula="of:=[.C11]-[.C24]" office:value-type="float" office:value="2" calcext:value-type="float">
            <text:p>2</text:p>
          </table:table-cell>
          <table:table-cell table:style-name="ce139" table:formula="of:=[.D11]-[.D24]" office:value-type="float" office:value="-1" calcext:value-type="float">
            <text:p>-1</text:p>
          </table:table-cell>
          <table:table-cell table:style-name="ce139" table:formula="of:=[.E11]-[.E24]" office:value-type="float" office:value="-1" calcext:value-type="float">
            <text:p>-1</text:p>
          </table:table-cell>
          <table:table-cell table:style-name="ce139" table:formula="of:=[.F11]-[.F24]" office:value-type="float" office:value="0" calcext:value-type="float">
            <text:p>0</text:p>
          </table:table-cell>
          <table:table-cell table:style-name="ce137" table:formula="of:=[.G11]-[.G24]" office:value-type="float" office:value="3" calcext:value-type="float">
            <text:p>3</text:p>
          </table:table-cell>
          <table:table-cell table:style-name="ce139" table:formula="of:=[.H11]-[.H24]" office:value-type="float" office:value="-2" calcext:value-type="float">
            <text:p>-2</text:p>
          </table:table-cell>
          <table:table-cell table:style-name="ce139" table:formula="of:=[.I11]-[.I24]" office:value-type="float" office:value="-1" calcext:value-type="float">
            <text:p>-1</text:p>
          </table:table-cell>
          <table:table-cell table:style-name="ce139" table:formula="of:=[.J11]-[.J24]" office:value-type="float" office:value="-1" calcext:value-type="float">
            <text:p>-1</text:p>
          </table:table-cell>
          <table:table-cell table:style-name="ce160" table:formula="of:=[.K11]-[.K24]" office:value-type="float" office:value="1" calcext:value-type="float">
            <text:p>1</text:p>
          </table:table-cell>
        </table:table-row>
        <table:table-row table:style-name="ro2">
          <table:table-cell table:style-name="ce99" office:value-type="float" office:value="11" calcext:value-type="float">
            <text:p>11</text:p>
          </table:table-cell>
          <table:table-cell table:style-name="ce141" table:formula="of:=[.B12]-[.B25]" office:value-type="float" office:value="1" calcext:value-type="float">
            <text:p>1</text:p>
          </table:table-cell>
          <table:table-cell table:style-name="ce141" table:formula="of:=[.C12]-[.C25]" office:value-type="float" office:value="-4" calcext:value-type="float">
            <text:p>-4</text:p>
          </table:table-cell>
          <table:table-cell table:style-name="ce141" table:formula="of:=[.D12]-[.D25]" office:value-type="float" office:value="0" calcext:value-type="float">
            <text:p>0</text:p>
          </table:table-cell>
          <table:table-cell table:style-name="ce141" table:formula="of:=[.E12]-[.E25]" office:value-type="float" office:value="0" calcext:value-type="float">
            <text:p>0</text:p>
          </table:table-cell>
          <table:table-cell table:style-name="ce155" table:formula="of:=[.F12]-[.F25]" office:value-type="float" office:value="3" calcext:value-type="float">
            <text:p>3</text:p>
          </table:table-cell>
          <table:table-cell table:style-name="ce155" table:formula="of:=[.G12]-[.G25]" office:value-type="float" office:value="2" calcext:value-type="float">
            <text:p>2</text:p>
          </table:table-cell>
          <table:table-cell table:style-name="ce141" table:formula="of:=[.H12]-[.H25]" office:value-type="float" office:value="-1" calcext:value-type="float">
            <text:p>-1</text:p>
          </table:table-cell>
          <table:table-cell table:style-name="ce141" table:formula="of:=[.I12]-[.I25]" office:value-type="float" office:value="-1" calcext:value-type="float">
            <text:p>-1</text:p>
          </table:table-cell>
          <table:table-cell table:style-name="ce141" table:formula="of:=[.J12]-[.J25]" office:value-type="float" office:value="-1" calcext:value-type="float">
            <text:p>-1</text:p>
          </table:table-cell>
          <table:table-cell table:style-name="ce162" table:formula="of:=[.K12]-[.K25]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Default" table:formula="of:=SUM([.B31:.B38])" office:value-type="float" office:value="2" calcext:value-type="float">
            <text:p>2</text:p>
          </table:table-cell>
          <table:table-cell table:formula="of:=SUM([.C31:.C38])" office:value-type="float" office:value="6" calcext:value-type="float">
            <text:p>6</text:p>
          </table:table-cell>
          <table:table-cell table:formula="of:=SUM([.D31:.D38])" office:value-type="float" office:value="-10" calcext:value-type="float">
            <text:p>-10</text:p>
          </table:table-cell>
          <table:table-cell table:formula="of:=SUM([.E31:.E38])" office:value-type="float" office:value="-5" calcext:value-type="float">
            <text:p>-5</text:p>
          </table:table-cell>
          <table:table-cell table:style-name="Default" table:formula="of:=SUM([.F31:.F38])" office:value-type="float" office:value="7" calcext:value-type="float">
            <text:p>7</text:p>
          </table:table-cell>
          <table:table-cell table:style-name="Default" table:formula="of:=SUM([.G31:.G38])" office:value-type="float" office:value="5" calcext:value-type="float">
            <text:p>5</text:p>
          </table:table-cell>
          <table:table-cell table:formula="of:=SUM([.H31:.H38])" office:value-type="float" office:value="-8" calcext:value-type="float">
            <text:p>-8</text:p>
          </table:table-cell>
          <table:table-cell table:formula="of:=SUM([.I31:.I38])" office:value-type="float" office:value="-5" calcext:value-type="float">
            <text:p>-5</text:p>
          </table:table-cell>
          <table:table-cell table:formula="of:=SUM([.J31:.J38])" office:value-type="float" office:value="-1" calcext:value-type="float">
            <text:p>-1</text:p>
          </table:table-cell>
          <table:table-cell table:style-name="Default" table:formula="of:=SUM([.K31:.K38])" office:value-type="float" office:value="9" calcext:value-type="float">
            <text:p>9</text:p>
          </table:table-cell>
        </table:table-row>
      </table:table>
      <table:table table:name="Foglio14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6" table:target-range-address="'Tabella pivot_1_1'.N19:'Tabella pivot_1_1'.N19" table:contains-header="false" table:orientation="column"/>
        <table:database-range table:name="__Anonymous_Sheet_DB__13" table:target-range-address="Foglio14.A1:Foglio14.C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Tabella pivot_1_1'.A1:'Tabella pivot_1_1'.K11" table:buttons="'Tabella pivot_1_1'.A2 'Tabella pivot_1_1'.B1" table:show-filter-button="false">
          <table:source-cell-range table:cell-range-address="'1'.A1:'1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la pivot_2_1'.A1:'Tabella pivot_2_1'.K11" table:buttons="'Tabella pivot_2_1'.A2 'Tabella pivot_2_1'.B1" table:show-filter-button="false" table:drill-down-on-double-click="false">
          <table:source-cell-range table:cell-range-address="'2'.A1:'2'.K81"/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la pivot_3_1'.A1:'Tabella pivot_3_1'.K11" table:buttons="'Tabella pivot_3_1'.A2 'Tabella pivot_3_1'.B1" table:show-filter-button="false" table:drill-down-on-double-click="false">
          <table:source-cell-range table:cell-range-address="'3'.A1:'3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la pivot_4_1'.A1:'Tabella pivot_4_1'.K11" table:buttons="'Tabella pivot_4_1'.A2 'Tabella pivot_4_1'.B1" table:show-filter-button="false" table:drill-down-on-double-click="false">
          <table:source-cell-range table:cell-range-address="'4'.A1:'4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Tabella pivot_5_1'.A1:'Tabella pivot_5_1'.K11" table:buttons="'Tabella pivot_5_1'.A2 'Tabella pivot_5_1'.B1" table:show-filter-button="false" table:drill-down-on-double-click="false">
          <table:source-cell-range table:cell-range-address="'5'.A1:'5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ella pivot_6_1'.A1:'Tabella pivot_6_1'.K11" table:buttons="'Tabella pivot_6_1'.A2 'Tabella pivot_6_1'.B1" table:show-filter-button="false" table:drill-down-on-double-click="false">
          <table:source-cell-range table:cell-range-address="'6'.A1:'6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average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Tabella pivot_1_1'.A15:'Tabella pivot_1_1'.K24" table:buttons="'Tabella pivot_1_1'.A16 'Tabella pivot_1_1'.B15" table:grand-total="column" table:show-filter-button="false" table:drill-down-on-double-click="false">
          <table:source-cell-range table:cell-range-address="'1'.A1:'1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'Tabella pivot_2_1'.A15:'Tabella pivot_2_1'.K24" table:buttons="'Tabella pivot_2_1'.A16 'Tabella pivot_2_1'.B15" table:grand-total="column" table:show-filter-button="false" table:drill-down-on-double-click="false">
          <table:source-cell-range table:cell-range-address="'2'.A1:'2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9" table:application-data="" table:target-range-address="'Tabella pivot_3_1'.A15:'Tabella pivot_3_1'.K24" table:buttons="'Tabella pivot_3_1'.A16 'Tabella pivot_3_1'.B15" table:grand-total="column" table:show-filter-button="false" table:drill-down-on-double-click="false">
          <table:source-cell-range table:cell-range-address="'3'.A1:'3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'Tabella pivot_4_1'.A15:'Tabella pivot_4_1'.K24" table:buttons="'Tabella pivot_4_1'.A16 'Tabella pivot_4_1'.B15" table:grand-total="column" table:show-filter-button="false" table:drill-down-on-double-click="false">
          <table:source-cell-range table:cell-range-address="'4'.A1:'4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1" table:application-data="" table:target-range-address="'Tabella pivot_5_1'.A15:'Tabella pivot_5_1'.K24" table:buttons="'Tabella pivot_5_1'.A16 'Tabella pivot_5_1'.B15" table:grand-total="column" table:show-filter-button="false" table:drill-down-on-double-click="false">
          <table:source-cell-range table:cell-range-address="'5'.A1:'5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2" table:application-data="" table:target-range-address="'Tabella pivot_6_1'.A15:'Tabella pivot_6_1'.K24" table:buttons="'Tabella pivot_6_1'.A16 'Tabella pivot_6_1'.B15" table:grand-total="column" table:ignore-empty-rows="true" table:show-filter-button="false" table:drill-down-on-double-click="false">
          <table:source-cell-range table:cell-range-address="'6'.A1:'6'.K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eam Size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B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OR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C1 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V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C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 T B1" table:orientation="data" table:used-hierarchy="0" table:function="stdevp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9:54:11.93261874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5T18:25:07.004596504</meta:creation-date>
    <dc:date>2020-04-13T19:56:28.363444512</dc:date>
    <meta:editing-duration>PT8H42M45S</meta:editing-duration>
    <meta:editing-cycles>76</meta:editing-cycles>
    <meta:generator>LibreOffice/6.3.5.2$Linux_X86_64 LibreOffice_project/30$Build-2</meta:generator>
    <meta:document-statistic meta:table-count="14" meta:cell-count="7033" meta:object-count="0"/>
  </office:meta>
</office:document-meta>
</file>